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9.0197in" svg:height="8.3031in" svg:x="0.3134in" svg:y="85.9815in">
            <draw:object draw:notify-on-update-of-ranges="data.A1:data.A493 data.E1:data.E493 data.A1:data.A493 data.C1:data.C493 data.A1:data.A493 data.F1:data.F493 data.A1:data.A493 data.B1:data.B4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00100291400121932" calcext:value-type="float">
            <text:p>0.00100291400121932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805540999994" calcext:value-type="float">
            <text:p>0.206805540999994</text:p>
          </table:table-cell>
          <table:table-cell office:value-type="float" office:value="37500" calcext:value-type="float">
            <text:p>37500</text:p>
          </table:table-cell>
          <table:table-cell office:value-type="float" office:value="251.5" calcext:value-type="float">
            <text:p>251.5</text:p>
          </table:table-cell>
          <table:table-cell office:value-type="float" office:value="0.113319180998587" calcext:value-type="float">
            <text:p>0.113319180998587</text:p>
          </table:table-cell>
          <table:table-cell office:value-type="float" office:value="30000" calcext:value-type="float">
            <text:p>30000</text:p>
          </table:table-cell>
          <table:table-cell office:value-type="float" office:value="19001.5" calcext:value-type="float">
            <text:p>19001.5</text:p>
          </table:table-cell>
        </table:table-row>
        <table:table-row table:style-name="ro1">
          <table:table-cell office:value-type="float" office:value="0.417349135001132" calcext:value-type="float">
            <text:p>0.417349135001132</text:p>
          </table:table-cell>
          <table:table-cell office:value-type="float" office:value="37500" calcext:value-type="float">
            <text:p>37500</text:p>
          </table:table-cell>
          <table:table-cell office:value-type="float" office:value="30861.5" calcext:value-type="float">
            <text:p>30861.5</text:p>
          </table:table-cell>
          <table:table-cell office:value-type="float" office:value="0.120701772999382" calcext:value-type="float">
            <text:p>0.120701772999382</text:p>
          </table:table-cell>
          <table:table-cell office:value-type="float" office:value="30000" calcext:value-type="float">
            <text:p>30000</text:p>
          </table:table-cell>
          <table:table-cell office:value-type="float" office:value="30914" calcext:value-type="float">
            <text:p>30914</text:p>
          </table:table-cell>
        </table:table-row>
        <table:table-row table:style-name="ro1">
          <table:table-cell office:value-type="float" office:value="0.617983433001427" calcext:value-type="float">
            <text:p>0.617983433001427</text:p>
          </table:table-cell>
          <table:table-cell office:value-type="float" office:value="22500" calcext:value-type="float">
            <text:p>225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102994836001017" calcext:value-type="float">
            <text:p>0.102994836001017</text:p>
          </table:table-cell>
          <table:table-cell office:value-type="float" office:value="30000" calcext:value-type="float">
            <text:p>300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float" office:value="0.818427838001298" calcext:value-type="float">
            <text:p>0.818427838001298</text:p>
          </table:table-cell>
          <table:table-cell office:value-type="float" office:value="22500" calcext:value-type="float">
            <text:p>22500</text:p>
          </table:table-cell>
          <table:table-cell office:value-type="float" office:value="18900" calcext:value-type="float">
            <text:p>18900</text:p>
          </table:table-cell>
          <table:table-cell office:value-type="float" office:value="0.104012260999298" calcext:value-type="float">
            <text:p>0.104012260999298</text:p>
          </table:table-cell>
          <table:table-cell office:value-type="float" office:value="30000" calcext:value-type="float">
            <text:p>30000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1.02175280600022" calcext:value-type="float">
            <text:p>1.02175280600022</text:p>
          </table:table-cell>
          <table:table-cell office:value-type="float" office:value="23375" calcext:value-type="float">
            <text:p>23375</text:p>
          </table:table-cell>
          <table:table-cell office:value-type="float" office:value="21550" calcext:value-type="float">
            <text:p>21550</text:p>
          </table:table-cell>
          <table:table-cell office:value-type="float" office:value="0.104547303999425" calcext:value-type="float">
            <text:p>0.104547303999425</text:p>
          </table:table-cell>
          <table:table-cell office:value-type="float" office:value="31000" calcext:value-type="float">
            <text:p>31000</text:p>
          </table:table-cell>
          <table:table-cell office:value-type="float" office:value="21987.5" calcext:value-type="float">
            <text:p>21987.5</text:p>
          </table:table-cell>
        </table:table-row>
        <table:table-row table:style-name="ro1">
          <table:table-cell office:value-type="float" office:value="1.22285910800019" calcext:value-type="float">
            <text:p>1.22285910800019</text:p>
          </table:table-cell>
          <table:table-cell office:value-type="float" office:value="39875" calcext:value-type="float">
            <text:p>39875</text:p>
          </table:table-cell>
          <table:table-cell office:value-type="float" office:value="28312.5" calcext:value-type="float">
            <text:p>28312.5</text:p>
          </table:table-cell>
          <table:table-cell office:value-type="float" office:value="0.104201246998855" calcext:value-type="float">
            <text:p>0.104201246998855</text:p>
          </table:table-cell>
          <table:table-cell office:value-type="float" office:value="32000" calcext:value-type="float">
            <text:p>32000</text:p>
          </table:table-cell>
          <table:table-cell office:value-type="float" office:value="36562.5" calcext:value-type="float">
            <text:p>36562.5</text:p>
          </table:table-cell>
        </table:table-row>
        <table:table-row table:style-name="ro1">
          <table:table-cell office:value-type="float" office:value="1.4236115520016" calcext:value-type="float">
            <text:p>1.4236115520016</text:p>
          </table:table-cell>
          <table:table-cell office:value-type="float" office:value="41125" calcext:value-type="float">
            <text:p>41125</text:p>
          </table:table-cell>
          <table:table-cell office:value-type="float" office:value="39137.5" calcext:value-type="float">
            <text:p>39137.5</text:p>
          </table:table-cell>
          <table:table-cell office:value-type="float" office:value="0.108113733000209" calcext:value-type="float">
            <text:p>0.108113733000209</text:p>
          </table:table-cell>
          <table:table-cell office:value-type="float" office:value="33000" calcext:value-type="float">
            <text:p>33000</text:p>
          </table:table-cell>
          <table:table-cell office:value-type="float" office:value="39762.5" calcext:value-type="float">
            <text:p>39762.5</text:p>
          </table:table-cell>
        </table:table-row>
        <table:table-row table:style-name="ro1">
          <table:table-cell office:value-type="float" office:value="1.62445565800044" calcext:value-type="float">
            <text:p>1.62445565800044</text:p>
          </table:table-cell>
          <table:table-cell office:value-type="float" office:value="25625" calcext:value-type="float">
            <text:p>25625</text:p>
          </table:table-cell>
          <table:table-cell office:value-type="float" office:value="41437.5" calcext:value-type="float">
            <text:p>41437.5</text:p>
          </table:table-cell>
          <table:table-cell office:value-type="float" office:value="0.103577130999838" calcext:value-type="float">
            <text:p>0.103577130999838</text:p>
          </table:table-cell>
          <table:table-cell office:value-type="float" office:value="34000" calcext:value-type="float">
            <text:p>34000</text:p>
          </table:table-cell>
          <table:table-cell office:value-type="float" office:value="31912.5" calcext:value-type="float">
            <text:p>31912.5</text:p>
          </table:table-cell>
        </table:table-row>
        <table:table-row table:style-name="ro1">
          <table:table-cell office:value-type="float" office:value="1.82557295100014" calcext:value-type="float">
            <text:p>1.82557295100014</text:p>
          </table:table-cell>
          <table:table-cell office:value-type="float" office:value="26375" calcext:value-type="float">
            <text:p>26375</text:p>
          </table:table-cell>
          <table:table-cell office:value-type="float" office:value="22837.5" calcext:value-type="float">
            <text:p>22837.5</text:p>
          </table:table-cell>
          <table:table-cell office:value-type="float" office:value="0.102837474001717" calcext:value-type="float">
            <text:p>0.102837474001717</text:p>
          </table:table-cell>
          <table:table-cell office:value-type="float" office:value="35000" calcext:value-type="float">
            <text:p>35000</text:p>
          </table:table-cell>
          <table:table-cell office:value-type="float" office:value="24987.5" calcext:value-type="float">
            <text:p>24987.5</text:p>
          </table:table-cell>
        </table:table-row>
        <table:table-row table:style-name="ro1">
          <table:table-cell office:value-type="float" office:value="2.02700572300091" calcext:value-type="float">
            <text:p>2.02700572300091</text:p>
          </table:table-cell>
          <table:table-cell office:value-type="float" office:value="27125" calcext:value-type="float">
            <text:p>27125</text:p>
          </table:table-cell>
          <table:table-cell office:value-type="float" office:value="24762.5" calcext:value-type="float">
            <text:p>24762.5</text:p>
          </table:table-cell>
          <table:table-cell office:value-type="float" office:value="0.103124240000398" calcext:value-type="float">
            <text:p>0.103124240000398</text:p>
          </table:table-cell>
          <table:table-cell office:value-type="float" office:value="36000" calcext:value-type="float">
            <text:p>36000</text:p>
          </table:table-cell>
          <table:table-cell office:value-type="float" office:value="24537.5" calcext:value-type="float">
            <text:p>24537.5</text:p>
          </table:table-cell>
        </table:table-row>
        <table:table-row table:style-name="ro1">
          <table:table-cell office:value-type="float" office:value="2.22940678000123" calcext:value-type="float">
            <text:p>2.22940678000123</text:p>
          </table:table-cell>
          <table:table-cell office:value-type="float" office:value="46125" calcext:value-type="float">
            <text:p>46125</text:p>
          </table:table-cell>
          <table:table-cell office:value-type="float" office:value="32712.5" calcext:value-type="float">
            <text:p>32712.5</text:p>
          </table:table-cell>
          <table:table-cell office:value-type="float" office:value="0.104401393000444" calcext:value-type="float">
            <text:p>0.104401393000444</text:p>
          </table:table-cell>
          <table:table-cell office:value-type="float" office:value="37000" calcext:value-type="float">
            <text:p>37000</text:p>
          </table:table-cell>
          <table:table-cell office:value-type="float" office:value="42812.5" calcext:value-type="float">
            <text:p>42812.5</text:p>
          </table:table-cell>
        </table:table-row>
        <table:table-row table:style-name="ro1">
          <table:table-cell office:value-type="float" office:value="2.4311931709999" calcext:value-type="float">
            <text:p>2.4311931709999</text:p>
          </table:table-cell>
          <table:table-cell office:value-type="float" office:value="47375" calcext:value-type="float">
            <text:p>47375</text:p>
          </table:table-cell>
          <table:table-cell office:value-type="float" office:value="44062.5" calcext:value-type="float">
            <text:p>44062.5</text:p>
          </table:table-cell>
          <table:table-cell office:value-type="float" office:value="0.10465068799931" calcext:value-type="float">
            <text:p>0.10465068799931</text:p>
          </table:table-cell>
          <table:table-cell office:value-type="float" office:value="38000" calcext:value-type="float">
            <text:p>38000</text:p>
          </table:table-cell>
          <table:table-cell office:value-type="float" office:value="44687.5" calcext:value-type="float">
            <text:p>44687.5</text:p>
          </table:table-cell>
        </table:table-row>
        <table:table-row table:style-name="ro1">
          <table:table-cell office:value-type="float" office:value="2.6318307240017" calcext:value-type="float">
            <text:p>2.6318307240017</text:p>
          </table:table-cell>
          <table:table-cell office:value-type="float" office:value="29375" calcext:value-type="float">
            <text:p>29375</text:p>
          </table:table-cell>
          <table:table-cell office:value-type="float" office:value="47687.5" calcext:value-type="float">
            <text:p>47687.5</text:p>
          </table:table-cell>
          <table:table-cell office:value-type="float" office:value="0.104268449000301" calcext:value-type="float">
            <text:p>0.104268449000301</text:p>
          </table:table-cell>
          <table:table-cell office:value-type="float" office:value="39000" calcext:value-type="float">
            <text:p>39000</text:p>
          </table:table-cell>
          <table:table-cell office:value-type="float" office:value="38687.5" calcext:value-type="float">
            <text:p>38687.5</text:p>
          </table:table-cell>
        </table:table-row>
        <table:table-row table:style-name="ro1">
          <table:table-cell office:value-type="float" office:value="2.83242669600077" calcext:value-type="float">
            <text:p>2.83242669600077</text:p>
          </table:table-cell>
          <table:table-cell office:value-type="float" office:value="30125" calcext:value-type="float">
            <text:p>30125</text:p>
          </table:table-cell>
          <table:table-cell office:value-type="float" office:value="28962.5" calcext:value-type="float">
            <text:p>28962.5</text:p>
          </table:table-cell>
          <table:table-cell office:value-type="float" office:value="0.104965148000701" calcext:value-type="float">
            <text:p>0.104965148000701</text:p>
          </table:table-cell>
          <table:table-cell office:value-type="float" office:value="40000" calcext:value-type="float">
            <text:p>40000</text:p>
          </table:table-cell>
          <table:table-cell office:value-type="float" office:value="29337.5" calcext:value-type="float">
            <text:p>29337.5</text:p>
          </table:table-cell>
        </table:table-row>
        <table:table-row table:style-name="ro1">
          <table:table-cell office:value-type="float" office:value="3.0330858920006" calcext:value-type="float">
            <text:p>3.0330858920006</text:p>
          </table:table-cell>
          <table:table-cell office:value-type="float" office:value="30875" calcext:value-type="float">
            <text:p>30875</text:p>
          </table:table-cell>
          <table:table-cell office:value-type="float" office:value="27312.5" calcext:value-type="float">
            <text:p>27312.5</text:p>
          </table:table-cell>
          <table:table-cell office:value-type="float" office:value="0.104848713999672" calcext:value-type="float">
            <text:p>0.104848713999672</text:p>
          </table:table-cell>
          <table:table-cell office:value-type="float" office:value="41000" calcext:value-type="float">
            <text:p>41000</text:p>
          </table:table-cell>
          <table:table-cell office:value-type="float" office:value="27687.5" calcext:value-type="float">
            <text:p>27687.5</text:p>
          </table:table-cell>
        </table:table-row>
        <table:table-row table:style-name="ro1">
          <table:table-cell office:value-type="float" office:value="3.23372356600157" calcext:value-type="float">
            <text:p>3.23372356600157</text:p>
          </table:table-cell>
          <table:table-cell office:value-type="float" office:value="52375" calcext:value-type="float">
            <text:p>52375</text:p>
          </table:table-cell>
          <table:table-cell office:value-type="float" office:value="39914.4830068563" calcext:value-type="float">
            <text:p>39914.4830068563</text:p>
          </table:table-cell>
          <table:table-cell office:value-type="float" office:value="0.104341791999104" calcext:value-type="float">
            <text:p>0.104341791999104</text:p>
          </table:table-cell>
          <table:table-cell office:value-type="float" office:value="42000" calcext:value-type="float">
            <text:p>42000</text:p>
          </table:table-cell>
          <table:table-cell office:value-type="float" office:value="50969.5114620409" calcext:value-type="float">
            <text:p>50969.5114620409</text:p>
          </table:table-cell>
        </table:table-row>
        <table:table-row table:style-name="ro1">
          <table:table-cell office:value-type="float" office:value="3.43474810100088" calcext:value-type="float">
            <text:p>3.43474810100088</text:p>
          </table:table-cell>
          <table:table-cell office:value-type="float" office:value="53625" calcext:value-type="float">
            <text:p>53625</text:p>
          </table:table-cell>
          <table:table-cell office:value-type="float" office:value="53244.102164389" calcext:value-type="float">
            <text:p>53244.102164389</text:p>
          </table:table-cell>
          <table:table-cell office:value-type="float" office:value="0.104711500998746" calcext:value-type="float">
            <text:p>0.104711500998746</text:p>
          </table:table-cell>
          <table:table-cell office:value-type="float" office:value="43000" calcext:value-type="float">
            <text:p>43000</text:p>
          </table:table-cell>
          <table:table-cell office:value-type="float" office:value="53886.8363768997" calcext:value-type="float">
            <text:p>53886.8363768997</text:p>
          </table:table-cell>
        </table:table-row>
        <table:table-row table:style-name="ro1">
          <table:table-cell office:value-type="float" office:value="3.63543314700109" calcext:value-type="float">
            <text:p>3.63543314700109</text:p>
          </table:table-cell>
          <table:table-cell office:value-type="float" office:value="33125" calcext:value-type="float">
            <text:p>33125</text:p>
          </table:table-cell>
          <table:table-cell office:value-type="float" office:value="49516.2437318268" calcext:value-type="float">
            <text:p>49516.2437318268</text:p>
          </table:table-cell>
          <table:table-cell office:value-type="float" office:value="0.110898675000499" calcext:value-type="float">
            <text:p>0.110898675000499</text:p>
          </table:table-cell>
          <table:table-cell office:value-type="float" office:value="44000" calcext:value-type="float">
            <text:p>44000</text:p>
          </table:table-cell>
          <table:table-cell office:value-type="float" office:value="38975.4026466508" calcext:value-type="float">
            <text:p>38975.4026466508</text:p>
          </table:table-cell>
        </table:table-row>
        <table:table-row table:style-name="ro1">
          <table:table-cell office:value-type="float" office:value="3.83594169900061" calcext:value-type="float">
            <text:p>3.83594169900061</text:p>
          </table:table-cell>
          <table:table-cell office:value-type="float" office:value="33875" calcext:value-type="float">
            <text:p>33875</text:p>
          </table:table-cell>
          <table:table-cell office:value-type="float" office:value="31789.6341507808" calcext:value-type="float">
            <text:p>31789.6341507808</text:p>
          </table:table-cell>
          <table:table-cell office:value-type="float" office:value="0.102573779000522" calcext:value-type="float">
            <text:p>0.102573779000522</text:p>
          </table:table-cell>
          <table:table-cell office:value-type="float" office:value="45000" calcext:value-type="float">
            <text:p>45000</text:p>
          </table:table-cell>
          <table:table-cell office:value-type="float" office:value="32175.2746782872" calcext:value-type="float">
            <text:p>32175.2746782872</text:p>
          </table:table-cell>
        </table:table-row>
        <table:table-row table:style-name="ro1">
          <table:table-cell office:value-type="float" office:value="4.03669184899991" calcext:value-type="float">
            <text:p>4.03669184899991</text:p>
          </table:table-cell>
          <table:table-cell office:value-type="float" office:value="34625" calcext:value-type="float">
            <text:p>34625</text:p>
          </table:table-cell>
          <table:table-cell office:value-type="float" office:value="33458.0379942563" calcext:value-type="float">
            <text:p>33458.0379942563</text:p>
          </table:table-cell>
          <table:table-cell office:value-type="float" office:value="0.103465422000227" calcext:value-type="float">
            <text:p>0.103465422000227</text:p>
          </table:table-cell>
          <table:table-cell office:value-type="float" office:value="46000" calcext:value-type="float">
            <text:p>46000</text:p>
          </table:table-cell>
          <table:table-cell office:value-type="float" office:value="33842.6896655083" calcext:value-type="float">
            <text:p>33842.6896655083</text:p>
          </table:table-cell>
        </table:table-row>
        <table:table-row table:style-name="ro1">
          <table:table-cell office:value-type="float" office:value="4.23778321600003" calcext:value-type="float">
            <text:p>4.23778321600003</text:p>
          </table:table-cell>
          <table:table-cell office:value-type="float" office:value="58625" calcext:value-type="float">
            <text:p>58625</text:p>
          </table:table-cell>
          <table:table-cell office:value-type="float" office:value="47504.4813996169" calcext:value-type="float">
            <text:p>47504.4813996169</text:p>
          </table:table-cell>
          <table:table-cell office:value-type="float" office:value="0.104234170001291" calcext:value-type="float">
            <text:p>0.104234170001291</text:p>
          </table:table-cell>
          <table:table-cell office:value-type="float" office:value="47000" calcext:value-type="float">
            <text:p>47000</text:p>
          </table:table-cell>
          <table:table-cell office:value-type="float" office:value="59813.3348796796" calcext:value-type="float">
            <text:p>59813.3348796796</text:p>
          </table:table-cell>
        </table:table-row>
        <table:table-row table:style-name="ro1">
          <table:table-cell office:value-type="float" office:value="4.43934599600107" calcext:value-type="float">
            <text:p>4.43934599600107</text:p>
          </table:table-cell>
          <table:table-cell office:value-type="float" office:value="59875" calcext:value-type="float">
            <text:p>59875</text:p>
          </table:table-cell>
          <table:table-cell office:value-type="float" office:value="59390.2180413024" calcext:value-type="float">
            <text:p>59390.2180413024</text:p>
          </table:table-cell>
          <table:table-cell office:value-type="float" office:value="0.105002068999966" calcext:value-type="float">
            <text:p>0.105002068999966</text:p>
          </table:table-cell>
          <table:table-cell office:value-type="float" office:value="48000" calcext:value-type="float">
            <text:p>48000</text:p>
          </table:table-cell>
          <table:table-cell office:value-type="float" office:value="59415.8614860526" calcext:value-type="float">
            <text:p>59415.8614860526</text:p>
          </table:table-cell>
        </table:table-row>
        <table:table-row table:style-name="ro1">
          <table:table-cell office:value-type="float" office:value="4.64033459200073" calcext:value-type="float">
            <text:p>4.64033459200073</text:p>
          </table:table-cell>
          <table:table-cell office:value-type="float" office:value="36875" calcext:value-type="float">
            <text:p>36875</text:p>
          </table:table-cell>
          <table:table-cell office:value-type="float" office:value="58043.9371919206" calcext:value-type="float">
            <text:p>58043.9371919206</text:p>
          </table:table-cell>
          <table:table-cell office:value-type="float" office:value="0.104618649000258" calcext:value-type="float">
            <text:p>0.104618649000258</text:p>
          </table:table-cell>
          <table:table-cell office:value-type="float" office:value="49000" calcext:value-type="float">
            <text:p>49000</text:p>
          </table:table-cell>
          <table:table-cell office:value-type="float" office:value="46863.3952808636" calcext:value-type="float">
            <text:p>46863.3952808636</text:p>
          </table:table-cell>
        </table:table-row>
        <table:table-row table:style-name="ro1">
          <table:table-cell office:value-type="float" office:value="4.84093465800106" calcext:value-type="float">
            <text:p>4.84093465800106</text:p>
          </table:table-cell>
          <table:table-cell office:value-type="float" office:value="37625" calcext:value-type="float">
            <text:p>37625</text:p>
          </table:table-cell>
          <table:table-cell office:value-type="float" office:value="34323.7507980498" calcext:value-type="float">
            <text:p>34323.7507980498</text:p>
          </table:table-cell>
          <table:table-cell office:value-type="float" office:value="0.105193413999586" calcext:value-type="float">
            <text:p>0.105193413999586</text:p>
          </table:table-cell>
          <table:table-cell office:value-type="float" office:value="50000" calcext:value-type="float">
            <text:p>50000</text:p>
          </table:table-cell>
          <table:table-cell office:value-type="float" office:value="34708.4024693017" calcext:value-type="float">
            <text:p>34708.4024693017</text:p>
          </table:table-cell>
        </table:table-row>
        <table:table-row table:style-name="ro1">
          <table:table-cell office:value-type="float" office:value="5.0416139480003" calcext:value-type="float">
            <text:p>5.0416139480003</text:p>
          </table:table-cell>
          <table:table-cell office:value-type="float" office:value="38375" calcext:value-type="float">
            <text:p>38375</text:p>
          </table:table-cell>
          <table:table-cell office:value-type="float" office:value="35708.4968145568" calcext:value-type="float">
            <text:p>35708.4968145568</text:p>
          </table:table-cell>
          <table:table-cell office:value-type="float" office:value="0.103494823000801" calcext:value-type="float">
            <text:p>0.103494823000801</text:p>
          </table:table-cell>
          <table:table-cell office:value-type="float" office:value="51000" calcext:value-type="float">
            <text:p>51000</text:p>
          </table:table-cell>
          <table:table-cell office:value-type="float" office:value="30143.8693037785" calcext:value-type="float">
            <text:p>30143.8693037785</text:p>
          </table:table-cell>
        </table:table-row>
        <table:table-row table:style-name="ro1">
          <table:table-cell office:value-type="float" office:value="5.24333050300083" calcext:value-type="float">
            <text:p>5.24333050300083</text:p>
          </table:table-cell>
          <table:table-cell office:value-type="float" office:value="64875" calcext:value-type="float">
            <text:p>64875</text:p>
          </table:table-cell>
          <table:table-cell office:value-type="float" office:value="30759.3119777816" calcext:value-type="float">
            <text:p>30759.3119777816</text:p>
          </table:table-cell>
          <table:table-cell office:value-type="float" office:value="0.118049843000335" calcext:value-type="float">
            <text:p>0.118049843000335</text:p>
          </table:table-cell>
          <table:table-cell office:value-type="float" office:value="52000" calcext:value-type="float">
            <text:p>52000</text:p>
          </table:table-cell>
          <table:table-cell office:value-type="float" office:value="50299.6168773811" calcext:value-type="float">
            <text:p>50299.6168773811</text:p>
          </table:table-cell>
        </table:table-row>
        <table:table-row table:style-name="ro1">
          <table:table-cell office:value-type="float" office:value="5.44669001900002" calcext:value-type="float">
            <text:p>5.44669001900002</text:p>
          </table:table-cell>
          <table:table-cell office:value-type="float" office:value="66125" calcext:value-type="float">
            <text:p>66125</text:p>
          </table:table-cell>
          <table:table-cell office:value-type="float" office:value="58249.0847499216" calcext:value-type="float">
            <text:p>58249.0847499216</text:p>
          </table:table-cell>
          <table:table-cell office:value-type="float" office:value="0.105263436998939" calcext:value-type="float">
            <text:p>0.105263436998939</text:p>
          </table:table-cell>
          <table:table-cell office:value-type="float" office:value="53000" calcext:value-type="float">
            <text:p>53000</text:p>
          </table:table-cell>
          <table:table-cell office:value-type="float" office:value="58890.1708686749" calcext:value-type="float">
            <text:p>58890.1708686749</text:p>
          </table:table-cell>
        </table:table-row>
        <table:table-row table:style-name="ro1">
          <table:table-cell office:value-type="float" office:value="5.64755571400019" calcext:value-type="float">
            <text:p>5.64755571400019</text:p>
          </table:table-cell>
          <table:table-cell office:value-type="float" office:value="40625" calcext:value-type="float">
            <text:p>40625</text:p>
          </table:table-cell>
          <table:table-cell office:value-type="float" office:value="63454.7040341981" calcext:value-type="float">
            <text:p>63454.7040341981</text:p>
          </table:table-cell>
          <table:table-cell office:value-type="float" office:value="0.103976365000563" calcext:value-type="float">
            <text:p>0.103976365000563</text:p>
          </table:table-cell>
          <table:table-cell office:value-type="float" office:value="54000" calcext:value-type="float">
            <text:p>54000</text:p>
          </table:table-cell>
          <table:table-cell office:value-type="float" office:value="50376.5472116315" calcext:value-type="float">
            <text:p>50376.5472116315</text:p>
          </table:table-cell>
        </table:table-row>
        <table:table-row table:style-name="ro1">
          <table:table-cell office:value-type="float" office:value="5.85166848900008" calcext:value-type="float">
            <text:p>5.85166848900008</text:p>
          </table:table-cell>
          <table:table-cell office:value-type="float" office:value="41375" calcext:value-type="float">
            <text:p>41375</text:p>
          </table:table-cell>
          <table:table-cell office:value-type="float" office:value="41862.9235545882" calcext:value-type="float">
            <text:p>41862.9235545882</text:p>
          </table:table-cell>
          <table:table-cell office:value-type="float" office:value="0.109476151999843" calcext:value-type="float">
            <text:p>0.109476151999843</text:p>
          </table:table-cell>
          <table:table-cell office:value-type="float" office:value="55000" calcext:value-type="float">
            <text:p>55000</text:p>
          </table:table-cell>
          <table:table-cell office:value-type="float" office:value="41247.4808805851" calcext:value-type="float">
            <text:p>41247.4808805851</text:p>
          </table:table-cell>
        </table:table-row>
        <table:table-row table:style-name="ro1">
          <table:table-cell office:value-type="float" office:value="6.05192851100037" calcext:value-type="float">
            <text:p>6.05192851100037</text:p>
          </table:table-cell>
          <table:table-cell office:value-type="float" office:value="69875" calcext:value-type="float">
            <text:p>69875</text:p>
          </table:table-cell>
          <table:table-cell office:value-type="float" office:value="38554.9191818213" calcext:value-type="float">
            <text:p>38554.9191818213</text:p>
          </table:table-cell>
          <table:table-cell office:value-type="float" office:value="0.103717778998544" calcext:value-type="float">
            <text:p>0.103717778998544</text:p>
          </table:table-cell>
          <table:table-cell office:value-type="float" office:value="56000" calcext:value-type="float">
            <text:p>56000</text:p>
          </table:table-cell>
          <table:table-cell office:value-type="float" office:value="51671.5411715131" calcext:value-type="float">
            <text:p>51671.5411715131</text:p>
          </table:table-cell>
        </table:table-row>
        <table:table-row table:style-name="ro1">
          <table:table-cell office:value-type="float" office:value="6.25394347500151" calcext:value-type="float">
            <text:p>6.25394347500151</text:p>
          </table:table-cell>
          <table:table-cell office:value-type="float" office:value="71125" calcext:value-type="float">
            <text:p>71125</text:p>
          </table:table-cell>
          <table:table-cell office:value-type="float" office:value="56569.4391187881" calcext:value-type="float">
            <text:p>56569.4391187881</text:p>
          </table:table-cell>
          <table:table-cell office:value-type="float" office:value="0.107049211999765" calcext:value-type="float">
            <text:p>0.107049211999765</text:p>
          </table:table-cell>
          <table:table-cell office:value-type="float" office:value="57000" calcext:value-type="float">
            <text:p>57000</text:p>
          </table:table-cell>
          <table:table-cell office:value-type="float" office:value="59710.7611006791" calcext:value-type="float">
            <text:p>59710.7611006791</text:p>
          </table:table-cell>
        </table:table-row>
        <table:table-row table:style-name="ro1">
          <table:table-cell office:value-type="float" office:value="6.45465361800052" calcext:value-type="float">
            <text:p>6.45465361800052</text:p>
          </table:table-cell>
          <table:table-cell office:value-type="float" office:value="72375" calcext:value-type="float">
            <text:p>72375</text:p>
          </table:table-cell>
          <table:table-cell office:value-type="float" office:value="68352.6019814731" calcext:value-type="float">
            <text:p>68352.6019814731</text:p>
          </table:table-cell>
          <table:table-cell office:value-type="float" office:value="0.104297144000157" calcext:value-type="float">
            <text:p>0.104297144000157</text:p>
          </table:table-cell>
          <table:table-cell office:value-type="float" office:value="58000" calcext:value-type="float">
            <text:p>58000</text:p>
          </table:table-cell>
          <table:table-cell office:value-type="float" office:value="68993.6881002263" calcext:value-type="float">
            <text:p>68993.6881002263</text:p>
          </table:table-cell>
        </table:table-row>
        <table:table-row table:style-name="ro1">
          <table:table-cell office:value-type="float" office:value="6.65495502000158" calcext:value-type="float">
            <text:p>6.65495502000158</text:p>
          </table:table-cell>
          <table:table-cell office:value-type="float" office:value="44375" calcext:value-type="float">
            <text:p>44375</text:p>
          </table:table-cell>
          <table:table-cell office:value-type="float" office:value="63108.5175300714" calcext:value-type="float">
            <text:p>63108.5175300714</text:p>
          </table:table-cell>
          <table:table-cell office:value-type="float" office:value="0.105130435000319" calcext:value-type="float">
            <text:p>0.105130435000319</text:p>
          </table:table-cell>
          <table:table-cell office:value-type="float" office:value="59000" calcext:value-type="float">
            <text:p>59000</text:p>
          </table:table-cell>
          <table:table-cell office:value-type="float" office:value="48555.8626343723" calcext:value-type="float">
            <text:p>48555.8626343723</text:p>
          </table:table-cell>
        </table:table-row>
        <table:table-row table:style-name="ro1">
          <table:table-cell office:value-type="float" office:value="6.85550888000034" calcext:value-type="float">
            <text:p>6.85550888000034</text:p>
          </table:table-cell>
          <table:table-cell office:value-type="float" office:value="45125" calcext:value-type="float">
            <text:p>45125</text:p>
          </table:table-cell>
          <table:table-cell office:value-type="float" office:value="45517.1144314818" calcext:value-type="float">
            <text:p>45517.1144314818</text:p>
          </table:table-cell>
          <table:table-cell office:value-type="float" office:value="0.104786087000321" calcext:value-type="float">
            <text:p>0.104786087000321</text:p>
          </table:table-cell>
          <table:table-cell office:value-type="float" office:value="60000" calcext:value-type="float">
            <text:p>60000</text:p>
          </table:table-cell>
          <table:table-cell office:value-type="float" office:value="46094.0919383597" calcext:value-type="float">
            <text:p>46094.0919383597</text:p>
          </table:table-cell>
        </table:table-row>
        <table:table-row table:style-name="ro1">
          <table:table-cell office:value-type="float" office:value="7.05644974999996" calcext:value-type="float">
            <text:p>7.05644974999996</text:p>
          </table:table-cell>
          <table:table-cell office:value-type="float" office:value="76125" calcext:value-type="float">
            <text:p>76125</text:p>
          </table:table-cell>
          <table:table-cell office:value-type="float" office:value="46761.0600743931" calcext:value-type="float">
            <text:p>46761.0600743931</text:p>
          </table:table-cell>
          <table:table-cell office:value-type="float" office:value="0.107089013999939" calcext:value-type="float">
            <text:p>0.107089013999939</text:p>
          </table:table-cell>
          <table:table-cell office:value-type="float" office:value="61000" calcext:value-type="float">
            <text:p>61000</text:p>
          </table:table-cell>
          <table:table-cell office:value-type="float" office:value="56789.6226886633" calcext:value-type="float">
            <text:p>56789.6226886633</text:p>
          </table:table-cell>
        </table:table-row>
        <table:table-row table:style-name="ro1">
          <table:table-cell office:value-type="float" office:value="7.25764743600121" calcext:value-type="float">
            <text:p>7.25764743600121</text:p>
          </table:table-cell>
          <table:table-cell office:value-type="float" office:value="77375" calcext:value-type="float">
            <text:p>77375</text:p>
          </table:table-cell>
          <table:table-cell office:value-type="float" office:value="68743.4813777245" calcext:value-type="float">
            <text:p>68743.4813777245</text:p>
          </table:table-cell>
          <table:table-cell office:value-type="float" office:value="0.104284913999436" calcext:value-type="float">
            <text:p>0.104284913999436</text:p>
          </table:table-cell>
          <table:table-cell office:value-type="float" office:value="62000" calcext:value-type="float">
            <text:p>62000</text:p>
          </table:table-cell>
          <table:table-cell office:value-type="float" office:value="75404.2516752427" calcext:value-type="float">
            <text:p>75404.2516752427</text:p>
          </table:table-cell>
        </table:table-row>
        <table:table-row table:style-name="ro1">
          <table:table-cell office:value-type="float" office:value="7.45944993800003" calcext:value-type="float">
            <text:p>7.45944993800003</text:p>
          </table:table-cell>
          <table:table-cell office:value-type="float" office:value="78625" calcext:value-type="float">
            <text:p>78625</text:p>
          </table:table-cell>
          <table:table-cell office:value-type="float" office:value="76055.7580527139" calcext:value-type="float">
            <text:p>76055.7580527139</text:p>
          </table:table-cell>
          <table:table-cell office:value-type="float" office:value="0.104791037998439" calcext:value-type="float">
            <text:p>0.104791037998439</text:p>
          </table:table-cell>
          <table:table-cell office:value-type="float" office:value="63000" calcext:value-type="float">
            <text:p>63000</text:p>
          </table:table-cell>
          <table:table-cell office:value-type="float" office:value="76702.6006964688" calcext:value-type="float">
            <text:p>76702.6006964688</text:p>
          </table:table-cell>
        </table:table-row>
        <table:table-row table:style-name="ro1">
          <table:table-cell office:value-type="float" office:value="7.65994528700139" calcext:value-type="float">
            <text:p>7.65994528700139</text:p>
          </table:table-cell>
          <table:table-cell office:value-type="float" office:value="48125" calcext:value-type="float">
            <text:p>48125</text:p>
          </table:table-cell>
          <table:table-cell office:value-type="float" office:value="67038.771598769" calcext:value-type="float">
            <text:p>67038.771598769</text:p>
          </table:table-cell>
          <table:table-cell office:value-type="float" office:value="0.104165011998703" calcext:value-type="float">
            <text:p>0.104165011998703</text:p>
          </table:table-cell>
          <table:table-cell office:value-type="float" office:value="64000" calcext:value-type="float">
            <text:p>64000</text:p>
          </table:table-cell>
          <table:table-cell office:value-type="float" office:value="51255.8110911468" calcext:value-type="float">
            <text:p>51255.8110911468</text:p>
          </table:table-cell>
        </table:table-row>
        <table:table-row table:style-name="ro1">
          <table:table-cell office:value-type="float" office:value="7.86111128300036" calcext:value-type="float">
            <text:p>7.86111128300036</text:p>
          </table:table-cell>
          <table:table-cell office:value-type="float" office:value="48875" calcext:value-type="float">
            <text:p>48875</text:p>
          </table:table-cell>
          <table:table-cell office:value-type="float" office:value="50000.9363622621" calcext:value-type="float">
            <text:p>50000.9363622621</text:p>
          </table:table-cell>
          <table:table-cell office:value-type="float" office:value="0.106386747000215" calcext:value-type="float">
            <text:p>0.106386747000215</text:p>
          </table:table-cell>
          <table:table-cell office:value-type="float" office:value="65000" calcext:value-type="float">
            <text:p>65000</text:p>
          </table:table-cell>
          <table:table-cell office:value-type="float" office:value="50389.0419485151" calcext:value-type="float">
            <text:p>50389.0419485151</text:p>
          </table:table-cell>
        </table:table-row>
        <table:table-row table:style-name="ro1">
          <table:table-cell office:value-type="float" office:value="8.06196517300123" calcext:value-type="float">
            <text:p>8.06196517300123</text:p>
          </table:table-cell>
          <table:table-cell office:value-type="float" office:value="82375" calcext:value-type="float">
            <text:p>82375</text:p>
          </table:table-cell>
          <table:table-cell office:value-type="float" office:value="48526.1351345007" calcext:value-type="float">
            <text:p>48526.1351345007</text:p>
          </table:table-cell>
          <table:table-cell office:value-type="float" office:value="0.103836643998875" calcext:value-type="float">
            <text:p>0.103836643998875</text:p>
          </table:table-cell>
          <table:table-cell office:value-type="float" office:value="66000" calcext:value-type="float">
            <text:p>66000</text:p>
          </table:table-cell>
          <table:table-cell office:value-type="float" office:value="57025.6474734415" calcext:value-type="float">
            <text:p>57025.6474734415</text:p>
          </table:table-cell>
        </table:table-row>
        <table:table-row table:style-name="ro1">
          <table:table-cell office:value-type="float" office:value="8.26702629700048" calcext:value-type="float">
            <text:p>8.26702629700048</text:p>
          </table:table-cell>
          <table:table-cell office:value-type="float" office:value="83625" calcext:value-type="float">
            <text:p>83625</text:p>
          </table:table-cell>
          <table:table-cell office:value-type="float" office:value="61938.3754639639" calcext:value-type="float">
            <text:p>61938.3754639639</text:p>
          </table:table-cell>
          <table:table-cell office:value-type="float" office:value="0.107673000000432" calcext:value-type="float">
            <text:p>0.107673000000432</text:p>
          </table:table-cell>
          <table:table-cell office:value-type="float" office:value="67000" calcext:value-type="float">
            <text:p>67000</text:p>
          </table:table-cell>
          <table:table-cell office:value-type="float" office:value="71422.4820963982" calcext:value-type="float">
            <text:p>71422.4820963982</text:p>
          </table:table-cell>
        </table:table-row>
        <table:table-row table:style-name="ro1">
          <table:table-cell office:value-type="float" office:value="8.46790948800117" calcext:value-type="float">
            <text:p>8.46790948800117</text:p>
          </table:table-cell>
          <table:table-cell office:value-type="float" office:value="84875" calcext:value-type="float">
            <text:p>84875</text:p>
          </table:table-cell>
          <table:table-cell office:value-type="float" office:value="82974.2231988348" calcext:value-type="float">
            <text:p>82974.2231988348</text:p>
          </table:table-cell>
          <table:table-cell office:value-type="float" office:value="0.104001558000164" calcext:value-type="float">
            <text:p>0.104001558000164</text:p>
          </table:table-cell>
          <table:table-cell office:value-type="float" office:value="68000" calcext:value-type="float">
            <text:p>68000</text:p>
          </table:table-cell>
          <table:table-cell office:value-type="float" office:value="83622.4593175757" calcext:value-type="float">
            <text:p>83622.4593175757</text:p>
          </table:table-cell>
        </table:table-row>
        <table:table-row table:style-name="ro1">
          <table:table-cell office:value-type="float" office:value="8.66862904500158" calcext:value-type="float">
            <text:p>8.66862904500158</text:p>
          </table:table-cell>
          <table:table-cell office:value-type="float" office:value="51875" calcext:value-type="float">
            <text:p>51875</text:p>
          </table:table-cell>
          <table:table-cell office:value-type="float" office:value="86189.4743477897" calcext:value-type="float">
            <text:p>86189.4743477897</text:p>
          </table:table-cell>
          <table:table-cell office:value-type="float" office:value="0.103094805999717" calcext:value-type="float">
            <text:p>0.103094805999717</text:p>
          </table:table-cell>
          <table:table-cell office:value-type="float" office:value="69000" calcext:value-type="float">
            <text:p>69000</text:p>
          </table:table-cell>
          <table:table-cell office:value-type="float" office:value="68751.9227536595" calcext:value-type="float">
            <text:p>68751.9227536595</text:p>
          </table:table-cell>
        </table:table-row>
        <table:table-row table:style-name="ro1">
          <table:table-cell office:value-type="float" office:value="8.86907285500092" calcext:value-type="float">
            <text:p>8.86907285500092</text:p>
          </table:table-cell>
          <table:table-cell office:value-type="float" office:value="52625" calcext:value-type="float">
            <text:p>52625</text:p>
          </table:table-cell>
          <table:table-cell office:value-type="float" office:value="50343.5979959522" calcext:value-type="float">
            <text:p>50343.5979959522</text:p>
          </table:table-cell>
          <table:table-cell office:value-type="float" office:value="0.102551773999949" calcext:value-type="float">
            <text:p>0.102551773999949</text:p>
          </table:table-cell>
          <table:table-cell office:value-type="float" office:value="70000" calcext:value-type="float">
            <text:p>70000</text:p>
          </table:table-cell>
          <table:table-cell office:value-type="float" office:value="50435.7527418233" calcext:value-type="float">
            <text:p>50435.7527418233</text:p>
          </table:table-cell>
        </table:table-row>
        <table:table-row table:style-name="ro1">
          <table:table-cell office:value-type="float" office:value="9.0707288370013" calcext:value-type="float">
            <text:p>9.0707288370013</text:p>
          </table:table-cell>
          <table:table-cell office:value-type="float" office:value="88625" calcext:value-type="float">
            <text:p>88625</text:p>
          </table:table-cell>
          <table:table-cell office:value-type="float" office:value="49954.0903679483" calcext:value-type="float">
            <text:p>49954.0903679483</text:p>
          </table:table-cell>
          <table:table-cell office:value-type="float" office:value="0.103289791999487" calcext:value-type="float">
            <text:p>0.103289791999487</text:p>
          </table:table-cell>
          <table:table-cell office:value-type="float" office:value="71000" calcext:value-type="float">
            <text:p>71000</text:p>
          </table:table-cell>
          <table:table-cell office:value-type="float" office:value="54456.8076441947" calcext:value-type="float">
            <text:p>54456.8076441947</text:p>
          </table:table-cell>
        </table:table-row>
        <table:table-row table:style-name="ro1">
          <table:table-cell office:value-type="float" office:value="9.27267595600097" calcext:value-type="float">
            <text:p>9.27267595600097</text:p>
          </table:table-cell>
          <table:table-cell office:value-type="float" office:value="89875" calcext:value-type="float">
            <text:p>89875</text:p>
          </table:table-cell>
          <table:table-cell office:value-type="float" office:value="69863.396037465" calcext:value-type="float">
            <text:p>69863.396037465</text:p>
          </table:table-cell>
          <table:table-cell office:value-type="float" office:value="0.103644151000481" calcext:value-type="float">
            <text:p>0.103644151000481</text:p>
          </table:table-cell>
          <table:table-cell office:value-type="float" office:value="72000" calcext:value-type="float">
            <text:p>72000</text:p>
          </table:table-cell>
          <table:table-cell office:value-type="float" office:value="85079.5155047074" calcext:value-type="float">
            <text:p>85079.5155047074</text:p>
          </table:table-cell>
        </table:table-row>
        <table:table-row table:style-name="ro1">
          <table:table-cell office:value-type="float" office:value="9.47412825300125" calcext:value-type="float">
            <text:p>9.47412825300125</text:p>
          </table:table-cell>
          <table:table-cell office:value-type="float" office:value="91125" calcext:value-type="float">
            <text:p>91125</text:p>
          </table:table-cell>
          <table:table-cell office:value-type="float" office:value="87861.232374456" calcext:value-type="float">
            <text:p>87861.232374456</text:p>
          </table:table-cell>
          <table:table-cell office:value-type="float" office:value="0.104463311001382" calcext:value-type="float">
            <text:p>0.104463311001382</text:p>
          </table:table-cell>
          <table:table-cell office:value-type="float" office:value="73000" calcext:value-type="float">
            <text:p>73000</text:p>
          </table:table-cell>
          <table:table-cell office:value-type="float" office:value="88502.1809619557" calcext:value-type="float">
            <text:p>88502.1809619557</text:p>
          </table:table-cell>
        </table:table-row>
        <table:table-row table:style-name="ro1">
          <table:table-cell office:value-type="float" office:value="9.67456531400057" calcext:value-type="float">
            <text:p>9.67456531400057</text:p>
          </table:table-cell>
          <table:table-cell office:value-type="float" office:value="55625" calcext:value-type="float">
            <text:p>55625</text:p>
          </table:table-cell>
          <table:table-cell office:value-type="float" office:value="85105.1534482074" calcext:value-type="float">
            <text:p>85105.1534482074</text:p>
          </table:table-cell>
          <table:table-cell office:value-type="float" office:value="0.104409319001206" calcext:value-type="float">
            <text:p>0.104409319001206</text:p>
          </table:table-cell>
          <table:table-cell office:value-type="float" office:value="74000" calcext:value-type="float">
            <text:p>74000</text:p>
          </table:table-cell>
          <table:table-cell office:value-type="float" office:value="66902.2135632165" calcext:value-type="float">
            <text:p>66902.2135632165</text:p>
          </table:table-cell>
        </table:table-row>
        <table:table-row table:style-name="ro1">
          <table:table-cell office:value-type="float" office:value="9.88073601900032" calcext:value-type="float">
            <text:p>9.88073601900032</text:p>
          </table:table-cell>
          <table:table-cell office:value-type="float" office:value="56375" calcext:value-type="float">
            <text:p>56375</text:p>
          </table:table-cell>
          <table:table-cell office:value-type="float" office:value="57031.6053157214" calcext:value-type="float">
            <text:p>57031.6053157214</text:p>
          </table:table-cell>
          <table:table-cell office:value-type="float" office:value="0.104827551000199" calcext:value-type="float">
            <text:p>0.104827551000199</text:p>
          </table:table-cell>
          <table:table-cell office:value-type="float" office:value="75000" calcext:value-type="float">
            <text:p>75000</text:p>
          </table:table-cell>
          <table:table-cell office:value-type="float" office:value="57416.1744682212" calcext:value-type="float">
            <text:p>57416.1744682212</text:p>
          </table:table-cell>
        </table:table-row>
        <table:table-row table:style-name="ro1">
          <table:table-cell office:value-type="float" office:value="10.0826969100017" calcext:value-type="float">
            <text:p>10.0826969100017</text:p>
          </table:table-cell>
          <table:table-cell office:value-type="float" office:value="94875" calcext:value-type="float">
            <text:p>94875</text:p>
          </table:table-cell>
          <table:table-cell office:value-type="float" office:value="52891.0774404735" calcext:value-type="float">
            <text:p>52891.0774404735</text:p>
          </table:table-cell>
          <table:table-cell office:value-type="float" office:value="0.105547358998592" calcext:value-type="float">
            <text:p>0.105547358998592</text:p>
          </table:table-cell>
          <table:table-cell office:value-type="float" office:value="76000" calcext:value-type="float">
            <text:p>76000</text:p>
          </table:table-cell>
          <table:table-cell office:value-type="float" office:value="58339.1404342208" calcext:value-type="float">
            <text:p>58339.1404342208</text:p>
          </table:table-cell>
        </table:table-row>
        <table:table-row table:style-name="ro1">
          <table:table-cell office:value-type="float" office:value="10.2855206029999" calcext:value-type="float">
            <text:p>10.2855206029999</text:p>
          </table:table-cell>
          <table:table-cell office:value-type="float" office:value="96125" calcext:value-type="float">
            <text:p>96125</text:p>
          </table:table-cell>
          <table:table-cell office:value-type="float" office:value="76554.8992909617" calcext:value-type="float">
            <text:p>76554.8992909617</text:p>
          </table:table-cell>
          <table:table-cell office:value-type="float" office:value="0.103740594000556" calcext:value-type="float">
            <text:p>0.103740594000556</text:p>
          </table:table-cell>
          <table:table-cell office:value-type="float" office:value="77000" calcext:value-type="float">
            <text:p>77000</text:p>
          </table:table-cell>
          <table:table-cell office:value-type="float" office:value="91489.0013797042" calcext:value-type="float">
            <text:p>91489.0013797042</text:p>
          </table:table-cell>
        </table:table-row>
        <table:table-row table:style-name="ro1">
          <table:table-cell office:value-type="float" office:value="10.4870600940012" calcext:value-type="float">
            <text:p>10.4870600940012</text:p>
          </table:table-cell>
          <table:table-cell office:value-type="float" office:value="97375" calcext:value-type="float">
            <text:p>97375</text:p>
          </table:table-cell>
          <table:table-cell office:value-type="float" office:value="96091.0122379519" calcext:value-type="float">
            <text:p>96091.0122379519</text:p>
          </table:table-cell>
          <table:table-cell office:value-type="float" office:value="0.10449569299999" calcext:value-type="float">
            <text:p>0.10449569299999</text:p>
          </table:table-cell>
          <table:table-cell office:value-type="float" office:value="78000" calcext:value-type="float">
            <text:p>78000</text:p>
          </table:table-cell>
          <table:table-cell office:value-type="float" office:value="96731.9608254516" calcext:value-type="float">
            <text:p>96731.9608254516</text:p>
          </table:table-cell>
        </table:table-row>
        <table:table-row table:style-name="ro1">
          <table:table-cell office:value-type="float" office:value="10.6883773990012" calcext:value-type="float">
            <text:p>10.6883773990012</text:p>
          </table:table-cell>
          <table:table-cell office:value-type="float" office:value="59375" calcext:value-type="float">
            <text:p>59375</text:p>
          </table:table-cell>
          <table:table-cell office:value-type="float" office:value="97078.0730627014" calcext:value-type="float">
            <text:p>97078.0730627014</text:p>
          </table:table-cell>
          <table:table-cell office:value-type="float" office:value="0.103782595000666" calcext:value-type="float">
            <text:p>0.103782595000666</text:p>
          </table:table-cell>
          <table:table-cell office:value-type="float" office:value="79000" calcext:value-type="float">
            <text:p>79000</text:p>
          </table:table-cell>
          <table:table-cell office:value-type="float" office:value="76170.3301384619" calcext:value-type="float">
            <text:p>76170.3301384619</text:p>
          </table:table-cell>
        </table:table-row>
        <table:table-row table:style-name="ro1">
          <table:table-cell office:value-type="float" office:value="10.8888523250007" calcext:value-type="float">
            <text:p>10.8888523250007</text:p>
          </table:table-cell>
          <table:table-cell office:value-type="float" office:value="60125" calcext:value-type="float">
            <text:p>60125</text:p>
          </table:table-cell>
          <table:table-cell office:value-type="float" office:value="55775.3460842221" calcext:value-type="float">
            <text:p>55775.3460842221</text:p>
          </table:table-cell>
          <table:table-cell office:value-type="float" office:value="0.103761246000431" calcext:value-type="float">
            <text:p>0.103761246000431</text:p>
          </table:table-cell>
          <table:table-cell office:value-type="float" office:value="80000" calcext:value-type="float">
            <text:p>80000</text:p>
          </table:table-cell>
          <table:table-cell office:value-type="float" office:value="56159.9152367219" calcext:value-type="float">
            <text:p>56159.9152367219</text:p>
          </table:table-cell>
        </table:table-row>
        <table:table-row table:style-name="ro1">
          <table:table-cell office:value-type="float" office:value="11.0903285460008" calcext:value-type="float">
            <text:p>11.0903285460008</text:p>
          </table:table-cell>
          <table:table-cell office:value-type="float" office:value="101125" calcext:value-type="float">
            <text:p>101125</text:p>
          </table:table-cell>
          <table:table-cell office:value-type="float" office:value="55929.173745222" calcext:value-type="float">
            <text:p>55929.173745222</text:p>
          </table:table-cell>
          <table:table-cell office:value-type="float" office:value="0.104532494999148" calcext:value-type="float">
            <text:p>0.104532494999148</text:p>
          </table:table-cell>
          <table:table-cell office:value-type="float" office:value="81000" calcext:value-type="float">
            <text:p>81000</text:p>
          </table:table-cell>
          <table:table-cell office:value-type="float" office:value="59390.2961177203" calcext:value-type="float">
            <text:p>59390.2961177203</text:p>
          </table:table-cell>
        </table:table-row>
        <table:table-row table:style-name="ro1">
          <table:table-cell office:value-type="float" office:value="11.2938402770014" calcext:value-type="float">
            <text:p>11.2938402770014</text:p>
          </table:table-cell>
          <table:table-cell office:value-type="float" office:value="102375" calcext:value-type="float">
            <text:p>102375</text:p>
          </table:table-cell>
          <table:table-cell office:value-type="float" office:value="80733.8840814596" calcext:value-type="float">
            <text:p>80733.8840814596</text:p>
          </table:table-cell>
          <table:table-cell office:value-type="float" office:value="0.104973285000597" calcext:value-type="float">
            <text:p>0.104973285000597</text:p>
          </table:table-cell>
          <table:table-cell office:value-type="float" office:value="82000" calcext:value-type="float">
            <text:p>82000</text:p>
          </table:table-cell>
          <table:table-cell office:value-type="float" office:value="100359.7298307" calcext:value-type="float">
            <text:p>100359.7298307</text:p>
          </table:table-cell>
        </table:table-row>
        <table:table-row table:style-name="ro1">
          <table:table-cell office:value-type="float" office:value="11.4944895180015" calcext:value-type="float">
            <text:p>11.4944895180015</text:p>
          </table:table-cell>
          <table:table-cell office:value-type="float" office:value="103625" calcext:value-type="float">
            <text:p>103625</text:p>
          </table:table-cell>
          <table:table-cell office:value-type="float" office:value="100936.583559449" calcext:value-type="float">
            <text:p>100936.583559449</text:p>
          </table:table-cell>
          <table:table-cell office:value-type="float" office:value="0.102873923000516" calcext:value-type="float">
            <text:p>0.102873923000516</text:p>
          </table:table-cell>
          <table:table-cell office:value-type="float" office:value="83000" calcext:value-type="float">
            <text:p>83000</text:p>
          </table:table-cell>
          <table:table-cell office:value-type="float" office:value="101577.532146949" calcext:value-type="float">
            <text:p>101577.532146949</text:p>
          </table:table-cell>
        </table:table-row>
        <table:table-row table:style-name="ro1">
          <table:table-cell office:value-type="float" office:value="11.6952665420013" calcext:value-type="float">
            <text:p>11.6952665420013</text:p>
          </table:table-cell>
          <table:table-cell office:value-type="float" office:value="63125" calcext:value-type="float">
            <text:p>63125</text:p>
          </table:table-cell>
          <table:table-cell office:value-type="float" office:value="100090.53142395" calcext:value-type="float">
            <text:p>100090.53142395</text:p>
          </table:table-cell>
          <table:table-cell office:value-type="float" office:value="0.104769740999473" calcext:value-type="float">
            <text:p>0.104769740999473</text:p>
          </table:table-cell>
          <table:table-cell office:value-type="float" office:value="84000" calcext:value-type="float">
            <text:p>84000</text:p>
          </table:table-cell>
          <table:table-cell office:value-type="float" office:value="79323.7971889603" calcext:value-type="float">
            <text:p>79323.7971889603</text:p>
          </table:table-cell>
        </table:table-row>
        <table:table-row table:style-name="ro1">
          <table:table-cell office:value-type="float" office:value="11.8960902480012" calcext:value-type="float">
            <text:p>11.8960902480012</text:p>
          </table:table-cell>
          <table:table-cell office:value-type="float" office:value="63875" calcext:value-type="float">
            <text:p>63875</text:p>
          </table:table-cell>
          <table:table-cell office:value-type="float" office:value="59005.7269652204" calcext:value-type="float">
            <text:p>59005.7269652204</text:p>
          </table:table-cell>
          <table:table-cell office:value-type="float" office:value="0.107524420000118" calcext:value-type="float">
            <text:p>0.107524420000118</text:p>
          </table:table-cell>
          <table:table-cell office:value-type="float" office:value="85000" calcext:value-type="float">
            <text:p>85000</text:p>
          </table:table-cell>
          <table:table-cell office:value-type="float" office:value="59390.2961177203" calcext:value-type="float">
            <text:p>59390.2961177203</text:p>
          </table:table-cell>
        </table:table-row>
        <table:table-row table:style-name="ro1">
          <table:table-cell office:value-type="float" office:value="12.0964142730008" calcext:value-type="float">
            <text:p>12.0964142730008</text:p>
          </table:table-cell>
          <table:table-cell office:value-type="float" office:value="107375" calcext:value-type="float">
            <text:p>107375</text:p>
          </table:table-cell>
          <table:table-cell office:value-type="float" office:value="62828.0480037781" calcext:value-type="float">
            <text:p>62828.0480037781</text:p>
          </table:table-cell>
          <table:table-cell office:value-type="float" office:value="0.103898880000997" calcext:value-type="float">
            <text:p>0.103898880000997</text:p>
          </table:table-cell>
          <table:table-cell office:value-type="float" office:value="86000" calcext:value-type="float">
            <text:p>86000</text:p>
          </table:table-cell>
          <table:table-cell office:value-type="float" office:value="63024.8023974109" calcext:value-type="float">
            <text:p>63024.8023974109</text:p>
          </table:table-cell>
        </table:table-row>
        <table:table-row table:style-name="ro1">
          <table:table-cell office:value-type="float" office:value="12.297042405" calcext:value-type="float">
            <text:p>12.297042405</text:p>
          </table:table-cell>
          <table:table-cell office:value-type="float" office:value="108000" calcext:value-type="float">
            <text:p>108000</text:p>
          </table:table-cell>
          <table:table-cell office:value-type="float" office:value="81489.0062567836" calcext:value-type="float">
            <text:p>81489.0062567836</text:p>
          </table:table-cell>
          <table:table-cell office:value-type="float" office:value="0.106274439000117" calcext:value-type="float">
            <text:p>0.106274439000117</text:p>
          </table:table-cell>
          <table:table-cell office:value-type="float" office:value="86500" calcext:value-type="float">
            <text:p>86500</text:p>
          </table:table-cell>
          <table:table-cell office:value-type="float" office:value="103992.676913146" calcext:value-type="float">
            <text:p>103992.676913146</text:p>
          </table:table-cell>
        </table:table-row>
        <table:table-row table:style-name="ro1">
          <table:table-cell office:value-type="float" office:value="12.4990622010009" calcext:value-type="float">
            <text:p>12.4990622010009</text:p>
          </table:table-cell>
          <table:table-cell office:value-type="float" office:value="109250" calcext:value-type="float">
            <text:p>109250</text:p>
          </table:table-cell>
          <table:table-cell office:value-type="float" office:value="106487.369545909" calcext:value-type="float">
            <text:p>106487.369545909</text:p>
          </table:table-cell>
          <table:table-cell office:value-type="float" office:value="0.10455601600006" calcext:value-type="float">
            <text:p>0.10455601600006</text:p>
          </table:table-cell>
          <table:table-cell office:value-type="float" office:value="87500" calcext:value-type="float">
            <text:p>87500</text:p>
          </table:table-cell>
          <table:table-cell office:value-type="float" office:value="107130.331564662" calcext:value-type="float">
            <text:p>107130.331564662</text:p>
          </table:table-cell>
        </table:table-row>
        <table:table-row table:style-name="ro1">
          <table:table-cell office:value-type="float" office:value="12.6996151310013" calcext:value-type="float">
            <text:p>12.6996151310013</text:p>
          </table:table-cell>
          <table:table-cell office:value-type="float" office:value="66500" calcext:value-type="float">
            <text:p>66500</text:p>
          </table:table-cell>
          <table:table-cell office:value-type="float" office:value="85269.6229270525" calcext:value-type="float">
            <text:p>85269.6229270525</text:p>
          </table:table-cell>
          <table:table-cell office:value-type="float" office:value="0.103785167000751" calcext:value-type="float">
            <text:p>0.103785167000751</text:p>
          </table:table-cell>
          <table:table-cell office:value-type="float" office:value="88500" calcext:value-type="float">
            <text:p>88500</text:p>
          </table:table-cell>
          <table:table-cell office:value-type="float" office:value="63280.3218856923" calcext:value-type="float">
            <text:p>63280.3218856923</text:p>
          </table:table-cell>
        </table:table-row>
        <table:table-row table:style-name="ro1">
          <table:table-cell office:value-type="float" office:value="12.901758553" calcext:value-type="float">
            <text:p>12.901758553</text:p>
          </table:table-cell>
          <table:table-cell office:value-type="float" office:value="67250" calcext:value-type="float">
            <text:p>67250</text:p>
          </table:table-cell>
          <table:table-cell office:value-type="float" office:value="66135.0732489566" calcext:value-type="float">
            <text:p>66135.0732489566</text:p>
          </table:table-cell>
          <table:table-cell office:value-type="float" office:value="0.104156908000732" calcext:value-type="float">
            <text:p>0.104156908000732</text:p>
          </table:table-cell>
          <table:table-cell office:value-type="float" office:value="89500" calcext:value-type="float">
            <text:p>89500</text:p>
          </table:table-cell>
          <table:table-cell office:value-type="float" office:value="66520.8504602085" calcext:value-type="float">
            <text:p>66520.8504602085</text:p>
          </table:table-cell>
        </table:table-row>
        <table:table-row table:style-name="ro1">
          <table:table-cell office:value-type="float" office:value="13.10212116" calcext:value-type="float">
            <text:p>13.10212116</text:p>
          </table:table-cell>
          <table:table-cell office:value-type="float" office:value="113000" calcext:value-type="float">
            <text:p>113000</text:p>
          </table:table-cell>
          <table:table-cell office:value-type="float" office:value="67523.8712094635" calcext:value-type="float">
            <text:p>67523.8712094635</text:p>
          </table:table-cell>
          <table:table-cell office:value-type="float" office:value="0.103372228000808" calcext:value-type="float">
            <text:p>0.103372228000808</text:p>
          </table:table-cell>
          <table:table-cell office:value-type="float" office:value="90500" calcext:value-type="float">
            <text:p>90500</text:p>
          </table:table-cell>
          <table:table-cell office:value-type="float" office:value="91056.2810958315" calcext:value-type="float">
            <text:p>91056.2810958315</text:p>
          </table:table-cell>
        </table:table-row>
        <table:table-row table:style-name="ro1">
          <table:table-cell office:value-type="float" office:value="13.3044400360013" calcext:value-type="float">
            <text:p>13.3044400360013</text:p>
          </table:table-cell>
          <table:table-cell office:value-type="float" office:value="114250" calcext:value-type="float">
            <text:p>114250</text:p>
          </table:table-cell>
          <table:table-cell office:value-type="float" office:value="113187.033781318" calcext:value-type="float">
            <text:p>113187.033781318</text:p>
          </table:table-cell>
          <table:table-cell office:value-type="float" office:value="0.104518996000479" calcext:value-type="float">
            <text:p>0.104518996000479</text:p>
          </table:table-cell>
          <table:table-cell office:value-type="float" office:value="91500" calcext:value-type="float">
            <text:p>91500</text:p>
          </table:table-cell>
          <table:table-cell office:value-type="float" office:value="113829.995800071" calcext:value-type="float">
            <text:p>113829.995800071</text:p>
          </table:table-cell>
        </table:table-row>
        <table:table-row table:style-name="ro1">
          <table:table-cell office:value-type="float" office:value="13.5100702440013" calcext:value-type="float">
            <text:p>13.5100702440013</text:p>
          </table:table-cell>
          <table:table-cell office:value-type="float" office:value="115500" calcext:value-type="float">
            <text:p>115500</text:p>
          </table:table-cell>
          <table:table-cell office:value-type="float" office:value="104892.823739401" calcext:value-type="float">
            <text:p>104892.823739401</text:p>
          </table:table-cell>
          <table:table-cell office:value-type="float" office:value="0.120078963000196" calcext:value-type="float">
            <text:p>0.120078963000196</text:p>
          </table:table-cell>
          <table:table-cell office:value-type="float" office:value="92500" calcext:value-type="float">
            <text:p>92500</text:p>
          </table:table-cell>
          <table:table-cell office:value-type="float" office:value="105535.785758154" calcext:value-type="float">
            <text:p>105535.785758154</text:p>
          </table:table-cell>
        </table:table-row>
        <table:table-row table:style-name="ro1">
          <table:table-cell office:value-type="float" office:value="13.7112571820016" calcext:value-type="float">
            <text:p>13.7112571820016</text:p>
          </table:table-cell>
          <table:table-cell office:value-type="float" office:value="70250" calcext:value-type="float">
            <text:p>70250</text:p>
          </table:table-cell>
          <table:table-cell office:value-type="float" office:value="89796.0755390752" calcext:value-type="float">
            <text:p>89796.0755390752</text:p>
          </table:table-cell>
          <table:table-cell office:value-type="float" office:value="0.103977181999653" calcext:value-type="float">
            <text:p>0.103977181999653</text:p>
          </table:table-cell>
          <table:table-cell office:value-type="float" office:value="93500" calcext:value-type="float">
            <text:p>93500</text:p>
          </table:table-cell>
          <table:table-cell office:value-type="float" office:value="66520.8504602085" calcext:value-type="float">
            <text:p>66520.8504602085</text:p>
          </table:table-cell>
        </table:table-row>
        <table:table-row table:style-name="ro1">
          <table:table-cell office:value-type="float" office:value="13.9114680370003" calcext:value-type="float">
            <text:p>13.9114680370003</text:p>
          </table:table-cell>
          <table:table-cell office:value-type="float" office:value="71000" calcext:value-type="float">
            <text:p>71000</text:p>
          </table:table-cell>
          <table:table-cell office:value-type="float" office:value="70802.977505105" calcext:value-type="float">
            <text:p>70802.977505105</text:p>
          </table:table-cell>
          <table:table-cell office:value-type="float" office:value="0.103721208000934" calcext:value-type="float">
            <text:p>0.103721208000934</text:p>
          </table:table-cell>
          <table:table-cell office:value-type="float" office:value="94500" calcext:value-type="float">
            <text:p>94500</text:p>
          </table:table-cell>
          <table:table-cell office:value-type="float" office:value="70571.5111783538" calcext:value-type="float">
            <text:p>70571.5111783538</text:p>
          </table:table-cell>
        </table:table-row>
        <table:table-row table:style-name="ro1">
          <table:table-cell office:value-type="float" office:value="14.1125053330015" calcext:value-type="float">
            <text:p>14.1125053330015</text:p>
          </table:table-cell>
          <table:table-cell office:value-type="float" office:value="119250" calcext:value-type="float">
            <text:p>119250</text:p>
          </table:table-cell>
          <table:table-cell office:value-type="float" office:value="65826.451479955" calcext:value-type="float">
            <text:p>65826.451479955</text:p>
          </table:table-cell>
          <table:table-cell office:value-type="float" office:value="0.103972763001366" calcext:value-type="float">
            <text:p>0.103972763001366</text:p>
          </table:table-cell>
          <table:table-cell office:value-type="float" office:value="95500" calcext:value-type="float">
            <text:p>95500</text:p>
          </table:table-cell>
          <table:table-cell office:value-type="float" office:value="91262.0289418326" calcext:value-type="float">
            <text:p>91262.0289418326</text:p>
          </table:table-cell>
        </table:table-row>
        <table:table-row table:style-name="ro1">
          <table:table-cell office:value-type="float" office:value="14.3139828300009" calcext:value-type="float">
            <text:p>14.3139828300009</text:p>
          </table:table-cell>
          <table:table-cell office:value-type="float" office:value="120500" calcext:value-type="float">
            <text:p>120500</text:p>
          </table:table-cell>
          <table:table-cell office:value-type="float" office:value="119295.172959473" calcext:value-type="float">
            <text:p>119295.172959473</text:p>
          </table:table-cell>
          <table:table-cell office:value-type="float" office:value="0.103640974999507" calcext:value-type="float">
            <text:p>0.103640974999507</text:p>
          </table:table-cell>
          <table:table-cell office:value-type="float" office:value="96500" calcext:value-type="float">
            <text:p>96500</text:p>
          </table:table-cell>
          <table:table-cell office:value-type="float" office:value="119938.134978226" calcext:value-type="float">
            <text:p>119938.134978226</text:p>
          </table:table-cell>
        </table:table-row>
        <table:table-row table:style-name="ro1">
          <table:table-cell office:value-type="float" office:value="14.5154464970001" calcext:value-type="float">
            <text:p>14.5154464970001</text:p>
          </table:table-cell>
          <table:table-cell office:value-type="float" office:value="121750" calcext:value-type="float">
            <text:p>121750</text:p>
          </table:table-cell>
          <table:table-cell office:value-type="float" office:value="119963.853458976" calcext:value-type="float">
            <text:p>119963.853458976</text:p>
          </table:table-cell>
          <table:table-cell office:value-type="float" office:value="0.102915227998892" calcext:value-type="float">
            <text:p>0.102915227998892</text:p>
          </table:table-cell>
          <table:table-cell office:value-type="float" office:value="97500" calcext:value-type="float">
            <text:p>97500</text:p>
          </table:table-cell>
          <table:table-cell office:value-type="float" office:value="120606.81547773" calcext:value-type="float">
            <text:p>120606.81547773</text:p>
          </table:table-cell>
        </table:table-row>
        <table:table-row table:style-name="ro1">
          <table:table-cell office:value-type="float" office:value="14.7171938600004" calcext:value-type="float">
            <text:p>14.7171938600004</text:p>
          </table:table-cell>
          <table:table-cell office:value-type="float" office:value="74000" calcext:value-type="float">
            <text:p>74000</text:p>
          </table:table-cell>
          <table:table-cell office:value-type="float" office:value="96471.9853846509" calcext:value-type="float">
            <text:p>96471.9853846509</text:p>
          </table:table-cell>
          <table:table-cell office:value-type="float" office:value="0.103532992998225" calcext:value-type="float">
            <text:p>0.103532992998225</text:p>
          </table:table-cell>
          <table:table-cell office:value-type="float" office:value="98500" calcext:value-type="float">
            <text:p>98500</text:p>
          </table:table-cell>
          <table:table-cell office:value-type="float" office:value="70058.8216824046" calcext:value-type="float">
            <text:p>70058.8216824046</text:p>
          </table:table-cell>
        </table:table-row>
        <table:table-row table:style-name="ro1">
          <table:table-cell office:value-type="float" office:value="14.9184586440006" calcext:value-type="float">
            <text:p>14.9184586440006</text:p>
          </table:table-cell>
          <table:table-cell office:value-type="float" office:value="74750" calcext:value-type="float">
            <text:p>74750</text:p>
          </table:table-cell>
          <table:table-cell office:value-type="float" office:value="66573.2881117833" calcext:value-type="float">
            <text:p>66573.2881117833</text:p>
          </table:table-cell>
          <table:table-cell office:value-type="float" office:value="0.103685717998815" calcext:value-type="float">
            <text:p>0.103685717998815</text:p>
          </table:table-cell>
          <table:table-cell office:value-type="float" office:value="99500" calcext:value-type="float">
            <text:p>99500</text:p>
          </table:table-cell>
          <table:table-cell office:value-type="float" office:value="68811.6943207592" calcext:value-type="float">
            <text:p>68811.6943207592</text:p>
          </table:table-cell>
        </table:table-row>
        <table:table-row table:style-name="ro1">
          <table:table-cell office:value-type="float" office:value="15.1196422150006" calcext:value-type="float">
            <text:p>15.1196422150006</text:p>
          </table:table-cell>
          <table:table-cell office:value-type="float" office:value="125500" calcext:value-type="float">
            <text:p>125500</text:p>
          </table:table-cell>
          <table:table-cell office:value-type="float" office:value="73417.1507737096" calcext:value-type="float">
            <text:p>73417.1507737096</text:p>
          </table:table-cell>
          <table:table-cell office:value-type="float" office:value="0.104386164999596" calcext:value-type="float">
            <text:p>0.104386164999596</text:p>
          </table:table-cell>
          <table:table-cell office:value-type="float" office:value="100500" calcext:value-type="float">
            <text:p>100500</text:p>
          </table:table-cell>
          <table:table-cell office:value-type="float" office:value="99531.8898784285" calcext:value-type="float">
            <text:p>99531.8898784285</text:p>
          </table:table-cell>
        </table:table-row>
        <table:table-row table:style-name="ro1">
          <table:table-cell office:value-type="float" office:value="15.3209163290012" calcext:value-type="float">
            <text:p>15.3209163290012</text:p>
          </table:table-cell>
          <table:table-cell office:value-type="float" office:value="126750" calcext:value-type="float">
            <text:p>126750</text:p>
          </table:table-cell>
          <table:table-cell office:value-type="float" office:value="116152.69920025" calcext:value-type="float">
            <text:p>116152.69920025</text:p>
          </table:table-cell>
          <table:table-cell office:value-type="float" office:value="0.104086958001062" calcext:value-type="float">
            <text:p>0.104086958001062</text:p>
          </table:table-cell>
          <table:table-cell office:value-type="float" office:value="101500" calcext:value-type="float">
            <text:p>101500</text:p>
          </table:table-cell>
          <table:table-cell office:value-type="float" office:value="116795.919375243" calcext:value-type="float">
            <text:p>116795.919375243</text:p>
          </table:table-cell>
        </table:table-row>
        <table:table-row table:style-name="ro1">
          <table:table-cell office:value-type="float" office:value="15.5234635249999" calcext:value-type="float">
            <text:p>15.5234635249999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1504.291056192" calcext:value-type="float">
            <text:p>121504.291056192</text:p>
          </table:table-cell>
          <table:table-cell office:value-type="float" office:value="0.105407450000712" calcext:value-type="float">
            <text:p>0.105407450000712</text:p>
          </table:table-cell>
          <table:table-cell office:value-type="float" office:value="102500" calcext:value-type="float">
            <text:p>102500</text:p>
          </table:table-cell>
          <table:table-cell office:value-type="float" office:value="122147.511231185" calcext:value-type="float">
            <text:p>122147.511231185</text:p>
          </table:table-cell>
        </table:table-row>
        <table:table-row table:style-name="ro1">
          <table:table-cell office:value-type="float" office:value="15.7263492890015" calcext:value-type="float">
            <text:p>15.7263492890015</text:p>
          </table:table-cell>
          <table:table-cell office:value-type="float" office:value="77750" calcext:value-type="float">
            <text:p>77750</text:p>
          </table:table-cell>
          <table:table-cell office:value-type="float" office:value="98271.1783354421" calcext:value-type="float">
            <text:p>98271.1783354421</text:p>
          </table:table-cell>
          <table:table-cell office:value-type="float" office:value="0.106967089001046" calcext:value-type="float">
            <text:p>0.106967089001046</text:p>
          </table:table-cell>
          <table:table-cell office:value-type="float" office:value="103500" calcext:value-type="float">
            <text:p>103500</text:p>
          </table:table-cell>
          <table:table-cell office:value-type="float" office:value="72413.7273007205" calcext:value-type="float">
            <text:p>72413.7273007205</text:p>
          </table:table-cell>
        </table:table-row>
        <table:table-row table:style-name="ro1">
          <table:table-cell office:value-type="float" office:value="15.9306083380015" calcext:value-type="float">
            <text:p>15.9306083380015</text:p>
          </table:table-cell>
          <table:table-cell office:value-type="float" office:value="78500" calcext:value-type="float">
            <text:p>78500</text:p>
          </table:table-cell>
          <table:table-cell office:value-type="float" office:value="74034.642141703" calcext:value-type="float">
            <text:p>74034.642141703</text:p>
          </table:table-cell>
          <table:table-cell office:value-type="float" office:value="0.109153125000375" calcext:value-type="float">
            <text:p>0.109153125000375</text:p>
          </table:table-cell>
          <table:table-cell office:value-type="float" office:value="104500" calcext:value-type="float">
            <text:p>104500</text:p>
          </table:table-cell>
          <table:table-cell office:value-type="float" office:value="74420.5742466988" calcext:value-type="float">
            <text:p>74420.5742466988</text:p>
          </table:table-cell>
        </table:table-row>
        <table:table-row table:style-name="ro1">
          <table:table-cell office:value-type="float" office:value="16.1317145100002" calcext:value-type="float">
            <text:p>16.1317145100002</text:p>
          </table:table-cell>
          <table:table-cell office:value-type="float" office:value="131750" calcext:value-type="float">
            <text:p>131750</text:p>
          </table:table-cell>
          <table:table-cell office:value-type="float" office:value="76041.4890876814" calcext:value-type="float">
            <text:p>76041.4890876814</text:p>
          </table:table-cell>
          <table:table-cell office:value-type="float" office:value="0.105361940000876" calcext:value-type="float">
            <text:p>0.105361940000876</text:p>
          </table:table-cell>
          <table:table-cell office:value-type="float" office:value="105500" calcext:value-type="float">
            <text:p>105500</text:p>
          </table:table-cell>
          <table:table-cell office:value-type="float" office:value="103442.668542386" calcext:value-type="float">
            <text:p>103442.668542386</text:p>
          </table:table-cell>
        </table:table-row>
        <table:table-row table:style-name="ro1">
          <table:table-cell office:value-type="float" office:value="16.3341407040007" calcext:value-type="float">
            <text:p>16.3341407040007</text:p>
          </table:table-cell>
          <table:table-cell office:value-type="float" office:value="133000" calcext:value-type="float">
            <text:p>133000</text:p>
          </table:table-cell>
          <table:table-cell office:value-type="float" office:value="124308.731019162" calcext:value-type="float">
            <text:p>124308.731019162</text:p>
          </table:table-cell>
          <table:table-cell office:value-type="float" office:value="0.109827412001323" calcext:value-type="float">
            <text:p>0.109827412001323</text:p>
          </table:table-cell>
          <table:table-cell office:value-type="float" office:value="106500" calcext:value-type="float">
            <text:p>106500</text:p>
          </table:table-cell>
          <table:table-cell office:value-type="float" office:value="124951.951194155" calcext:value-type="float">
            <text:p>124951.951194155</text:p>
          </table:table-cell>
        </table:table-row>
        <table:table-row table:style-name="ro1">
          <table:table-cell office:value-type="float" office:value="16.5361539880014" calcext:value-type="float">
            <text:p>16.5361539880014</text:p>
          </table:table-cell>
          <table:table-cell office:value-type="float" office:value="134250" calcext:value-type="float">
            <text:p>134250</text:p>
          </table:table-cell>
          <table:table-cell office:value-type="float" office:value="122379.070494183" calcext:value-type="float">
            <text:p>122379.070494183</text:p>
          </table:table-cell>
          <table:table-cell office:value-type="float" office:value="0.114237540999966" calcext:value-type="float">
            <text:p>0.114237540999966</text:p>
          </table:table-cell>
          <table:table-cell office:value-type="float" office:value="107500" calcext:value-type="float">
            <text:p>107500</text:p>
          </table:table-cell>
          <table:table-cell office:value-type="float" office:value="123022.290669176" calcext:value-type="float">
            <text:p>123022.290669176</text:p>
          </table:table-cell>
        </table:table-row>
        <table:table-row table:style-name="ro1">
          <table:table-cell office:value-type="float" office:value="16.7376075790016" calcext:value-type="float">
            <text:p>16.7376075790016</text:p>
          </table:table-cell>
          <table:table-cell office:value-type="float" office:value="81500" calcext:value-type="float">
            <text:p>81500</text:p>
          </table:table-cell>
          <table:table-cell office:value-type="float" office:value="104034.43110338" calcext:value-type="float">
            <text:p>104034.43110338</text:p>
          </table:table-cell>
          <table:table-cell office:value-type="float" office:value="0.103906344000279" calcext:value-type="float">
            <text:p>0.103906344000279</text:p>
          </table:table-cell>
          <table:table-cell office:value-type="float" office:value="108500" calcext:value-type="float">
            <text:p>108500</text:p>
          </table:table-cell>
          <table:table-cell office:value-type="float" office:value="76890.5397186722" calcext:value-type="float">
            <text:p>76890.5397186722</text:p>
          </table:table-cell>
        </table:table-row>
        <table:table-row table:style-name="ro1">
          <table:table-cell office:value-type="float" office:value="16.9386978920011" calcext:value-type="float">
            <text:p>16.9386978920011</text:p>
          </table:table-cell>
          <table:table-cell office:value-type="float" office:value="82250" calcext:value-type="float">
            <text:p>82250</text:p>
          </table:table-cell>
          <table:table-cell office:value-type="float" office:value="79128.9459276482" calcext:value-type="float">
            <text:p>79128.9459276482</text:p>
          </table:table-cell>
          <table:table-cell office:value-type="float" office:value="0.10416491199976" calcext:value-type="float">
            <text:p>0.10416491199976</text:p>
          </table:table-cell>
          <table:table-cell office:value-type="float" office:value="109500" calcext:value-type="float">
            <text:p>109500</text:p>
          </table:table-cell>
          <table:table-cell office:value-type="float" office:value="79514.878032644" calcext:value-type="float">
            <text:p>79514.878032644</text:p>
          </table:table-cell>
        </table:table-row>
        <table:table-row table:style-name="ro1">
          <table:table-cell office:value-type="float" office:value="17.140691347" calcext:value-type="float">
            <text:p>17.140691347</text:p>
          </table:table-cell>
          <table:table-cell office:value-type="float" office:value="138000" calcext:value-type="float">
            <text:p>138000</text:p>
          </table:table-cell>
          <table:table-cell office:value-type="float" office:value="76813.3532976731" calcext:value-type="float">
            <text:p>76813.3532976731</text:p>
          </table:table-cell>
          <table:table-cell office:value-type="float" office:value="0.106070329000431" calcext:value-type="float">
            <text:p>0.106070329000431</text:p>
          </table:table-cell>
          <table:table-cell office:value-type="float" office:value="110500" calcext:value-type="float">
            <text:p>110500</text:p>
          </table:table-cell>
          <table:table-cell office:value-type="float" office:value="105500.973102364" calcext:value-type="float">
            <text:p>105500.973102364</text:p>
          </table:table-cell>
        </table:table-row>
        <table:table-row table:style-name="ro1">
          <table:table-cell office:value-type="float" office:value="17.3409805300016" calcext:value-type="float">
            <text:p>17.3409805300016</text:p>
          </table:table-cell>
          <table:table-cell office:value-type="float" office:value="139250" calcext:value-type="float">
            <text:p>139250</text:p>
          </table:table-cell>
          <table:table-cell office:value-type="float" office:value="112705.039062287" calcext:value-type="float">
            <text:p>112705.039062287</text:p>
          </table:table-cell>
          <table:table-cell office:value-type="float" office:value="0.116773845000353" calcext:value-type="float">
            <text:p>0.116773845000353</text:p>
          </table:table-cell>
          <table:table-cell office:value-type="float" office:value="111500" calcext:value-type="float">
            <text:p>111500</text:p>
          </table:table-cell>
          <table:table-cell office:value-type="float" office:value="113348.25923728" calcext:value-type="float">
            <text:p>113348.25923728</text:p>
          </table:table-cell>
        </table:table-row>
        <table:table-row table:style-name="ro1">
          <table:table-cell office:value-type="float" office:value="17.5429733860001" calcext:value-type="float">
            <text:p>17.5429733860001</text:p>
          </table:table-cell>
          <table:table-cell office:value-type="float" office:value="140500" calcext:value-type="float">
            <text:p>140500</text:p>
          </table:table-cell>
          <table:table-cell office:value-type="float" office:value="125723.815404147" calcext:value-type="float">
            <text:p>125723.815404147</text:p>
          </table:table-cell>
          <table:table-cell office:value-type="float" office:value="0.11452263999854" calcext:value-type="float">
            <text:p>0.11452263999854</text:p>
          </table:table-cell>
          <table:table-cell office:value-type="float" office:value="112500" calcext:value-type="float">
            <text:p>112500</text:p>
          </table:table-cell>
          <table:table-cell office:value-type="float" office:value="126367.03557914" calcext:value-type="float">
            <text:p>126367.03557914</text:p>
          </table:table-cell>
        </table:table-row>
        <table:table-row table:style-name="ro1">
          <table:table-cell office:value-type="float" office:value="17.7440228680007" calcext:value-type="float">
            <text:p>17.7440228680007</text:p>
          </table:table-cell>
          <table:table-cell office:value-type="float" office:value="85250" calcext:value-type="float">
            <text:p>85250</text:p>
          </table:table-cell>
          <table:table-cell office:value-type="float" office:value="103502.088169921" calcext:value-type="float">
            <text:p>103502.088169921</text:p>
          </table:table-cell>
          <table:table-cell office:value-type="float" office:value="0.103070645000116" calcext:value-type="float">
            <text:p>0.103070645000116</text:p>
          </table:table-cell>
          <table:table-cell office:value-type="float" office:value="113500" calcext:value-type="float">
            <text:p>113500</text:p>
          </table:table-cell>
          <table:table-cell office:value-type="float" office:value="75072.9147446009" calcext:value-type="float">
            <text:p>75072.9147446009</text:p>
          </table:table-cell>
        </table:table-row>
        <table:table-row table:style-name="ro1">
          <table:table-cell office:value-type="float" office:value="17.9466329610004" calcext:value-type="float">
            <text:p>17.9466329610004</text:p>
          </table:table-cell>
          <table:table-cell office:value-type="float" office:value="86000" calcext:value-type="float">
            <text:p>86000</text:p>
          </table:table-cell>
          <table:table-cell office:value-type="float" office:value="83627.8587539528" calcext:value-type="float">
            <text:p>83627.8587539528</text:p>
          </table:table-cell>
          <table:table-cell office:value-type="float" office:value="0.104043728999386" calcext:value-type="float">
            <text:p>0.104043728999386</text:p>
          </table:table-cell>
          <table:table-cell office:value-type="float" office:value="114500" calcext:value-type="float">
            <text:p>114500</text:p>
          </table:table-cell>
          <table:table-cell office:value-type="float" office:value="84015.2405751997" calcext:value-type="float">
            <text:p>84015.2405751997</text:p>
          </table:table-cell>
        </table:table-row>
        <table:table-row table:style-name="ro1">
          <table:table-cell office:value-type="float" office:value="18.1487732620008" calcext:value-type="float">
            <text:p>18.1487732620008</text:p>
          </table:table-cell>
          <table:table-cell office:value-type="float" office:value="144250" calcext:value-type="float">
            <text:p>144250</text:p>
          </table:table-cell>
          <table:table-cell office:value-type="float" office:value="84505.0450694703" calcext:value-type="float">
            <text:p>84505.0450694703</text:p>
          </table:table-cell>
          <table:table-cell office:value-type="float" office:value="0.10402398900078" calcext:value-type="float">
            <text:p>0.10402398900078</text:p>
          </table:table-cell>
          <table:table-cell office:value-type="float" office:value="115500" calcext:value-type="float">
            <text:p>115500</text:p>
          </table:table-cell>
          <table:table-cell office:value-type="float" office:value="114524.370425754" calcext:value-type="float">
            <text:p>114524.370425754</text:p>
          </table:table-cell>
        </table:table-row>
        <table:table-row table:style-name="ro1">
          <table:table-cell office:value-type="float" office:value="18.3494473170013" calcext:value-type="float">
            <text:p>18.3494473170013</text:p>
          </table:table-cell>
          <table:table-cell office:value-type="float" office:value="145500" calcext:value-type="float">
            <text:p>145500</text:p>
          </table:table-cell>
          <table:table-cell office:value-type="float" office:value="120450.932513261" calcext:value-type="float">
            <text:p>120450.932513261</text:p>
          </table:table-cell>
          <table:table-cell office:value-type="float" office:value="0.117484033999062" calcext:value-type="float">
            <text:p>0.117484033999062</text:p>
          </table:table-cell>
          <table:table-cell office:value-type="float" office:value="116500" calcext:value-type="float">
            <text:p>116500</text:p>
          </table:table-cell>
          <table:table-cell office:value-type="float" office:value="121095.124044512" calcext:value-type="float">
            <text:p>121095.124044512</text:p>
          </table:table-cell>
        </table:table-row>
        <table:table-row table:style-name="ro1">
          <table:table-cell office:value-type="float" office:value="18.5505914730002" calcext:value-type="float">
            <text:p>18.5505914730002</text:p>
          </table:table-cell>
          <table:table-cell office:value-type="float" office:value="146750" calcext:value-type="float">
            <text:p>146750</text:p>
          </table:table-cell>
          <table:table-cell office:value-type="float" office:value="124316.081700765" calcext:value-type="float">
            <text:p>124316.081700765</text:p>
          </table:table-cell>
          <table:table-cell office:value-type="float" office:value="0.119659527999829" calcext:value-type="float">
            <text:p>0.119659527999829</text:p>
          </table:table-cell>
          <table:table-cell office:value-type="float" office:value="117500" calcext:value-type="float">
            <text:p>117500</text:p>
          </table:table-cell>
          <table:table-cell office:value-type="float" office:value="124960.273232016" calcext:value-type="float">
            <text:p>124960.273232016</text:p>
          </table:table-cell>
        </table:table-row>
        <table:table-row table:style-name="ro1">
          <table:table-cell office:value-type="float" office:value="18.755242407" calcext:value-type="float">
            <text:p>18.755242407</text:p>
          </table:table-cell>
          <table:table-cell office:value-type="float" office:value="89000" calcext:value-type="float">
            <text:p>89000</text:p>
          </table:table-cell>
          <table:table-cell office:value-type="float" office:value="107025.981001996" calcext:value-type="float">
            <text:p>107025.981001996</text:p>
          </table:table-cell>
          <table:table-cell office:value-type="float" office:value="0.105542866000178" calcext:value-type="float">
            <text:p>0.105542866000178</text:p>
          </table:table-cell>
          <table:table-cell office:value-type="float" office:value="118500" calcext:value-type="float">
            <text:p>118500</text:p>
          </table:table-cell>
          <table:table-cell office:value-type="float" office:value="77264.3322582121" calcext:value-type="float">
            <text:p>77264.3322582121</text:p>
          </table:table-cell>
        </table:table-row>
        <table:table-row table:style-name="ro1">
          <table:table-cell office:value-type="float" office:value="18.9554734420017" calcext:value-type="float">
            <text:p>18.9554734420017</text:p>
          </table:table-cell>
          <table:table-cell office:value-type="float" office:value="89750" calcext:value-type="float">
            <text:p>89750</text:p>
          </table:table-cell>
          <table:table-cell office:value-type="float" office:value="85935.1502688469" calcext:value-type="float">
            <text:p>85935.1502688469</text:p>
          </table:table-cell>
          <table:table-cell office:value-type="float" office:value="0.104205824998644" calcext:value-type="float">
            <text:p>0.104205824998644</text:p>
          </table:table-cell>
          <table:table-cell office:value-type="float" office:value="119500" calcext:value-type="float">
            <text:p>119500</text:p>
          </table:table-cell>
          <table:table-cell office:value-type="float" office:value="86321.6651875973" calcext:value-type="float">
            <text:p>86321.6651875973</text:p>
          </table:table-cell>
        </table:table-row>
        <table:table-row table:style-name="ro1">
          <table:table-cell office:value-type="float" office:value="19.1559601040008" calcext:value-type="float">
            <text:p>19.1559601040008</text:p>
          </table:table-cell>
          <table:table-cell office:value-type="float" office:value="150500" calcext:value-type="float">
            <text:p>150500</text:p>
          </table:table-cell>
          <table:table-cell office:value-type="float" office:value="89555.506674476" calcext:value-type="float">
            <text:p>89555.506674476</text:p>
          </table:table-cell>
          <table:table-cell office:value-type="float" office:value="0.103813894000268" calcext:value-type="float">
            <text:p>0.103813894000268</text:p>
          </table:table-cell>
          <table:table-cell office:value-type="float" office:value="120500" calcext:value-type="float">
            <text:p>120500</text:p>
          </table:table-cell>
          <table:table-cell office:value-type="float" office:value="120863.215093261" calcext:value-type="float">
            <text:p>120863.215093261</text:p>
          </table:table-cell>
        </table:table-row>
        <table:table-row table:style-name="ro1">
          <table:table-cell office:value-type="float" office:value="19.3576582860005" calcext:value-type="float">
            <text:p>19.3576582860005</text:p>
          </table:table-cell>
          <table:table-cell office:value-type="float" office:value="151750" calcext:value-type="float">
            <text:p>151750</text:p>
          </table:table-cell>
          <table:table-cell office:value-type="float" office:value="116109.081592631" calcext:value-type="float">
            <text:p>116109.081592631</text:p>
          </table:table-cell>
          <table:table-cell office:value-type="float" office:value="0.123779761999685" calcext:value-type="float">
            <text:p>0.123779761999685</text:p>
          </table:table-cell>
          <table:table-cell office:value-type="float" office:value="121500" calcext:value-type="float">
            <text:p>121500</text:p>
          </table:table-cell>
          <table:table-cell office:value-type="float" office:value="116753.273123882" calcext:value-type="float">
            <text:p>116753.273123882</text:p>
          </table:table-cell>
        </table:table-row>
        <table:table-row table:style-name="ro1">
          <table:table-cell office:value-type="float" office:value="19.5591133820017" calcext:value-type="float">
            <text:p>19.5591133820017</text:p>
          </table:table-cell>
          <table:table-cell office:value-type="float" office:value="92000" calcext:value-type="float">
            <text:p>92000</text:p>
          </table:table-cell>
          <table:table-cell office:value-type="float" office:value="125037.576215766" calcext:value-type="float">
            <text:p>125037.576215766</text:p>
          </table:table-cell>
          <table:table-cell office:value-type="float" office:value="0.125551236000319" calcext:value-type="float">
            <text:p>0.125551236000319</text:p>
          </table:table-cell>
          <table:table-cell office:value-type="float" office:value="122500" calcext:value-type="float">
            <text:p>122500</text:p>
          </table:table-cell>
          <table:table-cell office:value-type="float" office:value="94245.2210219812" calcext:value-type="float">
            <text:p>94245.2210219812</text:p>
          </table:table-cell>
        </table:table-row>
        <table:table-row table:style-name="ro1">
          <table:table-cell office:value-type="float" office:value="19.7599325120009" calcext:value-type="float">
            <text:p>19.7599325120009</text:p>
          </table:table-cell>
          <table:table-cell office:value-type="float" office:value="92750" calcext:value-type="float">
            <text:p>92750</text:p>
          </table:table-cell>
          <table:table-cell office:value-type="float" office:value="91050.0310269776" calcext:value-type="float">
            <text:p>91050.0310269776</text:p>
          </table:table-cell>
          <table:table-cell office:value-type="float" office:value="0.104066881000108" calcext:value-type="float">
            <text:p>0.104066881000108</text:p>
          </table:table-cell>
          <table:table-cell office:value-type="float" office:value="123500" calcext:value-type="float">
            <text:p>123500</text:p>
          </table:table-cell>
          <table:table-cell office:value-type="float" office:value="91436.5459457281" calcext:value-type="float">
            <text:p>91436.5459457281</text:p>
          </table:table-cell>
        </table:table-row>
        <table:table-row table:style-name="ro1">
          <table:table-cell office:value-type="float" office:value="19.9622694820009" calcext:value-type="float">
            <text:p>19.9622694820009</text:p>
          </table:table-cell>
          <table:table-cell office:value-type="float" office:value="93500" calcext:value-type="float">
            <text:p>93500</text:p>
          </table:table-cell>
          <table:table-cell office:value-type="float" office:value="95598.0232376078" calcext:value-type="float">
            <text:p>95598.0232376078</text:p>
          </table:table-cell>
          <table:table-cell office:value-type="float" office:value="0.115221320000273" calcext:value-type="float">
            <text:p>0.115221320000273</text:p>
          </table:table-cell>
          <table:table-cell office:value-type="float" office:value="124500" calcext:value-type="float">
            <text:p>124500</text:p>
          </table:table-cell>
          <table:table-cell office:value-type="float" office:value="95984.5381563582" calcext:value-type="float">
            <text:p>95984.5381563582</text:p>
          </table:table-cell>
        </table:table-row>
        <table:table-row table:style-name="ro1">
          <table:table-cell office:value-type="float" office:value="20.164371756" calcext:value-type="float">
            <text:p>20.164371756</text:p>
          </table:table-cell>
          <table:table-cell office:value-type="float" office:value="156750" calcext:value-type="float">
            <text:p>156750</text:p>
          </table:table-cell>
          <table:table-cell office:value-type="float" office:value="90818.1220757274" calcext:value-type="float">
            <text:p>90818.1220757274</text:p>
          </table:table-cell>
          <table:table-cell office:value-type="float" office:value="0.132277905000592" calcext:value-type="float">
            <text:p>0.132277905000592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3414.213557014" calcext:value-type="float">
            <text:p>123414.213557014</text:p>
          </table:table-cell>
        </table:table-row>
        <table:table-row table:style-name="ro1">
          <table:table-cell office:value-type="float" office:value="20.3675406270013" calcext:value-type="float">
            <text:p>20.3675406270013</text:p>
          </table:table-cell>
          <table:table-cell office:value-type="float" office:value="158000" calcext:value-type="float">
            <text:p>158000</text:p>
          </table:table-cell>
          <table:table-cell office:value-type="float" office:value="124947.389401391" calcext:value-type="float">
            <text:p>124947.389401391</text:p>
          </table:table-cell>
          <table:table-cell office:value-type="float" office:value="0.130810278000354" calcext:value-type="float">
            <text:p>0.130810278000354</text:p>
          </table:table-cell>
          <table:table-cell office:value-type="float" office:value="126500" calcext:value-type="float">
            <text:p>126500</text:p>
          </table:table-cell>
          <table:table-cell office:value-type="float" office:value="125591.580932642" calcext:value-type="float">
            <text:p>125591.580932642</text:p>
          </table:table-cell>
        </table:table-row>
        <table:table-row table:style-name="ro1">
          <table:table-cell office:value-type="float" office:value="20.567900207001" calcext:value-type="float">
            <text:p>20.567900207001</text:p>
          </table:table-cell>
          <table:table-cell office:value-type="float" office:value="95750" calcext:value-type="float">
            <text:p>95750</text:p>
          </table:table-cell>
          <table:table-cell office:value-type="float" office:value="126106.934157642" calcext:value-type="float">
            <text:p>126106.934157642</text:p>
          </table:table-cell>
          <table:table-cell office:value-type="float" office:value="0.118191492998449" calcext:value-type="float">
            <text:p>0.118191492998449</text:p>
          </table:table-cell>
          <table:table-cell office:value-type="float" office:value="127500" calcext:value-type="float">
            <text:p>127500</text:p>
          </table:table-cell>
          <table:table-cell office:value-type="float" office:value="94026.195901356" calcext:value-type="float">
            <text:p>94026.195901356</text:p>
          </table:table-cell>
        </table:table-row>
        <table:table-row table:style-name="ro1">
          <table:table-cell office:value-type="float" office:value="20.7687069290005" calcext:value-type="float">
            <text:p>20.7687069290005</text:p>
          </table:table-cell>
          <table:table-cell office:value-type="float" office:value="96500" calcext:value-type="float">
            <text:p>96500</text:p>
          </table:table-cell>
          <table:table-cell office:value-type="float" office:value="95172.8568269823" calcext:value-type="float">
            <text:p>95172.8568269823</text:p>
          </table:table-cell>
          <table:table-cell office:value-type="float" office:value="0.10330917400097" calcext:value-type="float">
            <text:p>0.10330917400097</text:p>
          </table:table-cell>
          <table:table-cell office:value-type="float" office:value="128500" calcext:value-type="float">
            <text:p>128500</text:p>
          </table:table-cell>
          <table:table-cell office:value-type="float" office:value="95559.3717457327" calcext:value-type="float">
            <text:p>95559.3717457327</text:p>
          </table:table-cell>
        </table:table-row>
        <table:table-row table:style-name="ro1">
          <table:table-cell office:value-type="float" office:value="20.9710347110013" calcext:value-type="float">
            <text:p>20.9710347110013</text:p>
          </table:table-cell>
          <table:table-cell office:value-type="float" office:value="80434" calcext:value-type="float">
            <text:p>80434</text:p>
          </table:table-cell>
          <table:table-cell office:value-type="float" office:value="99633.5646160241" calcext:value-type="float">
            <text:p>99633.5646160241</text:p>
          </table:table-cell>
          <table:table-cell office:value-type="float" office:value="0.106835332999253" calcext:value-type="float">
            <text:p>0.106835332999253</text:p>
          </table:table-cell>
          <table:table-cell office:value-type="float" office:value="112684.944093127" calcext:value-type="float">
            <text:p>112684.944093127</text:p>
          </table:table-cell>
          <table:table-cell office:value-type="float" office:value="91334.2914266497" calcext:value-type="float">
            <text:p>91334.2914266497</text:p>
          </table:table-cell>
        </table:table-row>
        <table:table-row table:style-name="ro1">
          <table:table-cell office:value-type="float" office:value="21.1714947060009" calcext:value-type="float">
            <text:p>21.1714947060009</text:p>
          </table:table-cell>
          <table:table-cell office:value-type="float" office:value="139554" calcext:value-type="float">
            <text:p>139554</text:p>
          </table:table-cell>
          <table:table-cell office:value-type="float" office:value="93421.9695032067" calcext:value-type="float">
            <text:p>93421.9695032067</text:p>
          </table:table-cell>
          <table:table-cell office:value-type="float" office:value="0.117476396999336" calcext:value-type="float">
            <text:p>0.117476396999336</text:p>
          </table:table-cell>
          <table:table-cell office:value-type="float" office:value="111383.508292063" calcext:value-type="float">
            <text:p>111383.508292063</text:p>
          </table:table-cell>
          <table:table-cell office:value-type="float" office:value="123960.161337893" calcext:value-type="float">
            <text:p>123960.161337893</text:p>
          </table:table-cell>
        </table:table-row>
        <table:table-row table:style-name="ro1">
          <table:table-cell office:value-type="float" office:value="21.3746794090002" calcext:value-type="float">
            <text:p>21.3746794090002</text:p>
          </table:table-cell>
          <table:table-cell office:value-type="float" office:value="134635" calcext:value-type="float">
            <text:p>134635</text:p>
          </table:table-cell>
          <table:table-cell office:value-type="float" office:value="126648.266045399" calcext:value-type="float">
            <text:p>126648.266045399</text:p>
          </table:table-cell>
          <table:table-cell office:value-type="float" office:value="0.114421870999649" calcext:value-type="float">
            <text:p>0.114421870999649</text:p>
          </table:table-cell>
          <table:table-cell office:value-type="float" office:value="106789.343728017" calcext:value-type="float">
            <text:p>106789.343728017</text:p>
          </table:table-cell>
          <table:table-cell office:value-type="float" office:value="124107.376910845" calcext:value-type="float">
            <text:p>124107.376910845</text:p>
          </table:table-cell>
        </table:table-row>
        <table:table-row table:style-name="ro1">
          <table:table-cell office:value-type="float" office:value="21.5783581740016" calcext:value-type="float">
            <text:p>21.5783581740016</text:p>
          </table:table-cell>
          <table:table-cell office:value-type="float" office:value="86406" calcext:value-type="float">
            <text:p>86406</text:p>
          </table:table-cell>
          <table:table-cell office:value-type="float" office:value="126152.382010194" calcext:value-type="float">
            <text:p>126152.382010194</text:p>
          </table:table-cell>
          <table:table-cell office:value-type="float" office:value="0.105335694001042" calcext:value-type="float">
            <text:p>0.105335694001042</text:p>
          </table:table-cell>
          <table:table-cell office:value-type="float" office:value="113104.266331151" calcext:value-type="float">
            <text:p>113104.266331151</text:p>
          </table:table-cell>
          <table:table-cell office:value-type="float" office:value="101239.89124573" calcext:value-type="float">
            <text:p>101239.89124573</text:p>
          </table:table-cell>
        </table:table-row>
        <table:table-row table:style-name="ro1">
          <table:table-cell office:value-type="float" office:value="21.7811896680014" calcext:value-type="float">
            <text:p>21.7811896680014</text:p>
          </table:table-cell>
          <table:table-cell office:value-type="float" office:value="85282" calcext:value-type="float">
            <text:p>85282</text:p>
          </table:table-cell>
          <table:table-cell office:value-type="float" office:value="84898.9626481267" calcext:value-type="float">
            <text:p>84898.9626481267</text:p>
          </table:table-cell>
          <table:table-cell office:value-type="float" office:value="0.103579651000473" calcext:value-type="float">
            <text:p>0.103579651000473</text:p>
          </table:table-cell>
          <table:table-cell office:value-type="float" office:value="113558.537346602" calcext:value-type="float">
            <text:p>113558.537346602</text:p>
          </table:table-cell>
          <table:table-cell office:value-type="float" office:value="84318.3650902413" calcext:value-type="float">
            <text:p>84318.3650902413</text:p>
          </table:table-cell>
        </table:table-row>
        <table:table-row table:style-name="ro1">
          <table:table-cell office:value-type="float" office:value="21.9851382820016" calcext:value-type="float">
            <text:p>21.9851382820016</text:p>
          </table:table-cell>
          <table:table-cell office:value-type="float" office:value="85999" calcext:value-type="float">
            <text:p>85999</text:p>
          </table:table-cell>
          <table:table-cell office:value-type="float" office:value="69865.4116475057" calcext:value-type="float">
            <text:p>69865.4116475057</text:p>
          </table:table-cell>
          <table:table-cell office:value-type="float" office:value="0.157453215000714" calcext:value-type="float">
            <text:p>0.157453215000714</text:p>
          </table:table-cell>
          <table:table-cell office:value-type="float" office:value="114389.052179889" calcext:value-type="float">
            <text:p>114389.052179889</text:p>
          </table:table-cell>
          <table:table-cell office:value-type="float" office:value="70235.7750362991" calcext:value-type="float">
            <text:p>70235.7750362991</text:p>
          </table:table-cell>
        </table:table-row>
        <table:table-row table:style-name="ro1">
          <table:table-cell office:value-type="float" office:value="22.1887373170011" calcext:value-type="float">
            <text:p>22.1887373170011</text:p>
          </table:table-cell>
          <table:table-cell office:value-type="float" office:value="140589" calcext:value-type="float">
            <text:p>140589</text:p>
          </table:table-cell>
          <table:table-cell office:value-type="float" office:value="77310.9038177555" calcext:value-type="float">
            <text:p>77310.9038177555</text:p>
          </table:table-cell>
          <table:table-cell office:value-type="float" office:value="0.125154310000653" calcext:value-type="float">
            <text:p>0.125154310000653</text:p>
          </table:table-cell>
          <table:table-cell office:value-type="float" office:value="111991.885341337" calcext:value-type="float">
            <text:p>111991.885341337</text:p>
          </table:table-cell>
          <table:table-cell office:value-type="float" office:value="105509.14286132" calcext:value-type="float">
            <text:p>105509.14286132</text:p>
          </table:table-cell>
        </table:table-row>
        <table:table-row table:style-name="ro1">
          <table:table-cell office:value-type="float" office:value="22.3928453850003" calcext:value-type="float">
            <text:p>22.3928453850003</text:p>
          </table:table-cell>
          <table:table-cell office:value-type="float" office:value="142825" calcext:value-type="float">
            <text:p>142825</text:p>
          </table:table-cell>
          <table:table-cell office:value-type="float" office:value="108262.332348446" calcext:value-type="float">
            <text:p>108262.332348446</text:p>
          </table:table-cell>
          <table:table-cell office:value-type="float" office:value="0.134869751000224" calcext:value-type="float">
            <text:p>0.134869751000224</text:p>
          </table:table-cell>
          <table:table-cell office:value-type="float" office:value="114827.128856185" calcext:value-type="float">
            <text:p>114827.128856185</text:p>
          </table:table-cell>
          <table:table-cell office:value-type="float" office:value="109417.328913777" calcext:value-type="float">
            <text:p>109417.328913777</text:p>
          </table:table-cell>
        </table:table-row>
        <table:table-row table:style-name="ro1">
          <table:table-cell office:value-type="float" office:value="22.5932391810002" calcext:value-type="float">
            <text:p>22.5932391810002</text:p>
          </table:table-cell>
          <table:table-cell office:value-type="float" office:value="87436" calcext:value-type="float">
            <text:p>87436</text:p>
          </table:table-cell>
          <table:table-cell office:value-type="float" office:value="129406.104445354" calcext:value-type="float">
            <text:p>129406.104445354</text:p>
          </table:table-cell>
          <table:table-cell office:value-type="float" office:value="0.104853533999631" calcext:value-type="float">
            <text:p>0.104853533999631</text:p>
          </table:table-cell>
          <table:table-cell office:value-type="float" office:value="116142.864746984" calcext:value-type="float">
            <text:p>116142.864746984</text:p>
          </table:table-cell>
          <table:table-cell office:value-type="float" office:value="107091.322861145" calcext:value-type="float">
            <text:p>107091.322861145</text:p>
          </table:table-cell>
        </table:table-row>
        <table:table-row table:style-name="ro1">
          <table:table-cell office:value-type="float" office:value="22.7938522320001" calcext:value-type="float">
            <text:p>22.7938522320001</text:p>
          </table:table-cell>
          <table:table-cell office:value-type="float" office:value="87185" calcext:value-type="float">
            <text:p>87185</text:p>
          </table:table-cell>
          <table:table-cell office:value-type="float" office:value="96455.6433977452" calcext:value-type="float">
            <text:p>96455.6433977452</text:p>
          </table:table-cell>
          <table:table-cell office:value-type="float" office:value="0.105428278000545" calcext:value-type="float">
            <text:p>0.105428278000545</text:p>
          </table:table-cell>
          <table:table-cell office:value-type="float" office:value="116221.710129864" calcext:value-type="float">
            <text:p>116221.710129864</text:p>
          </table:table-cell>
          <table:table-cell office:value-type="float" office:value="90029.8127748849" calcext:value-type="float">
            <text:p>90029.8127748849</text:p>
          </table:table-cell>
        </table:table-row>
        <table:table-row table:style-name="ro1">
          <table:table-cell office:value-type="float" office:value="22.9958024880016" calcext:value-type="float">
            <text:p>22.9958024880016</text:p>
          </table:table-cell>
          <table:table-cell office:value-type="float" office:value="86962" calcext:value-type="float">
            <text:p>86962</text:p>
          </table:table-cell>
          <table:table-cell office:value-type="float" office:value="88214.1540418178" calcext:value-type="float">
            <text:p>88214.1540418178</text:p>
          </table:table-cell>
          <table:table-cell office:value-type="float" office:value="0.104049515000952" calcext:value-type="float">
            <text:p>0.104049515000952</text:p>
          </table:table-cell>
          <table:table-cell office:value-type="float" office:value="116018.025012329" calcext:value-type="float">
            <text:p>116018.025012329</text:p>
          </table:table-cell>
          <table:table-cell office:value-type="float" office:value="88098.9643128068" calcext:value-type="float">
            <text:p>88098.9643128068</text:p>
          </table:table-cell>
        </table:table-row>
        <table:table-row table:style-name="ro1">
          <table:table-cell office:value-type="float" office:value="23.1987181680015" calcext:value-type="float">
            <text:p>23.1987181680015</text:p>
          </table:table-cell>
          <table:table-cell office:value-type="float" office:value="140875" calcext:value-type="float">
            <text:p>140875</text:p>
          </table:table-cell>
          <table:table-cell office:value-type="float" office:value="82535.2487469846" calcext:value-type="float">
            <text:p>82535.2487469846</text:p>
          </table:table-cell>
          <table:table-cell office:value-type="float" office:value="0.118105224999454" calcext:value-type="float">
            <text:p>0.118105224999454</text:p>
          </table:table-cell>
          <table:table-cell office:value-type="float" office:value="111871.102020432" calcext:value-type="float">
            <text:p>111871.102020432</text:p>
          </table:table-cell>
          <table:table-cell office:value-type="float" office:value="110383.786236556" calcext:value-type="float">
            <text:p>110383.786236556</text:p>
          </table:table-cell>
        </table:table-row>
        <table:table-row table:style-name="ro1">
          <table:table-cell office:value-type="float" office:value="23.4018464230012" calcext:value-type="float">
            <text:p>23.4018464230012</text:p>
          </table:table-cell>
          <table:table-cell office:value-type="float" office:value="140589" calcext:value-type="float">
            <text:p>140589</text:p>
          </table:table-cell>
          <table:table-cell office:value-type="float" office:value="123194.640358546" calcext:value-type="float">
            <text:p>123194.640358546</text:p>
          </table:table-cell>
          <table:table-cell office:value-type="float" office:value="0.119711244999053" calcext:value-type="float">
            <text:p>0.119711244999053</text:p>
          </table:table-cell>
          <table:table-cell office:value-type="float" office:value="112621.96833216" calcext:value-type="float">
            <text:p>112621.96833216</text:p>
          </table:table-cell>
          <table:table-cell office:value-type="float" office:value="123046.908239725" calcext:value-type="float">
            <text:p>123046.908239725</text:p>
          </table:table-cell>
        </table:table-row>
        <table:table-row table:style-name="ro1">
          <table:table-cell office:value-type="float" office:value="23.6041289570003" calcext:value-type="float">
            <text:p>23.6041289570003</text:p>
          </table:table-cell>
          <table:table-cell office:value-type="float" office:value="84071" calcext:value-type="float">
            <text:p>84071</text:p>
          </table:table-cell>
          <table:table-cell office:value-type="float" office:value="82932.4725210183" calcext:value-type="float">
            <text:p>82932.4725210183</text:p>
          </table:table-cell>
          <table:table-cell office:value-type="float" office:value="0.182414188999246" calcext:value-type="float">
            <text:p>0.182414188999246</text:p>
          </table:table-cell>
          <table:table-cell office:value-type="float" office:value="112227.287735765" calcext:value-type="float">
            <text:p>112227.287735765</text:p>
          </table:table-cell>
          <table:table-cell office:value-type="float" office:value="77140.9602265239" calcext:value-type="float">
            <text:p>77140.9602265239</text:p>
          </table:table-cell>
        </table:table-row>
        <table:table-row table:style-name="ro1">
          <table:table-cell office:value-type="float" office:value="23.808370621" calcext:value-type="float">
            <text:p>23.808370621</text:p>
          </table:table-cell>
          <table:table-cell office:value-type="float" office:value="82892" calcext:value-type="float">
            <text:p>82892</text:p>
          </table:table-cell>
          <table:table-cell office:value-type="float" office:value="105846.447314433" calcext:value-type="float">
            <text:p>105846.447314433</text:p>
          </table:table-cell>
          <table:table-cell office:value-type="float" office:value="0.104744932999893" calcext:value-type="float">
            <text:p>0.104744932999893</text:p>
          </table:table-cell>
          <table:table-cell office:value-type="float" office:value="110949.462113343" calcext:value-type="float">
            <text:p>110949.462113343</text:p>
          </table:table-cell>
          <table:table-cell office:value-type="float" office:value="81834.812547258" calcext:value-type="float">
            <text:p>81834.812547258</text:p>
          </table:table-cell>
        </table:table-row>
        <table:table-row table:style-name="ro1">
          <table:table-cell office:value-type="float" office:value="24.0105786750009" calcext:value-type="float">
            <text:p>24.0105786750009</text:p>
          </table:table-cell>
          <table:table-cell office:value-type="float" office:value="134000" calcext:value-type="float">
            <text:p>134000</text:p>
          </table:table-cell>
          <table:table-cell office:value-type="float" office:value="82183.8512725762" calcext:value-type="float">
            <text:p>82183.8512725762</text:p>
          </table:table-cell>
          <table:table-cell office:value-type="float" office:value="0.10421512999892" calcext:value-type="float">
            <text:p>0.10421512999892</text:p>
          </table:table-cell>
          <table:table-cell office:value-type="float" office:value="106262.642301843" calcext:value-type="float">
            <text:p>106262.642301843</text:p>
          </table:table-cell>
          <table:table-cell office:value-type="float" office:value="85290.8080393912" calcext:value-type="float">
            <text:p>85290.8080393912</text:p>
          </table:table-cell>
        </table:table-row>
        <table:table-row table:style-name="ro1">
          <table:table-cell office:value-type="float" office:value="24.2120037000004" calcext:value-type="float">
            <text:p>24.2120037000004</text:p>
          </table:table-cell>
          <table:table-cell office:value-type="float" office:value="128628" calcext:value-type="float">
            <text:p>128628</text:p>
          </table:table-cell>
          <table:table-cell office:value-type="float" office:value="101141.386015922" calcext:value-type="float">
            <text:p>101141.386015922</text:p>
          </table:table-cell>
          <table:table-cell office:value-type="float" office:value="0.117305576000945" calcext:value-type="float">
            <text:p>0.117305576000945</text:p>
          </table:table-cell>
          <table:table-cell office:value-type="float" office:value="102063.219664171" calcext:value-type="float">
            <text:p>102063.219664171</text:p>
          </table:table-cell>
          <table:table-cell office:value-type="float" office:value="121720.591076696" calcext:value-type="float">
            <text:p>121720.591076696</text:p>
          </table:table-cell>
        </table:table-row>
        <table:table-row table:style-name="ro1">
          <table:table-cell office:value-type="float" office:value="24.4150199840005" calcext:value-type="float">
            <text:p>24.4150199840005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7231.028509921" calcext:value-type="float">
            <text:p>127231.028509921</text:p>
          </table:table-cell>
          <table:table-cell office:value-type="float" office:value="0.108532177999223" calcext:value-type="float">
            <text:p>0.108532177999223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26687.753240423" calcext:value-type="float">
            <text:p>126687.753240423</text:p>
          </table:table-cell>
        </table:table-row>
        <table:table-row table:style-name="ro1">
          <table:table-cell office:value-type="float" office:value="24.6173450410006" calcext:value-type="float">
            <text:p>24.6173450410006</text:p>
          </table:table-cell>
          <table:table-cell office:value-type="float" office:value="75723" calcext:value-type="float">
            <text:p>75723</text:p>
          </table:table-cell>
          <table:table-cell office:value-type="float" office:value="125983.41161362" calcext:value-type="float">
            <text:p>125983.41161362</text:p>
          </table:table-cell>
          <table:table-cell office:value-type="float" office:value="0.104700161000437" calcext:value-type="float">
            <text:p>0.104700161000437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96931.3911010076" calcext:value-type="float">
            <text:p>96931.3911010076</text:p>
          </table:table-cell>
        </table:table-row>
        <table:table-row table:style-name="ro1">
          <table:table-cell office:value-type="float" office:value="24.8178591040014" calcext:value-type="float">
            <text:p>24.8178591040014</text:p>
          </table:table-cell>
          <table:table-cell office:value-type="float" office:value="75723" calcext:value-type="float">
            <text:p>75723</text:p>
          </table:table-cell>
          <table:table-cell office:value-type="float" office:value="70022.9514658497" calcext:value-type="float">
            <text:p>70022.9514658497</text:p>
          </table:table-cell>
          <table:table-cell office:value-type="float" office:value="0.105511862999265" calcext:value-type="float">
            <text:p>0.105511862999265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72218.8400670598" calcext:value-type="float">
            <text:p>72218.8400670598</text:p>
          </table:table-cell>
        </table:table-row>
        <table:table-row table:style-name="ro1">
          <table:table-cell office:value-type="float" office:value="25.0186808160015" calcext:value-type="float">
            <text:p>25.0186808160015</text:p>
          </table:table-cell>
          <table:table-cell office:value-type="float" office:value="75723" calcext:value-type="float">
            <text:p>75723</text:p>
          </table:table-cell>
          <table:table-cell office:value-type="float" office:value="73540.7330311459" calcext:value-type="float">
            <text:p>73540.7330311459</text:p>
          </table:table-cell>
          <table:table-cell office:value-type="float" office:value="0.104185680000228" calcext:value-type="float">
            <text:p>0.104185680000228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73540.7330311459" calcext:value-type="float">
            <text:p>73540.7330311459</text:p>
          </table:table-cell>
        </table:table-row>
        <table:table-row table:style-name="ro1">
          <table:table-cell office:value-type="float" office:value="25.2254573260016" calcext:value-type="float">
            <text:p>25.2254573260016</text:p>
          </table:table-cell>
          <table:table-cell office:value-type="float" office:value="126205" calcext:value-type="float">
            <text:p>126205</text:p>
          </table:table-cell>
          <table:table-cell office:value-type="float" office:value="71858.1558023824" calcext:value-type="float">
            <text:p>71858.1558023824</text:p>
          </table:table-cell>
          <table:table-cell office:value-type="float" office:value="0.162368642000729" calcext:value-type="float">
            <text:p>0.162368642000729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98121.2938837727" calcext:value-type="float">
            <text:p>98121.2938837727</text:p>
          </table:table-cell>
        </table:table-row>
        <table:table-row table:style-name="ro1">
          <table:table-cell office:value-type="float" office:value="25.4270036760008" calcext:value-type="float">
            <text:p>25.4270036760008</text:p>
          </table:table-cell>
          <table:table-cell office:value-type="float" office:value="126205" calcext:value-type="float">
            <text:p>126205</text:p>
          </table:table-cell>
          <table:table-cell office:value-type="float" office:value="105719.509716717" calcext:value-type="float">
            <text:p>105719.509716717</text:p>
          </table:table-cell>
          <table:table-cell office:value-type="float" office:value="0.109169494000525" calcext:value-type="float">
            <text:p>0.109169494000525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05719.509716717" calcext:value-type="float">
            <text:p>105719.509716717</text:p>
          </table:table-cell>
        </table:table-row>
        <table:table-row table:style-name="ro1">
          <table:table-cell office:value-type="float" office:value="25.6271706510015" calcext:value-type="float">
            <text:p>25.6271706510015</text:p>
          </table:table-cell>
          <table:table-cell office:value-type="float" office:value="75723" calcext:value-type="float">
            <text:p>75723</text:p>
          </table:table-cell>
          <table:table-cell office:value-type="float" office:value="114977.315313927" calcext:value-type="float">
            <text:p>114977.315313927</text:p>
          </table:table-cell>
          <table:table-cell office:value-type="float" office:value="0.104323673000181" calcext:value-type="float">
            <text:p>0.104323673000181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88714.1772325366" calcext:value-type="float">
            <text:p>88714.1772325366</text:p>
          </table:table-cell>
        </table:table-row>
        <table:table-row table:style-name="ro1">
          <table:table-cell office:value-type="float" office:value="25.8294109880007" calcext:value-type="float">
            <text:p>25.8294109880007</text:p>
          </table:table-cell>
          <table:table-cell office:value-type="float" office:value="75723" calcext:value-type="float">
            <text:p>75723</text:p>
          </table:table-cell>
          <table:table-cell office:value-type="float" office:value="71297.8491641023" calcext:value-type="float">
            <text:p>71297.8491641023</text:p>
          </table:table-cell>
          <table:table-cell office:value-type="float" office:value="0.109920003998923" calcext:value-type="float">
            <text:p>0.109920003998923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71297.8491641023" calcext:value-type="float">
            <text:p>71297.8491641023</text:p>
          </table:table-cell>
        </table:table-row>
        <table:table-row table:style-name="ro1">
          <table:table-cell office:value-type="float" office:value="26.0314584430016" calcext:value-type="float">
            <text:p>26.0314584430016</text:p>
          </table:table-cell>
          <table:table-cell office:value-type="float" office:value="75723" calcext:value-type="float">
            <text:p>75723</text:p>
          </table:table-cell>
          <table:table-cell office:value-type="float" office:value="73795.0375241252" calcext:value-type="float">
            <text:p>73795.0375241252</text:p>
          </table:table-cell>
          <table:table-cell office:value-type="float" office:value="0.103851892999955" calcext:value-type="float">
            <text:p>0.103851892999955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73795.0375241252" calcext:value-type="float">
            <text:p>73795.0375241252</text:p>
          </table:table-cell>
        </table:table-row>
        <table:table-row table:style-name="ro1">
          <table:table-cell office:value-type="float" office:value="26.2343768780011" calcext:value-type="float">
            <text:p>26.2343768780011</text:p>
          </table:table-cell>
          <table:table-cell office:value-type="float" office:value="126205" calcext:value-type="float">
            <text:p>126205</text:p>
          </table:table-cell>
          <table:table-cell office:value-type="float" office:value="97551.3798519141" calcext:value-type="float">
            <text:p>97551.3798519141</text:p>
          </table:table-cell>
          <table:table-cell office:value-type="float" office:value="0.114410705999035" calcext:value-type="float">
            <text:p>0.114410705999035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23814.517933304" calcext:value-type="float">
            <text:p>123814.517933304</text:p>
          </table:table-cell>
        </table:table-row>
        <table:table-row table:style-name="ro1">
          <table:table-cell office:value-type="float" office:value="26.437461548001" calcext:value-type="float">
            <text:p>26.437461548001</text:p>
          </table:table-cell>
          <table:table-cell office:value-type="float" office:value="126205" calcext:value-type="float">
            <text:p>126205</text:p>
          </table:table-cell>
          <table:table-cell office:value-type="float" office:value="121613.163000273" calcext:value-type="float">
            <text:p>121613.163000273</text:p>
          </table:table-cell>
          <table:table-cell office:value-type="float" office:value="0.105740650000371" calcext:value-type="float">
            <text:p>0.105740650000371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21613.163000273" calcext:value-type="float">
            <text:p>121613.163000273</text:p>
          </table:table-cell>
        </table:table-row>
        <table:table-row table:style-name="ro1">
          <table:table-cell office:value-type="float" office:value="26.6396730760007" calcext:value-type="float">
            <text:p>26.6396730760007</text:p>
          </table:table-cell>
          <table:table-cell office:value-type="float" office:value="75723" calcext:value-type="float">
            <text:p>75723</text:p>
          </table:table-cell>
          <table:table-cell office:value-type="float" office:value="125458.279338596" calcext:value-type="float">
            <text:p>125458.279338596</text:p>
          </table:table-cell>
          <table:table-cell office:value-type="float" office:value="0.105175966000388" calcext:value-type="float">
            <text:p>0.105175966000388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99245.0230264774" calcext:value-type="float">
            <text:p>99245.0230264774</text:p>
          </table:table-cell>
        </table:table-row>
        <table:table-row table:style-name="ro1">
          <table:table-cell office:value-type="float" office:value="26.8438361240005" calcext:value-type="float">
            <text:p>26.8438361240005</text:p>
          </table:table-cell>
          <table:table-cell office:value-type="float" office:value="75723" calcext:value-type="float">
            <text:p>75723</text:p>
          </table:table-cell>
          <table:table-cell office:value-type="float" office:value="69293.0985663603" calcext:value-type="float">
            <text:p>69293.0985663603</text:p>
          </table:table-cell>
          <table:table-cell office:value-type="float" office:value="0.108080878999317" calcext:value-type="float">
            <text:p>0.108080878999317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69293.0985663603" calcext:value-type="float">
            <text:p>69293.0985663603</text:p>
          </table:table-cell>
        </table:table-row>
        <table:table-row table:style-name="ro1">
          <table:table-cell office:value-type="float" office:value="27.0505670570001" calcext:value-type="float">
            <text:p>27.0505670570001</text:p>
          </table:table-cell>
          <table:table-cell office:value-type="float" office:value="75723" calcext:value-type="float">
            <text:p>75723</text:p>
          </table:table-cell>
          <table:table-cell office:value-type="float" office:value="74901.1007883579" calcext:value-type="float">
            <text:p>74901.1007883579</text:p>
          </table:table-cell>
          <table:table-cell office:value-type="float" office:value="0.111663927998961" calcext:value-type="float">
            <text:p>0.111663927998961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74901.1007883579" calcext:value-type="float">
            <text:p>74901.1007883579</text:p>
          </table:table-cell>
        </table:table-row>
        <table:table-row table:style-name="ro1">
          <table:table-cell office:value-type="float" office:value="27.2542639740004" calcext:value-type="float">
            <text:p>27.2542639740004</text:p>
          </table:table-cell>
          <table:table-cell office:value-type="float" office:value="126205" calcext:value-type="float">
            <text:p>126205</text:p>
          </table:table-cell>
          <table:table-cell office:value-type="float" office:value="79199.011380161" calcext:value-type="float">
            <text:p>79199.011380161</text:p>
          </table:table-cell>
          <table:table-cell office:value-type="float" office:value="0.137892524000563" calcext:value-type="float">
            <text:p>0.137892524000563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05412.26769228" calcext:value-type="float">
            <text:p>105412.26769228</text:p>
          </table:table-cell>
        </table:table-row>
        <table:table-row table:style-name="ro1">
          <table:table-cell office:value-type="float" office:value="27.4568593439999" calcext:value-type="float">
            <text:p>27.4568593439999</text:p>
          </table:table-cell>
          <table:table-cell office:value-type="float" office:value="126205" calcext:value-type="float">
            <text:p>126205</text:p>
          </table:table-cell>
          <table:table-cell office:value-type="float" office:value="122342.722548598" calcext:value-type="float">
            <text:p>122342.722548598</text:p>
          </table:table-cell>
          <table:table-cell office:value-type="float" office:value="0.105390012000498" calcext:value-type="float">
            <text:p>0.105390012000498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122342.722548598" calcext:value-type="float">
            <text:p>122342.722548598</text:p>
          </table:table-cell>
        </table:table-row>
        <table:table-row table:style-name="ro1">
          <table:table-cell office:value-type="float" office:value="27.6627252450016" calcext:value-type="float">
            <text:p>27.6627252450016</text:p>
          </table:table-cell>
          <table:table-cell office:value-type="float" office:value="75723" calcext:value-type="float">
            <text:p>75723</text:p>
          </table:table-cell>
          <table:table-cell office:value-type="float" office:value="119850.277116599" calcext:value-type="float">
            <text:p>119850.277116599</text:p>
          </table:table-cell>
          <table:table-cell office:value-type="float" office:value="0.107742530999531" calcext:value-type="float">
            <text:p>0.107742530999531</text:p>
          </table:table-cell>
          <table:table-cell office:value-type="float" office:value="100964.238126301" calcext:value-type="float">
            <text:p>100964.238126301</text:p>
          </table:table-cell>
          <table:table-cell office:value-type="float" office:value="93637.0208044798" calcext:value-type="float">
            <text:p>93637.0208044798</text:p>
          </table:table-cell>
        </table:table-row>
        <table:table-row table:style-name="ro1">
          <table:table-cell office:value-type="float" office:value="27.8680943050003" calcext:value-type="float">
            <text:p>27.8680943050003</text:p>
          </table:table-cell>
          <table:table-cell office:value-type="float" office:value="76598" calcext:value-type="float">
            <text:p>76598</text:p>
          </table:table-cell>
          <table:table-cell office:value-type="float" office:value="76406.9532368572" calcext:value-type="float">
            <text:p>76406.9532368572</text:p>
          </table:table-cell>
          <table:table-cell office:value-type="float" office:value="0.107094155000595" calcext:value-type="float">
            <text:p>0.107094155000595</text:p>
          </table:table-cell>
          <table:table-cell office:value-type="float" office:value="101964.238126301" calcext:value-type="float">
            <text:p>101964.238126301</text:p>
          </table:table-cell>
          <table:table-cell office:value-type="float" office:value="76861.305268732" calcext:value-type="float">
            <text:p>76861.305268732</text:p>
          </table:table-cell>
        </table:table-row>
        <table:table-row table:style-name="ro1">
          <table:table-cell office:value-type="float" office:value="28.0699318679999" calcext:value-type="float">
            <text:p>28.0699318679999</text:p>
          </table:table-cell>
          <table:table-cell office:value-type="float" office:value="77348" calcext:value-type="float">
            <text:p>77348</text:p>
          </table:table-cell>
          <table:table-cell office:value-type="float" office:value="76004.5271514824" calcext:value-type="float">
            <text:p>76004.5271514824</text:p>
          </table:table-cell>
          <table:table-cell office:value-type="float" office:value="0.10508975599987" calcext:value-type="float">
            <text:p>0.10508975599987</text:p>
          </table:table-cell>
          <table:table-cell office:value-type="float" office:value="102964.238126301" calcext:value-type="float">
            <text:p>102964.238126301</text:p>
          </table:table-cell>
          <table:table-cell office:value-type="float" office:value="76393.9717502322" calcext:value-type="float">
            <text:p>76393.9717502322</text:p>
          </table:table-cell>
        </table:table-row>
        <table:table-row table:style-name="ro1">
          <table:table-cell office:value-type="float" office:value="28.273504924" calcext:value-type="float">
            <text:p>28.273504924</text:p>
          </table:table-cell>
          <table:table-cell office:value-type="float" office:value="129830" calcext:value-type="float">
            <text:p>129830</text:p>
          </table:table-cell>
          <table:table-cell office:value-type="float" office:value="97489.9260347782" calcext:value-type="float">
            <text:p>97489.9260347782</text:p>
          </table:table-cell>
          <table:table-cell office:value-type="float" office:value="0.131115984999269" calcext:value-type="float">
            <text:p>0.131115984999269</text:p>
          </table:table-cell>
          <table:table-cell office:value-type="float" office:value="103964.238126301" calcext:value-type="float">
            <text:p>103964.238126301</text:p>
          </table:table-cell>
          <table:table-cell office:value-type="float" office:value="124741.701276896" calcext:value-type="float">
            <text:p>124741.701276896</text:p>
          </table:table-cell>
        </table:table-row>
        <table:table-row table:style-name="ro1">
          <table:table-cell office:value-type="float" office:value="28.4800826850005" calcext:value-type="float">
            <text:p>28.4800826850005</text:p>
          </table:table-cell>
          <table:table-cell office:value-type="float" office:value="131080" calcext:value-type="float">
            <text:p>131080</text:p>
          </table:table-cell>
          <table:table-cell office:value-type="float" office:value="126431.890835471" calcext:value-type="float">
            <text:p>126431.890835471</text:p>
          </table:table-cell>
          <table:table-cell office:value-type="float" office:value="0.111221008999564" calcext:value-type="float">
            <text:p>0.111221008999564</text:p>
          </table:table-cell>
          <table:table-cell office:value-type="float" office:value="104964.238126301" calcext:value-type="float">
            <text:p>104964.238126301</text:p>
          </table:table-cell>
          <table:table-cell office:value-type="float" office:value="127080.96516672" calcext:value-type="float">
            <text:p>127080.96516672</text:p>
          </table:table-cell>
        </table:table-row>
        <table:table-row table:style-name="ro1">
          <table:table-cell office:value-type="float" office:value="28.6859673690014" calcext:value-type="float">
            <text:p>28.6859673690014</text:p>
          </table:table-cell>
          <table:table-cell office:value-type="float" office:value="79598" calcext:value-type="float">
            <text:p>79598</text:p>
          </table:table-cell>
          <table:table-cell office:value-type="float" office:value="101724.486971851" calcext:value-type="float">
            <text:p>101724.486971851</text:p>
          </table:table-cell>
          <table:table-cell office:value-type="float" office:value="0.112169791998895" calcext:value-type="float">
            <text:p>0.112169791998895</text:p>
          </table:table-cell>
          <table:table-cell office:value-type="float" office:value="105964.238126301" calcext:value-type="float">
            <text:p>105964.238126301</text:p>
          </table:table-cell>
          <table:table-cell office:value-type="float" office:value="74991.9711947328" calcext:value-type="float">
            <text:p>74991.9711947328</text:p>
          </table:table-cell>
        </table:table-row>
        <table:table-row table:style-name="ro1">
          <table:table-cell office:value-type="float" office:value="28.8864666090012" calcext:value-type="float">
            <text:p>28.8864666090012</text:p>
          </table:table-cell>
          <table:table-cell office:value-type="float" office:value="80348" calcext:value-type="float">
            <text:p>80348</text:p>
          </table:table-cell>
          <table:table-cell office:value-type="float" office:value="72265.859003484" calcext:value-type="float">
            <text:p>72265.859003484</text:p>
          </table:table-cell>
          <table:table-cell office:value-type="float" office:value="0.110450649999621" calcext:value-type="float">
            <text:p>0.110450649999621</text:p>
          </table:table-cell>
          <table:table-cell office:value-type="float" office:value="106964.238126301" calcext:value-type="float">
            <text:p>106964.238126301</text:p>
          </table:table-cell>
          <table:table-cell office:value-type="float" office:value="72655.3036022338" calcext:value-type="float">
            <text:p>72655.3036022338</text:p>
          </table:table-cell>
        </table:table-row>
        <table:table-row table:style-name="ro1">
          <table:table-cell office:value-type="float" office:value="29.0922477820004" calcext:value-type="float">
            <text:p>29.0922477820004</text:p>
          </table:table-cell>
          <table:table-cell office:value-type="float" office:value="134830" calcext:value-type="float">
            <text:p>134830</text:p>
          </table:table-cell>
          <table:table-cell office:value-type="float" office:value="80110.3117412356" calcext:value-type="float">
            <text:p>80110.3117412356</text:p>
          </table:table-cell>
          <table:table-cell office:value-type="float" office:value="0.105285681000169" calcext:value-type="float">
            <text:p>0.105285681000169</text:p>
          </table:table-cell>
          <table:table-cell office:value-type="float" office:value="107964.238126301" calcext:value-type="float">
            <text:p>107964.238126301</text:p>
          </table:table-cell>
          <table:table-cell office:value-type="float" office:value="108400.605913354" calcext:value-type="float">
            <text:p>108400.605913354</text:p>
          </table:table-cell>
        </table:table-row>
        <table:table-row table:style-name="ro1">
          <table:table-cell office:value-type="float" office:value="29.2963039620008" calcext:value-type="float">
            <text:p>29.2963039620008</text:p>
          </table:table-cell>
          <table:table-cell office:value-type="float" office:value="136080" calcext:value-type="float">
            <text:p>136080</text:p>
          </table:table-cell>
          <table:table-cell office:value-type="float" office:value="113134.49028727" calcext:value-type="float">
            <text:p>113134.49028727</text:p>
          </table:table-cell>
          <table:table-cell office:value-type="float" office:value="0.117912546998923" calcext:value-type="float">
            <text:p>0.117912546998923</text:p>
          </table:table-cell>
          <table:table-cell office:value-type="float" office:value="108964.238126301" calcext:value-type="float">
            <text:p>108964.238126301</text:p>
          </table:table-cell>
          <table:table-cell office:value-type="float" office:value="113783.56461852" calcext:value-type="float">
            <text:p>113783.56461852</text:p>
          </table:table-cell>
        </table:table-row>
        <table:table-row table:style-name="ro1">
          <table:table-cell office:value-type="float" office:value="29.4991815520007" calcext:value-type="float">
            <text:p>29.4991815520007</text:p>
          </table:table-cell>
          <table:table-cell office:value-type="float" office:value="137330" calcext:value-type="float">
            <text:p>137330</text:p>
          </table:table-cell>
          <table:table-cell office:value-type="float" office:value="130723.774732139" calcext:value-type="float">
            <text:p>130723.774732139</text:p>
          </table:table-cell>
          <table:table-cell office:value-type="float" office:value="0.104850681000244" calcext:value-type="float">
            <text:p>0.104850681000244</text:p>
          </table:table-cell>
          <table:table-cell office:value-type="float" office:value="109964.238126301" calcext:value-type="float">
            <text:p>109964.238126301</text:p>
          </table:table-cell>
          <table:table-cell office:value-type="float" office:value="131380.585707138" calcext:value-type="float">
            <text:p>131380.585707138</text:p>
          </table:table-cell>
        </table:table-row>
        <table:table-row table:style-name="ro1">
          <table:table-cell office:value-type="float" office:value="29.7026299970003" calcext:value-type="float">
            <text:p>29.7026299970003</text:p>
          </table:table-cell>
          <table:table-cell office:value-type="float" office:value="83348" calcext:value-type="float">
            <text:p>83348</text:p>
          </table:table-cell>
          <table:table-cell office:value-type="float" office:value="105038.78746821" calcext:value-type="float">
            <text:p>105038.78746821</text:p>
          </table:table-cell>
          <table:table-cell office:value-type="float" office:value="0.1047718789996" calcext:value-type="float">
            <text:p>0.1047718789996</text:p>
          </table:table-cell>
          <table:table-cell office:value-type="float" office:value="110964.238126301" calcext:value-type="float">
            <text:p>110964.238126301</text:p>
          </table:table-cell>
          <table:table-cell office:value-type="float" office:value="76674.0114262853" calcext:value-type="float">
            <text:p>76674.0114262853</text:p>
          </table:table-cell>
        </table:table-row>
        <table:table-row table:style-name="ro1">
          <table:table-cell office:value-type="float" office:value="29.9042230470004" calcext:value-type="float">
            <text:p>29.9042230470004</text:p>
          </table:table-cell>
          <table:table-cell office:value-type="float" office:value="84098" calcext:value-type="float">
            <text:p>84098</text:p>
          </table:table-cell>
          <table:table-cell office:value-type="float" office:value="84114.3618188255" calcext:value-type="float">
            <text:p>84114.3618188255</text:p>
          </table:table-cell>
          <table:table-cell office:value-type="float" office:value="0.103944128000876" calcext:value-type="float">
            <text:p>0.103944128000876</text:p>
          </table:table-cell>
          <table:table-cell office:value-type="float" office:value="111964.238126301" calcext:value-type="float">
            <text:p>111964.238126301</text:p>
          </table:table-cell>
          <table:table-cell office:value-type="float" office:value="84507.5518725764" calcext:value-type="float">
            <text:p>84507.5518725764</text:p>
          </table:table-cell>
        </table:table-row>
        <table:table-row table:style-name="ro1">
          <table:table-cell office:value-type="float" office:value="30.1066071969999" calcext:value-type="float">
            <text:p>30.1066071969999</text:p>
          </table:table-cell>
          <table:table-cell office:value-type="float" office:value="141080" calcext:value-type="float">
            <text:p>141080</text:p>
          </table:table-cell>
          <table:table-cell office:value-type="float" office:value="84535.714430222" calcext:value-type="float">
            <text:p>84535.714430222</text:p>
          </table:table-cell>
          <table:table-cell office:value-type="float" office:value="0.103511768000317" calcext:value-type="float">
            <text:p>0.103511768000317</text:p>
          </table:table-cell>
          <table:table-cell office:value-type="float" office:value="112964.238126301" calcext:value-type="float">
            <text:p>112964.238126301</text:p>
          </table:table-cell>
          <table:table-cell office:value-type="float" office:value="114386.270475998" calcext:value-type="float">
            <text:p>114386.270475998</text:p>
          </table:table-cell>
        </table:table-row>
        <table:table-row table:style-name="ro1">
          <table:table-cell office:value-type="float" office:value="30.312257439" calcext:value-type="float">
            <text:p>30.312257439</text:p>
          </table:table-cell>
          <table:table-cell office:value-type="float" office:value="142330" calcext:value-type="float">
            <text:p>142330</text:p>
          </table:table-cell>
          <table:table-cell office:value-type="float" office:value="118875.701988202" calcext:value-type="float">
            <text:p>118875.701988202</text:p>
          </table:table-cell>
          <table:table-cell office:value-type="float" office:value="0.117516767999405" calcext:value-type="float">
            <text:p>0.117516767999405</text:p>
          </table:table-cell>
          <table:table-cell office:value-type="float" office:value="113964.238126301" calcext:value-type="float">
            <text:p>113964.238126301</text:p>
          </table:table-cell>
          <table:table-cell office:value-type="float" office:value="119525.352788207" calcext:value-type="float">
            <text:p>119525.352788207</text:p>
          </table:table-cell>
        </table:table-row>
        <table:table-row table:style-name="ro1">
          <table:table-cell office:value-type="float" office:value="30.5149627970004" calcext:value-type="float">
            <text:p>30.5149627970004</text:p>
          </table:table-cell>
          <table:table-cell office:value-type="float" office:value="143580" calcext:value-type="float">
            <text:p>143580</text:p>
          </table:table-cell>
          <table:table-cell office:value-type="float" office:value="79253.7851694426" calcext:value-type="float">
            <text:p>79253.7851694426</text:p>
          </table:table-cell>
          <table:table-cell office:value-type="float" office:value="0.194251097000233" calcext:value-type="float">
            <text:p>0.194251097000233</text:p>
          </table:table-cell>
          <table:table-cell office:value-type="float" office:value="114964.238126301" calcext:value-type="float">
            <text:p>114964.238126301</text:p>
          </table:table-cell>
          <table:table-cell office:value-type="float" office:value="79900.7337194445" calcext:value-type="float">
            <text:p>79900.7337194445</text:p>
          </table:table-cell>
        </table:table-row>
        <table:table-row table:style-name="ro1">
          <table:table-cell office:value-type="float" office:value="30.7165632770011" calcext:value-type="float">
            <text:p>30.7165632770011</text:p>
          </table:table-cell>
          <table:table-cell office:value-type="float" office:value="87098" calcext:value-type="float">
            <text:p>87098</text:p>
          </table:table-cell>
          <table:table-cell office:value-type="float" office:value="112196.405335543" calcext:value-type="float">
            <text:p>112196.405335543</text:p>
          </table:table-cell>
          <table:table-cell office:value-type="float" office:value="0.12032322900086" calcext:value-type="float">
            <text:p>0.12032322900086</text:p>
          </table:table-cell>
          <table:table-cell office:value-type="float" office:value="115964.238126301" calcext:value-type="float">
            <text:p>115964.238126301</text:p>
          </table:table-cell>
          <table:table-cell office:value-type="float" office:value="82963.6469345739" calcext:value-type="float">
            <text:p>82963.6469345739</text:p>
          </table:table-cell>
        </table:table-row>
        <table:table-row table:style-name="ro1">
          <table:table-cell office:value-type="float" office:value="30.9185312480004" calcext:value-type="float">
            <text:p>30.9185312480004</text:p>
          </table:table-cell>
          <table:table-cell office:value-type="float" office:value="87848" calcext:value-type="float">
            <text:p>87848</text:p>
          </table:table-cell>
          <table:table-cell office:value-type="float" office:value="90350.7642579165" calcext:value-type="float">
            <text:p>90350.7642579165</text:p>
          </table:table-cell>
          <table:table-cell office:value-type="float" office:value="0.10537563500111" calcext:value-type="float">
            <text:p>0.10537563500111</text:p>
          </table:table-cell>
          <table:table-cell office:value-type="float" office:value="116964.238126301" calcext:value-type="float">
            <text:p>116964.238126301</text:p>
          </table:table-cell>
          <table:table-cell office:value-type="float" office:value="90738.9333879177" calcext:value-type="float">
            <text:p>90738.9333879177</text:p>
          </table:table-cell>
        </table:table-row>
        <table:table-row table:style-name="ro1">
          <table:table-cell office:value-type="float" office:value="31.1218174130008" calcext:value-type="float">
            <text:p>31.1218174130008</text:p>
          </table:table-cell>
          <table:table-cell office:value-type="float" office:value="147330" calcext:value-type="float">
            <text:p>147330</text:p>
          </table:table-cell>
          <table:table-cell office:value-type="float" office:value="91127.1025179189" calcext:value-type="float">
            <text:p>91127.1025179189</text:p>
          </table:table-cell>
          <table:table-cell office:value-type="float" office:value="0.10799900100028" calcext:value-type="float">
            <text:p>0.10799900100028</text:p>
          </table:table-cell>
          <table:table-cell office:value-type="float" office:value="117964.238126301" calcext:value-type="float">
            <text:p>117964.238126301</text:p>
          </table:table-cell>
          <table:table-cell office:value-type="float" office:value="119735.167399006" calcext:value-type="float">
            <text:p>119735.167399006</text:p>
          </table:table-cell>
        </table:table-row>
        <table:table-row table:style-name="ro1">
          <table:table-cell office:value-type="float" office:value="31.324276976" calcext:value-type="float">
            <text:p>31.324276976</text:p>
          </table:table-cell>
          <table:table-cell office:value-type="float" office:value="148580" calcext:value-type="float">
            <text:p>148580</text:p>
          </table:table-cell>
          <table:table-cell office:value-type="float" office:value="109659.331901856" calcext:value-type="float">
            <text:p>109659.331901856</text:p>
          </table:table-cell>
          <table:table-cell office:value-type="float" office:value="0.122577046000515" calcext:value-type="float">
            <text:p>0.122577046000515</text:p>
          </table:table-cell>
          <table:table-cell office:value-type="float" office:value="118964.238126301" calcext:value-type="float">
            <text:p>118964.238126301</text:p>
          </table:table-cell>
          <table:table-cell office:value-type="float" office:value="112483.650491744" calcext:value-type="float">
            <text:p>112483.650491744</text:p>
          </table:table-cell>
        </table:table-row>
        <table:table-row table:style-name="ro1">
          <table:table-cell office:value-type="float" office:value="31.5275056290011" calcext:value-type="float">
            <text:p>31.5275056290011</text:p>
          </table:table-cell>
          <table:table-cell office:value-type="float" office:value="149830" calcext:value-type="float">
            <text:p>149830</text:p>
          </table:table-cell>
          <table:table-cell office:value-type="float" office:value="127091.748750789" calcext:value-type="float">
            <text:p>127091.748750789</text:p>
          </table:table-cell>
          <table:table-cell office:value-type="float" office:value="0.12260497600073" calcext:value-type="float">
            <text:p>0.12260497600073</text:p>
          </table:table-cell>
          <table:table-cell office:value-type="float" office:value="119964.238126301" calcext:value-type="float">
            <text:p>119964.238126301</text:p>
          </table:table-cell>
          <table:table-cell office:value-type="float" office:value="127738.697300791" calcext:value-type="float">
            <text:p>127738.697300791</text:p>
          </table:table-cell>
        </table:table-row>
        <table:table-row table:style-name="ro1">
          <table:table-cell office:value-type="float" office:value="31.7292125439999" calcext:value-type="float">
            <text:p>31.7292125439999</text:p>
          </table:table-cell>
          <table:table-cell office:value-type="float" office:value="90848" calcext:value-type="float">
            <text:p>90848</text:p>
          </table:table-cell>
          <table:table-cell office:value-type="float" office:value="110164.986888537" calcext:value-type="float">
            <text:p>110164.986888537</text:p>
          </table:table-cell>
          <table:table-cell office:value-type="float" office:value="0.125263023001025" calcext:value-type="float">
            <text:p>0.125263023001025</text:p>
          </table:table-cell>
          <table:table-cell office:value-type="float" office:value="120964.238126301" calcext:value-type="float">
            <text:p>120964.238126301</text:p>
          </table:table-cell>
          <table:table-cell office:value-type="float" office:value="79638.3313875637" calcext:value-type="float">
            <text:p>79638.3313875637</text:p>
          </table:table-cell>
        </table:table-row>
        <table:table-row table:style-name="ro1">
          <table:table-cell office:value-type="float" office:value="31.9323230059999" calcext:value-type="float">
            <text:p>31.9323230059999</text:p>
          </table:table-cell>
          <table:table-cell office:value-type="float" office:value="91598" calcext:value-type="float">
            <text:p>91598</text:p>
          </table:table-cell>
          <table:table-cell office:value-type="float" office:value="94232.4555579284" calcext:value-type="float">
            <text:p>94232.4555579284</text:p>
          </table:table-cell>
          <table:table-cell office:value-type="float" office:value="0.103425818000687" calcext:value-type="float">
            <text:p>0.103425818000687</text:p>
          </table:table-cell>
          <table:table-cell office:value-type="float" office:value="121964.238126301" calcext:value-type="float">
            <text:p>121964.238126301</text:p>
          </table:table-cell>
          <table:table-cell office:value-type="float" office:value="94620.6246879296" calcext:value-type="float">
            <text:p>94620.6246879296</text:p>
          </table:table-cell>
        </table:table-row>
        <table:table-row table:style-name="ro1">
          <table:table-cell office:value-type="float" office:value="32.1355753510015" calcext:value-type="float">
            <text:p>32.1355753510015</text:p>
          </table:table-cell>
          <table:table-cell office:value-type="float" office:value="153580" calcext:value-type="float">
            <text:p>153580</text:p>
          </table:table-cell>
          <table:table-cell office:value-type="float" office:value="95008.7938179308" calcext:value-type="float">
            <text:p>95008.7938179308</text:p>
          </table:table-cell>
          <table:table-cell office:value-type="float" office:value="0.10569788400062" calcext:value-type="float">
            <text:p>0.10569788400062</text:p>
          </table:table-cell>
          <table:table-cell office:value-type="float" office:value="122964.238126301" calcext:value-type="float">
            <text:p>122964.238126301</text:p>
          </table:table-cell>
          <table:table-cell office:value-type="float" office:value="127088.125838909" calcext:value-type="float">
            <text:p>127088.125838909</text:p>
          </table:table-cell>
        </table:table-row>
        <table:table-row table:style-name="ro1">
          <table:table-cell office:value-type="float" office:value="32.3447051840012" calcext:value-type="float">
            <text:p>32.3447051840012</text:p>
          </table:table-cell>
          <table:table-cell office:value-type="float" office:value="154830" calcext:value-type="float">
            <text:p>154830</text:p>
          </table:table-cell>
          <table:table-cell office:value-type="float" office:value="99820.3939851833" calcext:value-type="float">
            <text:p>99820.3939851833</text:p>
          </table:table-cell>
          <table:table-cell office:value-type="float" office:value="0.151581812999211" calcext:value-type="float">
            <text:p>0.151581812999211</text:p>
          </table:table-cell>
          <table:table-cell office:value-type="float" office:value="123964.238126301" calcext:value-type="float">
            <text:p>123964.238126301</text:p>
          </table:table-cell>
          <table:table-cell office:value-type="float" office:value="100466.805347688" calcext:value-type="float">
            <text:p>100466.805347688</text:p>
          </table:table-cell>
        </table:table-row>
        <table:table-row table:style-name="ro1">
          <table:table-cell office:value-type="float" office:value="32.5480492620009" calcext:value-type="float">
            <text:p>32.5480492620009</text:p>
          </table:table-cell>
          <table:table-cell office:value-type="float" office:value="156080" calcext:value-type="float">
            <text:p>156080</text:p>
          </table:table-cell>
          <table:table-cell office:value-type="float" office:value="141230.540125389" calcext:value-type="float">
            <text:p>141230.540125389</text:p>
          </table:table-cell>
          <table:table-cell office:value-type="float" office:value="0.133840348000376" calcext:value-type="float">
            <text:p>0.133840348000376</text:p>
          </table:table-cell>
          <table:table-cell office:value-type="float" office:value="124964.238126301" calcext:value-type="float">
            <text:p>124964.238126301</text:p>
          </table:table-cell>
          <table:table-cell office:value-type="float" office:value="141876.951487893" calcext:value-type="float">
            <text:p>141876.951487893</text:p>
          </table:table-cell>
        </table:table-row>
        <table:table-row table:style-name="ro1">
          <table:table-cell office:value-type="float" office:value="32.7506095200006" calcext:value-type="float">
            <text:p>32.7506095200006</text:p>
          </table:table-cell>
          <table:table-cell office:value-type="float" office:value="94598" calcext:value-type="float">
            <text:p>94598</text:p>
          </table:table-cell>
          <table:table-cell office:value-type="float" office:value="113295.226683403" calcext:value-type="float">
            <text:p>113295.226683403</text:p>
          </table:table-cell>
          <table:table-cell office:value-type="float" office:value="0.13045212399993" calcext:value-type="float">
            <text:p>0.13045212399993</text:p>
          </table:table-cell>
          <table:table-cell office:value-type="float" office:value="125964.238126301" calcext:value-type="float">
            <text:p>125964.238126301</text:p>
          </table:table-cell>
          <table:table-cell office:value-type="float" office:value="81501.0959718116" calcext:value-type="float">
            <text:p>81501.0959718116</text:p>
          </table:table-cell>
        </table:table-row>
        <table:table-row table:style-name="ro1">
          <table:table-cell office:value-type="float" office:value="32.9522203360011" calcext:value-type="float">
            <text:p>32.9522203360011</text:p>
          </table:table-cell>
          <table:table-cell office:value-type="float" office:value="95348" calcext:value-type="float">
            <text:p>95348</text:p>
          </table:table-cell>
          <table:table-cell office:value-type="float" office:value="98032.6787210415" calcext:value-type="float">
            <text:p>98032.6787210415</text:p>
          </table:table-cell>
          <table:table-cell office:value-type="float" office:value="0.104378792999341" calcext:value-type="float">
            <text:p>0.104378792999341</text:p>
          </table:table-cell>
          <table:table-cell office:value-type="float" office:value="126964.238126301" calcext:value-type="float">
            <text:p>126964.238126301</text:p>
          </table:table-cell>
          <table:table-cell office:value-type="float" office:value="98420.525538544" calcext:value-type="float">
            <text:p>98420.525538544</text:p>
          </table:table-cell>
        </table:table-row>
        <table:table-row table:style-name="ro1">
          <table:table-cell office:value-type="float" office:value="33.1553703910013" calcext:value-type="float">
            <text:p>33.1553703910013</text:p>
          </table:table-cell>
          <table:table-cell office:value-type="float" office:value="159830" calcext:value-type="float">
            <text:p>159830</text:p>
          </table:table-cell>
          <table:table-cell office:value-type="float" office:value="95043.6725808216" calcext:value-type="float">
            <text:p>95043.6725808216</text:p>
          </table:table-cell>
          <table:table-cell office:value-type="float" office:value="0.128534477998983" calcext:value-type="float">
            <text:p>0.128534477998983</text:p>
          </table:table-cell>
          <table:table-cell office:value-type="float" office:value="127964.238126301" calcext:value-type="float">
            <text:p>127964.238126301</text:p>
          </table:table-cell>
          <table:table-cell office:value-type="float" office:value="128389.190562423" calcext:value-type="float">
            <text:p>128389.190562423</text:p>
          </table:table-cell>
        </table:table-row>
        <table:table-row table:style-name="ro1">
          <table:table-cell office:value-type="float" office:value="33.3572605340014" calcext:value-type="float">
            <text:p>33.3572605340014</text:p>
          </table:table-cell>
          <table:table-cell office:value-type="float" office:value="161080" calcext:value-type="float">
            <text:p>161080</text:p>
          </table:table-cell>
          <table:table-cell office:value-type="float" office:value="129481.36720051" calcext:value-type="float">
            <text:p>129481.36720051</text:p>
          </table:table-cell>
          <table:table-cell office:value-type="float" office:value="0.131941101999473" calcext:value-type="float">
            <text:p>0.131941101999473</text:p>
          </table:table-cell>
          <table:table-cell office:value-type="float" office:value="128964.238126301" calcext:value-type="float">
            <text:p>128964.238126301</text:p>
          </table:table-cell>
          <table:table-cell office:value-type="float" office:value="130127.778563015" calcext:value-type="float">
            <text:p>130127.778563015</text:p>
          </table:table-cell>
        </table:table-row>
        <table:table-row table:style-name="ro1">
          <table:table-cell office:value-type="float" office:value="33.558527262001" calcext:value-type="float">
            <text:p>33.558527262001</text:p>
          </table:table-cell>
          <table:table-cell office:value-type="float" office:value="79386" calcext:value-type="float">
            <text:p>79386</text:p>
          </table:table-cell>
          <table:table-cell office:value-type="float" office:value="126174.326669938" calcext:value-type="float">
            <text:p>126174.326669938</text:p>
          </table:table-cell>
          <table:table-cell office:value-type="float" office:value="0.114183858000615" calcext:value-type="float">
            <text:p>0.114183858000615</text:p>
          </table:table-cell>
          <table:table-cell office:value-type="float" office:value="105849.326088866" calcext:value-type="float">
            <text:p>105849.326088866</text:p>
          </table:table-cell>
          <table:table-cell office:value-type="float" office:value="87079.3674656787" calcext:value-type="float">
            <text:p>87079.3674656787</text:p>
          </table:table-cell>
        </table:table-row>
        <table:table-row table:style-name="ro1">
          <table:table-cell office:value-type="float" office:value="33.7597541890009" calcext:value-type="float">
            <text:p>33.7597541890009</text:p>
          </table:table-cell>
          <table:table-cell office:value-type="float" office:value="81473" calcext:value-type="float">
            <text:p>81473</text:p>
          </table:table-cell>
          <table:table-cell office:value-type="float" office:value="86696.1748099861" calcext:value-type="float">
            <text:p>86696.1748099861</text:p>
          </table:table-cell>
          <table:table-cell office:value-type="float" office:value="0.104751712000507" calcext:value-type="float">
            <text:p>0.104751712000507</text:p>
          </table:table-cell>
          <table:table-cell office:value-type="float" office:value="108631.915837424" calcext:value-type="float">
            <text:p>108631.915837424</text:p>
          </table:table-cell>
          <table:table-cell office:value-type="float" office:value="84624.0385463423" calcext:value-type="float">
            <text:p>84624.0385463423</text:p>
          </table:table-cell>
        </table:table-row>
        <table:table-row table:style-name="ro1">
          <table:table-cell office:value-type="float" office:value="33.9611479110008" calcext:value-type="float">
            <text:p>33.9611479110008</text:p>
          </table:table-cell>
          <table:table-cell office:value-type="float" office:value="84455" calcext:value-type="float">
            <text:p>84455</text:p>
          </table:table-cell>
          <table:table-cell office:value-type="float" office:value="86319.7048324636" calcext:value-type="float">
            <text:p>86319.7048324636</text:p>
          </table:table-cell>
          <table:table-cell office:value-type="float" office:value="0.110087986999133" calcext:value-type="float">
            <text:p>0.110087986999133</text:p>
          </table:table-cell>
          <table:table-cell office:value-type="float" office:value="112606.770095238" calcext:value-type="float">
            <text:p>112606.770095238</text:p>
          </table:table-cell>
          <table:table-cell office:value-type="float" office:value="84765.7319170033" calcext:value-type="float">
            <text:p>84765.7319170033</text:p>
          </table:table-cell>
        </table:table-row>
        <table:table-row table:style-name="ro1">
          <table:table-cell office:value-type="float" office:value="34.1654299660004" calcext:value-type="float">
            <text:p>34.1654299660004</text:p>
          </table:table-cell>
          <table:table-cell office:value-type="float" office:value="142086" calcext:value-type="float">
            <text:p>142086</text:p>
          </table:table-cell>
          <table:table-cell office:value-type="float" office:value="76838.1429672506" calcext:value-type="float">
            <text:p>76838.1429672506</text:p>
          </table:table-cell>
          <table:table-cell office:value-type="float" office:value="0.126115777999075" calcext:value-type="float">
            <text:p>0.126115777999075</text:p>
          </table:table-cell>
          <table:table-cell office:value-type="float" office:value="113669.206160822" calcext:value-type="float">
            <text:p>113669.206160822</text:p>
          </table:table-cell>
          <table:table-cell office:value-type="float" office:value="109736.861415089" calcext:value-type="float">
            <text:p>109736.861415089</text:p>
          </table:table-cell>
        </table:table-row>
        <table:table-row table:style-name="ro1">
          <table:table-cell office:value-type="float" office:value="34.3682439840013" calcext:value-type="float">
            <text:p>34.3682439840013</text:p>
          </table:table-cell>
          <table:table-cell office:value-type="float" office:value="142145" calcext:value-type="float">
            <text:p>142145</text:p>
          </table:table-cell>
          <table:table-cell office:value-type="float" office:value="127603.154345618" calcext:value-type="float">
            <text:p>127603.154345618</text:p>
          </table:table-cell>
          <table:table-cell office:value-type="float" office:value="0.108527867001612" calcext:value-type="float">
            <text:p>0.108527867001612</text:p>
          </table:table-cell>
          <table:table-cell office:value-type="float" office:value="113716.383528563" calcext:value-type="float">
            <text:p>113716.383528563</text:p>
          </table:table-cell>
          <table:table-cell office:value-type="float" office:value="127633.664961928" calcext:value-type="float">
            <text:p>127633.664961928</text:p>
          </table:table-cell>
        </table:table-row>
        <table:table-row table:style-name="ro1">
          <table:table-cell office:value-type="float" office:value="34.5709220690005" calcext:value-type="float">
            <text:p>34.5709220690005</text:p>
          </table:table-cell>
          <table:table-cell office:value-type="float" office:value="86807" calcext:value-type="float">
            <text:p>86807</text:p>
          </table:table-cell>
          <table:table-cell office:value-type="float" office:value="127440.258682267" calcext:value-type="float">
            <text:p>127440.258682267</text:p>
          </table:table-cell>
          <table:table-cell office:value-type="float" office:value="0.113600244001645" calcext:value-type="float">
            <text:p>0.113600244001645</text:p>
          </table:table-cell>
          <table:table-cell office:value-type="float" office:value="115743.116121184" calcext:value-type="float">
            <text:p>115743.116121184</text:p>
          </table:table-cell>
          <table:table-cell office:value-type="float" office:value="108823.611442143" calcext:value-type="float">
            <text:p>108823.611442143</text:p>
          </table:table-cell>
        </table:table-row>
        <table:table-row table:style-name="ro1">
          <table:table-cell office:value-type="float" office:value="34.7731058520003" calcext:value-type="float">
            <text:p>34.7731058520003</text:p>
          </table:table-cell>
          <table:table-cell office:value-type="float" office:value="87563" calcext:value-type="float">
            <text:p>87563</text:p>
          </table:table-cell>
          <table:table-cell office:value-type="float" office:value="100302.875426157" calcext:value-type="float">
            <text:p>100302.875426157</text:p>
          </table:table-cell>
          <table:table-cell office:value-type="float" office:value="0.105368369000644" calcext:value-type="float">
            <text:p>0.105368369000644</text:p>
          </table:table-cell>
          <table:table-cell office:value-type="float" office:value="116751.953788875" calcext:value-type="float">
            <text:p>116751.953788875</text:p>
          </table:table-cell>
          <table:table-cell office:value-type="float" office:value="90693.5826757127" calcext:value-type="float">
            <text:p>90693.5826757127</text:p>
          </table:table-cell>
        </table:table-row>
        <table:table-row table:style-name="ro1">
          <table:table-cell office:value-type="float" office:value="34.9761885890002" calcext:value-type="float">
            <text:p>34.9761885890002</text:p>
          </table:table-cell>
          <table:table-cell office:value-type="float" office:value="87644" calcext:value-type="float">
            <text:p>87644</text:p>
          </table:table-cell>
          <table:table-cell office:value-type="float" office:value="88855.7058898405" calcext:value-type="float">
            <text:p>88855.7058898405</text:p>
          </table:table-cell>
          <table:table-cell office:value-type="float" office:value="0.106781944999966" calcext:value-type="float">
            <text:p>0.106781944999966</text:p>
          </table:table-cell>
          <table:table-cell office:value-type="float" office:value="116859.772810275" calcext:value-type="float">
            <text:p>116859.772810275</text:p>
          </table:table-cell>
          <table:table-cell office:value-type="float" office:value="88897.5933461307" calcext:value-type="float">
            <text:p>88897.5933461307</text:p>
          </table:table-cell>
        </table:table-row>
        <table:table-row table:style-name="ro1">
          <table:table-cell office:value-type="float" office:value="35.1775205720005" calcext:value-type="float">
            <text:p>35.1775205720005</text:p>
          </table:table-cell>
          <table:table-cell office:value-type="float" office:value="145690" calcext:value-type="float">
            <text:p>145690</text:p>
          </table:table-cell>
          <table:table-cell office:value-type="float" office:value="81427.1465119411" calcext:value-type="float">
            <text:p>81427.1465119411</text:p>
          </table:table-cell>
          <table:table-cell office:value-type="float" office:value="0.122010267001315" calcext:value-type="float">
            <text:p>0.122010267001315</text:p>
          </table:table-cell>
          <table:table-cell office:value-type="float" office:value="116552.407410617" calcext:value-type="float">
            <text:p>116552.407410617</text:p>
          </table:table-cell>
          <table:table-cell office:value-type="float" office:value="111444.421670281" calcext:value-type="float">
            <text:p>111444.421670281</text:p>
          </table:table-cell>
        </table:table-row>
        <table:table-row table:style-name="ro1">
          <table:table-cell office:value-type="float" office:value="35.3804571150013" calcext:value-type="float">
            <text:p>35.3804571150013</text:p>
          </table:table-cell>
          <table:table-cell office:value-type="float" office:value="144983" calcext:value-type="float">
            <text:p>144983</text:p>
          </table:table-cell>
          <table:table-cell office:value-type="float" office:value="127250.796015322" calcext:value-type="float">
            <text:p>127250.796015322</text:p>
          </table:table-cell>
          <table:table-cell office:value-type="float" office:value="0.119206276000114" calcext:value-type="float">
            <text:p>0.119206276000114</text:p>
          </table:table-cell>
          <table:table-cell office:value-type="float" office:value="115986.886813425" calcext:value-type="float">
            <text:p>115986.886813425</text:p>
          </table:table-cell>
          <table:table-cell office:value-type="float" office:value="126881.816982069" calcext:value-type="float">
            <text:p>126881.816982069</text:p>
          </table:table-cell>
        </table:table-row>
        <table:table-row table:style-name="ro1">
          <table:table-cell office:value-type="float" office:value="35.5840352240011" calcext:value-type="float">
            <text:p>35.5840352240011</text:p>
          </table:table-cell>
          <table:table-cell office:value-type="float" office:value="90127" calcext:value-type="float">
            <text:p>90127</text:p>
          </table:table-cell>
          <table:table-cell office:value-type="float" office:value="127423.021023771" calcext:value-type="float">
            <text:p>127423.021023771</text:p>
          </table:table-cell>
          <table:table-cell office:value-type="float" office:value="0.123637307000536" calcext:value-type="float">
            <text:p>0.123637307000536</text:p>
          </table:table-cell>
          <table:table-cell office:value-type="float" office:value="120169.356451972" calcext:value-type="float">
            <text:p>120169.356451972</text:p>
          </table:table-cell>
          <table:table-cell office:value-type="float" office:value="111139.929315874" calcext:value-type="float">
            <text:p>111139.929315874</text:p>
          </table:table-cell>
        </table:table-row>
        <table:table-row table:style-name="ro1">
          <table:table-cell office:value-type="float" office:value="35.7853991880002" calcext:value-type="float">
            <text:p>35.7853991880002</text:p>
          </table:table-cell>
          <table:table-cell office:value-type="float" office:value="88038" calcext:value-type="float">
            <text:p>88038</text:p>
          </table:table-cell>
          <table:table-cell office:value-type="float" office:value="98805.4873471416" calcext:value-type="float">
            <text:p>98805.4873471416</text:p>
          </table:table-cell>
          <table:table-cell office:value-type="float" office:value="0.105127324000932" calcext:value-type="float">
            <text:p>0.105127324000932</text:p>
          </table:table-cell>
          <table:table-cell office:value-type="float" office:value="117385.226550014" calcext:value-type="float">
            <text:p>117385.226550014</text:p>
          </table:table-cell>
          <table:table-cell office:value-type="float" office:value="85369.3272183013" calcext:value-type="float">
            <text:p>85369.3272183013</text:p>
          </table:table-cell>
        </table:table-row>
        <table:table-row table:style-name="ro1">
          <table:table-cell office:value-type="float" office:value="35.9876859570013" calcext:value-type="float">
            <text:p>35.9876859570013</text:p>
          </table:table-cell>
          <table:table-cell office:value-type="float" office:value="88256" calcext:value-type="float">
            <text:p>88256</text:p>
          </table:table-cell>
          <table:table-cell office:value-type="float" office:value="87034.1689666408" calcext:value-type="float">
            <text:p>87034.1689666408</text:p>
          </table:table-cell>
          <table:table-cell office:value-type="float" office:value="0.104166750999866" calcext:value-type="float">
            <text:p>0.104166750999866</text:p>
          </table:table-cell>
          <table:table-cell office:value-type="float" office:value="117674.995777411" calcext:value-type="float">
            <text:p>117674.995777411</text:p>
          </table:table-cell>
          <table:table-cell office:value-type="float" office:value="87147.9418510101" calcext:value-type="float">
            <text:p>87147.9418510101</text:p>
          </table:table-cell>
        </table:table-row>
        <table:table-row table:style-name="ro1">
          <table:table-cell office:value-type="float" office:value="36.1914507130005" calcext:value-type="float">
            <text:p>36.1914507130005</text:p>
          </table:table-cell>
          <table:table-cell office:value-type="float" office:value="146104" calcext:value-type="float">
            <text:p>146104</text:p>
          </table:table-cell>
          <table:table-cell office:value-type="float" office:value="85380.8088855313" calcext:value-type="float">
            <text:p>85380.8088855313</text:p>
          </table:table-cell>
          <table:table-cell office:value-type="float" office:value="0.120904558998518" calcext:value-type="float">
            <text:p>0.120904558998518</text:p>
          </table:table-cell>
          <table:table-cell office:value-type="float" office:value="116883.426873753" calcext:value-type="float">
            <text:p>116883.426873753</text:p>
          </table:table-cell>
          <table:table-cell office:value-type="float" office:value="115571.330972661" calcext:value-type="float">
            <text:p>115571.330972661</text:p>
          </table:table-cell>
        </table:table-row>
        <table:table-row table:style-name="ro1">
          <table:table-cell office:value-type="float" office:value="36.3979065760013" calcext:value-type="float">
            <text:p>36.3979065760013</text:p>
          </table:table-cell>
          <table:table-cell office:value-type="float" office:value="145541" calcext:value-type="float">
            <text:p>145541</text:p>
          </table:table-cell>
          <table:table-cell office:value-type="float" office:value="111720.923782376" calcext:value-type="float">
            <text:p>111720.923782376</text:p>
          </table:table-cell>
          <table:table-cell office:value-type="float" office:value="0.139113754999926" calcext:value-type="float">
            <text:p>0.139113754999926</text:p>
          </table:table-cell>
          <table:table-cell office:value-type="float" office:value="116433.059340218" calcext:value-type="float">
            <text:p>116433.059340218</text:p>
          </table:table-cell>
          <table:table-cell office:value-type="float" office:value="111427.694378312" calcext:value-type="float">
            <text:p>111427.694378312</text:p>
          </table:table-cell>
        </table:table-row>
        <table:table-row table:style-name="ro1">
          <table:table-cell office:value-type="float" office:value="36.5986992369999" calcext:value-type="float">
            <text:p>36.5986992369999</text:p>
          </table:table-cell>
          <table:table-cell office:value-type="float" office:value="87581" calcext:value-type="float">
            <text:p>87581</text:p>
          </table:table-cell>
          <table:table-cell office:value-type="float" office:value="119163.638141317" calcext:value-type="float">
            <text:p>119163.638141317</text:p>
          </table:table-cell>
          <table:table-cell office:value-type="float" office:value="0.119755540001279" calcext:value-type="float">
            <text:p>0.119755540001279</text:p>
          </table:table-cell>
          <table:table-cell office:value-type="float" office:value="116774.911892175" calcext:value-type="float">
            <text:p>116774.911892175</text:p>
          </table:table-cell>
          <table:table-cell office:value-type="float" office:value="97707.8916041194" calcext:value-type="float">
            <text:p>97707.8916041194</text:p>
          </table:table-cell>
        </table:table-row>
        <table:table-row table:style-name="ro1">
          <table:table-cell office:value-type="float" office:value="36.7996635030013" calcext:value-type="float">
            <text:p>36.7996635030013</text:p>
          </table:table-cell>
          <table:table-cell office:value-type="float" office:value="87705" calcext:value-type="float">
            <text:p>87705</text:p>
          </table:table-cell>
          <table:table-cell office:value-type="float" office:value="100047.997665331" calcext:value-type="float">
            <text:p>100047.997665331</text:p>
          </table:table-cell>
          <table:table-cell office:value-type="float" office:value="0.103193146000194" calcext:value-type="float">
            <text:p>0.103193146000194</text:p>
          </table:table-cell>
          <table:table-cell office:value-type="float" office:value="116940.346058221" calcext:value-type="float">
            <text:p>116940.346058221</text:p>
          </table:table-cell>
          <table:table-cell office:value-type="float" office:value="91380.8031483875" calcext:value-type="float">
            <text:p>91380.8031483875</text:p>
          </table:table-cell>
        </table:table-row>
        <table:table-row table:style-name="ro1">
          <table:table-cell office:value-type="float" office:value="37.0009093380013" calcext:value-type="float">
            <text:p>37.0009093380013</text:p>
          </table:table-cell>
          <table:table-cell office:value-type="float" office:value="87825" calcext:value-type="float">
            <text:p>87825</text:p>
          </table:table-cell>
          <table:table-cell office:value-type="float" office:value="91442.7823652324" calcext:value-type="float">
            <text:p>91442.7823652324</text:p>
          </table:table-cell>
          <table:table-cell office:value-type="float" office:value="0.104158850999738" calcext:value-type="float">
            <text:p>0.104158850999738</text:p>
          </table:table-cell>
          <table:table-cell office:value-type="float" office:value="117100.58222975" calcext:value-type="float">
            <text:p>117100.58222975</text:p>
          </table:table-cell>
          <table:table-cell office:value-type="float" office:value="91505.2824158323" calcext:value-type="float">
            <text:p>91505.2824158323</text:p>
          </table:table-cell>
        </table:table-row>
        <table:table-row table:style-name="ro1">
          <table:table-cell office:value-type="float" office:value="37.2036484100008" calcext:value-type="float">
            <text:p>37.2036484100008</text:p>
          </table:table-cell>
          <table:table-cell office:value-type="float" office:value="142034" calcext:value-type="float">
            <text:p>142034</text:p>
          </table:table-cell>
          <table:table-cell office:value-type="float" office:value="89179.0008076379" calcext:value-type="float">
            <text:p>89179.0008076379</text:p>
          </table:table-cell>
          <table:table-cell office:value-type="float" office:value="0.107625208000172" calcext:value-type="float">
            <text:p>0.107625208000172</text:p>
          </table:table-cell>
          <table:table-cell office:value-type="float" office:value="113627.787398719" calcext:value-type="float">
            <text:p>113627.787398719</text:p>
          </table:table-cell>
          <table:table-cell office:value-type="float" office:value="117148.987065261" calcext:value-type="float">
            <text:p>117148.987065261</text:p>
          </table:table-cell>
        </table:table-row>
        <table:table-row table:style-name="ro1">
          <table:table-cell office:value-type="float" office:value="37.4090718490006" calcext:value-type="float">
            <text:p>37.4090718490006</text:p>
          </table:table-cell>
          <table:table-cell office:value-type="float" office:value="139460" calcext:value-type="float">
            <text:p>139460</text:p>
          </table:table-cell>
          <table:table-cell office:value-type="float" office:value="105010.377301258" calcext:value-type="float">
            <text:p>105010.377301258</text:p>
          </table:table-cell>
          <table:table-cell office:value-type="float" office:value="0.143526967998696" calcext:value-type="float">
            <text:p>0.143526967998696</text:p>
          </table:table-cell>
          <table:table-cell office:value-type="float" office:value="111568.634422756" calcext:value-type="float">
            <text:p>111568.634422756</text:p>
          </table:table-cell>
          <table:table-cell office:value-type="float" office:value="103682.281512235" calcext:value-type="float">
            <text:p>103682.281512235</text:p>
          </table:table-cell>
        </table:table-row>
        <table:table-row table:style-name="ro1">
          <table:table-cell office:value-type="float" office:value="37.6163004540013" calcext:value-type="float">
            <text:p>37.6163004540013</text:p>
          </table:table-cell>
          <table:table-cell office:value-type="float" office:value="82911" calcext:value-type="float">
            <text:p>82911</text:p>
          </table:table-cell>
          <table:table-cell office:value-type="float" office:value="121121.407220538" calcext:value-type="float">
            <text:p>121121.407220538</text:p>
          </table:table-cell>
          <table:table-cell office:value-type="float" office:value="0.107594696999513" calcext:value-type="float">
            <text:p>0.107594696999513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91193.3310175617" calcext:value-type="float">
            <text:p>91193.3310175617</text:p>
          </table:table-cell>
        </table:table-row>
        <table:table-row table:style-name="ro1">
          <table:table-cell office:value-type="float" office:value="37.8180477710012" calcext:value-type="float">
            <text:p>37.8180477710012</text:p>
          </table:table-cell>
          <table:table-cell office:value-type="float" office:value="82911" calcext:value-type="float">
            <text:p>82911</text:p>
          </table:table-cell>
          <table:table-cell office:value-type="float" office:value="72424.5616230463" calcext:value-type="float">
            <text:p>72424.5616230463</text:p>
          </table:table-cell>
          <table:table-cell office:value-type="float" office:value="0.106785317999311" calcext:value-type="float">
            <text:p>0.106785317999311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73175.2917601978" calcext:value-type="float">
            <text:p>73175.2917601978</text:p>
          </table:table-cell>
        </table:table-row>
        <table:table-row table:style-name="ro1">
          <table:table-cell office:value-type="float" office:value="38.0213827100015" calcext:value-type="float">
            <text:p>38.0213827100015</text:p>
          </table:table-cell>
          <table:table-cell office:value-type="float" office:value="138185" calcext:value-type="float">
            <text:p>138185</text:p>
          </table:table-cell>
          <table:table-cell office:value-type="float" office:value="83529.6920298572" calcext:value-type="float">
            <text:p>83529.6920298572</text:p>
          </table:table-cell>
          <table:table-cell office:value-type="float" office:value="0.105122916000255" calcext:value-type="float">
            <text:p>0.105122916000255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86858.1869540935" calcext:value-type="float">
            <text:p>86858.1869540935</text:p>
          </table:table-cell>
        </table:table-row>
        <table:table-row table:style-name="ro1">
          <table:table-cell office:value-type="float" office:value="38.2285542950012" calcext:value-type="float">
            <text:p>38.2285542950012</text:p>
          </table:table-cell>
          <table:table-cell office:value-type="float" office:value="138185" calcext:value-type="float">
            <text:p>138185</text:p>
          </table:table-cell>
          <table:table-cell office:value-type="float" office:value="101308.323188501" calcext:value-type="float">
            <text:p>101308.323188501</text:p>
          </table:table-cell>
          <table:table-cell office:value-type="float" office:value="0.12647539200043" calcext:value-type="float">
            <text:p>0.12647539200043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126499.318024338" calcext:value-type="float">
            <text:p>126499.318024338</text:p>
          </table:table-cell>
        </table:table-row>
        <table:table-row table:style-name="ro1">
          <table:table-cell office:value-type="float" office:value="38.434591321" calcext:value-type="float">
            <text:p>38.434591321</text:p>
          </table:table-cell>
          <table:table-cell office:value-type="float" office:value="138185" calcext:value-type="float">
            <text:p>138185</text:p>
          </table:table-cell>
          <table:table-cell office:value-type="float" office:value="96065.0794402308" calcext:value-type="float">
            <text:p>96065.0794402308</text:p>
          </table:table-cell>
          <table:table-cell office:value-type="float" office:value="0.149769545001618" calcext:value-type="float">
            <text:p>0.149769545001618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96065.0794402308" calcext:value-type="float">
            <text:p>96065.0794402308</text:p>
          </table:table-cell>
        </table:table-row>
        <table:table-row table:style-name="ro1">
          <table:table-cell office:value-type="float" office:value="38.6420233330009" calcext:value-type="float">
            <text:p>38.6420233330009</text:p>
          </table:table-cell>
          <table:table-cell office:value-type="float" office:value="82911" calcext:value-type="float">
            <text:p>82911</text:p>
          </table:table-cell>
          <table:table-cell office:value-type="float" office:value="112082.719562381" calcext:value-type="float">
            <text:p>112082.719562381</text:p>
          </table:table-cell>
          <table:table-cell office:value-type="float" office:value="0.117449504999968" calcext:value-type="float">
            <text:p>0.117449504999968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83563.2298023073" calcext:value-type="float">
            <text:p>83563.2298023073</text:p>
          </table:table-cell>
        </table:table-row>
        <table:table-row table:style-name="ro1">
          <table:table-cell office:value-type="float" office:value="38.8532402600013" calcext:value-type="float">
            <text:p>38.8532402600013</text:p>
          </table:table-cell>
          <table:table-cell office:value-type="float" office:value="82911" calcext:value-type="float">
            <text:p>82911</text:p>
          </table:table-cell>
          <table:table-cell office:value-type="float" office:value="74494.1001660802" calcext:value-type="float">
            <text:p>74494.1001660802</text:p>
          </table:table-cell>
          <table:table-cell office:value-type="float" office:value="0.123552389000906" calcext:value-type="float">
            <text:p>0.123552389000906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74494.1001660802" calcext:value-type="float">
            <text:p>74494.1001660802</text:p>
          </table:table-cell>
        </table:table-row>
        <table:table-row table:style-name="ro1">
          <table:table-cell office:value-type="float" office:value="39.0698760440009" calcext:value-type="float">
            <text:p>39.0698760440009</text:p>
          </table:table-cell>
          <table:table-cell office:value-type="float" office:value="138185" calcext:value-type="float">
            <text:p>138185</text:p>
          </table:table-cell>
          <table:table-cell office:value-type="float" office:value="68222.0207521884" calcext:value-type="float">
            <text:p>68222.0207521884</text:p>
          </table:table-cell>
          <table:table-cell office:value-type="float" office:value="0.105451284998708" calcext:value-type="float">
            <text:p>0.105451284998708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74413.6095122001" calcext:value-type="float">
            <text:p>74413.6095122001</text:p>
          </table:table-cell>
        </table:table-row>
        <table:table-row table:style-name="ro1">
          <table:table-cell office:value-type="float" office:value="39.2795140530016" calcext:value-type="float">
            <text:p>39.2795140530016</text:p>
          </table:table-cell>
          <table:table-cell office:value-type="float" office:value="138185" calcext:value-type="float">
            <text:p>138185</text:p>
          </table:table-cell>
          <table:table-cell office:value-type="float" office:value="77490.3131601959" calcext:value-type="float">
            <text:p>77490.3131601959</text:p>
          </table:table-cell>
          <table:table-cell office:value-type="float" office:value="0.161768608000784" calcext:value-type="float">
            <text:p>0.161768608000784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99818.2141602579" calcext:value-type="float">
            <text:p>99818.2141602579</text:p>
          </table:table-cell>
        </table:table-row>
        <table:table-row table:style-name="ro1">
          <table:table-cell office:value-type="float" office:value="39.4878046880003" calcext:value-type="float">
            <text:p>39.4878046880003</text:p>
          </table:table-cell>
          <table:table-cell office:value-type="float" office:value="138185" calcext:value-type="float">
            <text:p>138185</text:p>
          </table:table-cell>
          <table:table-cell office:value-type="float" office:value="85539.378548211" calcext:value-type="float">
            <text:p>85539.378548211</text:p>
          </table:table-cell>
          <table:table-cell office:value-type="float" office:value="0.177921742999388" calcext:value-type="float">
            <text:p>0.177921742999388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85539.378548211" calcext:value-type="float">
            <text:p>85539.378548211</text:p>
          </table:table-cell>
        </table:table-row>
        <table:table-row table:style-name="ro1">
          <table:table-cell office:value-type="float" office:value="39.68959378" calcext:value-type="float">
            <text:p>39.68959378</text:p>
          </table:table-cell>
          <table:table-cell office:value-type="float" office:value="82911" calcext:value-type="float">
            <text:p>82911</text:p>
          </table:table-cell>
          <table:table-cell office:value-type="float" office:value="98598.9871402656" calcext:value-type="float">
            <text:p>98598.9871402656</text:p>
          </table:table-cell>
          <table:table-cell office:value-type="float" office:value="0.108101532001456" calcext:value-type="float">
            <text:p>0.108101532001456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63830.6364241502" calcext:value-type="float">
            <text:p>63830.6364241502</text:p>
          </table:table-cell>
        </table:table-row>
        <table:table-row table:style-name="ro1">
          <table:table-cell office:value-type="float" office:value="39.8922541350003" calcext:value-type="float">
            <text:p>39.8922541350003</text:p>
          </table:table-cell>
          <table:table-cell office:value-type="float" office:value="82911" calcext:value-type="float">
            <text:p>82911</text:p>
          </table:table-cell>
          <table:table-cell office:value-type="float" office:value="65688.1130521536" calcext:value-type="float">
            <text:p>65688.1130521536</text:p>
          </table:table-cell>
          <table:table-cell office:value-type="float" office:value="0.106843970999762" calcext:value-type="float">
            <text:p>0.106843970999762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71936.9740081954" calcext:value-type="float">
            <text:p>71936.9740081954</text:p>
          </table:table-cell>
        </table:table-row>
        <table:table-row table:style-name="ro1">
          <table:table-cell office:value-type="float" office:value="40.1032672199999" calcext:value-type="float">
            <text:p>40.1032672199999</text:p>
          </table:table-cell>
          <table:table-cell office:value-type="float" office:value="138185" calcext:value-type="float">
            <text:p>138185</text:p>
          </table:table-cell>
          <table:table-cell office:value-type="float" office:value="80616.7867322063" calcext:value-type="float">
            <text:p>80616.7867322063</text:p>
          </table:table-cell>
          <table:table-cell office:value-type="float" office:value="0.109501688000819" calcext:value-type="float">
            <text:p>0.109501688000819</text:p>
          </table:table-cell>
          <table:table-cell office:value-type="float" office:value="110548.511204627" calcext:value-type="float">
            <text:p>110548.511204627</text:p>
          </table:table-cell>
          <table:table-cell office:value-type="float" office:value="94284.63584421" calcext:value-type="float">
            <text:p>94284.63584421</text:p>
          </table:table-cell>
        </table:table-row>
        <table:table-row table:style-name="ro1">
          <table:table-cell office:value-type="float" office:value="40.3042916440008" calcext:value-type="float">
            <text:p>40.3042916440008</text:p>
          </table:table-cell>
          <table:table-cell office:value-type="float" office:value="119154" calcext:value-type="float">
            <text:p>119154</text:p>
          </table:table-cell>
          <table:table-cell office:value-type="float" office:value="106419.320679225" calcext:value-type="float">
            <text:p>106419.320679225</text:p>
          </table:table-cell>
          <table:table-cell office:value-type="float" office:value="0.127081659000396" calcext:value-type="float">
            <text:p>0.127081659000396</text:p>
          </table:table-cell>
          <table:table-cell office:value-type="float" office:value="95323.8373313938" calcext:value-type="float">
            <text:p>95323.8373313938</text:p>
          </table:table-cell>
          <table:table-cell office:value-type="float" office:value="111545.498531177" calcext:value-type="float">
            <text:p>111545.498531177</text:p>
          </table:table-cell>
        </table:table-row>
        <table:table-row table:style-name="ro1">
          <table:table-cell office:value-type="float" office:value="40.5067583050004" calcext:value-type="float">
            <text:p>40.5067583050004</text:p>
          </table:table-cell>
          <table:table-cell office:value-type="float" office:value="112059" calcext:value-type="float">
            <text:p>112059</text:p>
          </table:table-cell>
          <table:table-cell office:value-type="float" office:value="116075.672618321" calcext:value-type="float">
            <text:p>116075.672618321</text:p>
          </table:table-cell>
          <table:table-cell office:value-type="float" office:value="0.102482532000067" calcext:value-type="float">
            <text:p>0.102482532000067</text:p>
          </table:table-cell>
          <table:table-cell office:value-type="float" office:value="89647.9741802614" calcext:value-type="float">
            <text:p>89647.9741802614</text:p>
          </table:table-cell>
          <table:table-cell office:value-type="float" office:value="106517.371480998" calcext:value-type="float">
            <text:p>106517.371480998</text:p>
          </table:table-cell>
        </table:table-row>
        <table:table-row table:style-name="ro1">
          <table:table-cell office:value-type="float" office:value="40.7080964870002" calcext:value-type="float">
            <text:p>40.7080964870002</text:p>
          </table:table-cell>
          <table:table-cell office:value-type="float" office:value="70950" calcext:value-type="float">
            <text:p>70950</text:p>
          </table:table-cell>
          <table:table-cell office:value-type="float" office:value="97463.6603404763" calcext:value-type="float">
            <text:p>97463.6603404763</text:p>
          </table:table-cell>
          <table:table-cell office:value-type="float" office:value="0.104611105000004" calcext:value-type="float">
            <text:p>0.104611105000004</text:p>
          </table:table-cell>
          <table:table-cell office:value-type="float" office:value="94600.0050068166" calcext:value-type="float">
            <text:p>94600.0050068166</text:p>
          </table:table-cell>
          <table:table-cell office:value-type="float" office:value="81669.895632377" calcext:value-type="float">
            <text:p>81669.895632377</text:p>
          </table:table-cell>
        </table:table-row>
        <table:table-row table:style-name="ro1">
          <table:table-cell office:value-type="float" office:value="40.9131609350006" calcext:value-type="float">
            <text:p>40.9131609350006</text:p>
          </table:table-cell>
          <table:table-cell office:value-type="float" office:value="71260" calcext:value-type="float">
            <text:p>71260</text:p>
          </table:table-cell>
          <table:table-cell office:value-type="float" office:value="69656.3521751257" calcext:value-type="float">
            <text:p>69656.3521751257</text:p>
          </table:table-cell>
          <table:table-cell office:value-type="float" office:value="0.106206595999538" calcext:value-type="float">
            <text:p>0.106206595999538</text:p>
          </table:table-cell>
          <table:table-cell office:value-type="float" office:value="93253.1169001798" calcext:value-type="float">
            <text:p>93253.1169001798</text:p>
          </table:table-cell>
          <table:table-cell office:value-type="float" office:value="66874.9762566439" calcext:value-type="float">
            <text:p>66874.9762566439</text:p>
          </table:table-cell>
        </table:table-row>
        <table:table-row table:style-name="ro1">
          <table:table-cell office:value-type="float" office:value="41.1152361470013" calcext:value-type="float">
            <text:p>41.1152361470013</text:p>
          </table:table-cell>
          <table:table-cell office:value-type="float" office:value="115516" calcext:value-type="float">
            <text:p>115516</text:p>
          </table:table-cell>
          <table:table-cell office:value-type="float" office:value="67014.352500164" calcext:value-type="float">
            <text:p>67014.352500164</text:p>
          </table:table-cell>
          <table:table-cell office:value-type="float" office:value="0.104728049000187" calcext:value-type="float">
            <text:p>0.104728049000187</text:p>
          </table:table-cell>
          <table:table-cell office:value-type="float" office:value="92202.8097008683" calcext:value-type="float">
            <text:p>92202.8097008683</text:p>
          </table:table-cell>
          <table:table-cell office:value-type="float" office:value="92631.9110242208" calcext:value-type="float">
            <text:p>92631.9110242208</text:p>
          </table:table-cell>
        </table:table-row>
        <table:table-row table:style-name="ro1">
          <table:table-cell office:value-type="float" office:value="41.3207045550007" calcext:value-type="float">
            <text:p>41.3207045550007</text:p>
          </table:table-cell>
          <table:table-cell office:value-type="float" office:value="113878" calcext:value-type="float">
            <text:p>113878</text:p>
          </table:table-cell>
          <table:table-cell office:value-type="float" office:value="107238.74631019" calcext:value-type="float">
            <text:p>107238.74631019</text:p>
          </table:table-cell>
          <table:table-cell office:value-type="float" office:value="0.122206607000408" calcext:value-type="float">
            <text:p>0.122206607000408</text:p>
          </table:table-cell>
          <table:table-cell office:value-type="float" office:value="90827.912238461" calcext:value-type="float">
            <text:p>90827.912238461</text:p>
          </table:table-cell>
          <table:table-cell office:value-type="float" office:value="107103.98178061" calcext:value-type="float">
            <text:p>107103.98178061</text:p>
          </table:table-cell>
        </table:table-row>
        <table:table-row table:style-name="ro1">
          <table:table-cell office:value-type="float" office:value="41.5227920080015" calcext:value-type="float">
            <text:p>41.5227920080015</text:p>
          </table:table-cell>
          <table:table-cell office:value-type="float" office:value="113534" calcext:value-type="float">
            <text:p>113534</text:p>
          </table:table-cell>
          <table:table-cell office:value-type="float" office:value="113528.099299035" calcext:value-type="float">
            <text:p>113528.099299035</text:p>
          </table:table-cell>
          <table:table-cell office:value-type="float" office:value="0.106593495998823" calcext:value-type="float">
            <text:p>0.106593495998823</text:p>
          </table:table-cell>
          <table:table-cell office:value-type="float" office:value="90827.912238461" calcext:value-type="float">
            <text:p>90827.912238461</text:p>
          </table:table-cell>
          <table:table-cell office:value-type="float" office:value="112647.261936494" calcext:value-type="float">
            <text:p>112647.261936494</text:p>
          </table:table-cell>
        </table:table-row>
        <table:table-row table:style-name="ro1">
          <table:table-cell office:value-type="float" office:value="41.7232526309999" calcext:value-type="float">
            <text:p>41.7232526309999</text:p>
          </table:table-cell>
          <table:table-cell office:value-type="float" office:value="70557" calcext:value-type="float">
            <text:p>70557</text:p>
          </table:table-cell>
          <table:table-cell office:value-type="float" office:value="89934.5707819791" calcext:value-type="float">
            <text:p>89934.5707819791</text:p>
          </table:table-cell>
          <table:table-cell office:value-type="float" office:value="0.102842971999053" calcext:value-type="float">
            <text:p>0.102842971999053</text:p>
          </table:table-cell>
          <table:table-cell office:value-type="float" office:value="94076.7397368211" calcext:value-type="float">
            <text:p>94076.7397368211</text:p>
          </table:table-cell>
          <table:table-cell office:value-type="float" office:value="66682.8215091438" calcext:value-type="float">
            <text:p>66682.8215091438</text:p>
          </table:table-cell>
        </table:table-row>
        <table:table-row table:style-name="ro1">
          <table:table-cell office:value-type="float" office:value="41.9276417830006" calcext:value-type="float">
            <text:p>41.9276417830006</text:p>
          </table:table-cell>
          <table:table-cell office:value-type="float" office:value="68302" calcext:value-type="float">
            <text:p>68302</text:p>
          </table:table-cell>
          <table:table-cell office:value-type="float" office:value="62159.2425466608" calcext:value-type="float">
            <text:p>62159.2425466608</text:p>
          </table:table-cell>
          <table:table-cell office:value-type="float" office:value="0.110506695000367" calcext:value-type="float">
            <text:p>0.110506695000367</text:p>
          </table:table-cell>
          <table:table-cell office:value-type="float" office:value="91069.3685462239" calcext:value-type="float">
            <text:p>91069.3685462239</text:p>
          </table:table-cell>
          <table:table-cell office:value-type="float" office:value="62233.5423823609" calcext:value-type="float">
            <text:p>62233.5423823609</text:p>
          </table:table-cell>
        </table:table-row>
        <table:table-row table:style-name="ro1">
          <table:table-cell office:value-type="float" office:value="42.1366318910004" calcext:value-type="float">
            <text:p>42.1366318910004</text:p>
          </table:table-cell>
          <table:table-cell office:value-type="float" office:value="118740" calcext:value-type="float">
            <text:p>118740</text:p>
          </table:table-cell>
          <table:table-cell office:value-type="float" office:value="64014.176375862" calcext:value-type="float">
            <text:p>64014.176375862</text:p>
          </table:table-cell>
          <table:table-cell office:value-type="float" office:value="0.114113175999591" calcext:value-type="float">
            <text:p>0.114113175999591</text:p>
          </table:table-cell>
          <table:table-cell office:value-type="float" office:value="94992.5348066457" calcext:value-type="float">
            <text:p>94992.5348066457</text:p>
          </table:table-cell>
          <table:table-cell office:value-type="float" office:value="89859.246120959" calcext:value-type="float">
            <text:p>89859.246120959</text:p>
          </table:table-cell>
        </table:table-row>
        <table:table-row table:style-name="ro1">
          <table:table-cell office:value-type="float" office:value="42.3427436370002" calcext:value-type="float">
            <text:p>42.3427436370002</text:p>
          </table:table-cell>
          <table:table-cell office:value-type="float" office:value="116706" calcext:value-type="float">
            <text:p>116706</text:p>
          </table:table-cell>
          <table:table-cell office:value-type="float" office:value="100593.266522646" calcext:value-type="float">
            <text:p>100593.266522646</text:p>
          </table:table-cell>
          <table:table-cell office:value-type="float" office:value="0.106160396000632" calcext:value-type="float">
            <text:p>0.106160396000632</text:p>
          </table:table-cell>
          <table:table-cell office:value-type="float" office:value="93365.1686686442" calcext:value-type="float">
            <text:p>93365.1686686442</text:p>
          </table:table-cell>
          <table:table-cell office:value-type="float" office:value="99551.0191722054" calcext:value-type="float">
            <text:p>99551.0191722054</text:p>
          </table:table-cell>
        </table:table-row>
        <table:table-row table:style-name="ro1">
          <table:table-cell office:value-type="float" office:value="42.5473803160003" calcext:value-type="float">
            <text:p>42.5473803160003</text:p>
          </table:table-cell>
          <table:table-cell office:value-type="float" office:value="114582" calcext:value-type="float">
            <text:p>114582</text:p>
          </table:table-cell>
          <table:table-cell office:value-type="float" office:value="97211.3429666438" calcext:value-type="float">
            <text:p>97211.3429666438</text:p>
          </table:table-cell>
          <table:table-cell office:value-type="float" office:value="0.128044094999495" calcext:value-type="float">
            <text:p>0.128044094999495</text:p>
          </table:table-cell>
          <table:table-cell office:value-type="float" office:value="91666.1404826736" calcext:value-type="float">
            <text:p>91666.1404826736</text:p>
          </table:table-cell>
          <table:table-cell office:value-type="float" office:value="96122.9784768031" calcext:value-type="float">
            <text:p>96122.9784768031</text:p>
          </table:table-cell>
        </table:table-row>
        <table:table-row table:style-name="ro1">
          <table:table-cell office:value-type="float" office:value="42.7490214790014" calcext:value-type="float">
            <text:p>42.7490214790014</text:p>
          </table:table-cell>
          <table:table-cell office:value-type="float" office:value="72173" calcext:value-type="float">
            <text:p>72173</text:p>
          </table:table-cell>
          <table:table-cell office:value-type="float" office:value="93821.2208080816" calcext:value-type="float">
            <text:p>93821.2208080816</text:p>
          </table:table-cell>
          <table:table-cell office:value-type="float" office:value="0.104362980000587" calcext:value-type="float">
            <text:p>0.104362980000587</text:p>
          </table:table-cell>
          <table:table-cell office:value-type="float" office:value="96231.590388771" calcext:value-type="float">
            <text:p>96231.590388771</text:p>
          </table:table-cell>
          <table:table-cell office:value-type="float" office:value="69234.6365559455" calcext:value-type="float">
            <text:p>69234.6365559455</text:p>
          </table:table-cell>
        </table:table-row>
        <table:table-row table:style-name="ro1">
          <table:table-cell office:value-type="float" office:value="42.9519458470004" calcext:value-type="float">
            <text:p>42.9519458470004</text:p>
          </table:table-cell>
          <table:table-cell office:value-type="float" office:value="75164" calcext:value-type="float">
            <text:p>75164</text:p>
          </table:table-cell>
          <table:table-cell office:value-type="float" office:value="66388.6966423036" calcext:value-type="float">
            <text:p>66388.6966423036</text:p>
          </table:table-cell>
          <table:table-cell office:value-type="float" office:value="0.10556777200145" calcext:value-type="float">
            <text:p>0.10556777200145</text:p>
          </table:table-cell>
          <table:table-cell office:value-type="float" office:value="100219.693086296" calcext:value-type="float">
            <text:p>100219.693086296</text:p>
          </table:table-cell>
          <table:table-cell office:value-type="float" office:value="70776.9986625465" calcext:value-type="float">
            <text:p>70776.9986625465</text:p>
          </table:table-cell>
        </table:table-row>
        <table:table-row table:style-name="ro1">
          <table:table-cell office:value-type="float" office:value="43.1535592220007" calcext:value-type="float">
            <text:p>43.1535592220007</text:p>
          </table:table-cell>
          <table:table-cell office:value-type="float" office:value="120331" calcext:value-type="float">
            <text:p>120331</text:p>
          </table:table-cell>
          <table:table-cell office:value-type="float" office:value="65780.4628148832" calcext:value-type="float">
            <text:p>65780.4628148832</text:p>
          </table:table-cell>
          <table:table-cell office:value-type="float" office:value="0.106538505999197" calcext:value-type="float">
            <text:p>0.106538505999197</text:p>
          </table:table-cell>
          <table:table-cell office:value-type="float" office:value="96265.4911228678" calcext:value-type="float">
            <text:p>96265.4911228678</text:p>
          </table:table-cell>
          <table:table-cell office:value-type="float" office:value="88924.6054291184" calcext:value-type="float">
            <text:p>88924.6054291184</text:p>
          </table:table-cell>
        </table:table-row>
        <table:table-row table:style-name="ro1">
          <table:table-cell office:value-type="float" office:value="43.3583005050004" calcext:value-type="float">
            <text:p>43.3583005050004</text:p>
          </table:table-cell>
          <table:table-cell office:value-type="float" office:value="119640" calcext:value-type="float">
            <text:p>119640</text:p>
          </table:table-cell>
          <table:table-cell office:value-type="float" office:value="119960.415420019" calcext:value-type="float">
            <text:p>119960.415420019</text:p>
          </table:table-cell>
          <table:table-cell office:value-type="float" office:value="0.105496039999707" calcext:value-type="float">
            <text:p>0.105496039999707</text:p>
          </table:table-cell>
          <table:table-cell office:value-type="float" office:value="95712.3032967384" calcext:value-type="float">
            <text:p>95712.3032967384</text:p>
          </table:table-cell>
          <table:table-cell office:value-type="float" office:value="119606.338271959" calcext:value-type="float">
            <text:p>119606.338271959</text:p>
          </table:table-cell>
        </table:table-row>
        <table:table-row table:style-name="ro1">
          <table:table-cell office:value-type="float" office:value="43.5631344810008" calcext:value-type="float">
            <text:p>43.5631344810008</text:p>
          </table:table-cell>
          <table:table-cell office:value-type="float" office:value="122269" calcext:value-type="float">
            <text:p>122269</text:p>
          </table:table-cell>
          <table:table-cell office:value-type="float" office:value="111835.087870393" calcext:value-type="float">
            <text:p>111835.087870393</text:p>
          </table:table-cell>
          <table:table-cell office:value-type="float" office:value="0.118693451999206" calcext:value-type="float">
            <text:p>0.118693451999206</text:p>
          </table:table-cell>
          <table:table-cell office:value-type="float" office:value="97815.3004448522" calcext:value-type="float">
            <text:p>97815.3004448522</text:p>
          </table:table-cell>
          <table:table-cell office:value-type="float" office:value="113182.220753534" calcext:value-type="float">
            <text:p>113182.220753534</text:p>
          </table:table-cell>
        </table:table-row>
        <table:table-row table:style-name="ro1">
          <table:table-cell office:value-type="float" office:value="43.7646989940004" calcext:value-type="float">
            <text:p>43.7646989940004</text:p>
          </table:table-cell>
          <table:table-cell office:value-type="float" office:value="71080" calcext:value-type="float">
            <text:p>71080</text:p>
          </table:table-cell>
          <table:table-cell office:value-type="float" office:value="93774.0183881172" calcext:value-type="float">
            <text:p>93774.0183881172</text:p>
          </table:table-cell>
          <table:table-cell office:value-type="float" office:value="0.104989917999774" calcext:value-type="float">
            <text:p>0.104989917999774</text:p>
          </table:table-cell>
          <table:table-cell office:value-type="float" office:value="94773.7208563277" calcext:value-type="float">
            <text:p>94773.7208563277</text:p>
          </table:table-cell>
          <table:table-cell office:value-type="float" office:value="67544.12673536" calcext:value-type="float">
            <text:p>67544.12673536</text:p>
          </table:table-cell>
        </table:table-row>
        <table:table-row table:style-name="ro1">
          <table:table-cell office:value-type="float" office:value="43.9741007960001" calcext:value-type="float">
            <text:p>43.9741007960001</text:p>
          </table:table-cell>
          <table:table-cell office:value-type="float" office:value="71182" calcext:value-type="float">
            <text:p>71182</text:p>
          </table:table-cell>
          <table:table-cell office:value-type="float" office:value="59595.4454140111" calcext:value-type="float">
            <text:p>59595.4454140111</text:p>
          </table:table-cell>
          <table:table-cell office:value-type="float" office:value="0.121860641998865" calcext:value-type="float">
            <text:p>0.121860641998865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59647.8953297306" calcext:value-type="float">
            <text:p>59647.8953297306</text:p>
          </table:table-cell>
        </table:table-row>
        <table:table-row table:style-name="ro1">
          <table:table-cell office:value-type="float" office:value="44.1778358060001" calcext:value-type="float">
            <text:p>44.1778358060001</text:p>
          </table:table-cell>
          <table:table-cell office:value-type="float" office:value="118637" calcext:value-type="float">
            <text:p>118637</text:p>
          </table:table-cell>
          <table:table-cell office:value-type="float" office:value="70120.3951683941" calcext:value-type="float">
            <text:p>70120.3951683941</text:p>
          </table:table-cell>
          <table:table-cell office:value-type="float" office:value="0.103497580999829" calcext:value-type="float">
            <text:p>0.103497580999829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94522.4613494693" calcext:value-type="float">
            <text:p>94522.4613494693</text:p>
          </table:table-cell>
        </table:table-row>
        <table:table-row table:style-name="ro1">
          <table:table-cell office:value-type="float" office:value="44.3806274320014" calcext:value-type="float">
            <text:p>44.3806274320014</text:p>
          </table:table-cell>
          <table:table-cell office:value-type="float" office:value="118637" calcext:value-type="float">
            <text:p>118637</text:p>
          </table:table-cell>
          <table:table-cell office:value-type="float" office:value="110369.534904803" calcext:value-type="float">
            <text:p>110369.534904803</text:p>
          </table:table-cell>
          <table:table-cell office:value-type="float" office:value="0.105340587999308" calcext:value-type="float">
            <text:p>0.105340587999308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110369.534904803" calcext:value-type="float">
            <text:p>110369.534904803</text:p>
          </table:table-cell>
        </table:table-row>
        <table:table-row table:style-name="ro1">
          <table:table-cell office:value-type="float" office:value="44.583557072001" calcext:value-type="float">
            <text:p>44.583557072001</text:p>
          </table:table-cell>
          <table:table-cell office:value-type="float" office:value="71182" calcext:value-type="float">
            <text:p>71182</text:p>
          </table:table-cell>
          <table:table-cell office:value-type="float" office:value="117073.354034562" calcext:value-type="float">
            <text:p>117073.354034562</text:p>
          </table:table-cell>
          <table:table-cell office:value-type="float" office:value="0.105294295999556" calcext:value-type="float">
            <text:p>0.105294295999556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92671.2878534864" calcext:value-type="float">
            <text:p>92671.2878534864</text:p>
          </table:table-cell>
        </table:table-row>
        <table:table-row table:style-name="ro1">
          <table:table-cell office:value-type="float" office:value="44.7881162230005" calcext:value-type="float">
            <text:p>44.7881162230005</text:p>
          </table:table-cell>
          <table:table-cell office:value-type="float" office:value="71182" calcext:value-type="float">
            <text:p>71182</text:p>
          </table:table-cell>
          <table:table-cell office:value-type="float" office:value="67035.1060084225" calcext:value-type="float">
            <text:p>67035.1060084225</text:p>
          </table:table-cell>
          <table:table-cell office:value-type="float" office:value="0.107132363000346" calcext:value-type="float">
            <text:p>0.107132363000346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67035.1060084225" calcext:value-type="float">
            <text:p>67035.1060084225</text:p>
          </table:table-cell>
        </table:table-row>
        <table:table-row table:style-name="ro1">
          <table:table-cell office:value-type="float" office:value="44.9897892530007" calcext:value-type="float">
            <text:p>44.9897892530007</text:p>
          </table:table-cell>
          <table:table-cell office:value-type="float" office:value="71182" calcext:value-type="float">
            <text:p>71182</text:p>
          </table:table-cell>
          <table:table-cell office:value-type="float" office:value="70120.3951683941" calcext:value-type="float">
            <text:p>70120.3951683941</text:p>
          </table:table-cell>
          <table:table-cell office:value-type="float" office:value="0.102962237999236" calcext:value-type="float">
            <text:p>0.102962237999236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70120.3951683941" calcext:value-type="float">
            <text:p>70120.3951683941</text:p>
          </table:table-cell>
        </table:table-row>
        <table:table-row table:style-name="ro1">
          <table:table-cell office:value-type="float" office:value="45.1950255320007" calcext:value-type="float">
            <text:p>45.1950255320007</text:p>
          </table:table-cell>
          <table:table-cell office:value-type="float" office:value="118637" calcext:value-type="float">
            <text:p>118637</text:p>
          </table:table-cell>
          <table:table-cell office:value-type="float" office:value="94503.1237230385" calcext:value-type="float">
            <text:p>94503.1237230385</text:p>
          </table:table-cell>
          <table:table-cell office:value-type="float" office:value="0.103706117999536" calcext:value-type="float">
            <text:p>0.103706117999536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119060.512254773" calcext:value-type="float">
            <text:p>119060.512254773</text:p>
          </table:table-cell>
        </table:table-row>
        <table:table-row table:style-name="ro1">
          <table:table-cell office:value-type="float" office:value="45.4001315880014" calcext:value-type="float">
            <text:p>45.4001315880014</text:p>
          </table:table-cell>
          <table:table-cell office:value-type="float" office:value="118637" calcext:value-type="float">
            <text:p>118637</text:p>
          </table:table-cell>
          <table:table-cell office:value-type="float" office:value="118248.011852603" calcext:value-type="float">
            <text:p>118248.011852603</text:p>
          </table:table-cell>
          <table:table-cell office:value-type="float" office:value="0.105069591998472" calcext:value-type="float">
            <text:p>0.105069591998472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118248.011852603" calcext:value-type="float">
            <text:p>118248.011852603</text:p>
          </table:table-cell>
        </table:table-row>
        <table:table-row table:style-name="ro1">
          <table:table-cell office:value-type="float" office:value="45.6052646550015" calcext:value-type="float">
            <text:p>45.6052646550015</text:p>
          </table:table-cell>
          <table:table-cell office:value-type="float" office:value="71182" calcext:value-type="float">
            <text:p>71182</text:p>
          </table:table-cell>
          <table:table-cell office:value-type="float" office:value="117489.694969738" calcext:value-type="float">
            <text:p>117489.694969738</text:p>
          </table:table-cell>
          <table:table-cell office:value-type="float" office:value="0.107305207999161" calcext:value-type="float">
            <text:p>0.107305207999161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93059.3299484696" calcext:value-type="float">
            <text:p>93059.3299484696</text:p>
          </table:table-cell>
        </table:table-row>
        <table:table-row table:style-name="ro1">
          <table:table-cell office:value-type="float" office:value="45.8072721740009" calcext:value-type="float">
            <text:p>45.8072721740009</text:p>
          </table:table-cell>
          <table:table-cell office:value-type="float" office:value="71182" calcext:value-type="float">
            <text:p>71182</text:p>
          </table:table-cell>
          <table:table-cell office:value-type="float" office:value="58464.0179807262" calcext:value-type="float">
            <text:p>58464.0179807262</text:p>
          </table:table-cell>
          <table:table-cell office:value-type="float" office:value="0.109427270999731" calcext:value-type="float">
            <text:p>0.109427270999731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58464.0179807262" calcext:value-type="float">
            <text:p>58464.0179807262</text:p>
          </table:table-cell>
        </table:table-row>
        <table:table-row table:style-name="ro1">
          <table:table-cell office:value-type="float" office:value="46.0100412430002" calcext:value-type="float">
            <text:p>46.0100412430002</text:p>
          </table:table-cell>
          <table:table-cell office:value-type="float" office:value="71182" calcext:value-type="float">
            <text:p>71182</text:p>
          </table:table-cell>
          <table:table-cell office:value-type="float" office:value="70819.4865406346" calcext:value-type="float">
            <text:p>70819.4865406346</text:p>
          </table:table-cell>
          <table:table-cell office:value-type="float" office:value="0.104175190001115" calcext:value-type="float">
            <text:p>0.104175190001115</text:p>
          </table:table-cell>
          <table:table-cell office:value-type="float" office:value="94910.0443640897" calcext:value-type="float">
            <text:p>94910.0443640897</text:p>
          </table:table-cell>
          <table:table-cell office:value-type="float" office:value="70819.4865406346" calcext:value-type="float">
            <text:p>70819.4865406346</text:p>
          </table:table-cell>
        </table:table-row>
        <table:table-row table:style-name="ro1">
          <table:table-cell office:value-type="float" office:value="46.2125266150015" calcext:value-type="float">
            <text:p>46.2125266150015</text:p>
          </table:table-cell>
          <table:table-cell office:value-type="float" office:value="119762" calcext:value-type="float">
            <text:p>119762</text:p>
          </table:table-cell>
          <table:table-cell office:value-type="float" office:value="84213.8440819552" calcext:value-type="float">
            <text:p>84213.8440819552</text:p>
          </table:table-cell>
          <table:table-cell office:value-type="float" office:value="0.125577067999984" calcext:value-type="float">
            <text:p>0.125577067999984</text:p>
          </table:table-cell>
          <table:table-cell office:value-type="float" office:value="95910.0443640897" calcext:value-type="float">
            <text:p>95910.0443640897</text:p>
          </table:table-cell>
          <table:table-cell office:value-type="float" office:value="109223.37169197" calcext:value-type="float">
            <text:p>109223.37169197</text:p>
          </table:table-cell>
        </table:table-row>
        <table:table-row table:style-name="ro1">
          <table:table-cell office:value-type="float" office:value="46.4159769320013" calcext:value-type="float">
            <text:p>46.4159769320013</text:p>
          </table:table-cell>
          <table:table-cell office:value-type="float" office:value="121012" calcext:value-type="float">
            <text:p>121012</text:p>
          </table:table-cell>
          <table:table-cell office:value-type="float" office:value="108804.830194503" calcext:value-type="float">
            <text:p>108804.830194503</text:p>
          </table:table-cell>
          <table:table-cell office:value-type="float" office:value="0.11869233499965" calcext:value-type="float">
            <text:p>0.11869233499965</text:p>
          </table:table-cell>
          <table:table-cell office:value-type="float" office:value="96910.0443640897" calcext:value-type="float">
            <text:p>96910.0443640897</text:p>
          </table:table-cell>
          <table:table-cell office:value-type="float" office:value="109448.344181998" calcext:value-type="float">
            <text:p>109448.344181998</text:p>
          </table:table-cell>
        </table:table-row>
        <table:table-row table:style-name="ro1">
          <table:table-cell office:value-type="float" office:value="46.6215722820016" calcext:value-type="float">
            <text:p>46.6215722820016</text:p>
          </table:table-cell>
          <table:table-cell office:value-type="float" office:value="73557" calcext:value-type="float">
            <text:p>73557</text:p>
          </table:table-cell>
          <table:table-cell office:value-type="float" office:value="119976.23301742" calcext:value-type="float">
            <text:p>119976.23301742</text:p>
          </table:table-cell>
          <table:table-cell office:value-type="float" office:value="0.109393201000785" calcext:value-type="float">
            <text:p>0.109393201000785</text:p>
          </table:table-cell>
          <table:table-cell office:value-type="float" office:value="97910.0443640897" calcext:value-type="float">
            <text:p>97910.0443640897</text:p>
          </table:table-cell>
          <table:table-cell office:value-type="float" office:value="95545.8679961511" calcext:value-type="float">
            <text:p>95545.8679961511</text:p>
          </table:table-cell>
        </table:table-row>
        <table:table-row table:style-name="ro1">
          <table:table-cell office:value-type="float" office:value="46.8261759180004" calcext:value-type="float">
            <text:p>46.8261759180004</text:p>
          </table:table-cell>
          <table:table-cell office:value-type="float" office:value="74307" calcext:value-type="float">
            <text:p>74307</text:p>
          </table:table-cell>
          <table:table-cell office:value-type="float" office:value="73457.893889365" calcext:value-type="float">
            <text:p>73457.893889365</text:p>
          </table:table-cell>
          <table:table-cell office:value-type="float" office:value="0.105382540999926" calcext:value-type="float">
            <text:p>0.105382540999926</text:p>
          </table:table-cell>
          <table:table-cell office:value-type="float" office:value="98910.0443640897" calcext:value-type="float">
            <text:p>98910.0443640897</text:p>
          </table:table-cell>
          <table:table-cell office:value-type="float" office:value="73844.0022818621" calcext:value-type="float">
            <text:p>73844.0022818621</text:p>
          </table:table-cell>
        </table:table-row>
        <table:table-row table:style-name="ro1">
          <table:table-cell office:value-type="float" office:value="47.0323718950003" calcext:value-type="float">
            <text:p>47.0323718950003</text:p>
          </table:table-cell>
          <table:table-cell office:value-type="float" office:value="75057" calcext:value-type="float">
            <text:p>75057</text:p>
          </table:table-cell>
          <table:table-cell office:value-type="float" office:value="72376.790390373" calcext:value-type="float">
            <text:p>72376.790390373</text:p>
          </table:table-cell>
          <table:table-cell office:value-type="float" office:value="0.106703895000464" calcext:value-type="float">
            <text:p>0.106703895000464</text:p>
          </table:table-cell>
          <table:table-cell office:value-type="float" office:value="99910.0443640897" calcext:value-type="float">
            <text:p>99910.0443640897</text:p>
          </table:table-cell>
          <table:table-cell office:value-type="float" office:value="72762.8987828702" calcext:value-type="float">
            <text:p>72762.8987828702</text:p>
          </table:table-cell>
        </table:table-row>
        <table:table-row table:style-name="ro1">
          <table:table-cell office:value-type="float" office:value="47.2358460240012" calcext:value-type="float">
            <text:p>47.2358460240012</text:p>
          </table:table-cell>
          <table:table-cell office:value-type="float" office:value="126012" calcext:value-type="float">
            <text:p>126012</text:p>
          </table:table-cell>
          <table:table-cell office:value-type="float" office:value="96710.8857191125" calcext:value-type="float">
            <text:p>96710.8857191125</text:p>
          </table:table-cell>
          <table:table-cell office:value-type="float" office:value="0.126101742000174" calcext:value-type="float">
            <text:p>0.126101742000174</text:p>
          </table:table-cell>
          <table:table-cell office:value-type="float" office:value="100910.04436409" calcext:value-type="float">
            <text:p>100910.04436409</text:p>
          </table:table-cell>
          <table:table-cell office:value-type="float" office:value="122943.089905368" calcext:value-type="float">
            <text:p>122943.089905368</text:p>
          </table:table-cell>
        </table:table-row>
        <table:table-row table:style-name="ro1">
          <table:table-cell office:value-type="float" office:value="47.4405875850007" calcext:value-type="float">
            <text:p>47.4405875850007</text:p>
          </table:table-cell>
          <table:table-cell office:value-type="float" office:value="127262" calcext:value-type="float">
            <text:p>127262</text:p>
          </table:table-cell>
          <table:table-cell office:value-type="float" office:value="122035.477777405" calcext:value-type="float">
            <text:p>122035.477777405</text:p>
          </table:table-cell>
          <table:table-cell office:value-type="float" office:value="0.105235747001643" calcext:value-type="float">
            <text:p>0.105235747001643</text:p>
          </table:table-cell>
          <table:table-cell office:value-type="float" office:value="101910.04436409" calcext:value-type="float">
            <text:p>101910.04436409</text:p>
          </table:table-cell>
          <table:table-cell office:value-type="float" office:value="122678.9917649" calcext:value-type="float">
            <text:p>122678.9917649</text:p>
          </table:table-cell>
        </table:table-row>
        <table:table-row table:style-name="ro1">
          <table:table-cell office:value-type="float" office:value="47.6498104680013" calcext:value-type="float">
            <text:p>47.6498104680013</text:p>
          </table:table-cell>
          <table:table-cell office:value-type="float" office:value="77307" calcext:value-type="float">
            <text:p>77307</text:p>
          </table:table-cell>
          <table:table-cell office:value-type="float" office:value="98289.8116388308" calcext:value-type="float">
            <text:p>98289.8116388308</text:p>
          </table:table-cell>
          <table:table-cell office:value-type="float" office:value="0.119635740000376" calcext:value-type="float">
            <text:p>0.119635740000376</text:p>
          </table:table-cell>
          <table:table-cell office:value-type="float" office:value="102910.04436409" calcext:value-type="float">
            <text:p>102910.04436409</text:p>
          </table:table-cell>
          <table:table-cell office:value-type="float" office:value="65751.1703751222" calcext:value-type="float">
            <text:p>65751.1703751222</text:p>
          </table:table-cell>
        </table:table-row>
        <table:table-row table:style-name="ro1">
          <table:table-cell office:value-type="float" office:value="47.8525473100017" calcext:value-type="float">
            <text:p>47.8525473100017</text:p>
          </table:table-cell>
          <table:table-cell office:value-type="float" office:value="78057" calcext:value-type="float">
            <text:p>78057</text:p>
          </table:table-cell>
          <table:table-cell office:value-type="float" office:value="63998.2382731852" calcext:value-type="float">
            <text:p>63998.2382731852</text:p>
          </table:table-cell>
          <table:table-cell office:value-type="float" office:value="0.109161076999953" calcext:value-type="float">
            <text:p>0.109161076999953</text:p>
          </table:table-cell>
          <table:table-cell office:value-type="float" office:value="103910.04436409" calcext:value-type="float">
            <text:p>103910.04436409</text:p>
          </table:table-cell>
          <table:table-cell office:value-type="float" office:value="71205.5949331317" calcext:value-type="float">
            <text:p>71205.5949331317</text:p>
          </table:table-cell>
        </table:table-row>
        <table:table-row table:style-name="ro1">
          <table:table-cell office:value-type="float" office:value="48.0552406200004" calcext:value-type="float">
            <text:p>48.0552406200004</text:p>
          </table:table-cell>
          <table:table-cell office:value-type="float" office:value="78807" calcext:value-type="float">
            <text:p>78807</text:p>
          </table:table-cell>
          <table:table-cell office:value-type="float" office:value="78406.7738587983" calcext:value-type="float">
            <text:p>78406.7738587983</text:p>
          </table:table-cell>
          <table:table-cell office:value-type="float" office:value="0.104564830999152" calcext:value-type="float">
            <text:p>0.104564830999152</text:p>
          </table:table-cell>
          <table:table-cell office:value-type="float" office:value="104910.04436409" calcext:value-type="float">
            <text:p>104910.04436409</text:p>
          </table:table-cell>
          <table:table-cell office:value-type="float" office:value="78792.8822512954" calcext:value-type="float">
            <text:p>78792.8822512954</text:p>
          </table:table-cell>
        </table:table-row>
        <table:table-row table:style-name="ro1">
          <table:table-cell office:value-type="float" office:value="48.2585949480017" calcext:value-type="float">
            <text:p>48.2585949480017</text:p>
          </table:table-cell>
          <table:table-cell office:value-type="float" office:value="132262" calcext:value-type="float">
            <text:p>132262</text:p>
          </table:table-cell>
          <table:table-cell office:value-type="float" office:value="97346.6513348521" calcext:value-type="float">
            <text:p>97346.6513348521</text:p>
          </table:table-cell>
          <table:table-cell office:value-type="float" office:value="0.127659211999344" calcext:value-type="float">
            <text:p>0.127659211999344</text:p>
          </table:table-cell>
          <table:table-cell office:value-type="float" office:value="105910.04436409" calcext:value-type="float">
            <text:p>105910.04436409</text:p>
          </table:table-cell>
          <table:table-cell office:value-type="float" office:value="124865.883496098" calcext:value-type="float">
            <text:p>124865.883496098</text:p>
          </table:table-cell>
        </table:table-row>
        <table:table-row table:style-name="ro1">
          <table:table-cell office:value-type="float" office:value="48.4590550230005" calcext:value-type="float">
            <text:p>48.4590550230005</text:p>
          </table:table-cell>
          <table:table-cell office:value-type="float" office:value="133512" calcext:value-type="float">
            <text:p>133512</text:p>
          </table:table-cell>
          <table:table-cell office:value-type="float" office:value="125783.370012454" calcext:value-type="float">
            <text:p>125783.370012454</text:p>
          </table:table-cell>
          <table:table-cell office:value-type="float" office:value="0.109089805000622" calcext:value-type="float">
            <text:p>0.109089805000622</text:p>
          </table:table-cell>
          <table:table-cell office:value-type="float" office:value="106910.04436409" calcext:value-type="float">
            <text:p>106910.04436409</text:p>
          </table:table-cell>
          <table:table-cell office:value-type="float" office:value="126431.533249951" calcext:value-type="float">
            <text:p>126431.533249951</text:p>
          </table:table-cell>
        </table:table-row>
        <table:table-row table:style-name="ro1">
          <table:table-cell office:value-type="float" office:value="48.6605744840017" calcext:value-type="float">
            <text:p>48.6605744840017</text:p>
          </table:table-cell>
          <table:table-cell office:value-type="float" office:value="81057" calcext:value-type="float">
            <text:p>81057</text:p>
          </table:table-cell>
          <table:table-cell office:value-type="float" office:value="126910.904342908" calcext:value-type="float">
            <text:p>126910.904342908</text:p>
          </table:table-cell>
          <table:table-cell office:value-type="float" office:value="0.110346546998699" calcext:value-type="float">
            <text:p>0.110346546998699</text:p>
          </table:table-cell>
          <table:table-cell office:value-type="float" office:value="107910.04436409" calcext:value-type="float">
            <text:p>107910.04436409</text:p>
          </table:table-cell>
          <table:table-cell office:value-type="float" office:value="99588.3563853659" calcext:value-type="float">
            <text:p>99588.3563853659</text:p>
          </table:table-cell>
        </table:table-row>
        <table:table-row table:style-name="ro1">
          <table:table-cell office:value-type="float" office:value="48.8611257920002" calcext:value-type="float">
            <text:p>48.8611257920002</text:p>
          </table:table-cell>
          <table:table-cell office:value-type="float" office:value="81807" calcext:value-type="float">
            <text:p>81807</text:p>
          </table:table-cell>
          <table:table-cell office:value-type="float" office:value="78386.100840389" calcext:value-type="float">
            <text:p>78386.100840389</text:p>
          </table:table-cell>
          <table:table-cell office:value-type="float" office:value="0.105691800999921" calcext:value-type="float">
            <text:p>0.105691800999921</text:p>
          </table:table-cell>
          <table:table-cell office:value-type="float" office:value="108910.04436409" calcext:value-type="float">
            <text:p>108910.04436409</text:p>
          </table:table-cell>
          <table:table-cell office:value-type="float" office:value="78776.7578028931" calcext:value-type="float">
            <text:p>78776.7578028931</text:p>
          </table:table-cell>
        </table:table-row>
        <table:table-row table:style-name="ro1">
          <table:table-cell office:value-type="float" office:value="49.0628287400014" calcext:value-type="float">
            <text:p>49.0628287400014</text:p>
          </table:table-cell>
          <table:table-cell office:value-type="float" office:value="82557" calcext:value-type="float">
            <text:p>82557</text:p>
          </table:table-cell>
          <table:table-cell office:value-type="float" office:value="80417.5170454107" calcext:value-type="float">
            <text:p>80417.5170454107</text:p>
          </table:table-cell>
          <table:table-cell office:value-type="float" office:value="0.105346712000028" calcext:value-type="float">
            <text:p>0.105346712000028</text:p>
          </table:table-cell>
          <table:table-cell office:value-type="float" office:value="109910.04436409" calcext:value-type="float">
            <text:p>109910.04436409</text:p>
          </table:table-cell>
          <table:table-cell office:value-type="float" office:value="80808.1740079149" calcext:value-type="float">
            <text:p>80808.1740079149</text:p>
          </table:table-cell>
        </table:table-row>
        <table:table-row table:style-name="ro1">
          <table:table-cell office:value-type="float" office:value="49.2648287060001" calcext:value-type="float">
            <text:p>49.2648287060001</text:p>
          </table:table-cell>
          <table:table-cell office:value-type="float" office:value="138512" calcext:value-type="float">
            <text:p>138512</text:p>
          </table:table-cell>
          <table:table-cell office:value-type="float" office:value="100506.660685226" calcext:value-type="float">
            <text:p>100506.660685226</text:p>
          </table:table-cell>
          <table:table-cell office:value-type="float" office:value="0.129011797998828" calcext:value-type="float">
            <text:p>0.129011797998828</text:p>
          </table:table-cell>
          <table:table-cell office:value-type="float" office:value="110910.04436409" calcext:value-type="float">
            <text:p>110910.04436409</text:p>
          </table:table-cell>
          <table:table-cell office:value-type="float" office:value="129652.274467788" calcext:value-type="float">
            <text:p>129652.274467788</text:p>
          </table:table-cell>
        </table:table-row>
        <table:table-row table:style-name="ro1">
          <table:table-cell office:value-type="float" office:value="49.4691082280006" calcext:value-type="float">
            <text:p>49.4691082280006</text:p>
          </table:table-cell>
          <table:table-cell office:value-type="float" office:value="139762" calcext:value-type="float">
            <text:p>139762</text:p>
          </table:table-cell>
          <table:table-cell office:value-type="float" office:value="127594.71220256" calcext:value-type="float">
            <text:p>127594.71220256</text:p>
          </table:table-cell>
          <table:table-cell office:value-type="float" office:value="0.115240091001397" calcext:value-type="float">
            <text:p>0.115240091001397</text:p>
          </table:table-cell>
          <table:table-cell office:value-type="float" office:value="111910.04436409" calcext:value-type="float">
            <text:p>111910.04436409</text:p>
          </table:table-cell>
          <table:table-cell office:value-type="float" office:value="128248.242396305" calcext:value-type="float">
            <text:p>128248.242396305</text:p>
          </table:table-cell>
        </table:table-row>
        <table:table-row table:style-name="ro1">
          <table:table-cell office:value-type="float" office:value="49.6740680780003" calcext:value-type="float">
            <text:p>49.6740680780003</text:p>
          </table:table-cell>
          <table:table-cell office:value-type="float" office:value="84807" calcext:value-type="float">
            <text:p>84807</text:p>
          </table:table-cell>
          <table:table-cell office:value-type="float" office:value="101529.313955247" calcext:value-type="float">
            <text:p>101529.313955247</text:p>
          </table:table-cell>
          <table:table-cell office:value-type="float" office:value="0.106977372999609" calcext:value-type="float">
            <text:p>0.106977372999609</text:p>
          </table:table-cell>
          <table:table-cell office:value-type="float" office:value="112910.04436409" calcext:value-type="float">
            <text:p>112910.04436409</text:p>
          </table:table-cell>
          <table:table-cell office:value-type="float" office:value="72797.5125174547" calcext:value-type="float">
            <text:p>72797.5125174547</text:p>
          </table:table-cell>
        </table:table-row>
        <table:table-row table:style-name="ro1">
          <table:table-cell office:value-type="float" office:value="49.8754290180004" calcext:value-type="float">
            <text:p>49.8754290180004</text:p>
          </table:table-cell>
          <table:table-cell office:value-type="float" office:value="85557" calcext:value-type="float">
            <text:p>85557</text:p>
          </table:table-cell>
          <table:table-cell office:value-type="float" office:value="84783.2562707324" calcext:value-type="float">
            <text:p>84783.2562707324</text:p>
          </table:table-cell>
          <table:table-cell office:value-type="float" office:value="0.104862981001133" calcext:value-type="float">
            <text:p>0.104862981001133</text:p>
          </table:table-cell>
          <table:table-cell office:value-type="float" office:value="113910.04436409" calcext:value-type="float">
            <text:p>113910.04436409</text:p>
          </table:table-cell>
          <table:table-cell office:value-type="float" office:value="85175.3743869793" calcext:value-type="float">
            <text:p>85175.3743869793</text:p>
          </table:table-cell>
        </table:table-row>
        <table:table-row table:style-name="ro1">
          <table:table-cell office:value-type="float" office:value="50.0774900870001" calcext:value-type="float">
            <text:p>50.0774900870001</text:p>
          </table:table-cell>
          <table:table-cell office:value-type="float" office:value="143512" calcext:value-type="float">
            <text:p>143512</text:p>
          </table:table-cell>
          <table:table-cell office:value-type="float" office:value="85266.8686141036" calcext:value-type="float">
            <text:p>85266.8686141036</text:p>
          </table:table-cell>
          <table:table-cell office:value-type="float" office:value="0.104491240999778" calcext:value-type="float">
            <text:p>0.104491240999778</text:p>
          </table:table-cell>
          <table:table-cell office:value-type="float" office:value="114910.04436409" calcext:value-type="float">
            <text:p>114910.04436409</text:p>
          </table:table-cell>
          <table:table-cell office:value-type="float" office:value="115567.142516883" calcext:value-type="float">
            <text:p>115567.142516883</text:p>
          </table:table-cell>
        </table:table-row>
        <table:table-row table:style-name="ro1">
          <table:table-cell office:value-type="float" office:value="50.2787132350004" calcext:value-type="float">
            <text:p>50.2787132350004</text:p>
          </table:table-cell>
          <table:table-cell office:value-type="float" office:value="144762" calcext:value-type="float">
            <text:p>144762</text:p>
          </table:table-cell>
          <table:table-cell office:value-type="float" office:value="124621.411233099" calcext:value-type="float">
            <text:p>124621.411233099</text:p>
          </table:table-cell>
          <table:table-cell office:value-type="float" office:value="0.118261978999726" calcext:value-type="float">
            <text:p>0.118261978999726</text:p>
          </table:table-cell>
          <table:table-cell office:value-type="float" office:value="115910.04436409" calcext:value-type="float">
            <text:p>115910.04436409</text:p>
          </table:table-cell>
          <table:table-cell office:value-type="float" office:value="125274.941426844" calcext:value-type="float">
            <text:p>125274.941426844</text:p>
          </table:table-cell>
        </table:table-row>
        <table:table-row table:style-name="ro1">
          <table:table-cell office:value-type="float" office:value="50.481151203001" calcext:value-type="float">
            <text:p>50.481151203001</text:p>
          </table:table-cell>
          <table:table-cell office:value-type="float" office:value="146012" calcext:value-type="float">
            <text:p>146012</text:p>
          </table:table-cell>
          <table:table-cell office:value-type="float" office:value="127766.142476273" calcext:value-type="float">
            <text:p>127766.142476273</text:p>
          </table:table-cell>
          <table:table-cell office:value-type="float" office:value="0.119154361000255" calcext:value-type="float">
            <text:p>0.119154361000255</text:p>
          </table:table-cell>
          <table:table-cell office:value-type="float" office:value="116910.04436409" calcext:value-type="float">
            <text:p>116910.04436409</text:p>
          </table:table-cell>
          <table:table-cell office:value-type="float" office:value="128419.212732522" calcext:value-type="float">
            <text:p>128419.212732522</text:p>
          </table:table-cell>
        </table:table-row>
        <table:table-row table:style-name="ro1">
          <table:table-cell office:value-type="float" office:value="50.6841109440011" calcext:value-type="float">
            <text:p>50.6841109440011</text:p>
          </table:table-cell>
          <table:table-cell office:value-type="float" office:value="88557" calcext:value-type="float">
            <text:p>88557</text:p>
          </table:table-cell>
          <table:table-cell office:value-type="float" office:value="107283.246959292" calcext:value-type="float">
            <text:p>107283.246959292</text:p>
          </table:table-cell>
          <table:table-cell office:value-type="float" office:value="0.104911042000822" calcext:value-type="float">
            <text:p>0.104911042000822</text:p>
          </table:table-cell>
          <table:table-cell office:value-type="float" office:value="117910.04436409" calcext:value-type="float">
            <text:p>117910.04436409</text:p>
          </table:table-cell>
          <table:table-cell office:value-type="float" office:value="77265.5257010807" calcext:value-type="float">
            <text:p>77265.5257010807</text:p>
          </table:table-cell>
        </table:table-row>
        <table:table-row table:style-name="ro1">
          <table:table-cell office:value-type="float" office:value="50.8885495640006" calcext:value-type="float">
            <text:p>50.8885495640006</text:p>
          </table:table-cell>
          <table:table-cell office:value-type="float" office:value="89307" calcext:value-type="float">
            <text:p>89307</text:p>
          </table:table-cell>
          <table:table-cell office:value-type="float" office:value="90522.8519029275" calcext:value-type="float">
            <text:p>90522.8519029275</text:p>
          </table:table-cell>
          <table:table-cell office:value-type="float" office:value="0.105741224000667" calcext:value-type="float">
            <text:p>0.105741224000667</text:p>
          </table:table-cell>
          <table:table-cell office:value-type="float" office:value="118910.04436409" calcext:value-type="float">
            <text:p>118910.04436409</text:p>
          </table:table-cell>
          <table:table-cell office:value-type="float" office:value="90914.6940566767" calcext:value-type="float">
            <text:p>90914.6940566767</text:p>
          </table:table-cell>
        </table:table-row>
        <table:table-row table:style-name="ro1">
          <table:table-cell office:value-type="float" office:value="51.0894802060011" calcext:value-type="float">
            <text:p>51.0894802060011</text:p>
          </table:table-cell>
          <table:table-cell office:value-type="float" office:value="149762" calcext:value-type="float">
            <text:p>149762</text:p>
          </table:table-cell>
          <table:table-cell office:value-type="float" office:value="89800.817427619" calcext:value-type="float">
            <text:p>89800.817427619</text:p>
          </table:table-cell>
          <table:table-cell office:value-type="float" office:value="0.105463017000147" calcext:value-type="float">
            <text:p>0.105463017000147</text:p>
          </table:table-cell>
          <table:table-cell office:value-type="float" office:value="119910.04436409" calcext:value-type="float">
            <text:p>119910.04436409</text:p>
          </table:table-cell>
          <table:table-cell office:value-type="float" office:value="121385.907300827" calcext:value-type="float">
            <text:p>121385.907300827</text:p>
          </table:table-cell>
        </table:table-row>
        <table:table-row table:style-name="ro1">
          <table:table-cell office:value-type="float" office:value="51.2940162990017" calcext:value-type="float">
            <text:p>51.2940162990017</text:p>
          </table:table-cell>
          <table:table-cell office:value-type="float" office:value="151012" calcext:value-type="float">
            <text:p>151012</text:p>
          </table:table-cell>
          <table:table-cell office:value-type="float" office:value="114911.107552276" calcext:value-type="float">
            <text:p>114911.107552276</text:p>
          </table:table-cell>
          <table:table-cell office:value-type="float" office:value="0.137842402999013" calcext:value-type="float">
            <text:p>0.137842402999013</text:p>
          </table:table-cell>
          <table:table-cell office:value-type="float" office:value="120910.04436409" calcext:value-type="float">
            <text:p>120910.04436409</text:p>
          </table:table-cell>
          <table:table-cell office:value-type="float" office:value="115564.177808524" calcext:value-type="float">
            <text:p>115564.177808524</text:p>
          </table:table-cell>
        </table:table-row>
        <table:table-row table:style-name="ro1">
          <table:table-cell office:value-type="float" office:value="51.5023260970011" calcext:value-type="float">
            <text:p>51.5023260970011</text:p>
          </table:table-cell>
          <table:table-cell office:value-type="float" office:value="152262" calcext:value-type="float">
            <text:p>152262</text:p>
          </table:table-cell>
          <table:table-cell office:value-type="float" office:value="102721.159377242" calcext:value-type="float">
            <text:p>102721.159377242</text:p>
          </table:table-cell>
          <table:table-cell office:value-type="float" office:value="0.163597361000939" calcext:value-type="float">
            <text:p>0.163597361000939</text:p>
          </table:table-cell>
          <table:table-cell office:value-type="float" office:value="121910.04436409" calcext:value-type="float">
            <text:p>121910.04436409</text:p>
          </table:table-cell>
          <table:table-cell office:value-type="float" office:value="103374.22963349" calcext:value-type="float">
            <text:p>103374.22963349</text:p>
          </table:table-cell>
        </table:table-row>
        <table:table-row table:style-name="ro1">
          <table:table-cell office:value-type="float" office:value="51.705033323" calcext:value-type="float">
            <text:p>51.705033323</text:p>
          </table:table-cell>
          <table:table-cell office:value-type="float" office:value="92307" calcext:value-type="float">
            <text:p>92307</text:p>
          </table:table-cell>
          <table:table-cell office:value-type="float" office:value="123192.038401508" calcext:value-type="float">
            <text:p>123192.038401508</text:p>
          </table:table-cell>
          <table:table-cell office:value-type="float" office:value="0.103470976999233" calcext:value-type="float">
            <text:p>0.103470976999233</text:p>
          </table:table-cell>
          <table:table-cell office:value-type="float" office:value="122910.04436409" calcext:value-type="float">
            <text:p>122910.04436409</text:p>
          </table:table-cell>
          <table:table-cell office:value-type="float" office:value="91868.1766307996" calcext:value-type="float">
            <text:p>91868.1766307996</text:p>
          </table:table-cell>
        </table:table-row>
        <table:table-row table:style-name="ro1">
          <table:table-cell office:value-type="float" office:value="51.9095062160013" calcext:value-type="float">
            <text:p>51.9095062160013</text:p>
          </table:table-cell>
          <table:table-cell office:value-type="float" office:value="93057" calcext:value-type="float">
            <text:p>93057</text:p>
          </table:table-cell>
          <table:table-cell office:value-type="float" office:value="69438.0868377873" calcext:value-type="float">
            <text:p>69438.0868377873</text:p>
          </table:table-cell>
          <table:table-cell office:value-type="float" office:value="0.116836465000233" calcext:value-type="float">
            <text:p>0.116836465000233</text:p>
          </table:table-cell>
          <table:table-cell office:value-type="float" office:value="123910.04436409" calcext:value-type="float">
            <text:p>123910.04436409</text:p>
          </table:table-cell>
          <table:table-cell office:value-type="float" office:value="69829.9289915365" calcext:value-type="float">
            <text:p>69829.9289915365</text:p>
          </table:table-cell>
        </table:table-row>
        <table:table-row table:style-name="ro1">
          <table:table-cell office:value-type="float" office:value="52.1122783360006" calcext:value-type="float">
            <text:p>52.1122783360006</text:p>
          </table:table-cell>
          <table:table-cell office:value-type="float" office:value="156012" calcext:value-type="float">
            <text:p>156012</text:p>
          </table:table-cell>
          <table:table-cell office:value-type="float" office:value="92135.2141140823" calcext:value-type="float">
            <text:p>92135.2141140823</text:p>
          </table:table-cell>
          <table:table-cell office:value-type="float" office:value="0.105036386999927" calcext:value-type="float">
            <text:p>0.105036386999927</text:p>
          </table:table-cell>
          <table:table-cell office:value-type="float" office:value="124910.04436409" calcext:value-type="float">
            <text:p>124910.04436409</text:p>
          </table:table-cell>
          <table:table-cell office:value-type="float" office:value="124705.290899016" calcext:value-type="float">
            <text:p>124705.290899016</text:p>
          </table:table-cell>
        </table:table-row>
        <table:table-row table:style-name="ro1">
          <table:table-cell office:value-type="float" office:value="52.314999825001" calcext:value-type="float">
            <text:p>52.314999825001</text:p>
          </table:table-cell>
          <table:table-cell office:value-type="float" office:value="157262" calcext:value-type="float">
            <text:p>157262</text:p>
          </table:table-cell>
          <table:table-cell office:value-type="float" office:value="126357.205046809" calcext:value-type="float">
            <text:p>126357.205046809</text:p>
          </table:table-cell>
          <table:table-cell office:value-type="float" office:value="0.121515643000748" calcext:value-type="float">
            <text:p>0.121515643000748</text:p>
          </table:table-cell>
          <table:table-cell office:value-type="float" office:value="125910.04436409" calcext:value-type="float">
            <text:p>125910.04436409</text:p>
          </table:table-cell>
          <table:table-cell office:value-type="float" office:value="127003.898653054" calcext:value-type="float">
            <text:p>127003.898653054</text:p>
          </table:table-cell>
        </table:table-row>
        <table:table-row table:style-name="ro1">
          <table:table-cell office:value-type="float" office:value="52.518189886001" calcext:value-type="float">
            <text:p>52.518189886001</text:p>
          </table:table-cell>
          <table:table-cell office:value-type="float" office:value="158512" calcext:value-type="float">
            <text:p>158512</text:p>
          </table:table-cell>
          <table:table-cell office:value-type="float" office:value="126712.627852801" calcext:value-type="float">
            <text:p>126712.627852801</text:p>
          </table:table-cell>
          <table:table-cell office:value-type="float" office:value="0.130687023998689" calcext:value-type="float">
            <text:p>0.130687023998689</text:p>
          </table:table-cell>
          <table:table-cell office:value-type="float" office:value="126910.04436409" calcext:value-type="float">
            <text:p>126910.04436409</text:p>
          </table:table-cell>
          <table:table-cell office:value-type="float" office:value="127359.321459046" calcext:value-type="float">
            <text:p>127359.321459046</text:p>
          </table:table-cell>
        </table:table-row>
        <table:table-row table:style-name="ro1">
          <table:table-cell office:value-type="float" office:value="52.7208347030009" calcext:value-type="float">
            <text:p>52.7208347030009</text:p>
          </table:table-cell>
          <table:table-cell office:value-type="float" office:value="96057" calcext:value-type="float">
            <text:p>96057</text:p>
          </table:table-cell>
          <table:table-cell office:value-type="float" office:value="110051.2137815" calcext:value-type="float">
            <text:p>110051.2137815</text:p>
          </table:table-cell>
          <table:table-cell office:value-type="float" office:value="0.105563330000223" calcext:value-type="float">
            <text:p>0.105563330000223</text:p>
          </table:table-cell>
          <table:table-cell office:value-type="float" office:value="127910.04436409" calcext:value-type="float">
            <text:p>127910.04436409</text:p>
          </table:table-cell>
          <table:table-cell office:value-type="float" office:value="77739.8144390639" calcext:value-type="float">
            <text:p>77739.8144390639</text:p>
          </table:table-cell>
        </table:table-row>
        <table:table-row table:style-name="ro1">
          <table:table-cell office:value-type="float" office:value="52.9211464730015" calcext:value-type="float">
            <text:p>52.9211464730015</text:p>
          </table:table-cell>
          <table:table-cell office:value-type="float" office:value="96807" calcext:value-type="float">
            <text:p>96807</text:p>
          </table:table-cell>
          <table:table-cell office:value-type="float" office:value="95556.4819685619" calcext:value-type="float">
            <text:p>95556.4819685619</text:p>
          </table:table-cell>
          <table:table-cell office:value-type="float" office:value="0.103684463998434" calcext:value-type="float">
            <text:p>0.103684463998434</text:p>
          </table:table-cell>
          <table:table-cell office:value-type="float" office:value="128910.04436409" calcext:value-type="float">
            <text:p>128910.04436409</text:p>
          </table:table-cell>
          <table:table-cell office:value-type="float" office:value="95944.498132309" calcext:value-type="float">
            <text:p>95944.498132309</text:p>
          </table:table-cell>
        </table:table-row>
        <table:table-row table:style-name="ro1">
          <table:table-cell office:value-type="float" office:value="53.1237290400004" calcext:value-type="float">
            <text:p>53.1237290400004</text:p>
          </table:table-cell>
          <table:table-cell office:value-type="float" office:value="162262" calcext:value-type="float">
            <text:p>162262</text:p>
          </table:table-cell>
          <table:table-cell office:value-type="float" office:value="100260.272582947" calcext:value-type="float">
            <text:p>100260.272582947</text:p>
          </table:table-cell>
          <table:table-cell office:value-type="float" office:value="0.10914326099919" calcext:value-type="float">
            <text:p>0.10914326099919</text:p>
          </table:table-cell>
          <table:table-cell office:value-type="float" office:value="129910.04436409" calcext:value-type="float">
            <text:p>129910.04436409</text:p>
          </table:table-cell>
          <table:table-cell office:value-type="float" office:value="134123.736580371" calcext:value-type="float">
            <text:p>134123.736580371</text:p>
          </table:table-cell>
        </table:table-row>
        <table:table-row table:style-name="ro1">
          <table:table-cell office:value-type="float" office:value="53.3264930820005" calcext:value-type="float">
            <text:p>53.32649308200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112637.98820648" calcext:value-type="float">
            <text:p>112637.98820648</text:p>
          </table:table-cell>
          <table:table-cell office:value-type="float" office:value="0.133729051000046" calcext:value-type="float">
            <text:p>0.133729051000046</text:p>
          </table:table-cell>
          <table:table-cell office:value-type="float" office:value="130910.04436409" calcext:value-type="float">
            <text:p>130910.04436409</text:p>
          </table:table-cell>
          <table:table-cell office:value-type="float" office:value="113284.681812726" calcext:value-type="float">
            <text:p>113284.681812726</text:p>
          </table:table-cell>
        </table:table-row>
        <table:table-row table:style-name="ro1">
          <table:table-cell office:value-type="float" office:value="53.5305108450011" calcext:value-type="float">
            <text:p>53.5305108450011</text:p>
          </table:table-cell>
          <table:table-cell office:value-type="float" office:value="164762" calcext:value-type="float">
            <text:p>164762</text:p>
          </table:table-cell>
          <table:table-cell office:value-type="float" office:value="126512.411512308" calcext:value-type="float">
            <text:p>126512.411512308</text:p>
          </table:table-cell>
          <table:table-cell office:value-type="float" office:value="0.135027283999079" calcext:value-type="float">
            <text:p>0.135027283999079</text:p>
          </table:table-cell>
          <table:table-cell office:value-type="float" office:value="131910.04436409" calcext:value-type="float">
            <text:p>131910.04436409</text:p>
          </table:table-cell>
          <table:table-cell office:value-type="float" office:value="127159.105118553" calcext:value-type="float">
            <text:p>127159.105118553</text:p>
          </table:table-cell>
        </table:table-row>
        <table:table-row table:style-name="ro1">
          <table:table-cell office:value-type="float" office:value="53.732565499" calcext:value-type="float">
            <text:p>53.732565499</text:p>
          </table:table-cell>
          <table:table-cell office:value-type="float" office:value="99807" calcext:value-type="float">
            <text:p>99807</text:p>
          </table:table-cell>
          <table:table-cell office:value-type="float" office:value="113388.152789725" calcext:value-type="float">
            <text:p>113388.152789725</text:p>
          </table:table-cell>
          <table:table-cell office:value-type="float" office:value="0.103348615000868" calcext:value-type="float">
            <text:p>0.103348615000868</text:p>
          </table:table-cell>
          <table:table-cell office:value-type="float" office:value="132910.04436409" calcext:value-type="float">
            <text:p>132910.04436409</text:p>
          </table:table-cell>
          <table:table-cell office:value-type="float" office:value="79783.3662347988" calcext:value-type="float">
            <text:p>79783.3662347988</text:p>
          </table:table-cell>
        </table:table-row>
        <table:table-row table:style-name="ro1">
          <table:table-cell office:value-type="float" office:value="53.9352508000011" calcext:value-type="float">
            <text:p>53.9352508000011</text:p>
          </table:table-cell>
          <table:table-cell office:value-type="float" office:value="81607" calcext:value-type="float">
            <text:p>81607</text:p>
          </table:table-cell>
          <table:table-cell office:value-type="float" office:value="90663.3394662681" calcext:value-type="float">
            <text:p>90663.3394662681</text:p>
          </table:table-cell>
          <table:table-cell office:value-type="float" office:value="0.105718696000622" calcext:value-type="float">
            <text:p>0.105718696000622</text:p>
          </table:table-cell>
          <table:table-cell office:value-type="float" office:value="108809.784149365" calcext:value-type="float">
            <text:p>108809.784149365</text:p>
          </table:table-cell>
          <table:table-cell office:value-type="float" office:value="81247.4805593379" calcext:value-type="float">
            <text:p>81247.4805593379</text:p>
          </table:table-cell>
        </table:table-row>
        <table:table-row table:style-name="ro1">
          <table:table-cell office:value-type="float" office:value="54.1364113330001" calcext:value-type="float">
            <text:p>54.1364113330001</text:p>
          </table:table-cell>
          <table:table-cell office:value-type="float" office:value="137912" calcext:value-type="float">
            <text:p>137912</text:p>
          </table:table-cell>
          <table:table-cell office:value-type="float" office:value="84369.675342109" calcext:value-type="float">
            <text:p>84369.675342109</text:p>
          </table:table-cell>
          <table:table-cell office:value-type="float" office:value="0.104551287000504" calcext:value-type="float">
            <text:p>0.104551287000504</text:p>
          </table:table-cell>
          <table:table-cell office:value-type="float" office:value="110330.381245217" calcext:value-type="float">
            <text:p>110330.381245217</text:p>
          </table:table-cell>
          <table:table-cell office:value-type="float" office:value="113464.894180228" calcext:value-type="float">
            <text:p>113464.894180228</text:p>
          </table:table-cell>
        </table:table-row>
        <table:table-row table:style-name="ro1">
          <table:table-cell office:value-type="float" office:value="54.3386371830002" calcext:value-type="float">
            <text:p>54.3386371830002</text:p>
          </table:table-cell>
          <table:table-cell office:value-type="float" office:value="136819" calcext:value-type="float">
            <text:p>136819</text:p>
          </table:table-cell>
          <table:table-cell office:value-type="float" office:value="114133.042976209" calcext:value-type="float">
            <text:p>114133.042976209</text:p>
          </table:table-cell>
          <table:table-cell office:value-type="float" office:value="0.109434310001234" calcext:value-type="float">
            <text:p>0.109434310001234</text:p>
          </table:table-cell>
          <table:table-cell office:value-type="float" office:value="109455.501670053" calcext:value-type="float">
            <text:p>109455.501670053</text:p>
          </table:table-cell>
          <table:table-cell office:value-type="float" office:value="113568.242795229" calcext:value-type="float">
            <text:p>113568.242795229</text:p>
          </table:table-cell>
        </table:table-row>
        <table:table-row table:style-name="ro1">
          <table:table-cell office:value-type="float" office:value="54.5423082200014" calcext:value-type="float">
            <text:p>54.5423082200014</text:p>
          </table:table-cell>
          <table:table-cell office:value-type="float" office:value="140505" calcext:value-type="float">
            <text:p>140505</text:p>
          </table:table-cell>
          <table:table-cell office:value-type="float" office:value="116389.143241678" calcext:value-type="float">
            <text:p>116389.143241678</text:p>
          </table:table-cell>
          <table:table-cell office:value-type="float" office:value="0.11567433700111" calcext:value-type="float">
            <text:p>0.11567433700111</text:p>
          </table:table-cell>
          <table:table-cell office:value-type="float" office:value="112404.383040074" calcext:value-type="float">
            <text:p>112404.383040074</text:p>
          </table:table-cell>
          <table:table-cell office:value-type="float" office:value="118293.858216144" calcext:value-type="float">
            <text:p>118293.858216144</text:p>
          </table:table-cell>
        </table:table-row>
        <table:table-row table:style-name="ro1">
          <table:table-cell office:value-type="float" office:value="54.747262289" calcext:value-type="float">
            <text:p>54.747262289</text:p>
          </table:table-cell>
          <table:table-cell office:value-type="float" office:value="84044" calcext:value-type="float">
            <text:p>84044</text:p>
          </table:table-cell>
          <table:table-cell office:value-type="float" office:value="107928.508874632" calcext:value-type="float">
            <text:p>107928.508874632</text:p>
          </table:table-cell>
          <table:table-cell office:value-type="float" office:value="0.10421863800002" calcext:value-type="float">
            <text:p>0.10421863800002</text:p>
          </table:table-cell>
          <table:table-cell office:value-type="float" office:value="112059.448567205" calcext:value-type="float">
            <text:p>112059.448567205</text:p>
          </table:table-cell>
          <table:table-cell office:value-type="float" office:value="78752.6781168118" calcext:value-type="float">
            <text:p>78752.6781168118</text:p>
          </table:table-cell>
        </table:table-row>
        <table:table-row table:style-name="ro1">
          <table:table-cell office:value-type="float" office:value="54.9490289190017" calcext:value-type="float">
            <text:p>54.9490289190017</text:p>
          </table:table-cell>
          <table:table-cell office:value-type="float" office:value="84672" calcext:value-type="float">
            <text:p>84672</text:p>
          </table:table-cell>
          <table:table-cell office:value-type="float" office:value="83768.1864028039" calcext:value-type="float">
            <text:p>83768.1864028039</text:p>
          </table:table-cell>
          <table:table-cell office:value-type="float" office:value="0.104425813999114" calcext:value-type="float">
            <text:p>0.104425813999114</text:p>
          </table:table-cell>
          <table:table-cell office:value-type="float" office:value="112896.781238163" calcext:value-type="float">
            <text:p>112896.781238163</text:p>
          </table:table-cell>
          <table:table-cell office:value-type="float" office:value="84092.7010539066" calcext:value-type="float">
            <text:p>84092.7010539066</text:p>
          </table:table-cell>
        </table:table-row>
        <table:table-row table:style-name="ro1">
          <table:table-cell office:value-type="float" office:value="55.1538009350006" calcext:value-type="float">
            <text:p>55.1538009350006</text:p>
          </table:table-cell>
          <table:table-cell office:value-type="float" office:value="137781" calcext:value-type="float">
            <text:p>137781</text:p>
          </table:table-cell>
          <table:table-cell office:value-type="float" office:value="102335.79857386" calcext:value-type="float">
            <text:p>102335.79857386</text:p>
          </table:table-cell>
          <table:table-cell office:value-type="float" office:value="0.122109640000417" calcext:value-type="float">
            <text:p>0.122109640000417</text:p>
          </table:table-cell>
          <table:table-cell office:value-type="float" office:value="110225.002426995" calcext:value-type="float">
            <text:p>110225.002426995</text:p>
          </table:table-cell>
          <table:table-cell office:value-type="float" office:value="129779.506544266" calcext:value-type="float">
            <text:p>129779.506544266</text:p>
          </table:table-cell>
        </table:table-row>
        <table:table-row table:style-name="ro1">
          <table:table-cell office:value-type="float" office:value="55.3582053420014" calcext:value-type="float">
            <text:p>55.3582053420014</text:p>
          </table:table-cell>
          <table:table-cell office:value-type="float" office:value="136208" calcext:value-type="float">
            <text:p>136208</text:p>
          </table:table-cell>
          <table:table-cell office:value-type="float" office:value="110464.683886753" calcext:value-type="float">
            <text:p>110464.683886753</text:p>
          </table:table-cell>
          <table:table-cell office:value-type="float" office:value="0.12817845400059" calcext:value-type="float">
            <text:p>0.12817845400059</text:p>
          </table:table-cell>
          <table:table-cell office:value-type="float" office:value="108966.689779528" calcext:value-type="float">
            <text:p>108966.689779528</text:p>
          </table:table-cell>
          <table:table-cell office:value-type="float" office:value="109651.847029771" calcext:value-type="float">
            <text:p>109651.847029771</text:p>
          </table:table-cell>
        </table:table-row>
        <table:table-row table:style-name="ro1">
          <table:table-cell office:value-type="float" office:value="55.5611107210007" calcext:value-type="float">
            <text:p>55.5611107210007</text:p>
          </table:table-cell>
          <table:table-cell office:value-type="float" office:value="81967" calcext:value-type="float">
            <text:p>81967</text:p>
          </table:table-cell>
          <table:table-cell office:value-type="float" office:value="130553.587670622" calcext:value-type="float">
            <text:p>130553.587670622</text:p>
          </table:table-cell>
          <table:table-cell office:value-type="float" office:value="0.118585741998686" calcext:value-type="float">
            <text:p>0.118585741998686</text:p>
          </table:table-cell>
          <table:table-cell office:value-type="float" office:value="109290.184500772" calcext:value-type="float">
            <text:p>109290.184500772</text:p>
          </table:table-cell>
          <table:table-cell office:value-type="float" office:value="103071.123969591" calcext:value-type="float">
            <text:p>103071.123969591</text:p>
          </table:table-cell>
        </table:table-row>
        <table:table-row table:style-name="ro1">
          <table:table-cell office:value-type="float" office:value="55.762784849001" calcext:value-type="float">
            <text:p>55.762784849001</text:p>
          </table:table-cell>
          <table:table-cell office:value-type="float" office:value="80294" calcext:value-type="float">
            <text:p>80294</text:p>
          </table:table-cell>
          <table:table-cell office:value-type="float" office:value="84105.1028877067" calcext:value-type="float">
            <text:p>84105.1028877067</text:p>
          </table:table-cell>
          <table:table-cell office:value-type="float" office:value="0.104092376001063" calcext:value-type="float">
            <text:p>0.104092376001063</text:p>
          </table:table-cell>
          <table:table-cell office:value-type="float" office:value="107059.023789643" calcext:value-type="float">
            <text:p>107059.023789643</text:p>
          </table:table-cell>
          <table:table-cell office:value-type="float" office:value="82694.3942929449" calcext:value-type="float">
            <text:p>82694.3942929449</text:p>
          </table:table-cell>
        </table:table-row>
        <table:table-row table:style-name="ro1">
          <table:table-cell office:value-type="float" office:value="55.9656130970016" calcext:value-type="float">
            <text:p>55.9656130970016</text:p>
          </table:table-cell>
          <table:table-cell office:value-type="float" office:value="80382" calcext:value-type="float">
            <text:p>80382</text:p>
          </table:table-cell>
          <table:table-cell office:value-type="float" office:value="83043.1958685728" calcext:value-type="float">
            <text:p>83043.1958685728</text:p>
          </table:table-cell>
          <table:table-cell office:value-type="float" office:value="0.103900312999031" calcext:value-type="float">
            <text:p>0.103900312999031</text:p>
          </table:table-cell>
          <table:table-cell office:value-type="float" office:value="107176.685657543" calcext:value-type="float">
            <text:p>107176.685657543</text:p>
          </table:table-cell>
          <table:table-cell office:value-type="float" office:value="83088.6692591732" calcext:value-type="float">
            <text:p>83088.6692591732</text:p>
          </table:table-cell>
        </table:table-row>
        <table:table-row table:style-name="ro1">
          <table:table-cell office:value-type="float" office:value="56.1667819740014" calcext:value-type="float">
            <text:p>56.1667819740014</text:p>
          </table:table-cell>
          <table:table-cell office:value-type="float" office:value="137793" calcext:value-type="float">
            <text:p>137793</text:p>
          </table:table-cell>
          <table:table-cell office:value-type="float" office:value="75556.6221979099" calcext:value-type="float">
            <text:p>75556.6221979099</text:p>
          </table:table-cell>
          <table:table-cell office:value-type="float" office:value="0.121643790000235" calcext:value-type="float">
            <text:p>0.121643790000235</text:p>
          </table:table-cell>
          <table:table-cell office:value-type="float" office:value="110234.494306137" calcext:value-type="float">
            <text:p>110234.494306137</text:p>
          </table:table-cell>
          <table:table-cell office:value-type="float" office:value="105223.358876984" calcext:value-type="float">
            <text:p>105223.358876984</text:p>
          </table:table-cell>
        </table:table-row>
        <table:table-row table:style-name="ro1">
          <table:table-cell office:value-type="float" office:value="56.3684817450012" calcext:value-type="float">
            <text:p>56.3684817450012</text:p>
          </table:table-cell>
          <table:table-cell office:value-type="float" office:value="134670" calcext:value-type="float">
            <text:p>134670</text:p>
          </table:table-cell>
          <table:table-cell office:value-type="float" office:value="126234.132306661" calcext:value-type="float">
            <text:p>126234.132306661</text:p>
          </table:table-cell>
          <table:table-cell office:value-type="float" office:value="0.110645492000913" calcext:value-type="float">
            <text:p>0.110645492000913</text:p>
          </table:table-cell>
          <table:table-cell office:value-type="float" office:value="107736.632188858" calcext:value-type="float">
            <text:p>107736.632188858</text:p>
          </table:table-cell>
          <table:table-cell office:value-type="float" office:value="124620.343683422" calcext:value-type="float">
            <text:p>124620.343683422</text:p>
          </table:table-cell>
        </table:table-row>
        <table:table-row table:style-name="ro1">
          <table:table-cell office:value-type="float" office:value="56.571094768" calcext:value-type="float">
            <text:p>56.571094768</text:p>
          </table:table-cell>
          <table:table-cell office:value-type="float" office:value="81886" calcext:value-type="float">
            <text:p>81886</text:p>
          </table:table-cell>
          <table:table-cell office:value-type="float" office:value="126341.098123187" calcext:value-type="float">
            <text:p>126341.098123187</text:p>
          </table:table-cell>
          <table:table-cell office:value-type="float" office:value="0.111181356000088" calcext:value-type="float">
            <text:p>0.111181356000088</text:p>
          </table:table-cell>
          <table:table-cell office:value-type="float" office:value="109181.89129274" calcext:value-type="float">
            <text:p>109181.89129274</text:p>
          </table:table-cell>
          <table:table-cell office:value-type="float" office:value="101961.676587557" calcext:value-type="float">
            <text:p>101961.676587557</text:p>
          </table:table-cell>
        </table:table-row>
        <table:table-row table:style-name="ro1">
          <table:table-cell office:value-type="float" office:value="56.773202249" calcext:value-type="float">
            <text:p>56.773202249</text:p>
          </table:table-cell>
          <table:table-cell office:value-type="float" office:value="80467" calcext:value-type="float">
            <text:p>80467</text:p>
          </table:table-cell>
          <table:table-cell office:value-type="float" office:value="86546.7139171023" calcext:value-type="float">
            <text:p>86546.7139171023</text:p>
          </table:table-cell>
          <table:table-cell office:value-type="float" office:value="0.104322702998616" calcext:value-type="float">
            <text:p>0.104322702998616</text:p>
          </table:table-cell>
          <table:table-cell office:value-type="float" office:value="107290.285113013" calcext:value-type="float">
            <text:p>107290.285113013</text:p>
          </table:table-cell>
          <table:table-cell office:value-type="float" office:value="82917.1105582718" calcext:value-type="float">
            <text:p>82917.1105582718</text:p>
          </table:table-cell>
        </table:table-row>
        <table:table-row table:style-name="ro1">
          <table:table-cell office:value-type="float" office:value="56.9752836100015" calcext:value-type="float">
            <text:p>56.9752836100015</text:p>
          </table:table-cell>
          <table:table-cell office:value-type="float" office:value="80592" calcext:value-type="float">
            <text:p>80592</text:p>
          </table:table-cell>
          <table:table-cell office:value-type="float" office:value="83247.3093831996" calcext:value-type="float">
            <text:p>83247.3093831996</text:p>
          </table:table-cell>
          <table:table-cell office:value-type="float" office:value="0.110918049998872" calcext:value-type="float">
            <text:p>0.110918049998872</text:p>
          </table:table-cell>
          <table:table-cell office:value-type="float" office:value="107456.528104548" calcext:value-type="float">
            <text:p>107456.528104548</text:p>
          </table:table-cell>
          <table:table-cell office:value-type="float" office:value="83311.9022675751" calcext:value-type="float">
            <text:p>83311.9022675751</text:p>
          </table:table-cell>
        </table:table-row>
        <table:table-row table:style-name="ro1">
          <table:table-cell office:value-type="float" office:value="57.1816580909999" calcext:value-type="float">
            <text:p>57.1816580909999</text:p>
          </table:table-cell>
          <table:table-cell office:value-type="float" office:value="137387" calcext:value-type="float">
            <text:p>137387</text:p>
          </table:table-cell>
          <table:table-cell office:value-type="float" office:value="80667.1640093174" calcext:value-type="float">
            <text:p>80667.1640093174</text:p>
          </table:table-cell>
          <table:table-cell office:value-type="float" office:value="0.126416381999661" calcext:value-type="float">
            <text:p>0.126416381999661</text:p>
          </table:table-cell>
          <table:table-cell office:value-type="float" office:value="109910.044572431" calcext:value-type="float">
            <text:p>109910.044572431</text:p>
          </table:table-cell>
          <table:table-cell office:value-type="float" office:value="110172.255393217" calcext:value-type="float">
            <text:p>110172.255393217</text:p>
          </table:table-cell>
        </table:table-row>
        <table:table-row table:style-name="ro1">
          <table:table-cell office:value-type="float" office:value="57.3859400280016" calcext:value-type="float">
            <text:p>57.3859400280016</text:p>
          </table:table-cell>
          <table:table-cell office:value-type="float" office:value="136046" calcext:value-type="float">
            <text:p>136046</text:p>
          </table:table-cell>
          <table:table-cell office:value-type="float" office:value="108819.992819535" calcext:value-type="float">
            <text:p>108819.992819535</text:p>
          </table:table-cell>
          <table:table-cell office:value-type="float" office:value="0.145460273000936" calcext:value-type="float">
            <text:p>0.145460273000936</text:p>
          </table:table-cell>
          <table:table-cell office:value-type="float" office:value="108837.441699133" calcext:value-type="float">
            <text:p>108837.441699133</text:p>
          </table:table-cell>
          <table:table-cell office:value-type="float" office:value="108123.341220876" calcext:value-type="float">
            <text:p>108123.341220876</text:p>
          </table:table-cell>
        </table:table-row>
        <table:table-row table:style-name="ro1">
          <table:table-cell office:value-type="float" office:value="57.5933502140015" calcext:value-type="float">
            <text:p>57.5933502140015</text:p>
          </table:table-cell>
          <table:table-cell office:value-type="float" office:value="82318" calcext:value-type="float">
            <text:p>82318</text:p>
          </table:table-cell>
          <table:table-cell office:value-type="float" office:value="86588.9623486971" calcext:value-type="float">
            <text:p>86588.9623486971</text:p>
          </table:table-cell>
          <table:table-cell office:value-type="float" office:value="0.173337805999836" calcext:value-type="float">
            <text:p>0.173337805999836</text:p>
          </table:table-cell>
          <table:table-cell office:value-type="float" office:value="109758.123482329" calcext:value-type="float">
            <text:p>109758.123482329</text:p>
          </table:table-cell>
          <table:table-cell office:value-type="float" office:value="62383.8259308779" calcext:value-type="float">
            <text:p>62383.8259308779</text:p>
          </table:table-cell>
        </table:table-row>
        <table:table-row table:style-name="ro1">
          <table:table-cell office:value-type="float" office:value="57.7951803200012" calcext:value-type="float">
            <text:p>57.7951803200012</text:p>
          </table:table-cell>
          <table:table-cell office:value-type="float" office:value="84510" calcext:value-type="float">
            <text:p>84510</text:p>
          </table:table-cell>
          <table:table-cell office:value-type="float" office:value="90753.8063952632" calcext:value-type="float">
            <text:p>90753.8063952632</text:p>
          </table:table-cell>
          <table:table-cell office:value-type="float" office:value="0.113128016999326" calcext:value-type="float">
            <text:p>0.113128016999326</text:p>
          </table:table-cell>
          <table:table-cell office:value-type="float" office:value="112680.899037434" calcext:value-type="float">
            <text:p>112680.899037434</text:p>
          </table:table-cell>
          <table:table-cell office:value-type="float" office:value="88185.9101594922" calcext:value-type="float">
            <text:p>88185.9101594922</text:p>
          </table:table-cell>
        </table:table-row>
        <table:table-row table:style-name="ro1">
          <table:table-cell office:value-type="float" office:value="57.9970657880003" calcext:value-type="float">
            <text:p>57.9970657880003</text:p>
          </table:table-cell>
          <table:table-cell office:value-type="float" office:value="80547" calcext:value-type="float">
            <text:p>80547</text:p>
          </table:table-cell>
          <table:table-cell office:value-type="float" office:value="78071.2146890366" calcext:value-type="float">
            <text:p>78071.2146890366</text:p>
          </table:table-cell>
          <table:table-cell office:value-type="float" office:value="0.105094443999405" calcext:value-type="float">
            <text:p>0.105094443999405</text:p>
          </table:table-cell>
          <table:table-cell office:value-type="float" office:value="107397.153788111" calcext:value-type="float">
            <text:p>107397.153788111</text:p>
          </table:table-cell>
          <table:table-cell office:value-type="float" office:value="76012.4299869608" calcext:value-type="float">
            <text:p>76012.4299869608</text:p>
          </table:table-cell>
        </table:table-row>
        <table:table-row table:style-name="ro1">
          <table:table-cell office:value-type="float" office:value="58.2031086420011" calcext:value-type="float">
            <text:p>58.2031086420011</text:p>
          </table:table-cell>
          <table:table-cell office:value-type="float" office:value="131427" calcext:value-type="float">
            <text:p>131427</text:p>
          </table:table-cell>
          <table:table-cell office:value-type="float" office:value="79893.1066774746" calcext:value-type="float">
            <text:p>79893.1066774746</text:p>
          </table:table-cell>
          <table:table-cell office:value-type="float" office:value="0.116771438999422" calcext:value-type="float">
            <text:p>0.116771438999422</text:p>
          </table:table-cell>
          <table:table-cell office:value-type="float" office:value="105141.90739505" calcext:value-type="float">
            <text:p>105141.90739505</text:p>
          </table:table-cell>
          <table:table-cell office:value-type="float" office:value="106325.346304428" calcext:value-type="float">
            <text:p>106325.346304428</text:p>
          </table:table-cell>
        </table:table-row>
        <table:table-row table:style-name="ro1">
          <table:table-cell office:value-type="float" office:value="58.410053298001" calcext:value-type="float">
            <text:p>58.410053298001</text:p>
          </table:table-cell>
          <table:table-cell office:value-type="float" office:value="120610" calcext:value-type="float">
            <text:p>120610</text:p>
          </table:table-cell>
          <table:table-cell office:value-type="float" office:value="96953.0185703504" calcext:value-type="float">
            <text:p>96953.0185703504</text:p>
          </table:table-cell>
          <table:table-cell office:value-type="float" office:value="0.140282181999282" calcext:value-type="float">
            <text:p>0.140282181999282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91333.5701417978" calcext:value-type="float">
            <text:p>91333.5701417978</text:p>
          </table:table-cell>
        </table:table-row>
        <table:table-row table:style-name="ro1">
          <table:table-cell office:value-type="float" office:value="58.6135032860002" calcext:value-type="float">
            <text:p>58.6135032860002</text:p>
          </table:table-cell>
          <table:table-cell office:value-type="float" office:value="72366" calcext:value-type="float">
            <text:p>72366</text:p>
          </table:table-cell>
          <table:table-cell office:value-type="float" office:value="90903.9423475468" calcext:value-type="float">
            <text:p>90903.9423475468</text:p>
          </table:table-cell>
          <table:table-cell office:value-type="float" office:value="0.136268090998783" calcext:value-type="float">
            <text:p>0.136268090998783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8865.5325819142" calcext:value-type="float">
            <text:p>78865.5325819142</text:p>
          </table:table-cell>
        </table:table-row>
        <table:table-row table:style-name="ro1">
          <table:table-cell office:value-type="float" office:value="58.8160979430013" calcext:value-type="float">
            <text:p>58.8160979430013</text:p>
          </table:table-cell>
          <table:table-cell office:value-type="float" office:value="72366" calcext:value-type="float">
            <text:p>72366</text:p>
          </table:table-cell>
          <table:table-cell office:value-type="float" office:value="84472.5129729068" calcext:value-type="float">
            <text:p>84472.5129729068</text:p>
          </table:table-cell>
          <table:table-cell office:value-type="float" office:value="0.106274953999673" calcext:value-type="float">
            <text:p>0.106274953999673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1448.0892369134" calcext:value-type="float">
            <text:p>71448.0892369134</text:p>
          </table:table-cell>
        </table:table-row>
        <table:table-row table:style-name="ro1">
          <table:table-cell office:value-type="float" office:value="59.0737331820001" calcext:value-type="float">
            <text:p>59.0737331820001</text:p>
          </table:table-cell>
          <table:table-cell office:value-type="float" office:value="120610" calcext:value-type="float">
            <text:p>120610</text:p>
          </table:table-cell>
          <table:table-cell office:value-type="float" office:value="72694.8929929017" calcext:value-type="float">
            <text:p>72694.8929929017</text:p>
          </table:table-cell>
          <table:table-cell office:value-type="float" office:value="0.123287514999902" calcext:value-type="float">
            <text:p>0.123287514999902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82045.9211628145" calcext:value-type="float">
            <text:p>82045.9211628145</text:p>
          </table:table-cell>
        </table:table-row>
        <table:table-row table:style-name="ro1">
          <table:table-cell office:value-type="float" office:value="59.2760952540011" calcext:value-type="float">
            <text:p>59.2760952540011</text:p>
          </table:table-cell>
          <table:table-cell office:value-type="float" office:value="120610" calcext:value-type="float">
            <text:p>120610</text:p>
          </table:table-cell>
          <table:table-cell office:value-type="float" office:value="99004.5302505163" calcext:value-type="float">
            <text:p>99004.5302505163</text:p>
          </table:table-cell>
          <table:table-cell office:value-type="float" office:value="0.132815664999725" calcext:value-type="float">
            <text:p>0.132815664999725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14716.33558223" calcext:value-type="float">
            <text:p>114716.33558223</text:p>
          </table:table-cell>
        </table:table-row>
        <table:table-row table:style-name="ro1">
          <table:table-cell office:value-type="float" office:value="59.4789027780007" calcext:value-type="float">
            <text:p>59.4789027780007</text:p>
          </table:table-cell>
          <table:table-cell office:value-type="float" office:value="120610" calcext:value-type="float">
            <text:p>120610</text:p>
          </table:table-cell>
          <table:table-cell office:value-type="float" office:value="123001.682970518" calcext:value-type="float">
            <text:p>123001.682970518</text:p>
          </table:table-cell>
          <table:table-cell office:value-type="float" office:value="0.104375097000229" calcext:value-type="float">
            <text:p>0.104375097000229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23001.682970518" calcext:value-type="float">
            <text:p>123001.682970518</text:p>
          </table:table-cell>
        </table:table-row>
        <table:table-row table:style-name="ro1">
          <table:table-cell office:value-type="float" office:value="59.6804789900016" calcext:value-type="float">
            <text:p>59.6804789900016</text:p>
          </table:table-cell>
          <table:table-cell office:value-type="float" office:value="72366" calcext:value-type="float">
            <text:p>72366</text:p>
          </table:table-cell>
          <table:table-cell office:value-type="float" office:value="99534.2909309791" calcext:value-type="float">
            <text:p>99534.2909309791</text:p>
          </table:table-cell>
          <table:table-cell office:value-type="float" office:value="0.103962166000201" calcext:value-type="float">
            <text:p>0.103962166000201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4369.5685136531" calcext:value-type="float">
            <text:p>74369.5685136531</text:p>
          </table:table-cell>
        </table:table-row>
        <table:table-row table:style-name="ro1">
          <table:table-cell office:value-type="float" office:value="59.8824205630008" calcext:value-type="float">
            <text:p>59.8824205630008</text:p>
          </table:table-cell>
          <table:table-cell office:value-type="float" office:value="72366" calcext:value-type="float">
            <text:p>72366</text:p>
          </table:table-cell>
          <table:table-cell office:value-type="float" office:value="75494.1672519781" calcext:value-type="float">
            <text:p>75494.1672519781</text:p>
          </table:table-cell>
          <table:table-cell office:value-type="float" office:value="0.10621284500121" calcext:value-type="float">
            <text:p>0.10621284500121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5494.1672519781" calcext:value-type="float">
            <text:p>75494.1672519781</text:p>
          </table:table-cell>
        </table:table-row>
        <table:table-row table:style-name="ro1">
          <table:table-cell office:value-type="float" office:value="60.0864819500002" calcext:value-type="float">
            <text:p>60.0864819500002</text:p>
          </table:table-cell>
          <table:table-cell office:value-type="float" office:value="120610" calcext:value-type="float">
            <text:p>120610</text:p>
          </table:table-cell>
          <table:table-cell office:value-type="float" office:value="75233.2610477056" calcext:value-type="float">
            <text:p>75233.2610477056</text:p>
          </table:table-cell>
          <table:table-cell office:value-type="float" office:value="0.104840780000814" calcext:value-type="float">
            <text:p>0.104840780000814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94570.2239237431" calcext:value-type="float">
            <text:p>94570.2239237431</text:p>
          </table:table-cell>
        </table:table-row>
        <table:table-row table:style-name="ro1">
          <table:table-cell office:value-type="float" office:value="60.291028130001" calcext:value-type="float">
            <text:p>60.291028130001</text:p>
          </table:table-cell>
          <table:table-cell office:value-type="float" office:value="120610" calcext:value-type="float">
            <text:p>120610</text:p>
          </table:table-cell>
          <table:table-cell office:value-type="float" office:value="98439.6957422706" calcext:value-type="float">
            <text:p>98439.6957422706</text:p>
          </table:table-cell>
          <table:table-cell office:value-type="float" office:value="0.10886174100051" calcext:value-type="float">
            <text:p>0.10886174100051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04180.486548802" calcext:value-type="float">
            <text:p>104180.486548802</text:p>
          </table:table-cell>
        </table:table-row>
        <table:table-row table:style-name="ro1">
          <table:table-cell office:value-type="float" office:value="60.4941212820013" calcext:value-type="float">
            <text:p>60.4941212820013</text:p>
          </table:table-cell>
          <table:table-cell office:value-type="float" office:value="120610" calcext:value-type="float">
            <text:p>120610</text:p>
          </table:table-cell>
          <table:table-cell office:value-type="float" office:value="120398.584444833" calcext:value-type="float">
            <text:p>120398.584444833</text:p>
          </table:table-cell>
          <table:table-cell office:value-type="float" office:value="0.103345581999747" calcext:value-type="float">
            <text:p>0.103345581999747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20398.584444833" calcext:value-type="float">
            <text:p>120398.584444833</text:p>
          </table:table-cell>
        </table:table-row>
        <table:table-row table:style-name="ro1">
          <table:table-cell office:value-type="float" office:value="60.6955394430006" calcext:value-type="float">
            <text:p>60.6955394430006</text:p>
          </table:table-cell>
          <table:table-cell office:value-type="float" office:value="72366" calcext:value-type="float">
            <text:p>72366</text:p>
          </table:table-cell>
          <table:table-cell office:value-type="float" office:value="102932.940556799" calcext:value-type="float">
            <text:p>102932.940556799</text:p>
          </table:table-cell>
          <table:table-cell office:value-type="float" office:value="0.104488901000877" calcext:value-type="float">
            <text:p>0.104488901000877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7855.1868742307" calcext:value-type="float">
            <text:p>77855.1868742307</text:p>
          </table:table-cell>
        </table:table-row>
        <table:table-row table:style-name="ro1">
          <table:table-cell office:value-type="float" office:value="60.9024539430011" calcext:value-type="float">
            <text:p>60.9024539430011</text:p>
          </table:table-cell>
          <table:table-cell office:value-type="float" office:value="72366" calcext:value-type="float">
            <text:p>72366</text:p>
          </table:table-cell>
          <table:table-cell office:value-type="float" office:value="72611.6393688423" calcext:value-type="float">
            <text:p>72611.6393688423</text:p>
          </table:table-cell>
          <table:table-cell office:value-type="float" office:value="0.131101175000367" calcext:value-type="float">
            <text:p>0.131101175000367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2611.6393688423" calcext:value-type="float">
            <text:p>72611.6393688423</text:p>
          </table:table-cell>
        </table:table-row>
        <table:table-row table:style-name="ro1">
          <table:table-cell office:value-type="float" office:value="61.1059650280004" calcext:value-type="float">
            <text:p>61.1059650280004</text:p>
          </table:table-cell>
          <table:table-cell office:value-type="float" office:value="120610" calcext:value-type="float">
            <text:p>120610</text:p>
          </table:table-cell>
          <table:table-cell office:value-type="float" office:value="71066.6229179461" calcext:value-type="float">
            <text:p>71066.6229179461</text:p>
          </table:table-cell>
          <table:table-cell office:value-type="float" office:value="0.106771220000155" calcext:value-type="float">
            <text:p>0.106771220000155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86568.4602179081" calcext:value-type="float">
            <text:p>86568.4602179081</text:p>
          </table:table-cell>
        </table:table-row>
        <table:table-row table:style-name="ro1">
          <table:table-cell office:value-type="float" office:value="61.3122868740011" calcext:value-type="float">
            <text:p>61.3122868740011</text:p>
          </table:table-cell>
          <table:table-cell office:value-type="float" office:value="120610" calcext:value-type="float">
            <text:p>120610</text:p>
          </table:table-cell>
          <table:table-cell office:value-type="float" office:value="95375.5707159266" calcext:value-type="float">
            <text:p>95375.5707159266</text:p>
          </table:table-cell>
          <table:table-cell office:value-type="float" office:value="0.110255577001226" calcext:value-type="float">
            <text:p>0.110255577001226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04802.754705944" calcext:value-type="float">
            <text:p>104802.754705944</text:p>
          </table:table-cell>
        </table:table-row>
        <table:table-row table:style-name="ro1">
          <table:table-cell office:value-type="float" office:value="61.5175439430004" calcext:value-type="float">
            <text:p>61.5175439430004</text:p>
          </table:table-cell>
          <table:table-cell office:value-type="float" office:value="120610" calcext:value-type="float">
            <text:p>120610</text:p>
          </table:table-cell>
          <table:table-cell office:value-type="float" office:value="117204.224545913" calcext:value-type="float">
            <text:p>117204.224545913</text:p>
          </table:table-cell>
          <table:table-cell office:value-type="float" office:value="0.105083546000969" calcext:value-type="float">
            <text:p>0.105083546000969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17204.224545913" calcext:value-type="float">
            <text:p>117204.224545913</text:p>
          </table:table-cell>
        </table:table-row>
        <table:table-row table:style-name="ro1">
          <table:table-cell office:value-type="float" office:value="61.7200287320011" calcext:value-type="float">
            <text:p>61.7200287320011</text:p>
          </table:table-cell>
          <table:table-cell office:value-type="float" office:value="72366" calcext:value-type="float">
            <text:p>72366</text:p>
          </table:table-cell>
          <table:table-cell office:value-type="float" office:value="104487.550680844" calcext:value-type="float">
            <text:p>104487.550680844</text:p>
          </table:table-cell>
          <table:table-cell office:value-type="float" office:value="0.104440351000449" calcext:value-type="float">
            <text:p>0.104440351000449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9558.5293908653" calcext:value-type="float">
            <text:p>79558.5293908653</text:p>
          </table:table-cell>
        </table:table-row>
        <table:table-row table:style-name="ro1">
          <table:table-cell office:value-type="float" office:value="61.922774179" calcext:value-type="float">
            <text:p>61.922774179</text:p>
          </table:table-cell>
          <table:table-cell office:value-type="float" office:value="72366" calcext:value-type="float">
            <text:p>72366</text:p>
          </table:table-cell>
          <table:table-cell office:value-type="float" office:value="74787.063869937" calcext:value-type="float">
            <text:p>74787.063869937</text:p>
          </table:table-cell>
          <table:table-cell office:value-type="float" office:value="0.103710063000108" calcext:value-type="float">
            <text:p>0.103710063000108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4787.063869937" calcext:value-type="float">
            <text:p>74787.063869937</text:p>
          </table:table-cell>
        </table:table-row>
        <table:table-row table:style-name="ro1">
          <table:table-cell office:value-type="float" office:value="62.1256180190012" calcext:value-type="float">
            <text:p>62.1256180190012</text:p>
          </table:table-cell>
          <table:table-cell office:value-type="float" office:value="120610" calcext:value-type="float">
            <text:p>120610</text:p>
          </table:table-cell>
          <table:table-cell office:value-type="float" office:value="64245.8145059628" calcext:value-type="float">
            <text:p>64245.8145059628</text:p>
          </table:table-cell>
          <table:table-cell office:value-type="float" office:value="0.112226778001059" calcext:value-type="float">
            <text:p>0.112226778001059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6027.2108539339" calcext:value-type="float">
            <text:p>76027.2108539339</text:p>
          </table:table-cell>
        </table:table-row>
        <table:table-row table:style-name="ro1">
          <table:table-cell office:value-type="float" office:value="62.3295059550001" calcext:value-type="float">
            <text:p>62.3295059550001</text:p>
          </table:table-cell>
          <table:table-cell office:value-type="float" office:value="120610" calcext:value-type="float">
            <text:p>120610</text:p>
          </table:table-cell>
          <table:table-cell office:value-type="float" office:value="89794.9092879403" calcext:value-type="float">
            <text:p>89794.9092879403</text:p>
          </table:table-cell>
          <table:table-cell office:value-type="float" office:value="0.104457981999076" calcext:value-type="float">
            <text:p>0.104457981999076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02942.534229948" calcext:value-type="float">
            <text:p>102942.534229948</text:p>
          </table:table-cell>
        </table:table-row>
        <table:table-row table:style-name="ro1">
          <table:table-cell office:value-type="float" office:value="62.5317178590012" calcext:value-type="float">
            <text:p>62.5317178590012</text:p>
          </table:table-cell>
          <table:table-cell office:value-type="float" office:value="72366" calcext:value-type="float">
            <text:p>72366</text:p>
          </table:table-cell>
          <table:table-cell office:value-type="float" office:value="120924.665497904" calcext:value-type="float">
            <text:p>120924.665497904</text:p>
          </table:table-cell>
          <table:table-cell office:value-type="float" office:value="0.104796620998968" calcext:value-type="float">
            <text:p>0.104796620998968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02007.25671285" calcext:value-type="float">
            <text:p>102007.25671285</text:p>
          </table:table-cell>
        </table:table-row>
        <table:table-row table:style-name="ro1">
          <table:table-cell office:value-type="float" office:value="62.7346017300006" calcext:value-type="float">
            <text:p>62.7346017300006</text:p>
          </table:table-cell>
          <table:table-cell office:value-type="float" office:value="72366" calcext:value-type="float">
            <text:p>72366</text:p>
          </table:table-cell>
          <table:table-cell office:value-type="float" office:value="80798.6763748623" calcext:value-type="float">
            <text:p>80798.6763748623</text:p>
          </table:table-cell>
          <table:table-cell office:value-type="float" office:value="0.103964520001682" calcext:value-type="float">
            <text:p>0.103964520001682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4787.063869937" calcext:value-type="float">
            <text:p>74787.063869937</text:p>
          </table:table-cell>
        </table:table-row>
        <table:table-row table:style-name="ro1">
          <table:table-cell office:value-type="float" office:value="62.9409968610016" calcext:value-type="float">
            <text:p>62.9409968610016</text:p>
          </table:table-cell>
          <table:table-cell office:value-type="float" office:value="72366" calcext:value-type="float">
            <text:p>72366</text:p>
          </table:table-cell>
          <table:table-cell office:value-type="float" office:value="74787.063869937" calcext:value-type="float">
            <text:p>74787.063869937</text:p>
          </table:table-cell>
          <table:table-cell office:value-type="float" office:value="0.103819126999952" calcext:value-type="float">
            <text:p>0.103819126999952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4787.063869937" calcext:value-type="float">
            <text:p>74787.063869937</text:p>
          </table:table-cell>
        </table:table-row>
        <table:table-row table:style-name="ro1">
          <table:table-cell office:value-type="float" office:value="63.1480011080002" calcext:value-type="float">
            <text:p>63.1480011080002</text:p>
          </table:table-cell>
          <table:table-cell office:value-type="float" office:value="120610" calcext:value-type="float">
            <text:p>120610</text:p>
          </table:table-cell>
          <table:table-cell office:value-type="float" office:value="59905.3000619734" calcext:value-type="float">
            <text:p>59905.3000619734</text:p>
          </table:table-cell>
          <table:table-cell office:value-type="float" office:value="0.131991528998697" calcext:value-type="float">
            <text:p>0.131991528998697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84834.3213519524" calcext:value-type="float">
            <text:p>84834.3213519524</text:p>
          </table:table-cell>
        </table:table-row>
        <table:table-row table:style-name="ro1">
          <table:table-cell office:value-type="float" office:value="63.3511241570013" calcext:value-type="float">
            <text:p>63.3511241570013</text:p>
          </table:table-cell>
          <table:table-cell office:value-type="float" office:value="120610" calcext:value-type="float">
            <text:p>120610</text:p>
          </table:table-cell>
          <table:table-cell office:value-type="float" office:value="120924.665497904" calcext:value-type="float">
            <text:p>120924.665497904</text:p>
          </table:table-cell>
          <table:table-cell office:value-type="float" office:value="0.104052923001291" calcext:value-type="float">
            <text:p>0.104052923001291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120924.665497904" calcext:value-type="float">
            <text:p>120924.665497904</text:p>
          </table:table-cell>
        </table:table-row>
        <table:table-row table:style-name="ro1">
          <table:table-cell office:value-type="float" office:value="63.5530976860009" calcext:value-type="float">
            <text:p>63.5530976860009</text:p>
          </table:table-cell>
          <table:table-cell office:value-type="float" office:value="72366" calcext:value-type="float">
            <text:p>72366</text:p>
          </table:table-cell>
          <table:table-cell office:value-type="float" office:value="114103.857085921" calcext:value-type="float">
            <text:p>114103.857085921</text:p>
          </table:table-cell>
          <table:table-cell office:value-type="float" office:value="0.104522003999591" calcext:value-type="float">
            <text:p>0.104522003999591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99526.9627448564" calcext:value-type="float">
            <text:p>99526.9627448564</text:p>
          </table:table-cell>
        </table:table-row>
        <table:table-row table:style-name="ro1">
          <table:table-cell office:value-type="float" office:value="63.7562027750009" calcext:value-type="float">
            <text:p>63.7562027750009</text:p>
          </table:table-cell>
          <table:table-cell office:value-type="float" office:value="72366" calcext:value-type="float">
            <text:p>72366</text:p>
          </table:table-cell>
          <table:table-cell office:value-type="float" office:value="85139.1908188516" calcext:value-type="float">
            <text:p>85139.1908188516</text:p>
          </table:table-cell>
          <table:table-cell office:value-type="float" office:value="0.105105769000147" calcext:value-type="float">
            <text:p>0.105105769000147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4787.063869937" calcext:value-type="float">
            <text:p>74787.063869937</text:p>
          </table:table-cell>
        </table:table-row>
        <table:table-row table:style-name="ro1">
          <table:table-cell office:value-type="float" office:value="63.9578667980004" calcext:value-type="float">
            <text:p>63.9578667980004</text:p>
          </table:table-cell>
          <table:table-cell office:value-type="float" office:value="72366" calcext:value-type="float">
            <text:p>72366</text:p>
          </table:table-cell>
          <table:table-cell office:value-type="float" office:value="75050.824190658" calcext:value-type="float">
            <text:p>75050.824190658</text:p>
          </table:table-cell>
          <table:table-cell office:value-type="float" office:value="0.104635798001254" calcext:value-type="float">
            <text:p>0.104635798001254</text:p>
          </table:table-cell>
          <table:table-cell office:value-type="float" office:value="96488.3488345807" calcext:value-type="float">
            <text:p>96488.3488345807</text:p>
          </table:table-cell>
          <table:table-cell office:value-type="float" office:value="75050.824190658" calcext:value-type="float">
            <text:p>75050.824190658</text:p>
          </table:table-cell>
        </table:table-row>
        <table:table-row table:style-name="ro1">
          <table:table-cell office:value-type="float" office:value="64.1621564380002" calcext:value-type="float">
            <text:p>64.1621564380002</text:p>
          </table:table-cell>
          <table:table-cell office:value-type="float" office:value="121735" calcext:value-type="float">
            <text:p>121735</text:p>
          </table:table-cell>
          <table:table-cell office:value-type="float" office:value="69450.4807886522" calcext:value-type="float">
            <text:p>69450.4807886522</text:p>
          </table:table-cell>
          <table:table-cell office:value-type="float" office:value="0.113397838998935" calcext:value-type="float">
            <text:p>0.113397838998935</text:p>
          </table:table-cell>
          <table:table-cell office:value-type="float" office:value="97488.3488345807" calcext:value-type="float">
            <text:p>97488.3488345807</text:p>
          </table:table-cell>
          <table:table-cell office:value-type="float" office:value="95050.7912899138" calcext:value-type="float">
            <text:p>95050.7912899138</text:p>
          </table:table-cell>
        </table:table-row>
        <table:table-row table:style-name="ro1">
          <table:table-cell office:value-type="float" office:value="64.3680413480015" calcext:value-type="float">
            <text:p>64.3680413480015</text:p>
          </table:table-cell>
          <table:table-cell office:value-type="float" office:value="122985" calcext:value-type="float">
            <text:p>122985</text:p>
          </table:table-cell>
          <table:table-cell office:value-type="float" office:value="117863.893848047" calcext:value-type="float">
            <text:p>117863.893848047</text:p>
          </table:table-cell>
          <table:table-cell office:value-type="float" office:value="0.115492652999819" calcext:value-type="float">
            <text:p>0.115492652999819</text:p>
          </table:table-cell>
          <table:table-cell office:value-type="float" office:value="98488.3488345807" calcext:value-type="float">
            <text:p>98488.3488345807</text:p>
          </table:table-cell>
          <table:table-cell office:value-type="float" office:value="118512.081741798" calcext:value-type="float">
            <text:p>118512.081741798</text:p>
          </table:table-cell>
        </table:table-row>
        <table:table-row table:style-name="ro1">
          <table:table-cell office:value-type="float" office:value="64.5699310880009" calcext:value-type="float">
            <text:p>64.5699310880009</text:p>
          </table:table-cell>
          <table:table-cell office:value-type="float" office:value="74741" calcext:value-type="float">
            <text:p>74741</text:p>
          </table:table-cell>
          <table:table-cell office:value-type="float" office:value="122245.644009802" calcext:value-type="float">
            <text:p>122245.644009802</text:p>
          </table:table-cell>
          <table:table-cell office:value-type="float" office:value="0.1078452690017" calcext:value-type="float">
            <text:p>0.1078452690017</text:p>
          </table:table-cell>
          <table:table-cell office:value-type="float" office:value="99488.3488345807" calcext:value-type="float">
            <text:p>99488.3488345807</text:p>
          </table:table-cell>
          <table:table-cell office:value-type="float" office:value="105552.99081962" calcext:value-type="float">
            <text:p>105552.99081962</text:p>
          </table:table-cell>
        </table:table-row>
        <table:table-row table:style-name="ro1">
          <table:table-cell office:value-type="float" office:value="64.7709478050001" calcext:value-type="float">
            <text:p>64.7709478050001</text:p>
          </table:table-cell>
          <table:table-cell office:value-type="float" office:value="75491" calcext:value-type="float">
            <text:p>75491</text:p>
          </table:table-cell>
          <table:table-cell office:value-type="float" office:value="86032.6827617394" calcext:value-type="float">
            <text:p>86032.6827617394</text:p>
          </table:table-cell>
          <table:table-cell office:value-type="float" office:value="0.104107535000367" calcext:value-type="float">
            <text:p>0.104107535000367</text:p>
          </table:table-cell>
          <table:table-cell office:value-type="float" office:value="100488.348834581" calcext:value-type="float">
            <text:p>100488.348834581</text:p>
          </table:table-cell>
          <table:table-cell office:value-type="float" office:value="78097.3072912862" calcext:value-type="float">
            <text:p>78097.3072912862</text:p>
          </table:table-cell>
        </table:table-row>
        <table:table-row table:style-name="ro1">
          <table:table-cell office:value-type="float" office:value="64.9723231930002" calcext:value-type="float">
            <text:p>64.9723231930002</text:p>
          </table:table-cell>
          <table:table-cell office:value-type="float" office:value="76241" calcext:value-type="float">
            <text:p>76241</text:p>
          </table:table-cell>
          <table:table-cell office:value-type="float" office:value="78486.2200275366" calcext:value-type="float">
            <text:p>78486.2200275366</text:p>
          </table:table-cell>
          <table:table-cell office:value-type="float" office:value="0.103385517000788" calcext:value-type="float">
            <text:p>0.103385517000788</text:p>
          </table:table-cell>
          <table:table-cell office:value-type="float" office:value="101488.348834581" calcext:value-type="float">
            <text:p>101488.348834581</text:p>
          </table:table-cell>
          <table:table-cell office:value-type="float" office:value="78875.132763787" calcext:value-type="float">
            <text:p>78875.132763787</text:p>
          </table:table-cell>
        </table:table-row>
        <table:table-row table:style-name="ro1">
          <table:table-cell office:value-type="float" office:value="65.1800440610004" calcext:value-type="float">
            <text:p>65.1800440610004</text:p>
          </table:table-cell>
          <table:table-cell office:value-type="float" office:value="127985" calcext:value-type="float">
            <text:p>127985</text:p>
          </table:table-cell>
          <table:table-cell office:value-type="float" office:value="39534.7945659561" calcext:value-type="float">
            <text:p>39534.7945659561</text:p>
          </table:table-cell>
          <table:table-cell office:value-type="float" office:value="0.205302868000217" calcext:value-type="float">
            <text:p>0.205302868000217</text:p>
          </table:table-cell>
          <table:table-cell office:value-type="float" office:value="102488.348834581" calcext:value-type="float">
            <text:p>102488.348834581</text:p>
          </table:table-cell>
          <table:table-cell office:value-type="float" office:value="66366.662065344" calcext:value-type="float">
            <text:p>66366.662065344</text:p>
          </table:table-cell>
        </table:table-row>
        <table:table-row table:style-name="ro1">
          <table:table-cell office:value-type="float" office:value="65.3833736290017" calcext:value-type="float">
            <text:p>65.3833736290017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1778.834330398" calcext:value-type="float">
            <text:p>121778.834330398</text:p>
          </table:table-cell>
          <table:table-cell office:value-type="float" office:value="0.111264327000754" calcext:value-type="float">
            <text:p>0.111264327000754</text:p>
          </table:table-cell>
          <table:table-cell office:value-type="float" office:value="103488.348834581" calcext:value-type="float">
            <text:p>103488.348834581</text:p>
          </table:table-cell>
          <table:table-cell office:value-type="float" office:value="122424.993811653" calcext:value-type="float">
            <text:p>122424.993811653</text:p>
          </table:table-cell>
        </table:table-row>
        <table:table-row table:style-name="ro1">
          <table:table-cell office:value-type="float" office:value="65.5856754300003" calcext:value-type="float">
            <text:p>65.5856754300003</text:p>
          </table:table-cell>
          <table:table-cell office:value-type="float" office:value="78491" calcext:value-type="float">
            <text:p>78491</text:p>
          </table:table-cell>
          <table:table-cell office:value-type="float" office:value="125223.12282928" calcext:value-type="float">
            <text:p>125223.12282928</text:p>
          </table:table-cell>
          <table:table-cell office:value-type="float" office:value="0.111670547001268" calcext:value-type="float">
            <text:p>0.111670547001268</text:p>
          </table:table-cell>
          <table:table-cell office:value-type="float" office:value="104488.348834581" calcext:value-type="float">
            <text:p>104488.348834581</text:p>
          </table:table-cell>
          <table:table-cell office:value-type="float" office:value="120583.697753869" calcext:value-type="float">
            <text:p>120583.697753869</text:p>
          </table:table-cell>
        </table:table-row>
        <table:table-row table:style-name="ro1">
          <table:table-cell office:value-type="float" office:value="65.7885251560001" calcext:value-type="float">
            <text:p>65.7885251560001</text:p>
          </table:table-cell>
          <table:table-cell office:value-type="float" office:value="79241" calcext:value-type="float">
            <text:p>79241</text:p>
          </table:table-cell>
          <table:table-cell office:value-type="float" office:value="100258.622039099" calcext:value-type="float">
            <text:p>100258.622039099</text:p>
          </table:table-cell>
          <table:table-cell office:value-type="float" office:value="0.104222818999915" calcext:value-type="float">
            <text:p>0.104222818999915</text:p>
          </table:table-cell>
          <table:table-cell office:value-type="float" office:value="105488.348834581" calcext:value-type="float">
            <text:p>105488.348834581</text:p>
          </table:table-cell>
          <table:table-cell office:value-type="float" office:value="78860.9215854463" calcext:value-type="float">
            <text:p>78860.9215854463</text:p>
          </table:table-cell>
        </table:table-row>
        <table:table-row table:style-name="ro1">
          <table:table-cell office:value-type="float" office:value="65.9905300910014" calcext:value-type="float">
            <text:p>65.9905300910014</text:p>
          </table:table-cell>
          <table:table-cell office:value-type="float" office:value="79991" calcext:value-type="float">
            <text:p>79991</text:p>
          </table:table-cell>
          <table:table-cell office:value-type="float" office:value="76767.3648661803" calcext:value-type="float">
            <text:p>76767.3648661803</text:p>
          </table:table-cell>
          <table:table-cell office:value-type="float" office:value="0.102959177998855" calcext:value-type="float">
            <text:p>0.102959177998855</text:p>
          </table:table-cell>
          <table:table-cell office:value-type="float" office:value="106488.348834581" calcext:value-type="float">
            <text:p>106488.348834581</text:p>
          </table:table-cell>
          <table:table-cell office:value-type="float" office:value="75294.1212489191" calcext:value-type="float">
            <text:p>75294.1212489191</text:p>
          </table:table-cell>
        </table:table-row>
        <table:table-row table:style-name="ro1">
          <table:table-cell office:value-type="float" office:value="66.1956249250015" calcext:value-type="float">
            <text:p>66.1956249250015</text:p>
          </table:table-cell>
          <table:table-cell office:value-type="float" office:value="134235" calcext:value-type="float">
            <text:p>134235</text:p>
          </table:table-cell>
          <table:table-cell office:value-type="float" office:value="72580.2514276484" calcext:value-type="float">
            <text:p>72580.2514276484</text:p>
          </table:table-cell>
          <table:table-cell office:value-type="float" office:value="0.107220675999997" calcext:value-type="float">
            <text:p>0.107220675999997</text:p>
          </table:table-cell>
          <table:table-cell office:value-type="float" office:value="107488.348834581" calcext:value-type="float">
            <text:p>107488.348834581</text:p>
          </table:table-cell>
          <table:table-cell office:value-type="float" office:value="102675.258498993" calcext:value-type="float">
            <text:p>102675.258498993</text:p>
          </table:table-cell>
        </table:table-row>
        <table:table-row table:style-name="ro1">
          <table:table-cell office:value-type="float" office:value="66.4009356040006" calcext:value-type="float">
            <text:p>66.4009356040006</text:p>
          </table:table-cell>
          <table:table-cell office:value-type="float" office:value="135485" calcext:value-type="float">
            <text:p>135485</text:p>
          </table:table-cell>
          <table:table-cell office:value-type="float" office:value="115393.557925777" calcext:value-type="float">
            <text:p>115393.557925777</text:p>
          </table:table-cell>
          <table:table-cell office:value-type="float" office:value="0.126683727999989" calcext:value-type="float">
            <text:p>0.126683727999989</text:p>
          </table:table-cell>
          <table:table-cell office:value-type="float" office:value="108488.348834581" calcext:value-type="float">
            <text:p>108488.348834581</text:p>
          </table:table-cell>
          <table:table-cell office:value-type="float" office:value="116037.05278827" calcext:value-type="float">
            <text:p>116037.05278827</text:p>
          </table:table-cell>
        </table:table-row>
        <table:table-row table:style-name="ro1">
          <table:table-cell office:value-type="float" office:value="66.6062618840006" calcext:value-type="float">
            <text:p>66.6062618840006</text:p>
          </table:table-cell>
          <table:table-cell office:value-type="float" office:value="82241" calcext:value-type="float">
            <text:p>82241</text:p>
          </table:table-cell>
          <table:table-cell office:value-type="float" office:value="127476.847055722" calcext:value-type="float">
            <text:p>127476.847055722</text:p>
          </table:table-cell>
          <table:table-cell office:value-type="float" office:value="0.11531308099984" calcext:value-type="float">
            <text:p>0.11531308099984</text:p>
          </table:table-cell>
          <table:table-cell office:value-type="float" office:value="109488.348834581" calcext:value-type="float">
            <text:p>109488.348834581</text:p>
          </table:table-cell>
          <table:table-cell office:value-type="float" office:value="127798.594486969" calcext:value-type="float">
            <text:p>127798.594486969</text:p>
          </table:table-cell>
        </table:table-row>
        <table:table-row table:style-name="ro1">
          <table:table-cell office:value-type="float" office:value="66.8137969400013" calcext:value-type="float">
            <text:p>66.8137969400013</text:p>
          </table:table-cell>
          <table:table-cell office:value-type="float" office:value="82991" calcext:value-type="float">
            <text:p>82991</text:p>
          </table:table-cell>
          <table:table-cell office:value-type="float" office:value="91402.5250643735" calcext:value-type="float">
            <text:p>91402.5250643735</text:p>
          </table:table-cell>
          <table:table-cell office:value-type="float" office:value="0.131877099998746" calcext:value-type="float">
            <text:p>0.131877099998746</text:p>
          </table:table-cell>
          <table:table-cell office:value-type="float" office:value="110488.348834581" calcext:value-type="float">
            <text:p>110488.348834581</text:p>
          </table:table-cell>
          <table:table-cell office:value-type="float" office:value="63864.0337250198" calcext:value-type="float">
            <text:p>63864.0337250198</text:p>
          </table:table-cell>
        </table:table-row>
        <table:table-row table:style-name="ro1">
          <table:table-cell office:value-type="float" office:value="67.0157047749999" calcext:value-type="float">
            <text:p>67.0157047749999</text:p>
          </table:table-cell>
          <table:table-cell office:value-type="float" office:value="83366" calcext:value-type="float">
            <text:p>83366</text:p>
          </table:table-cell>
          <table:table-cell office:value-type="float" office:value="82165.0276143163" calcext:value-type="float">
            <text:p>82165.0276143163</text:p>
          </table:table-cell>
          <table:table-cell office:value-type="float" office:value="0.104039985999407" calcext:value-type="float">
            <text:p>0.104039985999407</text:p>
          </table:table-cell>
          <table:table-cell office:value-type="float" office:value="110988.348834581" calcext:value-type="float">
            <text:p>110988.348834581</text:p>
          </table:table-cell>
          <table:table-cell office:value-type="float" office:value="82551.124531812" calcext:value-type="float">
            <text:p>82551.124531812</text:p>
          </table:table-cell>
        </table:table-row>
        <table:table-row table:style-name="ro1">
          <table:table-cell office:value-type="float" office:value="67.2174619360012" calcext:value-type="float">
            <text:p>67.2174619360012</text:p>
          </table:table-cell>
          <table:table-cell office:value-type="float" office:value="139860" calcext:value-type="float">
            <text:p>139860</text:p>
          </table:table-cell>
          <table:table-cell office:value-type="float" office:value="100673.48424728" calcext:value-type="float">
            <text:p>100673.48424728</text:p>
          </table:table-cell>
          <table:table-cell office:value-type="float" office:value="0.137441830998796" calcext:value-type="float">
            <text:p>0.137441830998796</text:p>
          </table:table-cell>
          <table:table-cell office:value-type="float" office:value="111988.348834581" calcext:value-type="float">
            <text:p>111988.348834581</text:p>
          </table:table-cell>
          <table:table-cell office:value-type="float" office:value="129756.363256617" calcext:value-type="float">
            <text:p>129756.363256617</text:p>
          </table:table-cell>
        </table:table-row>
        <table:table-row table:style-name="ro1">
          <table:table-cell office:value-type="float" office:value="67.4200747790001" calcext:value-type="float">
            <text:p>67.4200747790001</text:p>
          </table:table-cell>
          <table:table-cell office:value-type="float" office:value="141110" calcext:value-type="float">
            <text:p>141110</text:p>
          </table:table-cell>
          <table:table-cell office:value-type="float" office:value="126099.768049988" calcext:value-type="float">
            <text:p>126099.768049988</text:p>
          </table:table-cell>
          <table:table-cell office:value-type="float" office:value="0.115522897000119" calcext:value-type="float">
            <text:p>0.115522897000119</text:p>
          </table:table-cell>
          <table:table-cell office:value-type="float" office:value="112988.348834581" calcext:value-type="float">
            <text:p>112988.348834581</text:p>
          </table:table-cell>
          <table:table-cell office:value-type="float" office:value="126743.262912481" calcext:value-type="float">
            <text:p>126743.262912481</text:p>
          </table:table-cell>
        </table:table-row>
        <table:table-row table:style-name="ro1">
          <table:table-cell office:value-type="float" office:value="67.6228347760007" calcext:value-type="float">
            <text:p>67.6228347760007</text:p>
          </table:table-cell>
          <table:table-cell office:value-type="float" office:value="85616" calcext:value-type="float">
            <text:p>85616</text:p>
          </table:table-cell>
          <table:table-cell office:value-type="float" office:value="125839.281329651" calcext:value-type="float">
            <text:p>125839.281329651</text:p>
          </table:table-cell>
          <table:table-cell office:value-type="float" office:value="0.117076745000304" calcext:value-type="float">
            <text:p>0.117076745000304</text:p>
          </table:table-cell>
          <table:table-cell office:value-type="float" office:value="113988.348834581" calcext:value-type="float">
            <text:p>113988.348834581</text:p>
          </table:table-cell>
          <table:table-cell office:value-type="float" office:value="96035.688074322" calcext:value-type="float">
            <text:p>96035.688074322</text:p>
          </table:table-cell>
        </table:table-row>
        <table:table-row table:style-name="ro1">
          <table:table-cell office:value-type="float" office:value="67.8250778400015" calcext:value-type="float">
            <text:p>67.8250778400015</text:p>
          </table:table-cell>
          <table:table-cell office:value-type="float" office:value="86366" calcext:value-type="float">
            <text:p>86366</text:p>
          </table:table-cell>
          <table:table-cell office:value-type="float" office:value="83400.5377503025" calcext:value-type="float">
            <text:p>83400.5377503025</text:p>
          </table:table-cell>
          <table:table-cell office:value-type="float" office:value="0.105613696001456" calcext:value-type="float">
            <text:p>0.105613696001456</text:p>
          </table:table-cell>
          <table:table-cell office:value-type="float" office:value="114988.348834581" calcext:value-type="float">
            <text:p>114988.348834581</text:p>
          </table:table-cell>
          <table:table-cell office:value-type="float" office:value="85022.1448037845" calcext:value-type="float">
            <text:p>85022.1448037845</text:p>
          </table:table-cell>
        </table:table-row>
        <table:table-row table:style-name="ro1">
          <table:table-cell office:value-type="float" office:value="68.0264077020001" calcext:value-type="float">
            <text:p>68.0264077020001</text:p>
          </table:table-cell>
          <table:table-cell office:value-type="float" office:value="87116" calcext:value-type="float">
            <text:p>87116</text:p>
          </table:table-cell>
          <table:table-cell office:value-type="float" office:value="79230.6910413489" calcext:value-type="float">
            <text:p>79230.6910413489</text:p>
          </table:table-cell>
          <table:table-cell office:value-type="float" office:value="0.107680208999227" calcext:value-type="float">
            <text:p>0.107680208999227</text:p>
          </table:table-cell>
          <table:table-cell office:value-type="float" office:value="115988.348834581" calcext:value-type="float">
            <text:p>115988.348834581</text:p>
          </table:table-cell>
          <table:table-cell office:value-type="float" office:value="79616.7879588446" calcext:value-type="float">
            <text:p>79616.7879588446</text:p>
          </table:table-cell>
        </table:table-row>
        <table:table-row table:style-name="ro1">
          <table:table-cell office:value-type="float" office:value="68.2283986500006" calcext:value-type="float">
            <text:p>68.2283986500006</text:p>
          </table:table-cell>
          <table:table-cell office:value-type="float" office:value="146110" calcext:value-type="float">
            <text:p>146110</text:p>
          </table:table-cell>
          <table:table-cell office:value-type="float" office:value="103942.438148744" calcext:value-type="float">
            <text:p>103942.438148744</text:p>
          </table:table-cell>
          <table:table-cell office:value-type="float" office:value="0.126747141999658" calcext:value-type="float">
            <text:p>0.126747141999658</text:p>
          </table:table-cell>
          <table:table-cell office:value-type="float" office:value="116988.348834581" calcext:value-type="float">
            <text:p>116988.348834581</text:p>
          </table:table-cell>
          <table:table-cell office:value-type="float" office:value="134312.306883066" calcext:value-type="float">
            <text:p>134312.306883066</text:p>
          </table:table-cell>
        </table:table-row>
        <table:table-row table:style-name="ro1">
          <table:table-cell office:value-type="float" office:value="68.4299907889999" calcext:value-type="float">
            <text:p>68.4299907889999</text:p>
          </table:table-cell>
          <table:table-cell office:value-type="float" office:value="147360" calcext:value-type="float">
            <text:p>147360</text:p>
          </table:table-cell>
          <table:table-cell office:value-type="float" office:value="125018.696681" calcext:value-type="float">
            <text:p>125018.696681</text:p>
          </table:table-cell>
          <table:table-cell office:value-type="float" office:value="0.121371925999483" calcext:value-type="float">
            <text:p>0.121371925999483</text:p>
          </table:table-cell>
          <table:table-cell office:value-type="float" office:value="117988.348834581" calcext:value-type="float">
            <text:p>117988.348834581</text:p>
          </table:table-cell>
          <table:table-cell office:value-type="float" office:value="125662.191543493" calcext:value-type="float">
            <text:p>125662.191543493</text:p>
          </table:table-cell>
        </table:table-row>
        <table:table-row table:style-name="ro1">
          <table:table-cell office:value-type="float" office:value="68.6356491710012" calcext:value-type="float">
            <text:p>68.6356491710012</text:p>
          </table:table-cell>
          <table:table-cell office:value-type="float" office:value="89366" calcext:value-type="float">
            <text:p>89366</text:p>
          </table:table-cell>
          <table:table-cell office:value-type="float" office:value="119893.388800217" calcext:value-type="float">
            <text:p>119893.388800217</text:p>
          </table:table-cell>
          <table:table-cell office:value-type="float" office:value="0.132891828001448" calcext:value-type="float">
            <text:p>0.132891828001448</text:p>
          </table:table-cell>
          <table:table-cell office:value-type="float" office:value="118988.348834581" calcext:value-type="float">
            <text:p>118988.348834581</text:p>
          </table:table-cell>
          <table:table-cell office:value-type="float" office:value="90038.3159558887" calcext:value-type="float">
            <text:p>90038.3159558887</text:p>
          </table:table-cell>
        </table:table-row>
        <table:table-row table:style-name="ro1">
          <table:table-cell office:value-type="float" office:value="68.837494667001" calcext:value-type="float">
            <text:p>68.837494667001</text:p>
          </table:table-cell>
          <table:table-cell office:value-type="float" office:value="90116" calcext:value-type="float">
            <text:p>90116</text:p>
          </table:table-cell>
          <table:table-cell office:value-type="float" office:value="86313.7676917801" calcext:value-type="float">
            <text:p>86313.7676917801</text:p>
          </table:table-cell>
          <table:table-cell office:value-type="float" office:value="0.104625342000872" calcext:value-type="float">
            <text:p>0.104625342000872</text:p>
          </table:table-cell>
          <table:table-cell office:value-type="float" office:value="119988.348834581" calcext:value-type="float">
            <text:p>119988.348834581</text:p>
          </table:table-cell>
          <table:table-cell office:value-type="float" office:value="86699.8646092758" calcext:value-type="float">
            <text:p>86699.8646092758</text:p>
          </table:table-cell>
        </table:table-row>
        <table:table-row table:style-name="ro1">
          <table:table-cell office:value-type="float" office:value="69.0398407560006" calcext:value-type="float">
            <text:p>69.0398407560006</text:p>
          </table:table-cell>
          <table:table-cell office:value-type="float" office:value="90866" calcext:value-type="float">
            <text:p>90866</text:p>
          </table:table-cell>
          <table:table-cell office:value-type="float" office:value="89886.9659642304" calcext:value-type="float">
            <text:p>89886.9659642304</text:p>
          </table:table-cell>
          <table:table-cell office:value-type="float" office:value="0.103551554999285" calcext:value-type="float">
            <text:p>0.103551554999285</text:p>
          </table:table-cell>
          <table:table-cell office:value-type="float" office:value="120988.348834581" calcext:value-type="float">
            <text:p>120988.348834581</text:p>
          </table:table-cell>
          <table:table-cell office:value-type="float" office:value="90273.0628817261" calcext:value-type="float">
            <text:p>90273.0628817261</text:p>
          </table:table-cell>
        </table:table-row>
        <table:table-row table:style-name="ro1">
          <table:table-cell office:value-type="float" office:value="69.2426518880002" calcext:value-type="float">
            <text:p>69.2426518880002</text:p>
          </table:table-cell>
          <table:table-cell office:value-type="float" office:value="152360" calcext:value-type="float">
            <text:p>152360</text:p>
          </table:table-cell>
          <table:table-cell office:value-type="float" office:value="105464.174799567" calcext:value-type="float">
            <text:p>105464.174799567</text:p>
          </table:table-cell>
          <table:table-cell office:value-type="float" office:value="0.148843453000154" calcext:value-type="float">
            <text:p>0.148843453000154</text:p>
          </table:table-cell>
          <table:table-cell office:value-type="float" office:value="121988.348834581" calcext:value-type="float">
            <text:p>121988.348834581</text:p>
          </table:table-cell>
          <table:table-cell office:value-type="float" office:value="137121.033258875" calcext:value-type="float">
            <text:p>137121.033258875</text:p>
          </table:table-cell>
        </table:table-row>
        <table:table-row table:style-name="ro1">
          <table:table-cell office:value-type="float" office:value="69.4485673770014" calcext:value-type="float">
            <text:p>69.4485673770014</text:p>
          </table:table-cell>
          <table:table-cell office:value-type="float" office:value="153610" calcext:value-type="float">
            <text:p>153610</text:p>
          </table:table-cell>
          <table:table-cell office:value-type="float" office:value="104040.836096657" calcext:value-type="float">
            <text:p>104040.836096657</text:p>
          </table:table-cell>
          <table:table-cell office:value-type="float" office:value="0.164167761000499" calcext:value-type="float">
            <text:p>0.164167761000499</text:p>
          </table:table-cell>
          <table:table-cell office:value-type="float" office:value="122988.348834581" calcext:value-type="float">
            <text:p>122988.348834581</text:p>
          </table:table-cell>
          <table:table-cell office:value-type="float" office:value="104688.033315402" calcext:value-type="float">
            <text:p>104688.033315402</text:p>
          </table:table-cell>
        </table:table-row>
        <table:table-row table:style-name="ro1">
          <table:table-cell office:value-type="float" office:value="69.651747068001" calcext:value-type="float">
            <text:p>69.651747068001</text:p>
          </table:table-cell>
          <table:table-cell office:value-type="float" office:value="93116" calcext:value-type="float">
            <text:p>93116</text:p>
          </table:table-cell>
          <table:table-cell office:value-type="float" office:value="122429.003475655" calcext:value-type="float">
            <text:p>122429.003475655</text:p>
          </table:table-cell>
          <table:table-cell office:value-type="float" office:value="0.107039112999701" calcext:value-type="float">
            <text:p>0.107039112999701</text:p>
          </table:table-cell>
          <table:table-cell office:value-type="float" office:value="123988.348834581" calcext:value-type="float">
            <text:p>123988.348834581</text:p>
          </table:table-cell>
          <table:table-cell office:value-type="float" office:value="91107.7646350211" calcext:value-type="float">
            <text:p>91107.7646350211</text:p>
          </table:table-cell>
        </table:table-row>
        <table:table-row table:style-name="ro1">
          <table:table-cell office:value-type="float" office:value="69.8536524270003" calcext:value-type="float">
            <text:p>69.8536524270003</text:p>
          </table:table-cell>
          <table:table-cell office:value-type="float" office:value="93866" calcext:value-type="float">
            <text:p>93866</text:p>
          </table:table-cell>
          <table:table-cell office:value-type="float" office:value="92565.770529411" calcext:value-type="float">
            <text:p>92565.770529411</text:p>
          </table:table-cell>
          <table:table-cell office:value-type="float" office:value="0.104158210999231" calcext:value-type="float">
            <text:p>0.104158210999231</text:p>
          </table:table-cell>
          <table:table-cell office:value-type="float" office:value="124988.348834581" calcext:value-type="float">
            <text:p>124988.348834581</text:p>
          </table:table-cell>
          <table:table-cell office:value-type="float" office:value="92954.0888606583" calcext:value-type="float">
            <text:p>92954.0888606583</text:p>
          </table:table-cell>
        </table:table-row>
        <table:table-row table:style-name="ro1">
          <table:table-cell office:value-type="float" office:value="70.0569480030008" calcext:value-type="float">
            <text:p>70.0569480030008</text:p>
          </table:table-cell>
          <table:table-cell office:value-type="float" office:value="94616" calcext:value-type="float">
            <text:p>94616</text:p>
          </table:table-cell>
          <table:table-cell office:value-type="float" office:value="94908.6244612698" calcext:value-type="float">
            <text:p>94908.6244612698</text:p>
          </table:table-cell>
          <table:table-cell office:value-type="float" office:value="0.105066205000185" calcext:value-type="float">
            <text:p>0.105066205000185</text:p>
          </table:table-cell>
          <table:table-cell office:value-type="float" office:value="125988.348834581" calcext:value-type="float">
            <text:p>125988.348834581</text:p>
          </table:table-cell>
          <table:table-cell office:value-type="float" office:value="95296.9427925171" calcext:value-type="float">
            <text:p>95296.9427925171</text:p>
          </table:table-cell>
        </table:table-row>
        <table:table-row table:style-name="ro1">
          <table:table-cell office:value-type="float" office:value="70.2602781090009" calcext:value-type="float">
            <text:p>70.2602781090009</text:p>
          </table:table-cell>
          <table:table-cell office:value-type="float" office:value="158610" calcext:value-type="float">
            <text:p>158610</text:p>
          </table:table-cell>
          <table:table-cell office:value-type="float" office:value="106148.627998667" calcext:value-type="float">
            <text:p>106148.627998667</text:p>
          </table:table-cell>
          <table:table-cell office:value-type="float" office:value="0.139189829000316" calcext:value-type="float">
            <text:p>0.139189829000316</text:p>
          </table:table-cell>
          <table:table-cell office:value-type="float" office:value="126988.348834581" calcext:value-type="float">
            <text:p>126988.348834581</text:p>
          </table:table-cell>
          <table:table-cell office:value-type="float" office:value="139282.019051789" calcext:value-type="float">
            <text:p>139282.019051789</text:p>
          </table:table-cell>
        </table:table-row>
        <table:table-row table:style-name="ro1">
          <table:table-cell office:value-type="float" office:value="70.4622733710003" calcext:value-type="float">
            <text:p>70.4622733710003</text:p>
          </table:table-cell>
          <table:table-cell office:value-type="float" office:value="159860" calcext:value-type="float">
            <text:p>159860</text:p>
          </table:table-cell>
          <table:table-cell office:value-type="float" office:value="127909.469523992" calcext:value-type="float">
            <text:p>127909.469523992</text:p>
          </table:table-cell>
          <table:table-cell office:value-type="float" office:value="0.130664763000823" calcext:value-type="float">
            <text:p>0.130664763000823</text:p>
          </table:table-cell>
          <table:table-cell office:value-type="float" office:value="127988.348834581" calcext:value-type="float">
            <text:p>127988.348834581</text:p>
          </table:table-cell>
          <table:table-cell office:value-type="float" office:value="128556.666742738" calcext:value-type="float">
            <text:p>128556.666742738</text:p>
          </table:table-cell>
        </table:table-row>
        <table:table-row table:style-name="ro1">
          <table:table-cell office:value-type="float" office:value="70.664481019001" calcext:value-type="float">
            <text:p>70.664481019001</text:p>
          </table:table-cell>
          <table:table-cell office:value-type="float" office:value="96866" calcext:value-type="float">
            <text:p>96866</text:p>
          </table:table-cell>
          <table:table-cell office:value-type="float" office:value="126286.298899378" calcext:value-type="float">
            <text:p>126286.298899378</text:p>
          </table:table-cell>
          <table:table-cell office:value-type="float" office:value="0.131956617000469" calcext:value-type="float">
            <text:p>0.131956617000469</text:p>
          </table:table-cell>
          <table:table-cell office:value-type="float" office:value="128988.348834581" calcext:value-type="float">
            <text:p>128988.348834581</text:p>
          </table:table-cell>
          <table:table-cell office:value-type="float" office:value="93670.6656212534" calcext:value-type="float">
            <text:p>93670.6656212534</text:p>
          </table:table-cell>
        </table:table-row>
        <table:table-row table:style-name="ro1">
          <table:table-cell office:value-type="float" office:value="70.866359009" calcext:value-type="float">
            <text:p>70.866359009</text:p>
          </table:table-cell>
          <table:table-cell office:value-type="float" office:value="97616" calcext:value-type="float">
            <text:p>97616</text:p>
          </table:table-cell>
          <table:table-cell office:value-type="float" office:value="94908.6244612698" calcext:value-type="float">
            <text:p>94908.6244612698</text:p>
          </table:table-cell>
          <table:table-cell office:value-type="float" office:value="0.104546861999552" calcext:value-type="float">
            <text:p>0.104546861999552</text:p>
          </table:table-cell>
          <table:table-cell office:value-type="float" office:value="129988.348834581" calcext:value-type="float">
            <text:p>129988.348834581</text:p>
          </table:table-cell>
          <table:table-cell office:value-type="float" office:value="95296.9427925171" calcext:value-type="float">
            <text:p>95296.9427925171</text:p>
          </table:table-cell>
        </table:table-row>
        <table:table-row table:style-name="ro1">
          <table:table-cell office:value-type="float" office:value="71.0724884980009" calcext:value-type="float">
            <text:p>71.0724884980009</text:p>
          </table:table-cell>
          <table:table-cell office:value-type="float" office:value="98366" calcext:value-type="float">
            <text:p>98366</text:p>
          </table:table-cell>
          <table:table-cell office:value-type="float" office:value="95685.2611237645" calcext:value-type="float">
            <text:p>95685.2611237645</text:p>
          </table:table-cell>
          <table:table-cell office:value-type="float" office:value="0.10833411800013" calcext:value-type="float">
            <text:p>0.10833411800013</text:p>
          </table:table-cell>
          <table:table-cell office:value-type="float" office:value="130988.348834581" calcext:value-type="float">
            <text:p>130988.348834581</text:p>
          </table:table-cell>
          <table:table-cell office:value-type="float" office:value="96073.5794550118" calcext:value-type="float">
            <text:p>96073.5794550118</text:p>
          </table:table-cell>
        </table:table-row>
        <table:table-row table:style-name="ro1">
          <table:table-cell office:value-type="float" office:value="71.2793015650004" calcext:value-type="float">
            <text:p>71.2793015650004</text:p>
          </table:table-cell>
          <table:table-cell office:value-type="float" office:value="164860" calcext:value-type="float">
            <text:p>164860</text:p>
          </table:table-cell>
          <table:table-cell office:value-type="float" office:value="93178.7957350068" calcext:value-type="float">
            <text:p>93178.7957350068</text:p>
          </table:table-cell>
          <table:table-cell office:value-type="float" office:value="0.154186861000198" calcext:value-type="float">
            <text:p>0.154186861000198</text:p>
          </table:table-cell>
          <table:table-cell office:value-type="float" office:value="131988.348834581" calcext:value-type="float">
            <text:p>131988.348834581</text:p>
          </table:table-cell>
          <table:table-cell office:value-type="float" office:value="127606.581225619" calcext:value-type="float">
            <text:p>127606.581225619</text:p>
          </table:table-cell>
        </table:table-row>
        <table:table-row table:style-name="ro1">
          <table:table-cell office:value-type="float" office:value="71.484846239" calcext:value-type="float">
            <text:p>71.484846239</text:p>
          </table:table-cell>
          <table:table-cell office:value-type="float" office:value="137681" calcext:value-type="float">
            <text:p>137681</text:p>
          </table:table-cell>
          <table:table-cell office:value-type="float" office:value="127162.345054672" calcext:value-type="float">
            <text:p>127162.345054672</text:p>
          </table:table-cell>
          <table:table-cell office:value-type="float" office:value="0.1046818850009" calcext:value-type="float">
            <text:p>0.1046818850009</text:p>
          </table:table-cell>
          <table:table-cell office:value-type="float" office:value="110145.263057856" calcext:value-type="float">
            <text:p>110145.263057856</text:p>
          </table:table-cell>
          <table:table-cell office:value-type="float" office:value="113090.206488044" calcext:value-type="float">
            <text:p>113090.206488044</text:p>
          </table:table-cell>
        </table:table-row>
        <table:table-row table:style-name="ro1">
          <table:table-cell office:value-type="float" office:value="71.6899106610017" calcext:value-type="float">
            <text:p>71.6899106610017</text:p>
          </table:table-cell>
          <table:table-cell office:value-type="float" office:value="81836" calcext:value-type="float">
            <text:p>81836</text:p>
          </table:table-cell>
          <table:table-cell office:value-type="float" office:value="123053.419352301" calcext:value-type="float">
            <text:p>123053.419352301</text:p>
          </table:table-cell>
          <table:table-cell office:value-type="float" office:value="0.114053032999436" calcext:value-type="float">
            <text:p>0.114053032999436</text:p>
          </table:table-cell>
          <table:table-cell office:value-type="float" office:value="109115.337928233" calcext:value-type="float">
            <text:p>109115.337928233</text:p>
          </table:table-cell>
          <table:table-cell office:value-type="float" office:value="94139.2364076251" calcext:value-type="float">
            <text:p>94139.2364076251</text:p>
          </table:table-cell>
        </table:table-row>
        <table:table-row table:style-name="ro1">
          <table:table-cell office:value-type="float" office:value="71.8911342160009" calcext:value-type="float">
            <text:p>71.8911342160009</text:p>
          </table:table-cell>
          <table:table-cell office:value-type="float" office:value="82052" calcext:value-type="float">
            <text:p>82052</text:p>
          </table:table-cell>
          <table:table-cell office:value-type="float" office:value="78224.91567756" calcext:value-type="float">
            <text:p>78224.91567756</text:p>
          </table:table-cell>
          <table:table-cell office:value-type="float" office:value="0.106102943000224" calcext:value-type="float">
            <text:p>0.106102943000224</text:p>
          </table:table-cell>
          <table:table-cell office:value-type="float" office:value="109403.035128027" calcext:value-type="float">
            <text:p>109403.035128027</text:p>
          </table:table-cell>
          <table:table-cell office:value-type="float" office:value="78336.7513569592" calcext:value-type="float">
            <text:p>78336.7513569592</text:p>
          </table:table-cell>
        </table:table-row>
        <table:table-row table:style-name="ro1">
          <table:table-cell office:value-type="float" office:value="72.0944695760009" calcext:value-type="float">
            <text:p>72.0944695760009</text:p>
          </table:table-cell>
          <table:table-cell office:value-type="float" office:value="136871" calcext:value-type="float">
            <text:p>136871</text:p>
          </table:table-cell>
          <table:table-cell office:value-type="float" office:value="82529.5538188803" calcext:value-type="float">
            <text:p>82529.5538188803</text:p>
          </table:table-cell>
          <table:table-cell office:value-type="float" office:value="0.105107246999978" calcext:value-type="float">
            <text:p>0.105107246999978</text:p>
          </table:table-cell>
          <table:table-cell office:value-type="float" office:value="109496.868317666" calcext:value-type="float">
            <text:p>109496.868317666</text:p>
          </table:table-cell>
          <table:table-cell office:value-type="float" office:value="110912.517286409" calcext:value-type="float">
            <text:p>110912.517286409</text:p>
          </table:table-cell>
        </table:table-row>
        <table:table-row table:style-name="ro1">
          <table:table-cell office:value-type="float" office:value="72.3016644540003" calcext:value-type="float">
            <text:p>72.3016644540003</text:p>
          </table:table-cell>
          <table:table-cell office:value-type="float" office:value="138500" calcext:value-type="float">
            <text:p>138500</text:p>
          </table:table-cell>
          <table:table-cell office:value-type="float" office:value="100742.201312155" calcext:value-type="float">
            <text:p>100742.201312155</text:p>
          </table:table-cell>
          <table:table-cell office:value-type="float" office:value="0.140215798001009" calcext:value-type="float">
            <text:p>0.140215798001009</text:p>
          </table:table-cell>
          <table:table-cell office:value-type="float" office:value="110800.638866601" calcext:value-type="float">
            <text:p>110800.638866601</text:p>
          </table:table-cell>
          <table:table-cell office:value-type="float" office:value="101585.628727624" calcext:value-type="float">
            <text:p>101585.628727624</text:p>
          </table:table-cell>
        </table:table-row>
        <table:table-row table:style-name="ro1">
          <table:table-cell office:value-type="float" office:value="72.5048200090005" calcext:value-type="float">
            <text:p>72.5048200090005</text:p>
          </table:table-cell>
          <table:table-cell office:value-type="float" office:value="136302" calcext:value-type="float">
            <text:p>136302</text:p>
          </table:table-cell>
          <table:table-cell office:value-type="float" office:value="128344.789175362" calcext:value-type="float">
            <text:p>128344.789175362</text:p>
          </table:table-cell>
          <table:table-cell office:value-type="float" office:value="0.107465598000999" calcext:value-type="float">
            <text:p>0.107465598000999</text:p>
          </table:table-cell>
          <table:table-cell office:value-type="float" office:value="109042.123193693" calcext:value-type="float">
            <text:p>109042.123193693</text:p>
          </table:table-cell>
          <table:table-cell office:value-type="float" office:value="127200.09043648" calcext:value-type="float">
            <text:p>127200.09043648</text:p>
          </table:table-cell>
        </table:table-row>
        <table:table-row table:style-name="ro1">
          <table:table-cell office:value-type="float" office:value="72.7075603840003" calcext:value-type="float">
            <text:p>72.7075603840003</text:p>
          </table:table-cell>
          <table:table-cell office:value-type="float" office:value="85106" calcext:value-type="float">
            <text:p>85106</text:p>
          </table:table-cell>
          <table:table-cell office:value-type="float" office:value="107081.411190924" calcext:value-type="float">
            <text:p>107081.411190924</text:p>
          </table:table-cell>
          <table:table-cell office:value-type="float" office:value="0.104048159999365" calcext:value-type="float">
            <text:p>0.104048159999365</text:p>
          </table:table-cell>
          <table:table-cell office:value-type="float" office:value="113475.520479888" calcext:value-type="float">
            <text:p>113475.520479888</text:p>
          </table:table-cell>
          <table:table-cell office:value-type="float" office:value="80418.9923393409" calcext:value-type="float">
            <text:p>80418.9923393409</text:p>
          </table:table-cell>
        </table:table-row>
        <table:table-row table:style-name="ro1">
          <table:table-cell office:value-type="float" office:value="72.9110705090006" calcext:value-type="float">
            <text:p>72.9110705090006</text:p>
          </table:table-cell>
          <table:table-cell office:value-type="float" office:value="86607" calcext:value-type="float">
            <text:p>86607</text:p>
          </table:table-cell>
          <table:table-cell office:value-type="float" office:value="80937.7002301171" calcext:value-type="float">
            <text:p>80937.7002301171</text:p>
          </table:table-cell>
          <table:table-cell office:value-type="float" office:value="0.105802505999236" calcext:value-type="float">
            <text:p>0.105802505999236</text:p>
          </table:table-cell>
          <table:table-cell office:value-type="float" office:value="115476.455710441" calcext:value-type="float">
            <text:p>115476.455710441</text:p>
          </table:table-cell>
          <table:table-cell office:value-type="float" office:value="81719.4076036663" calcext:value-type="float">
            <text:p>81719.4076036663</text:p>
          </table:table-cell>
        </table:table-row>
        <table:table-row table:style-name="ro1">
          <table:table-cell office:value-type="float" office:value="73.1150707380002" calcext:value-type="float">
            <text:p>73.1150707380002</text:p>
          </table:table-cell>
          <table:table-cell office:value-type="float" office:value="143402" calcext:value-type="float">
            <text:p>143402</text:p>
          </table:table-cell>
          <table:table-cell office:value-type="float" office:value="85804.8758658767" calcext:value-type="float">
            <text:p>85804.8758658767</text:p>
          </table:table-cell>
          <table:table-cell office:value-type="float" office:value="0.104606516000786" calcext:value-type="float">
            <text:p>0.104606516000786</text:p>
          </table:table-cell>
          <table:table-cell office:value-type="float" office:value="114721.924779683" calcext:value-type="float">
            <text:p>114721.924779683</text:p>
          </table:table-cell>
          <table:table-cell office:value-type="float" office:value="115351.952101697" calcext:value-type="float">
            <text:p>115351.952101697</text:p>
          </table:table-cell>
        </table:table-row>
        <table:table-row table:style-name="ro1">
          <table:table-cell office:value-type="float" office:value="73.3210166060017" calcext:value-type="float">
            <text:p>73.3210166060017</text:p>
          </table:table-cell>
          <table:table-cell office:value-type="float" office:value="141467" calcext:value-type="float">
            <text:p>141467</text:p>
          </table:table-cell>
          <table:table-cell office:value-type="float" office:value="125159.531663237" calcext:value-type="float">
            <text:p>125159.531663237</text:p>
          </table:table-cell>
          <table:table-cell office:value-type="float" office:value="0.118573170000673" calcext:value-type="float">
            <text:p>0.118573170000673</text:p>
          </table:table-cell>
          <table:table-cell office:value-type="float" office:value="113173.683923325" calcext:value-type="float">
            <text:p>113173.683923325</text:p>
          </table:table-cell>
          <table:table-cell office:value-type="float" office:value="124152.865715243" calcext:value-type="float">
            <text:p>124152.865715243</text:p>
          </table:table-cell>
        </table:table-row>
        <table:table-row table:style-name="ro1">
          <table:table-cell office:value-type="float" office:value="73.5236456190014" calcext:value-type="float">
            <text:p>73.5236456190014</text:p>
          </table:table-cell>
          <table:table-cell office:value-type="float" office:value="140830" calcext:value-type="float">
            <text:p>140830</text:p>
          </table:table-cell>
          <table:table-cell office:value-type="float" office:value="127575.529938422" calcext:value-type="float">
            <text:p>127575.529938422</text:p>
          </table:table-cell>
          <table:table-cell office:value-type="float" office:value="0.11518258400065" calcext:value-type="float">
            <text:p>0.11518258400065</text:p>
          </table:table-cell>
          <table:table-cell office:value-type="float" office:value="112664.314669846" calcext:value-type="float">
            <text:p>112664.314669846</text:p>
          </table:table-cell>
          <table:table-cell office:value-type="float" office:value="127244.136548824" calcext:value-type="float">
            <text:p>127244.136548824</text:p>
          </table:table-cell>
        </table:table-row>
        <table:table-row table:style-name="ro1">
          <table:table-cell office:value-type="float" office:value="73.7294390730003" calcext:value-type="float">
            <text:p>73.7294390730003</text:p>
          </table:table-cell>
          <table:table-cell office:value-type="float" office:value="83728" calcext:value-type="float">
            <text:p>83728</text:p>
          </table:table-cell>
          <table:table-cell office:value-type="float" office:value="104205.272720965" calcext:value-type="float">
            <text:p>104205.272720965</text:p>
          </table:table-cell>
          <table:table-cell office:value-type="float" office:value="0.106057232000239" calcext:value-type="float">
            <text:p>0.106057232000239</text:p>
          </table:table-cell>
          <table:table-cell office:value-type="float" office:value="111638.2168573" calcext:value-type="float">
            <text:p>111638.2168573</text:p>
          </table:table-cell>
          <table:table-cell office:value-type="float" office:value="74498.4825595457" calcext:value-type="float">
            <text:p>74498.4825595457</text:p>
          </table:table-cell>
        </table:table-row>
        <table:table-row table:style-name="ro1">
          <table:table-cell office:value-type="float" office:value="73.9320436180005" calcext:value-type="float">
            <text:p>73.9320436180005</text:p>
          </table:table-cell>
          <table:table-cell office:value-type="float" office:value="83815" calcext:value-type="float">
            <text:p>83815</text:p>
          </table:table-cell>
          <table:table-cell office:value-type="float" office:value="81740.2344955015" calcext:value-type="float">
            <text:p>81740.2344955015</text:p>
          </table:table-cell>
          <table:table-cell office:value-type="float" office:value="0.105495469000743" calcext:value-type="float">
            <text:p>0.105495469000743</text:p>
          </table:table-cell>
          <table:table-cell office:value-type="float" office:value="111753.596195853" calcext:value-type="float">
            <text:p>111753.596195853</text:p>
          </table:table-cell>
          <table:table-cell office:value-type="float" office:value="81785.4954451012" calcext:value-type="float">
            <text:p>81785.4954451012</text:p>
          </table:table-cell>
        </table:table-row>
        <table:table-row table:style-name="ro1">
          <table:table-cell office:value-type="float" office:value="74.1357351900006" calcext:value-type="float">
            <text:p>74.1357351900006</text:p>
          </table:table-cell>
          <table:table-cell office:value-type="float" office:value="141338" calcext:value-type="float">
            <text:p>141338</text:p>
          </table:table-cell>
          <table:table-cell office:value-type="float" office:value="85395.9665970792" calcext:value-type="float">
            <text:p>85395.9665970792</text:p>
          </table:table-cell>
          <table:table-cell office:value-type="float" office:value="0.105072698001095" calcext:value-type="float">
            <text:p>0.105072698001095</text:p>
          </table:table-cell>
          <table:table-cell office:value-type="float" office:value="113070.53439813" calcext:value-type="float">
            <text:p>113070.53439813</text:p>
          </table:table-cell>
          <table:table-cell office:value-type="float" office:value="115321.778135297" calcext:value-type="float">
            <text:p>115321.778135297</text:p>
          </table:table-cell>
        </table:table-row>
        <table:table-row table:style-name="ro1">
          <table:table-cell office:value-type="float" office:value="74.3401056800012" calcext:value-type="float">
            <text:p>74.3401056800012</text:p>
          </table:table-cell>
          <table:table-cell office:value-type="float" office:value="139770" calcext:value-type="float">
            <text:p>139770</text:p>
          </table:table-cell>
          <table:table-cell office:value-type="float" office:value="111402.283948121" calcext:value-type="float">
            <text:p>111402.283948121</text:p>
          </table:table-cell>
          <table:table-cell office:value-type="float" office:value="0.132973357000083" calcext:value-type="float">
            <text:p>0.132973357000083</text:p>
          </table:table-cell>
          <table:table-cell office:value-type="float" office:value="111816.773109705" calcext:value-type="float">
            <text:p>111816.773109705</text:p>
          </table:table-cell>
          <table:table-cell office:value-type="float" office:value="110586.546373726" calcext:value-type="float">
            <text:p>110586.546373726</text:p>
          </table:table-cell>
        </table:table-row>
        <table:table-row table:style-name="ro1">
          <table:table-cell office:value-type="float" office:value="74.5465968330009" calcext:value-type="float">
            <text:p>74.5465968330009</text:p>
          </table:table-cell>
          <table:table-cell office:value-type="float" office:value="139538" calcext:value-type="float">
            <text:p>139538</text:p>
          </table:table-cell>
          <table:table-cell office:value-type="float" office:value="97588.8502266049" calcext:value-type="float">
            <text:p>97588.8502266049</text:p>
          </table:table-cell>
          <table:table-cell office:value-type="float" office:value="0.15436230999876" calcext:value-type="float">
            <text:p>0.15436230999876</text:p>
          </table:table-cell>
          <table:table-cell office:value-type="float" office:value="111630.630464698" calcext:value-type="float">
            <text:p>111630.630464698</text:p>
          </table:table-cell>
          <table:table-cell office:value-type="float" office:value="97468.1543610056" calcext:value-type="float">
            <text:p>97468.1543610056</text:p>
          </table:table-cell>
        </table:table-row>
        <table:table-row table:style-name="ro1">
          <table:table-cell office:value-type="float" office:value="74.7540992920003" calcext:value-type="float">
            <text:p>74.7540992920003</text:p>
          </table:table-cell>
          <table:table-cell office:value-type="float" office:value="83237" calcext:value-type="float">
            <text:p>83237</text:p>
          </table:table-cell>
          <table:table-cell office:value-type="float" office:value="107072.840010547" calcext:value-type="float">
            <text:p>107072.840010547</text:p>
          </table:table-cell>
          <table:table-cell office:value-type="float" office:value="0.119765520999863" calcext:value-type="float">
            <text:p>0.119765520999863</text:p>
          </table:table-cell>
          <table:table-cell office:value-type="float" office:value="110983.970920499" calcext:value-type="float">
            <text:p>110983.970920499</text:p>
          </table:table-cell>
          <table:table-cell office:value-type="float" office:value="77782.7627299256" calcext:value-type="float">
            <text:p>77782.7627299256</text:p>
          </table:table-cell>
        </table:table-row>
        <table:table-row table:style-name="ro1">
          <table:table-cell office:value-type="float" office:value="74.9588935840002" calcext:value-type="float">
            <text:p>74.9588935840002</text:p>
          </table:table-cell>
          <table:table-cell office:value-type="float" office:value="80058" calcext:value-type="float">
            <text:p>80058</text:p>
          </table:table-cell>
          <table:table-cell office:value-type="float" office:value="82000.8751362999" calcext:value-type="float">
            <text:p>82000.8751362999</text:p>
          </table:table-cell>
          <table:table-cell office:value-type="float" office:value="0.10852557599901" calcext:value-type="float">
            <text:p>0.10852557599901</text:p>
          </table:table-cell>
          <table:table-cell office:value-type="float" office:value="106744.58659753" calcext:value-type="float">
            <text:p>106744.58659753</text:p>
          </table:table-cell>
          <table:table-cell office:value-type="float" office:value="80347.02963311" calcext:value-type="float">
            <text:p>80347.02963311</text:p>
          </table:table-cell>
        </table:table-row>
        <table:table-row table:style-name="ro1">
          <table:table-cell office:value-type="float" office:value="75.1624755950015" calcext:value-type="float">
            <text:p>75.1624755950015</text:p>
          </table:table-cell>
          <table:table-cell office:value-type="float" office:value="131846" calcext:value-type="float">
            <text:p>131846</text:p>
          </table:table-cell>
          <table:table-cell office:value-type="float" office:value="77645.4191587265" calcext:value-type="float">
            <text:p>77645.4191587265</text:p>
          </table:table-cell>
          <table:table-cell office:value-type="float" office:value="0.104953545998796" calcext:value-type="float">
            <text:p>0.104953545998796</text:p>
          </table:table-cell>
          <table:table-cell office:value-type="float" office:value="105477.301767455" calcext:value-type="float">
            <text:p>105477.301767455</text:p>
          </table:table-cell>
          <table:table-cell office:value-type="float" office:value="104571.002003362" calcext:value-type="float">
            <text:p>104571.002003362</text:p>
          </table:table-cell>
        </table:table-row>
        <table:table-row table:style-name="ro1">
          <table:table-cell office:value-type="float" office:value="75.3690816030012" calcext:value-type="float">
            <text:p>75.3690816030012</text:p>
          </table:table-cell>
          <table:table-cell office:value-type="float" office:value="128598" calcext:value-type="float">
            <text:p>128598</text:p>
          </table:table-cell>
          <table:table-cell office:value-type="float" office:value="92114.8765290382" calcext:value-type="float">
            <text:p>92114.8765290382</text:p>
          </table:table-cell>
          <table:table-cell office:value-type="float" office:value="0.143270120001034" calcext:value-type="float">
            <text:p>0.143270120001034</text:p>
          </table:table-cell>
          <table:table-cell office:value-type="float" office:value="102878.766745392" calcext:value-type="float">
            <text:p>102878.766745392</text:p>
          </table:table-cell>
          <table:table-cell office:value-type="float" office:value="90441.7821162484" calcext:value-type="float">
            <text:p>90441.7821162484</text:p>
          </table:table-cell>
        </table:table-row>
        <table:table-row table:style-name="ro1">
          <table:table-cell office:value-type="float" office:value="75.5696014969999" calcext:value-type="float">
            <text:p>75.5696014969999</text:p>
          </table:table-cell>
          <table:table-cell office:value-type="float" office:value="81062" calcext:value-type="float">
            <text:p>81062</text:p>
          </table:table-cell>
          <table:table-cell office:value-type="float" office:value="117966.162121681" calcext:value-type="float">
            <text:p>117966.162121681</text:p>
          </table:table-cell>
          <table:table-cell office:value-type="float" office:value="0.106083094999121" calcext:value-type="float">
            <text:p>0.106083094999121</text:p>
          </table:table-cell>
          <table:table-cell office:value-type="float" office:value="108083.997916643" calcext:value-type="float">
            <text:p>108083.997916643</text:p>
          </table:table-cell>
          <table:table-cell office:value-type="float" office:value="93235.9954530314" calcext:value-type="float">
            <text:p>93235.9954530314</text:p>
          </table:table-cell>
        </table:table-row>
        <table:table-row table:style-name="ro1">
          <table:table-cell office:value-type="float" office:value="75.7770749570009" calcext:value-type="float">
            <text:p>75.7770749570009</text:p>
          </table:table-cell>
          <table:table-cell office:value-type="float" office:value="78581" calcext:value-type="float">
            <text:p>78581</text:p>
          </table:table-cell>
          <table:table-cell office:value-type="float" office:value="77628.2512123266" calcext:value-type="float">
            <text:p>77628.2512123266</text:p>
          </table:table-cell>
          <table:table-cell office:value-type="float" office:value="0.107924832000208" calcext:value-type="float">
            <text:p>0.107924832000208</text:p>
          </table:table-cell>
          <table:table-cell office:value-type="float" office:value="104775.702818125" calcext:value-type="float">
            <text:p>104775.702818125</text:p>
          </table:table-cell>
          <table:table-cell office:value-type="float" office:value="76337.5337875344" calcext:value-type="float">
            <text:p>76337.5337875344</text:p>
          </table:table-cell>
        </table:table-row>
        <table:table-row table:style-name="ro1">
          <table:table-cell office:value-type="float" office:value="75.9784335640015" calcext:value-type="float">
            <text:p>75.9784335640015</text:p>
          </table:table-cell>
          <table:table-cell office:value-type="float" office:value="78719" calcext:value-type="float">
            <text:p>78719</text:p>
          </table:table-cell>
          <table:table-cell office:value-type="float" office:value="79366.8340772517" calcext:value-type="float">
            <text:p>79366.8340772517</text:p>
          </table:table-cell>
          <table:table-cell office:value-type="float" office:value="0.105948442998852" calcext:value-type="float">
            <text:p>0.105948442998852</text:p>
          </table:table-cell>
          <table:table-cell office:value-type="float" office:value="104959.746170688" calcext:value-type="float">
            <text:p>104959.746170688</text:p>
          </table:table-cell>
          <table:table-cell office:value-type="float" office:value="79438.6273076513" calcext:value-type="float">
            <text:p>79438.6273076513</text:p>
          </table:table-cell>
        </table:table-row>
        <table:table-row table:style-name="ro1">
          <table:table-cell office:value-type="float" office:value="76.1828191870009" calcext:value-type="float">
            <text:p>76.1828191870009</text:p>
          </table:table-cell>
          <table:table-cell office:value-type="float" office:value="130501" calcext:value-type="float">
            <text:p>130501</text:p>
          </table:table-cell>
          <table:table-cell office:value-type="float" office:value="96220.7346455827" calcext:value-type="float">
            <text:p>96220.7346455827</text:p>
          </table:table-cell>
          <table:table-cell office:value-type="float" office:value="0.13052796699958" calcext:value-type="float">
            <text:p>0.13052796699958</text:p>
          </table:table-cell>
          <table:table-cell office:value-type="float" office:value="104400.939629768" calcext:value-type="float">
            <text:p>104400.939629768</text:p>
          </table:table-cell>
          <table:table-cell office:value-type="float" office:value="123304.407703346" calcext:value-type="float">
            <text:p>123304.407703346</text:p>
          </table:table-cell>
        </table:table-row>
        <table:table-row table:style-name="ro1">
          <table:table-cell office:value-type="float" office:value="76.3875662700011" calcext:value-type="float">
            <text:p>76.3875662700011</text:p>
          </table:table-cell>
          <table:table-cell office:value-type="float" office:value="123981" calcext:value-type="float">
            <text:p>123981</text:p>
          </table:table-cell>
          <table:table-cell office:value-type="float" office:value="123118.711236781" calcext:value-type="float">
            <text:p>123118.711236781</text:p>
          </table:table-cell>
          <table:table-cell office:value-type="float" office:value="0.11411015900012" calcext:value-type="float">
            <text:p>0.11411015900012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19708.538815155" calcext:value-type="float">
            <text:p>119708.538815155</text:p>
          </table:table-cell>
        </table:table-row>
        <table:table-row table:style-name="ro1">
          <table:table-cell office:value-type="float" office:value="76.5953772900011" calcext:value-type="float">
            <text:p>76.5953772900011</text:p>
          </table:table-cell>
          <table:table-cell office:value-type="float" office:value="74389" calcext:value-type="float">
            <text:p>74389</text:p>
          </table:table-cell>
          <table:table-cell office:value-type="float" office:value="94129.1620322106" calcext:value-type="float">
            <text:p>94129.1620322106</text:p>
          </table:table-cell>
          <table:table-cell office:value-type="float" office:value="0.141004453000278" calcext:value-type="float">
            <text:p>0.141004453000278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68209.8343123478" calcext:value-type="float">
            <text:p>68209.8343123478</text:p>
          </table:table-cell>
        </table:table-row>
        <table:table-row table:style-name="ro1">
          <table:table-cell office:value-type="float" office:value="76.7962205240001" calcext:value-type="float">
            <text:p>76.7962205240001</text:p>
          </table:table-cell>
          <table:table-cell office:value-type="float" office:value="74389" calcext:value-type="float">
            <text:p>74389</text:p>
          </table:table-cell>
          <table:table-cell office:value-type="float" office:value="78178.8468790435" calcext:value-type="float">
            <text:p>78178.8468790435</text:p>
          </table:table-cell>
          <table:table-cell office:value-type="float" office:value="0.103641624000375" calcext:value-type="float">
            <text:p>0.103641624000375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8073.8933330447" calcext:value-type="float">
            <text:p>78073.8933330447</text:p>
          </table:table-cell>
        </table:table-row>
        <table:table-row table:style-name="ro1">
          <table:table-cell office:value-type="float" office:value="76.9973115450011" calcext:value-type="float">
            <text:p>76.9973115450011</text:p>
          </table:table-cell>
          <table:table-cell office:value-type="float" office:value="74389" calcext:value-type="float">
            <text:p>74389</text:p>
          </table:table-cell>
          <table:table-cell office:value-type="float" office:value="78073.8933330447" calcext:value-type="float">
            <text:p>78073.8933330447</text:p>
          </table:table-cell>
          <table:table-cell office:value-type="float" office:value="0.104265219999434" calcext:value-type="float">
            <text:p>0.104265219999434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8073.8933330447" calcext:value-type="float">
            <text:p>78073.8933330447</text:p>
          </table:table-cell>
        </table:table-row>
        <table:table-row table:style-name="ro1">
          <table:table-cell office:value-type="float" office:value="77.2002123330003" calcext:value-type="float">
            <text:p>77.2002123330003</text:p>
          </table:table-cell>
          <table:table-cell office:value-type="float" office:value="123981" calcext:value-type="float">
            <text:p>123981</text:p>
          </table:table-cell>
          <table:table-cell office:value-type="float" office:value="75956.8733973945" calcext:value-type="float">
            <text:p>75956.8733973945</text:p>
          </table:table-cell>
          <table:table-cell office:value-type="float" office:value="0.129030810001495" calcext:value-type="float">
            <text:p>0.129030810001495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01655.850484527" calcext:value-type="float">
            <text:p>101655.850484527</text:p>
          </table:table-cell>
        </table:table-row>
        <table:table-row table:style-name="ro1">
          <table:table-cell office:value-type="float" office:value="77.4040463840011" calcext:value-type="float">
            <text:p>77.4040463840011</text:p>
          </table:table-cell>
          <table:table-cell office:value-type="float" office:value="123981" calcext:value-type="float">
            <text:p>123981</text:p>
          </table:table-cell>
          <table:table-cell office:value-type="float" office:value="118546.325947868" calcext:value-type="float">
            <text:p>118546.325947868</text:p>
          </table:table-cell>
          <table:table-cell office:value-type="float" office:value="0.114004757999282" calcext:value-type="float">
            <text:p>0.114004757999282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18546.325947868" calcext:value-type="float">
            <text:p>118546.325947868</text:p>
          </table:table-cell>
        </table:table-row>
        <table:table-row table:style-name="ro1">
          <table:table-cell office:value-type="float" office:value="77.6065626920008" calcext:value-type="float">
            <text:p>77.6065626920008</text:p>
          </table:table-cell>
          <table:table-cell office:value-type="float" office:value="74389" calcext:value-type="float">
            <text:p>74389</text:p>
          </table:table-cell>
          <table:table-cell office:value-type="float" office:value="120411.875179875" calcext:value-type="float">
            <text:p>120411.875179875</text:p>
          </table:table-cell>
          <table:table-cell office:value-type="float" office:value="0.103919090999625" calcext:value-type="float">
            <text:p>0.103919090999625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4712.8980927423" calcext:value-type="float">
            <text:p>94712.8980927423</text:p>
          </table:table-cell>
        </table:table-row>
        <table:table-row table:style-name="ro1">
          <table:table-cell office:value-type="float" office:value="77.8078283480008" calcext:value-type="float">
            <text:p>77.8078283480008</text:p>
          </table:table-cell>
          <table:table-cell office:value-type="float" office:value="74389" calcext:value-type="float">
            <text:p>74389</text:p>
          </table:table-cell>
          <table:table-cell office:value-type="float" office:value="76481.8182229564" calcext:value-type="float">
            <text:p>76481.8182229564</text:p>
          </table:table-cell>
          <table:table-cell office:value-type="float" office:value="0.104561088000992" calcext:value-type="float">
            <text:p>0.104561088000992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6481.8182229564" calcext:value-type="float">
            <text:p>76481.8182229564</text:p>
          </table:table-cell>
        </table:table-row>
        <table:table-row table:style-name="ro1">
          <table:table-cell office:value-type="float" office:value="78.0082393440007" calcext:value-type="float">
            <text:p>78.0082393440007</text:p>
          </table:table-cell>
          <table:table-cell office:value-type="float" office:value="74389" calcext:value-type="float">
            <text:p>74389</text:p>
          </table:table-cell>
          <table:table-cell office:value-type="float" office:value="77097.9676776387" calcext:value-type="float">
            <text:p>77097.9676776387</text:p>
          </table:table-cell>
          <table:table-cell office:value-type="float" office:value="0.105157063999286" calcext:value-type="float">
            <text:p>0.105157063999286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7097.9676776387" calcext:value-type="float">
            <text:p>77097.9676776387</text:p>
          </table:table-cell>
        </table:table-row>
        <table:table-row table:style-name="ro1">
          <table:table-cell office:value-type="float" office:value="78.2128637270016" calcext:value-type="float">
            <text:p>78.2128637270016</text:p>
          </table:table-cell>
          <table:table-cell office:value-type="float" office:value="123981" calcext:value-type="float">
            <text:p>123981</text:p>
          </table:table-cell>
          <table:table-cell office:value-type="float" office:value="82694.6153736589" calcext:value-type="float">
            <text:p>82694.6153736589</text:p>
          </table:table-cell>
          <table:table-cell office:value-type="float" office:value="0.124781032998726" calcext:value-type="float">
            <text:p>0.124781032998726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08393.592460792" calcext:value-type="float">
            <text:p>108393.592460792</text:p>
          </table:table-cell>
        </table:table-row>
        <table:table-row table:style-name="ro1">
          <table:table-cell office:value-type="float" office:value="78.4210102790003" calcext:value-type="float">
            <text:p>78.4210102790003</text:p>
          </table:table-cell>
          <table:table-cell office:value-type="float" office:value="123981" calcext:value-type="float">
            <text:p>123981</text:p>
          </table:table-cell>
          <table:table-cell office:value-type="float" office:value="95537.8854197853" calcext:value-type="float">
            <text:p>95537.8854197853</text:p>
          </table:table-cell>
          <table:table-cell office:value-type="float" office:value="0.153899004000778" calcext:value-type="float">
            <text:p>0.153899004000778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5537.8854197853" calcext:value-type="float">
            <text:p>95537.8854197853</text:p>
          </table:table-cell>
        </table:table-row>
        <table:table-row table:style-name="ro1">
          <table:table-cell office:value-type="float" office:value="78.6229445340014" calcext:value-type="float">
            <text:p>78.6229445340014</text:p>
          </table:table-cell>
          <table:table-cell office:value-type="float" office:value="74389" calcext:value-type="float">
            <text:p>74389</text:p>
          </table:table-cell>
          <table:table-cell office:value-type="float" office:value="112130.391214125" calcext:value-type="float">
            <text:p>112130.391214125</text:p>
          </table:table-cell>
          <table:table-cell office:value-type="float" office:value="0.105166674000429" calcext:value-type="float">
            <text:p>0.105166674000429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2853.0491500556" calcext:value-type="float">
            <text:p>92853.0491500556</text:p>
          </table:table-cell>
        </table:table-row>
        <table:table-row table:style-name="ro1">
          <table:table-cell office:value-type="float" office:value="78.823659488" calcext:value-type="float">
            <text:p>78.823659488</text:p>
          </table:table-cell>
          <table:table-cell office:value-type="float" office:value="74389" calcext:value-type="float">
            <text:p>74389</text:p>
          </table:table-cell>
          <table:table-cell office:value-type="float" office:value="83519.6027007019" calcext:value-type="float">
            <text:p>83519.6027007019</text:p>
          </table:table-cell>
          <table:table-cell office:value-type="float" office:value="0.105298807999134" calcext:value-type="float">
            <text:p>0.105298807999134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7097.9676776387" calcext:value-type="float">
            <text:p>77097.9676776387</text:p>
          </table:table-cell>
        </table:table-row>
        <table:table-row table:style-name="ro1">
          <table:table-cell office:value-type="float" office:value="79.0257111870014" calcext:value-type="float">
            <text:p>79.0257111870014</text:p>
          </table:table-cell>
          <table:table-cell office:value-type="float" office:value="74389" calcext:value-type="float">
            <text:p>74389</text:p>
          </table:table-cell>
          <table:table-cell office:value-type="float" office:value="77097.9676776387" calcext:value-type="float">
            <text:p>77097.9676776387</text:p>
          </table:table-cell>
          <table:table-cell office:value-type="float" office:value="0.106547510000382" calcext:value-type="float">
            <text:p>0.106547510000382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7097.9676776387" calcext:value-type="float">
            <text:p>77097.9676776387</text:p>
          </table:table-cell>
        </table:table-row>
        <table:table-row table:style-name="ro1">
          <table:table-cell office:value-type="float" office:value="79.2281695370002" calcext:value-type="float">
            <text:p>79.2281695370002</text:p>
          </table:table-cell>
          <table:table-cell office:value-type="float" office:value="123981" calcext:value-type="float">
            <text:p>123981</text:p>
          </table:table-cell>
          <table:table-cell office:value-type="float" office:value="71501.3199816184" calcext:value-type="float">
            <text:p>71501.3199816184</text:p>
          </table:table-cell>
          <table:table-cell office:value-type="float" office:value="0.125264106000031" calcext:value-type="float">
            <text:p>0.125264106000031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7200.2970687513" calcext:value-type="float">
            <text:p>97200.2970687513</text:p>
          </table:table-cell>
        </table:table-row>
        <table:table-row table:style-name="ro1">
          <table:table-cell office:value-type="float" office:value="79.4309421440012" calcext:value-type="float">
            <text:p>79.4309421440012</text:p>
          </table:table-cell>
          <table:table-cell office:value-type="float" office:value="123981" calcext:value-type="float">
            <text:p>123981</text:p>
          </table:table-cell>
          <table:table-cell office:value-type="float" office:value="122899.274155884" calcext:value-type="float">
            <text:p>122899.274155884</text:p>
          </table:table-cell>
          <table:table-cell office:value-type="float" office:value="0.104873977999887" calcext:value-type="float">
            <text:p>0.104873977999887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22899.274155884" calcext:value-type="float">
            <text:p>122899.274155884</text:p>
          </table:table-cell>
        </table:table-row>
        <table:table-row table:style-name="ro1">
          <table:table-cell office:value-type="float" office:value="79.6331728180012" calcext:value-type="float">
            <text:p>79.6331728180012</text:p>
          </table:table-cell>
          <table:table-cell office:value-type="float" office:value="74389" calcext:value-type="float">
            <text:p>74389</text:p>
          </table:table-cell>
          <table:table-cell office:value-type="float" office:value="123521.123899886" calcext:value-type="float">
            <text:p>123521.123899886</text:p>
          </table:table-cell>
          <table:table-cell office:value-type="float" office:value="0.104769404999388" calcext:value-type="float">
            <text:p>0.104769404999388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01558.945566087" calcext:value-type="float">
            <text:p>101558.945566087</text:p>
          </table:table-cell>
        </table:table-row>
        <table:table-row table:style-name="ro1">
          <table:table-cell office:value-type="float" office:value="79.8349189200017" calcext:value-type="float">
            <text:p>79.8349189200017</text:p>
          </table:table-cell>
          <table:table-cell office:value-type="float" office:value="74389" calcext:value-type="float">
            <text:p>74389</text:p>
          </table:table-cell>
          <table:table-cell office:value-type="float" office:value="80834.7664309721" calcext:value-type="float">
            <text:p>80834.7664309721</text:p>
          </table:table-cell>
          <table:table-cell office:value-type="float" office:value="0.105334019999646" calcext:value-type="float">
            <text:p>0.105334019999646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7097.9676776387" calcext:value-type="float">
            <text:p>77097.9676776387</text:p>
          </table:table-cell>
        </table:table-row>
        <table:table-row table:style-name="ro1">
          <table:table-cell office:value-type="float" office:value="80.0385794720005" calcext:value-type="float">
            <text:p>80.0385794720005</text:p>
          </table:table-cell>
          <table:table-cell office:value-type="float" office:value="123981" calcext:value-type="float">
            <text:p>123981</text:p>
          </table:table-cell>
          <table:table-cell office:value-type="float" office:value="77097.9676776387" calcext:value-type="float">
            <text:p>77097.9676776387</text:p>
          </table:table-cell>
          <table:table-cell office:value-type="float" office:value="0.10534399000062" calcext:value-type="float">
            <text:p>0.10534399000062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9484.5584617196" calcext:value-type="float">
            <text:p>99484.5584617196</text:p>
          </table:table-cell>
        </table:table-row>
        <table:table-row table:style-name="ro1">
          <table:table-cell office:value-type="float" office:value="80.2454661860011" calcext:value-type="float">
            <text:p>80.2454661860011</text:p>
          </table:table-cell>
          <table:table-cell office:value-type="float" office:value="123981" calcext:value-type="float">
            <text:p>123981</text:p>
          </table:table-cell>
          <table:table-cell office:value-type="float" office:value="101201.606769985" calcext:value-type="float">
            <text:p>101201.606769985</text:p>
          </table:table-cell>
          <table:table-cell office:value-type="float" office:value="0.121769198000038" calcext:value-type="float">
            <text:p>0.121769198000038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104522.860918333" calcext:value-type="float">
            <text:p>104522.860918333</text:p>
          </table:table-cell>
        </table:table-row>
        <table:table-row table:style-name="ro1">
          <table:table-cell office:value-type="float" office:value="80.449361854" calcext:value-type="float">
            <text:p>80.449361854</text:p>
          </table:table-cell>
          <table:table-cell office:value-type="float" office:value="123981" calcext:value-type="float">
            <text:p>123981</text:p>
          </table:table-cell>
          <table:table-cell office:value-type="float" office:value="105769.890010328" calcext:value-type="float">
            <text:p>105769.890010328</text:p>
          </table:table-cell>
          <table:table-cell office:value-type="float" office:value="0.106269304000307" calcext:value-type="float">
            <text:p>0.106269304000307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99960.2932279943" calcext:value-type="float">
            <text:p>99960.2932279943</text:p>
          </table:table-cell>
        </table:table-row>
        <table:table-row table:style-name="ro1">
          <table:table-cell office:value-type="float" office:value="80.6517024920013" calcext:value-type="float">
            <text:p>80.6517024920013</text:p>
          </table:table-cell>
          <table:table-cell office:value-type="float" office:value="74389" calcext:value-type="float">
            <text:p>74389</text:p>
          </table:table-cell>
          <table:table-cell office:value-type="float" office:value="91854.6041300236" calcext:value-type="float">
            <text:p>91854.6041300236</text:p>
          </table:table-cell>
          <table:table-cell office:value-type="float" office:value="0.104532469998958" calcext:value-type="float">
            <text:p>0.104532469998958</text:p>
          </table:table-cell>
          <table:table-cell office:value-type="float" office:value="99185.587211157" calcext:value-type="float">
            <text:p>99185.587211157</text:p>
          </table:table-cell>
          <table:table-cell office:value-type="float" office:value="71896.4231080906" calcext:value-type="float">
            <text:p>71896.4231080906</text:p>
          </table:table-cell>
        </table:table-row>
        <table:table-row table:style-name="ro1">
          <table:table-cell office:value-type="float" office:value="80.8540097300011" calcext:value-type="float">
            <text:p>80.8540097300011</text:p>
          </table:table-cell>
          <table:table-cell office:value-type="float" office:value="75264" calcext:value-type="float">
            <text:p>75264</text:p>
          </table:table-cell>
          <table:table-cell office:value-type="float" office:value="77564.1703312101" calcext:value-type="float">
            <text:p>77564.1703312101</text:p>
          </table:table-cell>
          <table:table-cell office:value-type="float" office:value="0.104655613999057" calcext:value-type="float">
            <text:p>0.104655613999057</text:p>
          </table:table-cell>
          <table:table-cell office:value-type="float" office:value="100185.587211157" calcext:value-type="float">
            <text:p>100185.587211157</text:p>
          </table:table-cell>
          <table:table-cell office:value-type="float" office:value="78018.8163543335" calcext:value-type="float">
            <text:p>78018.8163543335</text:p>
          </table:table-cell>
        </table:table-row>
        <table:table-row table:style-name="ro1">
          <table:table-cell office:value-type="float" office:value="81.0597492670004" calcext:value-type="float">
            <text:p>81.0597492670004</text:p>
          </table:table-cell>
          <table:table-cell office:value-type="float" office:value="126356" calcext:value-type="float">
            <text:p>126356</text:p>
          </table:table-cell>
          <table:table-cell office:value-type="float" office:value="78871.3166012637" calcext:value-type="float">
            <text:p>78871.3166012637</text:p>
          </table:table-cell>
          <table:table-cell office:value-type="float" office:value="0.104194092000398" calcext:value-type="float">
            <text:p>0.104194092000398</text:p>
          </table:table-cell>
          <table:table-cell office:value-type="float" office:value="101185.587211157" calcext:value-type="float">
            <text:p>101185.587211157</text:p>
          </table:table-cell>
          <table:table-cell office:value-type="float" office:value="93466.6627248682" calcext:value-type="float">
            <text:p>93466.6627248682</text:p>
          </table:table-cell>
        </table:table-row>
        <table:table-row table:style-name="ro1">
          <table:table-cell office:value-type="float" office:value="81.2659842860012" calcext:value-type="float">
            <text:p>81.2659842860012</text:p>
          </table:table-cell>
          <table:table-cell office:value-type="float" office:value="127606" calcext:value-type="float">
            <text:p>127606</text:p>
          </table:table-cell>
          <table:table-cell office:value-type="float" office:value="101481.287962505" calcext:value-type="float">
            <text:p>101481.287962505</text:p>
          </table:table-cell>
          <table:table-cell office:value-type="float" office:value="0.114665339000567" calcext:value-type="float">
            <text:p>0.114665339000567</text:p>
          </table:table-cell>
          <table:table-cell office:value-type="float" office:value="102185.587211157" calcext:value-type="float">
            <text:p>102185.587211157</text:p>
          </table:table-cell>
          <table:table-cell office:value-type="float" office:value="114243.134562328" calcext:value-type="float">
            <text:p>114243.134562328</text:p>
          </table:table-cell>
        </table:table-row>
        <table:table-row table:style-name="ro1">
          <table:table-cell office:value-type="float" office:value="81.4713051420004" calcext:value-type="float">
            <text:p>81.4713051420004</text:p>
          </table:table-cell>
          <table:table-cell office:value-type="float" office:value="128856" calcext:value-type="float">
            <text:p>128856</text:p>
          </table:table-cell>
          <table:table-cell office:value-type="float" office:value="117429.867507209" calcext:value-type="float">
            <text:p>117429.867507209</text:p>
          </table:table-cell>
          <table:table-cell office:value-type="float" office:value="0.105507126001612" calcext:value-type="float">
            <text:p>0.105507126001612</text:p>
          </table:table-cell>
          <table:table-cell office:value-type="float" office:value="103185.587211157" calcext:value-type="float">
            <text:p>103185.587211157</text:p>
          </table:table-cell>
          <table:table-cell office:value-type="float" office:value="118081.080582211" calcext:value-type="float">
            <text:p>118081.080582211</text:p>
          </table:table-cell>
        </table:table-row>
        <table:table-row table:style-name="ro1">
          <table:table-cell office:value-type="float" office:value="81.6722170350004" calcext:value-type="float">
            <text:p>81.6722170350004</text:p>
          </table:table-cell>
          <table:table-cell office:value-type="float" office:value="78264" calcext:value-type="float">
            <text:p>78264</text:p>
          </table:table-cell>
          <table:table-cell office:value-type="float" office:value="114242.049262456" calcext:value-type="float">
            <text:p>114242.049262456</text:p>
          </table:table-cell>
          <table:table-cell office:value-type="float" office:value="0.109114327999123" calcext:value-type="float">
            <text:p>0.109114327999123</text:p>
          </table:table-cell>
          <table:table-cell office:value-type="float" office:value="104185.587211157" calcext:value-type="float">
            <text:p>104185.587211157</text:p>
          </table:table-cell>
          <table:table-cell office:value-type="float" office:value="87885.1117500358" calcext:value-type="float">
            <text:p>87885.1117500358</text:p>
          </table:table-cell>
        </table:table-row>
        <table:table-row table:style-name="ro1">
          <table:table-cell office:value-type="float" office:value="81.873300614001" calcext:value-type="float">
            <text:p>81.873300614001</text:p>
          </table:table-cell>
          <table:table-cell office:value-type="float" office:value="79014" calcext:value-type="float">
            <text:p>79014</text:p>
          </table:table-cell>
          <table:table-cell office:value-type="float" office:value="81741.8280856923" calcext:value-type="float">
            <text:p>81741.8280856923</text:p>
          </table:table-cell>
          <table:table-cell office:value-type="float" office:value="0.104908710998643" calcext:value-type="float">
            <text:p>0.104908710998643</text:p>
          </table:table-cell>
          <table:table-cell office:value-type="float" office:value="105185.587211157" calcext:value-type="float">
            <text:p>105185.587211157</text:p>
          </table:table-cell>
          <table:table-cell office:value-type="float" office:value="82132.5559306938" calcext:value-type="float">
            <text:p>82132.5559306938</text:p>
          </table:table-cell>
        </table:table-row>
        <table:table-row table:style-name="ro1">
          <table:table-cell office:value-type="float" office:value="82.0758240310006" calcext:value-type="float">
            <text:p>82.0758240310006</text:p>
          </table:table-cell>
          <table:table-cell office:value-type="float" office:value="132606" calcext:value-type="float">
            <text:p>132606</text:p>
          </table:table-cell>
          <table:table-cell office:value-type="float" office:value="80061.6983521859" calcext:value-type="float">
            <text:p>80061.6983521859</text:p>
          </table:table-cell>
          <table:table-cell office:value-type="float" office:value="0.104942362000656" calcext:value-type="float">
            <text:p>0.104942362000656</text:p>
          </table:table-cell>
          <table:table-cell office:value-type="float" office:value="106185.587211157" calcext:value-type="float">
            <text:p>106185.587211157</text:p>
          </table:table-cell>
          <table:table-cell office:value-type="float" office:value="88188.8375282169" calcext:value-type="float">
            <text:p>88188.8375282169</text:p>
          </table:table-cell>
        </table:table-row>
        <table:table-row table:style-name="ro1">
          <table:table-cell office:value-type="float" office:value="82.282604516" calcext:value-type="float">
            <text:p>82.282604516</text:p>
          </table:table-cell>
          <table:table-cell office:value-type="float" office:value="133856" calcext:value-type="float">
            <text:p>133856</text:p>
          </table:table-cell>
          <table:table-cell office:value-type="float" office:value="88992.17397754" calcext:value-type="float">
            <text:p>88992.17397754</text:p>
          </table:table-cell>
          <table:table-cell office:value-type="float" office:value="0.129009743999632" calcext:value-type="float">
            <text:p>0.129009743999632</text:p>
          </table:table-cell>
          <table:table-cell office:value-type="float" office:value="107185.587211157" calcext:value-type="float">
            <text:p>107185.587211157</text:p>
          </table:table-cell>
          <table:table-cell office:value-type="float" office:value="109436.096768938" calcext:value-type="float">
            <text:p>109436.096768938</text:p>
          </table:table-cell>
        </table:table-row>
        <table:table-row table:style-name="ro1">
          <table:table-cell office:value-type="float" office:value="82.4843384020005" calcext:value-type="float">
            <text:p>82.4843384020005</text:p>
          </table:table-cell>
          <table:table-cell office:value-type="float" office:value="135106" calcext:value-type="float">
            <text:p>135106</text:p>
          </table:table-cell>
          <table:table-cell office:value-type="float" office:value="110396.766297182" calcext:value-type="float">
            <text:p>110396.766297182</text:p>
          </table:table-cell>
          <table:table-cell office:value-type="float" office:value="0.109934187999897" calcext:value-type="float">
            <text:p>0.109934187999897</text:p>
          </table:table-cell>
          <table:table-cell office:value-type="float" office:value="108185.587211157" calcext:value-type="float">
            <text:p>108185.587211157</text:p>
          </table:table-cell>
          <table:table-cell office:value-type="float" office:value="96968.7526906305" calcext:value-type="float">
            <text:p>96968.7526906305</text:p>
          </table:table-cell>
        </table:table-row>
        <table:table-row table:style-name="ro1">
          <table:table-cell office:value-type="float" office:value="82.6871791260001" calcext:value-type="float">
            <text:p>82.6871791260001</text:p>
          </table:table-cell>
          <table:table-cell office:value-type="float" office:value="82014" calcext:value-type="float">
            <text:p>82014</text:p>
          </table:table-cell>
          <table:table-cell office:value-type="float" office:value="106362.371054926" calcext:value-type="float">
            <text:p>106362.371054926</text:p>
          </table:table-cell>
          <table:table-cell office:value-type="float" office:value="0.107606370000212" calcext:value-type="float">
            <text:p>0.107606370000212</text:p>
          </table:table-cell>
          <table:table-cell office:value-type="float" office:value="109185.587211157" calcext:value-type="float">
            <text:p>109185.587211157</text:p>
          </table:table-cell>
          <table:table-cell office:value-type="float" office:value="91919.5069922912" calcext:value-type="float">
            <text:p>91919.5069922912</text:p>
          </table:table-cell>
        </table:table-row>
        <table:table-row table:style-name="ro1">
          <table:table-cell office:value-type="float" office:value="82.8884267310004" calcext:value-type="float">
            <text:p>82.8884267310004</text:p>
          </table:table-cell>
          <table:table-cell office:value-type="float" office:value="82764" calcext:value-type="float">
            <text:p>82764</text:p>
          </table:table-cell>
          <table:table-cell office:value-type="float" office:value="80840.0282194289" calcext:value-type="float">
            <text:p>80840.0282194289</text:p>
          </table:table-cell>
          <table:table-cell office:value-type="float" office:value="0.104259395999179" calcext:value-type="float">
            <text:p>0.104259395999179</text:p>
          </table:table-cell>
          <table:table-cell office:value-type="float" office:value="110185.587211157" calcext:value-type="float">
            <text:p>110185.587211157</text:p>
          </table:table-cell>
          <table:table-cell office:value-type="float" office:value="82093.4831461936" calcext:value-type="float">
            <text:p>82093.4831461936</text:p>
          </table:table-cell>
        </table:table-row>
        <table:table-row table:style-name="ro1">
          <table:table-cell office:value-type="float" office:value="83.091427841" calcext:value-type="float">
            <text:p>83.091427841</text:p>
          </table:table-cell>
          <table:table-cell office:value-type="float" office:value="138856" calcext:value-type="float">
            <text:p>138856</text:p>
          </table:table-cell>
          <table:table-cell office:value-type="float" office:value="80608.717335188" calcext:value-type="float">
            <text:p>80608.717335188</text:p>
          </table:table-cell>
          <table:table-cell office:value-type="float" office:value="0.106488592999085" calcext:value-type="float">
            <text:p>0.106488592999085</text:p>
          </table:table-cell>
          <table:table-cell office:value-type="float" office:value="111185.587211157" calcext:value-type="float">
            <text:p>111185.587211157</text:p>
          </table:table-cell>
          <table:table-cell office:value-type="float" office:value="87485.5274072143" calcext:value-type="float">
            <text:p>87485.5274072143</text:p>
          </table:table-cell>
        </table:table-row>
        <table:table-row table:style-name="ro1">
          <table:table-cell office:value-type="float" office:value="83.294342399" calcext:value-type="float">
            <text:p>83.294342399</text:p>
          </table:table-cell>
          <table:table-cell office:value-type="float" office:value="140106" calcext:value-type="float">
            <text:p>140106</text:p>
          </table:table-cell>
          <table:table-cell office:value-type="float" office:value="103579.346857596" calcext:value-type="float">
            <text:p>103579.346857596</text:p>
          </table:table-cell>
          <table:table-cell office:value-type="float" office:value="0.113355686999057" calcext:value-type="float">
            <text:p>0.113355686999057</text:p>
          </table:table-cell>
          <table:table-cell office:value-type="float" office:value="112185.587211157" calcext:value-type="float">
            <text:p>112185.587211157</text:p>
          </table:table-cell>
          <table:table-cell office:value-type="float" office:value="126576.024903004" calcext:value-type="float">
            <text:p>126576.024903004</text:p>
          </table:table-cell>
        </table:table-row>
        <table:table-row table:style-name="ro1">
          <table:table-cell office:value-type="float" office:value="83.4969597800009" calcext:value-type="float">
            <text:p>83.4969597800009</text:p>
          </table:table-cell>
          <table:table-cell office:value-type="float" office:value="141356" calcext:value-type="float">
            <text:p>141356</text:p>
          </table:table-cell>
          <table:table-cell office:value-type="float" office:value="127526.795992507" calcext:value-type="float">
            <text:p>127526.795992507</text:p>
          </table:table-cell>
          <table:table-cell office:value-type="float" office:value="0.115116282000599" calcext:value-type="float">
            <text:p>0.115116282000599</text:p>
          </table:table-cell>
          <table:table-cell office:value-type="float" office:value="113185.587211157" calcext:value-type="float">
            <text:p>113185.587211157</text:p>
          </table:table-cell>
          <table:table-cell office:value-type="float" office:value="128178.00906751" calcext:value-type="float">
            <text:p>128178.00906751</text:p>
          </table:table-cell>
        </table:table-row>
        <table:table-row table:style-name="ro1">
          <table:table-cell office:value-type="float" office:value="83.7002968780016" calcext:value-type="float">
            <text:p>83.7002968780016</text:p>
          </table:table-cell>
          <table:table-cell office:value-type="float" office:value="85764" calcext:value-type="float">
            <text:p>85764</text:p>
          </table:table-cell>
          <table:table-cell office:value-type="float" office:value="128383.271428751" calcext:value-type="float">
            <text:p>128383.271428751</text:p>
          </table:table-cell>
          <table:table-cell office:value-type="float" office:value="0.116024214999925" calcext:value-type="float">
            <text:p>0.116024214999925</text:p>
          </table:table-cell>
          <table:table-cell office:value-type="float" office:value="114185.587211157" calcext:value-type="float">
            <text:p>114185.587211157</text:p>
          </table:table-cell>
          <table:table-cell office:value-type="float" office:value="97350.6240378119" calcext:value-type="float">
            <text:p>97350.6240378119</text:p>
          </table:table-cell>
        </table:table-row>
        <table:table-row table:style-name="ro1">
          <table:table-cell office:value-type="float" office:value="83.904212513" calcext:value-type="float">
            <text:p>83.904212513</text:p>
          </table:table-cell>
          <table:table-cell office:value-type="float" office:value="86514" calcext:value-type="float">
            <text:p>86514</text:p>
          </table:table-cell>
          <table:table-cell office:value-type="float" office:value="84359.7046472023" calcext:value-type="float">
            <text:p>84359.7046472023</text:p>
          </table:table-cell>
          <table:table-cell office:value-type="float" office:value="0.103815324000607" calcext:value-type="float">
            <text:p>0.103815324000607</text:p>
          </table:table-cell>
          <table:table-cell office:value-type="float" office:value="115185.587211157" calcext:value-type="float">
            <text:p>115185.587211157</text:p>
          </table:table-cell>
          <table:table-cell office:value-type="float" office:value="86430.5622257102" calcext:value-type="float">
            <text:p>86430.5622257102</text:p>
          </table:table-cell>
        </table:table-row>
        <table:table-row table:style-name="ro1">
          <table:table-cell office:value-type="float" office:value="84.1054357400008" calcext:value-type="float">
            <text:p>84.1054357400008</text:p>
          </table:table-cell>
          <table:table-cell office:value-type="float" office:value="145106" calcext:value-type="float">
            <text:p>145106</text:p>
          </table:table-cell>
          <table:table-cell office:value-type="float" office:value="82445.138206695" calcext:value-type="float">
            <text:p>82445.138206695</text:p>
          </table:table-cell>
          <table:table-cell office:value-type="float" office:value="0.103742993000196" calcext:value-type="float">
            <text:p>0.103742993000196</text:p>
          </table:table-cell>
          <table:table-cell office:value-type="float" office:value="116185.587211157" calcext:value-type="float">
            <text:p>116185.587211157</text:p>
          </table:table-cell>
          <table:table-cell office:value-type="float" office:value="90963.0052277275" calcext:value-type="float">
            <text:p>90963.0052277275</text:p>
          </table:table-cell>
        </table:table-row>
        <table:table-row table:style-name="ro1">
          <table:table-cell office:value-type="float" office:value="84.3111355609999" calcext:value-type="float">
            <text:p>84.3111355609999</text:p>
          </table:table-cell>
          <table:table-cell office:value-type="float" office:value="146356" calcext:value-type="float">
            <text:p>146356</text:p>
          </table:table-cell>
          <table:table-cell office:value-type="float" office:value="105577.589125517" calcext:value-type="float">
            <text:p>105577.589125517</text:p>
          </table:table-cell>
          <table:table-cell office:value-type="float" office:value="0.120452638999268" calcext:value-type="float">
            <text:p>0.120452638999268</text:p>
          </table:table-cell>
          <table:table-cell office:value-type="float" office:value="117185.587211157" calcext:value-type="float">
            <text:p>117185.587211157</text:p>
          </table:table-cell>
          <table:table-cell office:value-type="float" office:value="128542.576947691" calcext:value-type="float">
            <text:p>128542.576947691</text:p>
          </table:table-cell>
        </table:table-row>
        <table:table-row table:style-name="ro1">
          <table:table-cell office:value-type="float" office:value="84.5131609880009" calcext:value-type="float">
            <text:p>84.5131609880009</text:p>
          </table:table-cell>
          <table:table-cell office:value-type="float" office:value="88764" calcext:value-type="float">
            <text:p>88764</text:p>
          </table:table-cell>
          <table:table-cell office:value-type="float" office:value="127606.993680031" calcext:value-type="float">
            <text:p>127606.993680031</text:p>
          </table:table-cell>
          <table:table-cell office:value-type="float" office:value="0.121032852999633" calcext:value-type="float">
            <text:p>0.121032852999633</text:p>
          </table:table-cell>
          <table:table-cell office:value-type="float" office:value="118185.587211157" calcext:value-type="float">
            <text:p>118185.587211157</text:p>
          </table:table-cell>
          <table:table-cell office:value-type="float" office:value="120461.695037143" calcext:value-type="float">
            <text:p>120461.695037143</text:p>
          </table:table-cell>
        </table:table-row>
        <table:table-row table:style-name="ro1">
          <table:table-cell office:value-type="float" office:value="84.7144761670006" calcext:value-type="float">
            <text:p>84.7144761670006</text:p>
          </table:table-cell>
          <table:table-cell office:value-type="float" office:value="89514" calcext:value-type="float">
            <text:p>89514</text:p>
          </table:table-cell>
          <table:table-cell office:value-type="float" office:value="104855.636600123" calcext:value-type="float">
            <text:p>104855.636600123</text:p>
          </table:table-cell>
          <table:table-cell office:value-type="float" office:value="0.105523909000112" calcext:value-type="float">
            <text:p>0.105523909000112</text:p>
          </table:table-cell>
          <table:table-cell office:value-type="float" office:value="119185.587211157" calcext:value-type="float">
            <text:p>119185.587211157</text:p>
          </table:table-cell>
          <table:table-cell office:value-type="float" office:value="82516.1392024261" calcext:value-type="float">
            <text:p>82516.1392024261</text:p>
          </table:table-cell>
        </table:table-row>
        <table:table-row table:style-name="ro1">
          <table:table-cell office:value-type="float" office:value="84.9167409110014" calcext:value-type="float">
            <text:p>84.9167409110014</text:p>
          </table:table-cell>
          <table:table-cell office:value-type="float" office:value="90264" calcext:value-type="float">
            <text:p>90264</text:p>
          </table:table-cell>
          <table:table-cell office:value-type="float" office:value="83955.5732303039" calcext:value-type="float">
            <text:p>83955.5732303039</text:p>
          </table:table-cell>
          <table:table-cell office:value-type="float" office:value="0.109232814000279" calcext:value-type="float">
            <text:p>0.109232814000279</text:p>
          </table:table-cell>
          <table:table-cell office:value-type="float" office:value="120185.587211157" calcext:value-type="float">
            <text:p>120185.587211157</text:p>
          </table:table-cell>
          <table:table-cell office:value-type="float" office:value="84344.6094540546" calcext:value-type="float">
            <text:p>84344.6094540546</text:p>
          </table:table-cell>
        </table:table-row>
        <table:table-row table:style-name="ro1">
          <table:table-cell office:value-type="float" office:value="85.1192008310009" calcext:value-type="float">
            <text:p>85.1192008310009</text:p>
          </table:table-cell>
          <table:table-cell office:value-type="float" office:value="151356" calcext:value-type="float">
            <text:p>151356</text:p>
          </table:table-cell>
          <table:table-cell office:value-type="float" office:value="87223.47750981" calcext:value-type="float">
            <text:p>87223.47750981</text:p>
          </table:table-cell>
          <table:table-cell office:value-type="float" office:value="0.107446598000024" calcext:value-type="float">
            <text:p>0.107446598000024</text:p>
          </table:table-cell>
          <table:table-cell office:value-type="float" office:value="121185.587211157" calcext:value-type="float">
            <text:p>121185.587211157</text:p>
          </table:table-cell>
          <table:table-cell office:value-type="float" office:value="118912.81215165" calcext:value-type="float">
            <text:p>118912.81215165</text:p>
          </table:table-cell>
        </table:table-row>
        <table:table-row table:style-name="ro1">
          <table:table-cell office:value-type="float" office:value="85.3222956370009" calcext:value-type="float">
            <text:p>85.3222956370009</text:p>
          </table:table-cell>
          <table:table-cell office:value-type="float" office:value="152606" calcext:value-type="float">
            <text:p>152606</text:p>
          </table:table-cell>
          <table:table-cell office:value-type="float" office:value="127062.34296678" calcext:value-type="float">
            <text:p>127062.34296678</text:p>
          </table:table-cell>
          <table:table-cell office:value-type="float" office:value="0.125242662001256" calcext:value-type="float">
            <text:p>0.125242662001256</text:p>
          </table:table-cell>
          <table:table-cell office:value-type="float" office:value="122185.587211157" calcext:value-type="float">
            <text:p>122185.587211157</text:p>
          </table:table-cell>
          <table:table-cell office:value-type="float" office:value="127710.736673032" calcext:value-type="float">
            <text:p>127710.736673032</text:p>
          </table:table-cell>
        </table:table-row>
        <table:table-row table:style-name="ro1">
          <table:table-cell office:value-type="float" office:value="85.5259487870007" calcext:value-type="float">
            <text:p>85.5259487870007</text:p>
          </table:table-cell>
          <table:table-cell office:value-type="float" office:value="92514" calcext:value-type="float">
            <text:p>92514</text:p>
          </table:table-cell>
          <table:table-cell office:value-type="float" office:value="126248.479186694" calcext:value-type="float">
            <text:p>126248.479186694</text:p>
          </table:table-cell>
          <table:table-cell office:value-type="float" office:value="0.126016180998704" calcext:value-type="float">
            <text:p>0.126016180998704</text:p>
          </table:table-cell>
          <table:table-cell office:value-type="float" office:value="123185.587211157" calcext:value-type="float">
            <text:p>123185.587211157</text:p>
          </table:table-cell>
          <table:table-cell office:value-type="float" office:value="120348.096459808" calcext:value-type="float">
            <text:p>120348.096459808</text:p>
          </table:table-cell>
        </table:table-row>
        <table:table-row table:style-name="ro1">
          <table:table-cell office:value-type="float" office:value="85.7274971340012" calcext:value-type="float">
            <text:p>85.7274971340012</text:p>
          </table:table-cell>
          <table:table-cell office:value-type="float" office:value="93264" calcext:value-type="float">
            <text:p>93264</text:p>
          </table:table-cell>
          <table:table-cell office:value-type="float" office:value="94325.7228106035" calcext:value-type="float">
            <text:p>94325.7228106035</text:p>
          </table:table-cell>
          <table:table-cell office:value-type="float" office:value="0.106341691000125" calcext:value-type="float">
            <text:p>0.106341691000125</text:p>
          </table:table-cell>
          <table:table-cell office:value-type="float" office:value="124185.587211157" calcext:value-type="float">
            <text:p>124185.587211157</text:p>
          </table:table-cell>
          <table:table-cell office:value-type="float" office:value="68822.0641264002" calcext:value-type="float">
            <text:p>68822.0641264002</text:p>
          </table:table-cell>
        </table:table-row>
        <table:table-row table:style-name="ro1">
          <table:table-cell office:value-type="float" office:value="85.9293512690001" calcext:value-type="float">
            <text:p>85.9293512690001</text:p>
          </table:table-cell>
          <table:table-cell office:value-type="float" office:value="94014" calcext:value-type="float">
            <text:p>94014</text:p>
          </table:table-cell>
          <table:table-cell office:value-type="float" office:value="90708.7233596516" calcext:value-type="float">
            <text:p>90708.7233596516</text:p>
          </table:table-cell>
          <table:table-cell office:value-type="float" office:value="0.105468109000867" calcext:value-type="float">
            <text:p>0.105468109000867</text:p>
          </table:table-cell>
          <table:table-cell office:value-type="float" office:value="125185.587211157" calcext:value-type="float">
            <text:p>125185.587211157</text:p>
          </table:table-cell>
          <table:table-cell office:value-type="float" office:value="91720.2175414035" calcext:value-type="float">
            <text:p>91720.2175414035</text:p>
          </table:table-cell>
        </table:table-row>
        <table:table-row table:style-name="ro1">
          <table:table-cell office:value-type="float" office:value="86.130750114" calcext:value-type="float">
            <text:p>86.130750114</text:p>
          </table:table-cell>
          <table:table-cell office:value-type="float" office:value="157606" calcext:value-type="float">
            <text:p>157606</text:p>
          </table:table-cell>
          <table:table-cell office:value-type="float" office:value="93603.6715793221" calcext:value-type="float">
            <text:p>93603.6715793221</text:p>
          </table:table-cell>
          <table:table-cell office:value-type="float" office:value="0.104448503001549" calcext:value-type="float">
            <text:p>0.104448503001549</text:p>
          </table:table-cell>
          <table:table-cell office:value-type="float" office:value="126185.587211157" calcext:value-type="float">
            <text:p>126185.587211157</text:p>
          </table:table-cell>
          <table:table-cell office:value-type="float" office:value="126589.793633665" calcext:value-type="float">
            <text:p>126589.793633665</text:p>
          </table:table-cell>
        </table:table-row>
        <table:table-row table:style-name="ro1">
          <table:table-cell office:value-type="float" office:value="86.3331228530005" calcext:value-type="float">
            <text:p>86.3331228530005</text:p>
          </table:table-cell>
          <table:table-cell office:value-type="float" office:value="158856" calcext:value-type="float">
            <text:p>158856</text:p>
          </table:table-cell>
          <table:table-cell office:value-type="float" office:value="122834.816002022" calcext:value-type="float">
            <text:p>122834.816002022</text:p>
          </table:table-cell>
          <table:table-cell office:value-type="float" office:value="0.129452621000382" calcext:value-type="float">
            <text:p>0.129452621000382</text:p>
          </table:table-cell>
          <table:table-cell office:value-type="float" office:value="127185.587211157" calcext:value-type="float">
            <text:p>127185.587211157</text:p>
          </table:table-cell>
          <table:table-cell office:value-type="float" office:value="123483.209708274" calcext:value-type="float">
            <text:p>123483.209708274</text:p>
          </table:table-cell>
        </table:table-row>
        <table:table-row table:style-name="ro1">
          <table:table-cell office:value-type="float" office:value="86.5344536060002" calcext:value-type="float">
            <text:p>86.5344536060002</text:p>
          </table:table-cell>
          <table:table-cell office:value-type="float" office:value="96264" calcext:value-type="float">
            <text:p>96264</text:p>
          </table:table-cell>
          <table:table-cell office:value-type="float" office:value="126507.836669194" calcext:value-type="float">
            <text:p>126507.836669194</text:p>
          </table:table-cell>
          <table:table-cell office:value-type="float" office:value="0.130108117000418" calcext:value-type="float">
            <text:p>0.130108117000418</text:p>
          </table:table-cell>
          <table:table-cell office:value-type="float" office:value="128185.587211157" calcext:value-type="float">
            <text:p>128185.587211157</text:p>
          </table:table-cell>
          <table:table-cell office:value-type="float" office:value="124640.462795191" calcext:value-type="float">
            <text:p>124640.462795191</text:p>
          </table:table-cell>
        </table:table-row>
        <table:table-row table:style-name="ro1">
          <table:table-cell office:value-type="float" office:value="86.7360080340004" calcext:value-type="float">
            <text:p>86.7360080340004</text:p>
          </table:table-cell>
          <table:table-cell office:value-type="float" office:value="97014" calcext:value-type="float">
            <text:p>97014</text:p>
          </table:table-cell>
          <table:table-cell office:value-type="float" office:value="109093.019149216" calcext:value-type="float">
            <text:p>109093.019149216</text:p>
          </table:table-cell>
          <table:table-cell office:value-type="float" office:value="0.104227368001375" calcext:value-type="float">
            <text:p>0.104227368001375</text:p>
          </table:table-cell>
          <table:table-cell office:value-type="float" office:value="129185.587211157" calcext:value-type="float">
            <text:p>129185.587211157</text:p>
          </table:table-cell>
          <table:table-cell office:value-type="float" office:value="78687.5040457539" calcext:value-type="float">
            <text:p>78687.5040457539</text:p>
          </table:table-cell>
        </table:table-row>
        <table:table-row table:style-name="ro1">
          <table:table-cell office:value-type="float" office:value="86.9393340189999" calcext:value-type="float">
            <text:p>86.9393340189999</text:p>
          </table:table-cell>
          <table:table-cell office:value-type="float" office:value="97389" calcext:value-type="float">
            <text:p>97389</text:p>
          </table:table-cell>
          <table:table-cell office:value-type="float" office:value="92981.2136213209" calcext:value-type="float">
            <text:p>92981.2136213209</text:p>
          </table:table-cell>
          <table:table-cell office:value-type="float" office:value="0.105859330000385" calcext:value-type="float">
            <text:p>0.105859330000385</text:p>
          </table:table-cell>
          <table:table-cell office:value-type="float" office:value="129685.587211157" calcext:value-type="float">
            <text:p>129685.587211157</text:p>
          </table:table-cell>
          <table:table-cell office:value-type="float" office:value="93370.2498450717" calcext:value-type="float">
            <text:p>93370.2498450717</text:p>
          </table:table-cell>
        </table:table-row>
        <table:table-row table:style-name="ro1">
          <table:table-cell office:value-type="float" office:value="87.1411182350003" calcext:value-type="float">
            <text:p>87.1411182350003</text:p>
          </table:table-cell>
          <table:table-cell office:value-type="float" office:value="163231" calcext:value-type="float">
            <text:p>163231</text:p>
          </table:table-cell>
          <table:table-cell office:value-type="float" office:value="96249.1179008271" calcext:value-type="float">
            <text:p>96249.1179008271</text:p>
          </table:table-cell>
          <table:table-cell office:value-type="float" office:value="0.104379051999786" calcext:value-type="float">
            <text:p>0.104379051999786</text:p>
          </table:table-cell>
          <table:table-cell office:value-type="float" office:value="130685.587211157" calcext:value-type="float">
            <text:p>130685.587211157</text:p>
          </table:table-cell>
          <table:table-cell office:value-type="float" office:value="130402.348626422" calcext:value-type="float">
            <text:p>130402.348626422</text:p>
          </table:table-cell>
        </table:table-row>
        <table:table-row table:style-name="ro1">
          <table:table-cell office:value-type="float" office:value="87.3531485120002" calcext:value-type="float">
            <text:p>87.3531485120002</text:p>
          </table:table-cell>
          <table:table-cell office:value-type="float" office:value="164481" calcext:value-type="float">
            <text:p>164481</text:p>
          </table:table-cell>
          <table:table-cell office:value-type="float" office:value="109892.877625248" calcext:value-type="float">
            <text:p>109892.877625248</text:p>
          </table:table-cell>
          <table:table-cell office:value-type="float" office:value="0.16102878700076" calcext:value-type="float">
            <text:p>0.16102878700076</text:p>
          </table:table-cell>
          <table:table-cell office:value-type="float" office:value="131685.587211157" calcext:value-type="float">
            <text:p>131685.587211157</text:p>
          </table:table-cell>
          <table:table-cell office:value-type="float" office:value="110541.271331499" calcext:value-type="float">
            <text:p>110541.271331499</text:p>
          </table:table-cell>
        </table:table-row>
        <table:table-row table:style-name="ro1">
          <table:table-cell office:value-type="float" office:value="87.5586005820005" calcext:value-type="float">
            <text:p>87.5586005820005</text:p>
          </table:table-cell>
          <table:table-cell office:value-type="float" office:value="165731" calcext:value-type="float">
            <text:p>165731</text:p>
          </table:table-cell>
          <table:table-cell office:value-type="float" office:value="137648.394687856" calcext:value-type="float">
            <text:p>137648.394687856</text:p>
          </table:table-cell>
          <table:table-cell office:value-type="float" office:value="0.11689761100024" calcext:value-type="float">
            <text:p>0.11689761100024</text:p>
          </table:table-cell>
          <table:table-cell office:value-type="float" office:value="132685.587211157" calcext:value-type="float">
            <text:p>132685.587211157</text:p>
          </table:table-cell>
          <table:table-cell office:value-type="float" office:value="138299.815737865" calcext:value-type="float">
            <text:p>138299.815737865</text:p>
          </table:table-cell>
        </table:table-row>
        <table:table-row table:style-name="ro1">
          <table:table-cell office:value-type="float" office:value="87.7614430850008" calcext:value-type="float">
            <text:p>87.7614430850008</text:p>
          </table:table-cell>
          <table:table-cell office:value-type="float" office:value="100389" calcext:value-type="float">
            <text:p>100389</text:p>
          </table:table-cell>
          <table:table-cell office:value-type="float" office:value="116276.051742334" calcext:value-type="float">
            <text:p>116276.051742334</text:p>
          </table:table-cell>
          <table:table-cell office:value-type="float" office:value="0.103879529999176" calcext:value-type="float">
            <text:p>0.103879529999176</text:p>
          </table:table-cell>
          <table:table-cell office:value-type="float" office:value="133685.587211157" calcext:value-type="float">
            <text:p>133685.587211157</text:p>
          </table:table-cell>
          <table:table-cell office:value-type="float" office:value="82223.9283426047" calcext:value-type="float">
            <text:p>82223.9283426047</text:p>
          </table:table-cell>
        </table:table-row>
        <table:table-row table:style-name="ro1">
          <table:table-cell office:value-type="float" office:value="87.9621518250006" calcext:value-type="float">
            <text:p>87.9621518250006</text:p>
          </table:table-cell>
          <table:table-cell office:value-type="float" office:value="86408" calcext:value-type="float">
            <text:p>86408</text:p>
          </table:table-cell>
          <table:table-cell office:value-type="float" office:value="87431.1226866471" calcext:value-type="float">
            <text:p>87431.1226866471</text:p>
          </table:table-cell>
          <table:table-cell office:value-type="float" office:value="0.10469699100031" calcext:value-type="float">
            <text:p>0.10469699100031</text:p>
          </table:table-cell>
          <table:table-cell office:value-type="float" office:value="115210.837839011" calcext:value-type="float">
            <text:p>115210.837839011</text:p>
          </table:table-cell>
          <table:table-cell office:value-type="float" office:value="80145.108526511" calcext:value-type="float">
            <text:p>80145.108526511</text:p>
          </table:table-cell>
        </table:table-row>
        <table:table-row table:style-name="ro1">
          <table:table-cell office:value-type="float" office:value="88.1634072490015" calcext:value-type="float">
            <text:p>88.1634072490015</text:p>
          </table:table-cell>
          <table:table-cell office:value-type="float" office:value="146707" calcext:value-type="float">
            <text:p>146707</text:p>
          </table:table-cell>
          <table:table-cell office:value-type="float" office:value="86516.5859574639" calcext:value-type="float">
            <text:p>86516.5859574639</text:p>
          </table:table-cell>
          <table:table-cell office:value-type="float" office:value="0.102486685000258" calcext:value-type="float">
            <text:p>0.102486685000258</text:p>
          </table:table-cell>
          <table:table-cell office:value-type="float" office:value="117366.336072917" calcext:value-type="float">
            <text:p>117366.336072917</text:p>
          </table:table-cell>
          <table:table-cell office:value-type="float" office:value="117835.744854565" calcext:value-type="float">
            <text:p>117835.744854565</text:p>
          </table:table-cell>
        </table:table-row>
        <table:table-row table:style-name="ro1">
          <table:table-cell office:value-type="float" office:value="88.3682216440011" calcext:value-type="float">
            <text:p>88.3682216440011</text:p>
          </table:table-cell>
          <table:table-cell office:value-type="float" office:value="143375" calcext:value-type="float">
            <text:p>143375</text:p>
          </table:table-cell>
          <table:table-cell office:value-type="float" office:value="117197.924540371" calcext:value-type="float">
            <text:p>117197.924540371</text:p>
          </table:table-cell>
          <table:table-cell office:value-type="float" office:value="0.132055148000291" calcext:value-type="float">
            <text:p>0.132055148000291</text:p>
          </table:table-cell>
          <table:table-cell office:value-type="float" office:value="114700.575802711" calcext:value-type="float">
            <text:p>114700.575802711</text:p>
          </table:table-cell>
          <table:table-cell office:value-type="float" office:value="115467.291570584" calcext:value-type="float">
            <text:p>115467.291570584</text:p>
          </table:table-cell>
        </table:table-row>
        <table:table-row table:style-name="ro1">
          <table:table-cell office:value-type="float" office:value="88.5720679540009" calcext:value-type="float">
            <text:p>88.5720679540009</text:p>
          </table:table-cell>
          <table:table-cell office:value-type="float" office:value="144137" calcext:value-type="float">
            <text:p>144137</text:p>
          </table:table-cell>
          <table:table-cell office:value-type="float" office:value="130035.105928328" calcext:value-type="float">
            <text:p>130035.105928328</text:p>
          </table:table-cell>
          <table:table-cell office:value-type="float" office:value="0.120172824999827" calcext:value-type="float">
            <text:p>0.120172824999827</text:p>
          </table:table-cell>
          <table:table-cell office:value-type="float" office:value="115310.386392384" calcext:value-type="float">
            <text:p>115310.386392384</text:p>
          </table:table-cell>
          <table:table-cell office:value-type="float" office:value="130425.580198179" calcext:value-type="float">
            <text:p>130425.580198179</text:p>
          </table:table-cell>
        </table:table-row>
        <table:table-row table:style-name="ro1">
          <table:table-cell office:value-type="float" office:value="88.7745716100017" calcext:value-type="float">
            <text:p>88.7745716100017</text:p>
          </table:table-cell>
          <table:table-cell office:value-type="float" office:value="86628" calcext:value-type="float">
            <text:p>86628</text:p>
          </table:table-cell>
          <table:table-cell office:value-type="float" office:value="105977.893924792" calcext:value-type="float">
            <text:p>105977.893924792</text:p>
          </table:table-cell>
          <table:table-cell office:value-type="float" office:value="0.10378517800018" calcext:value-type="float">
            <text:p>0.10378517800018</text:p>
          </table:table-cell>
          <table:table-cell office:value-type="float" office:value="115504.438964102" calcext:value-type="float">
            <text:p>115504.438964102</text:p>
          </table:table-cell>
          <table:table-cell office:value-type="float" office:value="76508.3600863927" calcext:value-type="float">
            <text:p>76508.3600863927</text:p>
          </table:table-cell>
        </table:table-row>
        <table:table-row table:style-name="ro1">
          <table:table-cell office:value-type="float" office:value="88.9764481620005" calcext:value-type="float">
            <text:p>88.9764481620005</text:p>
          </table:table-cell>
          <table:table-cell office:value-type="float" office:value="86690" calcext:value-type="float">
            <text:p>86690</text:p>
          </table:table-cell>
          <table:table-cell office:value-type="float" office:value="81580.9385604805" calcext:value-type="float">
            <text:p>81580.9385604805</text:p>
          </table:table-cell>
          <table:table-cell office:value-type="float" office:value="0.103854360000696" calcext:value-type="float">
            <text:p>0.103854360000696</text:p>
          </table:table-cell>
          <table:table-cell office:value-type="float" office:value="115586.685988549" calcext:value-type="float">
            <text:p>115586.685988549</text:p>
          </table:table-cell>
          <table:table-cell office:value-type="float" office:value="81612.7094328306" calcext:value-type="float">
            <text:p>81612.7094328306</text:p>
          </table:table-cell>
        </table:table-row>
        <table:table-row table:style-name="ro1">
          <table:table-cell office:value-type="float" office:value="89.1812967990009" calcext:value-type="float">
            <text:p>89.1812967990009</text:p>
          </table:table-cell>
          <table:table-cell office:value-type="float" office:value="144830" calcext:value-type="float">
            <text:p>144830</text:p>
          </table:table-cell>
          <table:table-cell office:value-type="float" office:value="80631.9118573781" calcext:value-type="float">
            <text:p>80631.9118573781</text:p>
          </table:table-cell>
          <table:table-cell office:value-type="float" office:value="0.10869581299994" calcext:value-type="float">
            <text:p>0.10869581299994</text:p>
          </table:table-cell>
          <table:table-cell office:value-type="float" office:value="115864.101601096" calcext:value-type="float">
            <text:p>115864.101601096</text:p>
          </table:table-cell>
          <table:table-cell office:value-type="float" office:value="110424.791186953" calcext:value-type="float">
            <text:p>110424.791186953</text:p>
          </table:table-cell>
        </table:table-row>
        <table:table-row table:style-name="ro1">
          <table:table-cell office:value-type="float" office:value="89.3861426370004" calcext:value-type="float">
            <text:p>89.3861426370004</text:p>
          </table:table-cell>
          <table:table-cell office:value-type="float" office:value="140493" calcext:value-type="float">
            <text:p>140493</text:p>
          </table:table-cell>
          <table:table-cell office:value-type="float" office:value="118782.580348724" calcext:value-type="float">
            <text:p>118782.580348724</text:p>
          </table:table-cell>
          <table:table-cell office:value-type="float" office:value="0.128786696999669" calcext:value-type="float">
            <text:p>0.128786696999669</text:p>
          </table:table-cell>
          <table:table-cell office:value-type="float" office:value="112394.974008292" calcext:value-type="float">
            <text:p>112394.974008292</text:p>
          </table:table-cell>
          <table:table-cell office:value-type="float" office:value="116560.156584494" calcext:value-type="float">
            <text:p>116560.156584494</text:p>
          </table:table-cell>
        </table:table-row>
        <table:table-row table:style-name="ro1">
          <table:table-cell office:value-type="float" office:value="89.5896166290004" calcext:value-type="float">
            <text:p>89.5896166290004</text:p>
          </table:table-cell>
          <table:table-cell office:value-type="float" office:value="85273" calcext:value-type="float">
            <text:p>85273</text:p>
          </table:table-cell>
          <table:table-cell office:value-type="float" office:value="119443.107033551" calcext:value-type="float">
            <text:p>119443.107033551</text:p>
          </table:table-cell>
          <table:table-cell office:value-type="float" office:value="0.105430661000355" calcext:value-type="float">
            <text:p>0.105430661000355</text:p>
          </table:table-cell>
          <table:table-cell office:value-type="float" office:value="113698.645852214" calcext:value-type="float">
            <text:p>113698.645852214</text:p>
          </table:table-cell>
          <table:table-cell office:value-type="float" office:value="90531.613194978" calcext:value-type="float">
            <text:p>90531.613194978</text:p>
          </table:table-cell>
        </table:table-row>
        <table:table-row table:style-name="ro1">
          <table:table-cell office:value-type="float" office:value="89.7934179500007" calcext:value-type="float">
            <text:p>89.7934179500007</text:p>
          </table:table-cell>
          <table:table-cell office:value-type="float" office:value="85289" calcext:value-type="float">
            <text:p>85289</text:p>
          </table:table-cell>
          <table:table-cell office:value-type="float" office:value="81870.4634456062" calcext:value-type="float">
            <text:p>81870.4634456062</text:p>
          </table:table-cell>
          <table:table-cell office:value-type="float" office:value="0.105740047998552" calcext:value-type="float">
            <text:p>0.105740047998552</text:p>
          </table:table-cell>
          <table:table-cell office:value-type="float" office:value="113719.737789166" calcext:value-type="float">
            <text:p>113719.737789166</text:p>
          </table:table-cell>
          <table:table-cell office:value-type="float" office:value="82493.5824904078" calcext:value-type="float">
            <text:p>82493.5824904078</text:p>
          </table:table-cell>
        </table:table-row>
        <table:table-row table:style-name="ro1">
          <table:table-cell office:value-type="float" office:value="89.9965770160015" calcext:value-type="float">
            <text:p>89.9965770160015</text:p>
          </table:table-cell>
          <table:table-cell office:value-type="float" office:value="85368" calcext:value-type="float">
            <text:p>85368</text:p>
          </table:table-cell>
          <table:table-cell office:value-type="float" office:value="83228.4120218596" calcext:value-type="float">
            <text:p>83228.4120218596</text:p>
          </table:table-cell>
          <table:table-cell office:value-type="float" office:value="0.103355409000869" calcext:value-type="float">
            <text:p>0.103355409000869</text:p>
          </table:table-cell>
          <table:table-cell office:value-type="float" office:value="113824.129781376" calcext:value-type="float">
            <text:p>113824.129781376</text:p>
          </table:table-cell>
          <table:table-cell office:value-type="float" office:value="83268.8942624348" calcext:value-type="float">
            <text:p>83268.8942624348</text:p>
          </table:table-cell>
        </table:table-row>
        <table:table-row table:style-name="ro1">
          <table:table-cell office:value-type="float" office:value="90.2010786370011" calcext:value-type="float">
            <text:p>90.2010786370011</text:p>
          </table:table-cell>
          <table:table-cell office:value-type="float" office:value="140238" calcext:value-type="float">
            <text:p>140238</text:p>
          </table:table-cell>
          <table:table-cell office:value-type="float" office:value="103798.514568261" calcext:value-type="float">
            <text:p>103798.514568261</text:p>
          </table:table-cell>
          <table:table-cell office:value-type="float" office:value="0.121725337001408" calcext:value-type="float">
            <text:p>0.121725337001408</text:p>
          </table:table-cell>
          <table:table-cell office:value-type="float" office:value="112190.976217185" calcext:value-type="float">
            <text:p>112190.976217185</text:p>
          </table:table-cell>
          <table:table-cell office:value-type="float" office:value="131915.736598082" calcext:value-type="float">
            <text:p>131915.736598082</text:p>
          </table:table-cell>
        </table:table-row>
        <table:table-row table:style-name="ro1">
          <table:table-cell office:value-type="float" office:value="90.4064162580016" calcext:value-type="float">
            <text:p>90.4064162580016</text:p>
          </table:table-cell>
          <table:table-cell office:value-type="float" office:value="139070" calcext:value-type="float">
            <text:p>139070</text:p>
          </table:table-cell>
          <table:table-cell office:value-type="float" office:value="123709.115296687" calcext:value-type="float">
            <text:p>123709.115296687</text:p>
          </table:table-cell>
          <table:table-cell office:value-type="float" office:value="0.120584567999686" calcext:value-type="float">
            <text:p>0.120584567999686</text:p>
          </table:table-cell>
          <table:table-cell office:value-type="float" office:value="111256.790193092" calcext:value-type="float">
            <text:p>111256.790193092</text:p>
          </table:table-cell>
          <table:table-cell office:value-type="float" office:value="123110.593056285" calcext:value-type="float">
            <text:p>123110.593056285</text:p>
          </table:table-cell>
        </table:table-row>
        <table:table-row table:style-name="ro1">
          <table:table-cell office:value-type="float" office:value="90.6127446750015" calcext:value-type="float">
            <text:p>90.6127446750015</text:p>
          </table:table-cell>
          <table:table-cell office:value-type="float" office:value="85944" calcext:value-type="float">
            <text:p>85944</text:p>
          </table:table-cell>
          <table:table-cell office:value-type="float" office:value="124560.267215614" calcext:value-type="float">
            <text:p>124560.267215614</text:p>
          </table:table-cell>
          <table:table-cell office:value-type="float" office:value="0.117093778999333" calcext:value-type="float">
            <text:p>0.117093778999333</text:p>
          </table:table-cell>
          <table:table-cell office:value-type="float" office:value="114592.37307792" calcext:value-type="float">
            <text:p>114592.37307792</text:p>
          </table:table-cell>
          <table:table-cell office:value-type="float" office:value="97336.7290789952" calcext:value-type="float">
            <text:p>97336.7290789952</text:p>
          </table:table-cell>
        </table:table-row>
        <table:table-row table:style-name="ro1">
          <table:table-cell office:value-type="float" office:value="90.8140675250015" calcext:value-type="float">
            <text:p>90.8140675250015</text:p>
          </table:table-cell>
          <table:table-cell office:value-type="float" office:value="83160" calcext:value-type="float">
            <text:p>83160</text:p>
          </table:table-cell>
          <table:table-cell office:value-type="float" office:value="67648.3861681204" calcext:value-type="float">
            <text:p>67648.3861681204</text:p>
          </table:table-cell>
          <table:table-cell office:value-type="float" office:value="0.105104503998518" calcext:value-type="float">
            <text:p>0.105104503998518</text:p>
          </table:table-cell>
          <table:table-cell office:value-type="float" office:value="110880.463339091" calcext:value-type="float">
            <text:p>110880.463339091</text:p>
          </table:table-cell>
          <table:table-cell office:value-type="float" office:value="66221.7715129168" calcext:value-type="float">
            <text:p>66221.7715129168</text:p>
          </table:table-cell>
        </table:table-row>
        <table:table-row table:style-name="ro1">
          <table:table-cell office:value-type="float" office:value="91.0215818140005" calcext:value-type="float">
            <text:p>91.0215818140005</text:p>
          </table:table-cell>
          <table:table-cell office:value-type="float" office:value="83395" calcext:value-type="float">
            <text:p>83395</text:p>
          </table:table-cell>
          <table:table-cell office:value-type="float" office:value="77096.6336582942" calcext:value-type="float">
            <text:p>77096.6336582942</text:p>
          </table:table-cell>
          <table:table-cell office:value-type="float" office:value="0.123217557000316" calcext:value-type="float">
            <text:p>0.123217557000316</text:p>
          </table:table-cell>
          <table:table-cell office:value-type="float" office:value="111194.446070995" calcext:value-type="float">
            <text:p>111194.446070995</text:p>
          </table:table-cell>
          <table:table-cell office:value-type="float" office:value="77217.0555131695" calcext:value-type="float">
            <text:p>77217.0555131695</text:p>
          </table:table-cell>
        </table:table-row>
        <table:table-row table:style-name="ro1">
          <table:table-cell office:value-type="float" office:value="91.2294720120008" calcext:value-type="float">
            <text:p>91.2294720120008</text:p>
          </table:table-cell>
          <table:table-cell office:value-type="float" office:value="139789" calcext:value-type="float">
            <text:p>139789</text:p>
          </table:table-cell>
          <table:table-cell office:value-type="float" office:value="66263.2786203419" calcext:value-type="float">
            <text:p>66263.2786203419</text:p>
          </table:table-cell>
          <table:table-cell office:value-type="float" office:value="0.159195815000203" calcext:value-type="float">
            <text:p>0.159195815000203</text:p>
          </table:table-cell>
          <table:table-cell office:value-type="float" office:value="111831.756635551" calcext:value-type="float">
            <text:p>111831.756635551</text:p>
          </table:table-cell>
          <table:table-cell office:value-type="float" office:value="95161.4491898647" calcext:value-type="float">
            <text:p>95161.4491898647</text:p>
          </table:table-cell>
        </table:table-row>
        <table:table-row table:style-name="ro1">
          <table:table-cell office:value-type="float" office:value="91.4397837430006" calcext:value-type="float">
            <text:p>91.4397837430006</text:p>
          </table:table-cell>
          <table:table-cell office:value-type="float" office:value="137763" calcext:value-type="float">
            <text:p>137763</text:p>
          </table:table-cell>
          <table:table-cell office:value-type="float" office:value="79011.597367524" calcext:value-type="float">
            <text:p>79011.597367524</text:p>
          </table:table-cell>
          <table:table-cell office:value-type="float" office:value="0.184819919000802" calcext:value-type="float">
            <text:p>0.184819919000802</text:p>
          </table:table-cell>
          <table:table-cell office:value-type="float" office:value="110210.990023201" calcext:value-type="float">
            <text:p>110210.990023201</text:p>
          </table:table-cell>
          <table:table-cell office:value-type="float" office:value="77973.4072484714" calcext:value-type="float">
            <text:p>77973.4072484714</text:p>
          </table:table-cell>
        </table:table-row>
        <table:table-row table:style-name="ro1">
          <table:table-cell office:value-type="float" office:value="91.6454391140014" calcext:value-type="float">
            <text:p>91.6454391140014</text:p>
          </table:table-cell>
          <table:table-cell office:value-type="float" office:value="85018" calcext:value-type="float">
            <text:p>85018</text:p>
          </table:table-cell>
          <table:table-cell office:value-type="float" office:value="91942.3879619483" calcext:value-type="float">
            <text:p>91942.3879619483</text:p>
          </table:table-cell>
          <table:table-cell office:value-type="float" office:value="0.126246983998499" calcext:value-type="float">
            <text:p>0.126246983998499</text:p>
          </table:table-cell>
          <table:table-cell office:value-type="float" office:value="113357.757185165" calcext:value-type="float">
            <text:p>113357.757185165</text:p>
          </table:table-cell>
          <table:table-cell office:value-type="float" office:value="64684.982723194" calcext:value-type="float">
            <text:p>64684.982723194</text:p>
          </table:table-cell>
        </table:table-row>
        <table:table-row table:style-name="ro1">
          <table:table-cell office:value-type="float" office:value="91.8506292740003" calcext:value-type="float">
            <text:p>91.8506292740003</text:p>
          </table:table-cell>
          <table:table-cell office:value-type="float" office:value="83964" calcext:value-type="float">
            <text:p>83964</text:p>
          </table:table-cell>
          <table:table-cell office:value-type="float" office:value="80825.9969468598" calcext:value-type="float">
            <text:p>80825.9969468598</text:p>
          </table:table-cell>
          <table:table-cell office:value-type="float" office:value="0.110437021001417" calcext:value-type="float">
            <text:p>0.110437021001417</text:p>
          </table:table-cell>
          <table:table-cell office:value-type="float" office:value="111952.229916315" calcext:value-type="float">
            <text:p>111952.229916315</text:p>
          </table:table-cell>
          <table:table-cell office:value-type="float" office:value="80281.3139414252" calcext:value-type="float">
            <text:p>80281.3139414252</text:p>
          </table:table-cell>
        </table:table-row>
        <table:table-row table:style-name="ro1">
          <table:table-cell office:value-type="float" office:value="92.0531883080002" calcext:value-type="float">
            <text:p>92.0531883080002</text:p>
          </table:table-cell>
          <table:table-cell office:value-type="float" office:value="84121" calcext:value-type="float">
            <text:p>84121</text:p>
          </table:table-cell>
          <table:table-cell office:value-type="float" office:value="83169.0640689095" calcext:value-type="float">
            <text:p>83169.0640689095</text:p>
          </table:table-cell>
          <table:table-cell office:value-type="float" office:value="0.104750045000401" calcext:value-type="float">
            <text:p>0.104750045000401</text:p>
          </table:table-cell>
          <table:table-cell office:value-type="float" office:value="112162.0829932" calcext:value-type="float">
            <text:p>112162.0829932</text:p>
          </table:table-cell>
          <table:table-cell office:value-type="float" office:value="83250.1980649752" calcext:value-type="float">
            <text:p>83250.1980649752</text:p>
          </table:table-cell>
        </table:table-row>
        <table:table-row table:style-name="ro1">
          <table:table-cell office:value-type="float" office:value="92.2579588890003" calcext:value-type="float">
            <text:p>92.2579588890003</text:p>
          </table:table-cell>
          <table:table-cell office:value-type="float" office:value="127115" calcext:value-type="float">
            <text:p>127115</text:p>
          </table:table-cell>
          <table:table-cell office:value-type="float" office:value="83277.0704713154" calcext:value-type="float">
            <text:p>83277.0704713154</text:p>
          </table:table-cell>
          <table:table-cell office:value-type="float" office:value="0.128027869999642" calcext:value-type="float">
            <text:p>0.128027869999642</text:p>
          </table:table-cell>
          <table:table-cell office:value-type="float" office:value="101692.329066421" calcext:value-type="float">
            <text:p>101692.329066421</text:p>
          </table:table-cell>
          <table:table-cell office:value-type="float" office:value="105495.382744232" calcext:value-type="float">
            <text:p>105495.382744232</text:p>
          </table:table-cell>
        </table:table-row>
        <table:table-row table:style-name="ro1">
          <table:table-cell office:value-type="float" office:value="92.4652552340012" calcext:value-type="float">
            <text:p>92.4652552340012</text:p>
          </table:table-cell>
          <table:table-cell office:value-type="float" office:value="124549" calcext:value-type="float">
            <text:p>124549</text:p>
          </table:table-cell>
          <table:table-cell office:value-type="float" office:value="92100.5217377196" calcext:value-type="float">
            <text:p>92100.5217377196</text:p>
          </table:table-cell>
          <table:table-cell office:value-type="float" office:value="0.15599215399925" calcext:value-type="float">
            <text:p>0.15599215399925</text:p>
          </table:table-cell>
          <table:table-cell office:value-type="float" office:value="99639.435816265" calcext:value-type="float">
            <text:p>99639.435816265</text:p>
          </table:table-cell>
          <table:table-cell office:value-type="float" office:value="90774.4718402385" calcext:value-type="float">
            <text:p>90774.4718402385</text:p>
          </table:table-cell>
        </table:table-row>
        <table:table-row table:style-name="ro1">
          <table:table-cell office:value-type="float" office:value="92.6674050680012" calcext:value-type="float">
            <text:p>92.6674050680012</text:p>
          </table:table-cell>
          <table:table-cell office:value-type="float" office:value="75153" calcext:value-type="float">
            <text:p>75153</text:p>
          </table:table-cell>
          <table:table-cell office:value-type="float" office:value="87406.1190609001" calcext:value-type="float">
            <text:p>87406.1190609001</text:p>
          </table:table-cell>
          <table:table-cell office:value-type="float" office:value="0.106659184999444" calcext:value-type="float">
            <text:p>0.10665918499944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61879.4001458654" calcext:value-type="float">
            <text:p>61879.4001458654</text:p>
          </table:table-cell>
        </table:table-row>
        <table:table-row table:style-name="ro1">
          <table:table-cell office:value-type="float" office:value="92.8684234330012" calcext:value-type="float">
            <text:p>92.8684234330012</text:p>
          </table:table-cell>
          <table:table-cell office:value-type="float" office:value="75153" calcext:value-type="float">
            <text:p>75153</text:p>
          </table:table-cell>
          <table:table-cell office:value-type="float" office:value="75814.2931644076" calcext:value-type="float">
            <text:p>75814.2931644076</text:p>
          </table:table-cell>
          <table:table-cell office:value-type="float" office:value="0.103708979999283" calcext:value-type="float">
            <text:p>0.103708979999283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5814.2931644076" calcext:value-type="float">
            <text:p>75814.2931644076</text:p>
          </table:table-cell>
        </table:table-row>
        <table:table-row table:style-name="ro1">
          <table:table-cell office:value-type="float" office:value="93.0719275230003" calcext:value-type="float">
            <text:p>93.0719275230003</text:p>
          </table:table-cell>
          <table:table-cell office:value-type="float" office:value="125255" calcext:value-type="float">
            <text:p>125255</text:p>
          </table:table-cell>
          <table:table-cell office:value-type="float" office:value="75194.1607104024" calcext:value-type="float">
            <text:p>75194.1607104024</text:p>
          </table:table-cell>
          <table:table-cell office:value-type="float" office:value="0.104880849999972" calcext:value-type="float">
            <text:p>0.104880849999972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00361.202802114" calcext:value-type="float">
            <text:p>100361.202802114</text:p>
          </table:table-cell>
        </table:table-row>
        <table:table-row table:style-name="ro1">
          <table:table-cell office:value-type="float" office:value="93.276622763" calcext:value-type="float">
            <text:p>93.276622763</text:p>
          </table:table-cell>
          <table:table-cell office:value-type="float" office:value="125255" calcext:value-type="float">
            <text:p>125255</text:p>
          </table:table-cell>
          <table:table-cell office:value-type="float" office:value="110749.454960791" calcext:value-type="float">
            <text:p>110749.454960791</text:p>
          </table:table-cell>
          <table:table-cell office:value-type="float" office:value="0.104110969999965" calcext:value-type="float">
            <text:p>0.104110969999965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11473.976377888" calcext:value-type="float">
            <text:p>111473.976377888</text:p>
          </table:table-cell>
        </table:table-row>
        <table:table-row table:style-name="ro1">
          <table:table-cell office:value-type="float" office:value="93.4804951130009" calcext:value-type="float">
            <text:p>93.4804951130009</text:p>
          </table:table-cell>
          <table:table-cell office:value-type="float" office:value="125255" calcext:value-type="float">
            <text:p>125255</text:p>
          </table:table-cell>
          <table:table-cell office:value-type="float" office:value="116211.097538196" calcext:value-type="float">
            <text:p>116211.097538196</text:p>
          </table:table-cell>
          <table:table-cell office:value-type="float" office:value="0.113054999001179" calcext:value-type="float">
            <text:p>0.113054999001179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16211.097538196" calcext:value-type="float">
            <text:p>116211.097538196</text:p>
          </table:table-cell>
        </table:table-row>
        <table:table-row table:style-name="ro1">
          <table:table-cell office:value-type="float" office:value="93.6824379230002" calcext:value-type="float">
            <text:p>93.6824379230002</text:p>
          </table:table-cell>
          <table:table-cell office:value-type="float" office:value="75153" calcext:value-type="float">
            <text:p>75153</text:p>
          </table:table-cell>
          <table:table-cell office:value-type="float" office:value="103530.082008784" calcext:value-type="float">
            <text:p>103530.082008784</text:p>
          </table:table-cell>
          <table:table-cell office:value-type="float" office:value="0.109180139999808" calcext:value-type="float">
            <text:p>0.10918013999980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549.9454291637" calcext:value-type="float">
            <text:p>77549.9454291637</text:p>
          </table:table-cell>
        </table:table-row>
        <table:table-row table:style-name="ro1">
          <table:table-cell office:value-type="float" office:value="93.8842661110011" calcext:value-type="float">
            <text:p>93.8842661110011</text:p>
          </table:table-cell>
          <table:table-cell office:value-type="float" office:value="75153" calcext:value-type="float">
            <text:p>75153</text:p>
          </table:table-cell>
          <table:table-cell office:value-type="float" office:value="77940.409738861" calcext:value-type="float">
            <text:p>77940.409738861</text:p>
          </table:table-cell>
          <table:table-cell office:value-type="float" office:value="0.103105694999613" calcext:value-type="float">
            <text:p>0.103105694999613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940.409738861" calcext:value-type="float">
            <text:p>77940.409738861</text:p>
          </table:table-cell>
        </table:table-row>
        <table:table-row table:style-name="ro1">
          <table:table-cell office:value-type="float" office:value="94.0892742410015" calcext:value-type="float">
            <text:p>94.0892742410015</text:p>
          </table:table-cell>
          <table:table-cell office:value-type="float" office:value="125255" calcext:value-type="float">
            <text:p>125255</text:p>
          </table:table-cell>
          <table:table-cell office:value-type="float" office:value="77940.409738861" calcext:value-type="float">
            <text:p>77940.409738861</text:p>
          </table:table-cell>
          <table:table-cell office:value-type="float" office:value="0.105399354000838" calcext:value-type="float">
            <text:p>0.10539935400083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02819.705808695" calcext:value-type="float">
            <text:p>102819.705808695</text:p>
          </table:table-cell>
        </table:table-row>
        <table:table-row table:style-name="ro1">
          <table:table-cell office:value-type="float" office:value="94.2992327170014" calcext:value-type="float">
            <text:p>94.2992327170014</text:p>
          </table:table-cell>
          <table:table-cell office:value-type="float" office:value="125255" calcext:value-type="float">
            <text:p>125255</text:p>
          </table:table-cell>
          <table:table-cell office:value-type="float" office:value="88468.8105374677" calcext:value-type="float">
            <text:p>88468.8105374677</text:p>
          </table:table-cell>
          <table:table-cell office:value-type="float" office:value="0.139416932999666" calcext:value-type="float">
            <text:p>0.139416932999666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89552.4513919137" calcext:value-type="float">
            <text:p>89552.4513919137</text:p>
          </table:table-cell>
        </table:table-row>
        <table:table-row table:style-name="ro1">
          <table:table-cell office:value-type="float" office:value="94.4999885180005" calcext:value-type="float">
            <text:p>94.4999885180005</text:p>
          </table:table-cell>
          <table:table-cell office:value-type="float" office:value="125255" calcext:value-type="float">
            <text:p>125255</text:p>
          </table:table-cell>
          <table:table-cell office:value-type="float" office:value="104165.106015734" calcext:value-type="float">
            <text:p>104165.106015734</text:p>
          </table:table-cell>
          <table:table-cell office:value-type="float" office:value="0.104626983998969" calcext:value-type="float">
            <text:p>0.104626983998969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96741.4959757617" calcext:value-type="float">
            <text:p>96741.4959757617</text:p>
          </table:table-cell>
        </table:table-row>
        <table:table-row table:style-name="ro1">
          <table:table-cell office:value-type="float" office:value="94.7010307970013" calcext:value-type="float">
            <text:p>94.7010307970013</text:p>
          </table:table-cell>
          <table:table-cell office:value-type="float" office:value="75153" calcext:value-type="float">
            <text:p>75153</text:p>
          </table:table-cell>
          <table:table-cell office:value-type="float" office:value="91408.3539019067" calcext:value-type="float">
            <text:p>91408.3539019067</text:p>
          </table:table-cell>
          <table:table-cell office:value-type="float" office:value="0.104782177999368" calcext:value-type="float">
            <text:p>0.10478217799936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3002.9562875258" calcext:value-type="float">
            <text:p>73002.9562875258</text:p>
          </table:table-cell>
        </table:table-row>
        <table:table-row table:style-name="ro1">
          <table:table-cell office:value-type="float" office:value="94.9021083480002" calcext:value-type="float">
            <text:p>94.9021083480002</text:p>
          </table:table-cell>
          <table:table-cell office:value-type="float" office:value="75153" calcext:value-type="float">
            <text:p>75153</text:p>
          </table:table-cell>
          <table:table-cell office:value-type="float" office:value="77487.022963059" calcext:value-type="float">
            <text:p>77487.022963059</text:p>
          </table:table-cell>
          <table:table-cell office:value-type="float" office:value="0.104282485999647" calcext:value-type="float">
            <text:p>0.104282485999647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487.022963059" calcext:value-type="float">
            <text:p>77487.022963059</text:p>
          </table:table-cell>
        </table:table-row>
        <table:table-row table:style-name="ro1">
          <table:table-cell office:value-type="float" office:value="95.1037683340001" calcext:value-type="float">
            <text:p>95.1037683340001</text:p>
          </table:table-cell>
          <table:table-cell office:value-type="float" office:value="125255" calcext:value-type="float">
            <text:p>125255</text:p>
          </table:table-cell>
          <table:table-cell office:value-type="float" office:value="77487.022963059" calcext:value-type="float">
            <text:p>77487.022963059</text:p>
          </table:table-cell>
          <table:table-cell office:value-type="float" office:value="0.104841720998593" calcext:value-type="float">
            <text:p>0.104841720998593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92334.2430430032" calcext:value-type="float">
            <text:p>92334.2430430032</text:p>
          </table:table-cell>
        </table:table-row>
        <table:table-row table:style-name="ro1">
          <table:table-cell office:value-type="float" office:value="95.307920614001" calcext:value-type="float">
            <text:p>95.307920614001</text:p>
          </table:table-cell>
          <table:table-cell office:value-type="float" office:value="125255" calcext:value-type="float">
            <text:p>125255</text:p>
          </table:table-cell>
          <table:table-cell office:value-type="float" office:value="102697.396447414" calcext:value-type="float">
            <text:p>102697.396447414</text:p>
          </table:table-cell>
          <table:table-cell office:value-type="float" office:value="0.106808251000984" calcext:value-type="float">
            <text:p>0.10680825100098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13679.184021823" calcext:value-type="float">
            <text:p>113679.184021823</text:p>
          </table:table-cell>
        </table:table-row>
        <table:table-row table:style-name="ro1">
          <table:table-cell office:value-type="float" office:value="95.5122122770008" calcext:value-type="float">
            <text:p>95.5122122770008</text:p>
          </table:table-cell>
          <table:table-cell office:value-type="float" office:value="125255" calcext:value-type="float">
            <text:p>125255</text:p>
          </table:table-cell>
          <table:table-cell office:value-type="float" office:value="122958.696571788" calcext:value-type="float">
            <text:p>122958.696571788</text:p>
          </table:table-cell>
          <table:table-cell office:value-type="float" office:value="0.108420933000161" calcext:value-type="float">
            <text:p>0.108420933000161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22958.696571788" calcext:value-type="float">
            <text:p>122958.696571788</text:p>
          </table:table-cell>
        </table:table-row>
        <table:table-row table:style-name="ro1">
          <table:table-cell office:value-type="float" office:value="95.7128357360016" calcext:value-type="float">
            <text:p>95.7128357360016</text:p>
          </table:table-cell>
          <table:table-cell office:value-type="float" office:value="75153" calcext:value-type="float">
            <text:p>75153</text:p>
          </table:table-cell>
          <table:table-cell office:value-type="float" office:value="84368.8125758081" calcext:value-type="float">
            <text:p>84368.8125758081</text:p>
          </table:table-cell>
          <table:table-cell office:value-type="float" office:value="0.105581150000944" calcext:value-type="float">
            <text:p>0.10558115000094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58539.8049214551" calcext:value-type="float">
            <text:p>58539.8049214551</text:p>
          </table:table-cell>
        </table:table-row>
        <table:table-row table:style-name="ro1">
          <table:table-cell office:value-type="float" office:value="95.9143110090008" calcext:value-type="float">
            <text:p>95.9143110090008</text:p>
          </table:table-cell>
          <table:table-cell office:value-type="float" office:value="75153" calcext:value-type="float">
            <text:p>75153</text:p>
          </table:table-cell>
          <table:table-cell office:value-type="float" office:value="77487.022963059" calcext:value-type="float">
            <text:p>77487.022963059</text:p>
          </table:table-cell>
          <table:table-cell office:value-type="float" office:value="0.10427443700064" calcext:value-type="float">
            <text:p>0.1042744370006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487.022963059" calcext:value-type="float">
            <text:p>77487.022963059</text:p>
          </table:table-cell>
        </table:table-row>
        <table:table-row table:style-name="ro1">
          <table:table-cell office:value-type="float" office:value="96.1171313970008" calcext:value-type="float">
            <text:p>96.1171313970008</text:p>
          </table:table-cell>
          <table:table-cell office:value-type="float" office:value="125255" calcext:value-type="float">
            <text:p>125255</text:p>
          </table:table-cell>
          <table:table-cell office:value-type="float" office:value="77487.022963059" calcext:value-type="float">
            <text:p>77487.022963059</text:p>
          </table:table-cell>
          <table:table-cell office:value-type="float" office:value="0.107311305000621" calcext:value-type="float">
            <text:p>0.107311305000621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86378.3425713506" calcext:value-type="float">
            <text:p>86378.3425713506</text:p>
          </table:table-cell>
        </table:table-row>
        <table:table-row table:style-name="ro1">
          <table:table-cell office:value-type="float" office:value="96.3259337970012" calcext:value-type="float">
            <text:p>96.3259337970012</text:p>
          </table:table-cell>
          <table:table-cell office:value-type="float" office:value="125255" calcext:value-type="float">
            <text:p>125255</text:p>
          </table:table-cell>
          <table:table-cell office:value-type="float" office:value="90555.1542757849" calcext:value-type="float">
            <text:p>90555.1542757849</text:p>
          </table:table-cell>
          <table:table-cell office:value-type="float" office:value="0.126681510000708" calcext:value-type="float">
            <text:p>0.12668151000070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07492.842321846" calcext:value-type="float">
            <text:p>107492.842321846</text:p>
          </table:table-cell>
        </table:table-row>
        <table:table-row table:style-name="ro1">
          <table:table-cell office:value-type="float" office:value="96.528595490001" calcext:value-type="float">
            <text:p>96.528595490001</text:p>
          </table:table-cell>
          <table:table-cell office:value-type="float" office:value="75153" calcext:value-type="float">
            <text:p>75153</text:p>
          </table:table-cell>
          <table:table-cell office:value-type="float" office:value="87461.9834257965" calcext:value-type="float">
            <text:p>87461.9834257965</text:p>
          </table:table-cell>
          <table:table-cell office:value-type="float" office:value="0.143402627998512" calcext:value-type="float">
            <text:p>0.143402627998512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0758.8608358592" calcext:value-type="float">
            <text:p>70758.8608358592</text:p>
          </table:table-cell>
        </table:table-row>
        <table:table-row table:style-name="ro1">
          <table:table-cell office:value-type="float" office:value="96.7298174870011" calcext:value-type="float">
            <text:p>96.7298174870011</text:p>
          </table:table-cell>
          <table:table-cell office:value-type="float" office:value="75153" calcext:value-type="float">
            <text:p>75153</text:p>
          </table:table-cell>
          <table:table-cell office:value-type="float" office:value="86612.9080274747" calcext:value-type="float">
            <text:p>86612.9080274747</text:p>
          </table:table-cell>
          <table:table-cell office:value-type="float" office:value="0.104792269999962" calcext:value-type="float">
            <text:p>0.104792269999962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487.022963059" calcext:value-type="float">
            <text:p>77487.022963059</text:p>
          </table:table-cell>
        </table:table-row>
        <table:table-row table:style-name="ro1">
          <table:table-cell office:value-type="float" office:value="96.930740957001" calcext:value-type="float">
            <text:p>96.930740957001</text:p>
          </table:table-cell>
          <table:table-cell office:value-type="float" office:value="75153" calcext:value-type="float">
            <text:p>75153</text:p>
          </table:table-cell>
          <table:table-cell office:value-type="float" office:value="77487.022963059" calcext:value-type="float">
            <text:p>77487.022963059</text:p>
          </table:table-cell>
          <table:table-cell office:value-type="float" office:value="0.104272546999709" calcext:value-type="float">
            <text:p>0.104272546999709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487.022963059" calcext:value-type="float">
            <text:p>77487.022963059</text:p>
          </table:table-cell>
        </table:table-row>
        <table:table-row table:style-name="ro1">
          <table:table-cell office:value-type="float" office:value="97.1347559760015" calcext:value-type="float">
            <text:p>97.1347559760015</text:p>
          </table:table-cell>
          <table:table-cell office:value-type="float" office:value="125255" calcext:value-type="float">
            <text:p>125255</text:p>
          </table:table-cell>
          <table:table-cell office:value-type="float" office:value="76263.7568470648" calcext:value-type="float">
            <text:p>76263.7568470648</text:p>
          </table:table-cell>
          <table:table-cell office:value-type="float" office:value="0.109351717999743" calcext:value-type="float">
            <text:p>0.109351717999743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02092.764501418" calcext:value-type="float">
            <text:p>102092.764501418</text:p>
          </table:table-cell>
        </table:table-row>
        <table:table-row table:style-name="ro1">
          <table:table-cell office:value-type="float" office:value="97.3410418140011" calcext:value-type="float">
            <text:p>97.3410418140011</text:p>
          </table:table-cell>
          <table:table-cell office:value-type="float" office:value="125255" calcext:value-type="float">
            <text:p>125255</text:p>
          </table:table-cell>
          <table:table-cell office:value-type="float" office:value="122473.320078509" calcext:value-type="float">
            <text:p>122473.320078509</text:p>
          </table:table-cell>
          <table:table-cell office:value-type="float" office:value="0.112219310998626" calcext:value-type="float">
            <text:p>0.112219310998626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22473.320078509" calcext:value-type="float">
            <text:p>122473.320078509</text:p>
          </table:table-cell>
        </table:table-row>
        <table:table-row table:style-name="ro1">
          <table:table-cell office:value-type="float" office:value="97.5423402340002" calcext:value-type="float">
            <text:p>97.5423402340002</text:p>
          </table:table-cell>
          <table:table-cell office:value-type="float" office:value="75153" calcext:value-type="float">
            <text:p>75153</text:p>
          </table:table-cell>
          <table:table-cell office:value-type="float" office:value="123724.590642505" calcext:value-type="float">
            <text:p>123724.590642505</text:p>
          </table:table-cell>
          <table:table-cell office:value-type="float" office:value="0.108061083999928" calcext:value-type="float">
            <text:p>0.10806108399992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13714.426130533" calcext:value-type="float">
            <text:p>113714.426130533</text:p>
          </table:table-cell>
        </table:table-row>
        <table:table-row table:style-name="ro1">
          <table:table-cell office:value-type="float" office:value="97.7436842450006" calcext:value-type="float">
            <text:p>97.7436842450006</text:p>
          </table:table-cell>
          <table:table-cell office:value-type="float" office:value="75153" calcext:value-type="float">
            <text:p>75153</text:p>
          </table:table-cell>
          <table:table-cell office:value-type="float" office:value="92831.2417801663" calcext:value-type="float">
            <text:p>92831.2417801663</text:p>
          </table:table-cell>
          <table:table-cell office:value-type="float" office:value="0.1041434939998" calcext:value-type="float">
            <text:p>0.104143493999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6720.0905432412" calcext:value-type="float">
            <text:p>76720.0905432412</text:p>
          </table:table-cell>
        </table:table-row>
        <table:table-row table:style-name="ro1">
          <table:table-cell office:value-type="float" office:value="97.945822099" calcext:value-type="float">
            <text:p>97.945822099</text:p>
          </table:table-cell>
          <table:table-cell office:value-type="float" office:value="75153" calcext:value-type="float">
            <text:p>75153</text:p>
          </table:table-cell>
          <table:table-cell office:value-type="float" office:value="75235.7708367004" calcext:value-type="float">
            <text:p>75235.7708367004</text:p>
          </table:table-cell>
          <table:table-cell office:value-type="float" office:value="0.104817442999774" calcext:value-type="float">
            <text:p>0.10481744299977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4765.5016497317" calcext:value-type="float">
            <text:p>74765.5016497317</text:p>
          </table:table-cell>
        </table:table-row>
        <table:table-row table:style-name="ro1">
          <table:table-cell office:value-type="float" office:value="98.1537011590008" calcext:value-type="float">
            <text:p>98.1537011590008</text:p>
          </table:table-cell>
          <table:table-cell office:value-type="float" office:value="125255" calcext:value-type="float">
            <text:p>125255</text:p>
          </table:table-cell>
          <table:table-cell office:value-type="float" office:value="70298.9413197449" calcext:value-type="float">
            <text:p>70298.9413197449</text:p>
          </table:table-cell>
          <table:table-cell office:value-type="float" office:value="0.109892571999808" calcext:value-type="float">
            <text:p>0.10989257199980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96857.6151595738" calcext:value-type="float">
            <text:p>96857.6151595738</text:p>
          </table:table-cell>
        </table:table-row>
        <table:table-row table:style-name="ro1">
          <table:table-cell office:value-type="float" office:value="98.3605790930014" calcext:value-type="float">
            <text:p>98.3605790930014</text:p>
          </table:table-cell>
          <table:table-cell office:value-type="float" office:value="125255" calcext:value-type="float">
            <text:p>125255</text:p>
          </table:table-cell>
          <table:table-cell office:value-type="float" office:value="77719.6859847006" calcext:value-type="float">
            <text:p>77719.6859847006</text:p>
          </table:table-cell>
          <table:table-cell office:value-type="float" office:value="0.172134605998508" calcext:value-type="float">
            <text:p>0.17213460599850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7719.6859847006" calcext:value-type="float">
            <text:p>77719.6859847006</text:p>
          </table:table-cell>
        </table:table-row>
        <table:table-row table:style-name="ro1">
          <table:table-cell office:value-type="float" office:value="98.5640945120013" calcext:value-type="float">
            <text:p>98.5640945120013</text:p>
          </table:table-cell>
          <table:table-cell office:value-type="float" office:value="125255" calcext:value-type="float">
            <text:p>125255</text:p>
          </table:table-cell>
          <table:table-cell office:value-type="float" office:value="120835.092500618" calcext:value-type="float">
            <text:p>120835.092500618</text:p>
          </table:table-cell>
          <table:table-cell office:value-type="float" office:value="0.117521537998982" calcext:value-type="float">
            <text:p>0.117521537998982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20835.092500618" calcext:value-type="float">
            <text:p>120835.092500618</text:p>
          </table:table-cell>
        </table:table-row>
        <table:table-row table:style-name="ro1">
          <table:table-cell office:value-type="float" office:value="98.7667549080015" calcext:value-type="float">
            <text:p>98.7667549080015</text:p>
          </table:table-cell>
          <table:table-cell office:value-type="float" office:value="75153" calcext:value-type="float">
            <text:p>75153</text:p>
          </table:table-cell>
          <table:table-cell office:value-type="float" office:value="99981.9199795678" calcext:value-type="float">
            <text:p>99981.9199795678</text:p>
          </table:table-cell>
          <table:table-cell office:value-type="float" office:value="0.103425016999608" calcext:value-type="float">
            <text:p>0.103425016999608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3892.933297678" calcext:value-type="float">
            <text:p>73892.933297678</text:p>
          </table:table-cell>
        </table:table-row>
        <table:table-row table:style-name="ro1">
          <table:table-cell office:value-type="float" office:value="98.9683773400011" calcext:value-type="float">
            <text:p>98.9683773400011</text:p>
          </table:table-cell>
          <table:table-cell office:value-type="float" office:value="75153" calcext:value-type="float">
            <text:p>75153</text:p>
          </table:table-cell>
          <table:table-cell office:value-type="float" office:value="73268.0723336792" calcext:value-type="float">
            <text:p>73268.0723336792</text:p>
          </table:table-cell>
          <table:table-cell office:value-type="float" office:value="0.105995992998942" calcext:value-type="float">
            <text:p>0.105995992998942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73268.0723336792" calcext:value-type="float">
            <text:p>73268.0723336792</text:p>
          </table:table-cell>
        </table:table-row>
        <table:table-row table:style-name="ro1">
          <table:table-cell office:value-type="float" office:value="99.1732812560003" calcext:value-type="float">
            <text:p>99.1732812560003</text:p>
          </table:table-cell>
          <table:table-cell office:value-type="float" office:value="125255" calcext:value-type="float">
            <text:p>125255</text:p>
          </table:table-cell>
          <table:table-cell office:value-type="float" office:value="74003.7024137299" calcext:value-type="float">
            <text:p>74003.7024137299</text:p>
          </table:table-cell>
          <table:table-cell office:value-type="float" office:value="0.10454709700025" calcext:value-type="float">
            <text:p>0.10454709700025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99912.7034223018" calcext:value-type="float">
            <text:p>99912.7034223018</text:p>
          </table:table-cell>
        </table:table-row>
        <table:table-row table:style-name="ro1">
          <table:table-cell office:value-type="float" office:value="99.3752908770002" calcext:value-type="float">
            <text:p>99.3752908770002</text:p>
          </table:table-cell>
          <table:table-cell office:value-type="float" office:value="125255" calcext:value-type="float">
            <text:p>125255</text:p>
          </table:table-cell>
          <table:table-cell office:value-type="float" office:value="123339.504022883" calcext:value-type="float">
            <text:p>123339.504022883</text:p>
          </table:table-cell>
          <table:table-cell office:value-type="float" office:value="0.106856276001054" calcext:value-type="float">
            <text:p>0.106856276001054</text:p>
          </table:table-cell>
          <table:table-cell office:value-type="float" office:value="100204.267844305" calcext:value-type="float">
            <text:p>100204.267844305</text:p>
          </table:table-cell>
          <table:table-cell office:value-type="float" office:value="123339.504022883" calcext:value-type="float">
            <text:p>123339.504022883</text:p>
          </table:table-cell>
        </table:table-row>
        <table:table-row table:style-name="ro1">
          <table:table-cell office:value-type="float" office:value="99.5810559050005" calcext:value-type="float">
            <text:p>99.5810559050005</text:p>
          </table:table-cell>
          <table:table-cell office:value-type="float" office:value="126380" calcext:value-type="float">
            <text:p>126380</text:p>
          </table:table-cell>
          <table:table-cell office:value-type="float" office:value="115916.173427736" calcext:value-type="float">
            <text:p>115916.173427736</text:p>
          </table:table-cell>
          <table:table-cell office:value-type="float" office:value="0.104832783999882" calcext:value-type="float">
            <text:p>0.104832783999882</text:p>
          </table:table-cell>
          <table:table-cell office:value-type="float" office:value="101204.267844305" calcext:value-type="float">
            <text:p>101204.267844305</text:p>
          </table:table-cell>
          <table:table-cell office:value-type="float" office:value="116497.939148359" calcext:value-type="float">
            <text:p>116497.939148359</text:p>
          </table:table-cell>
        </table:table-row>
        <table:table-row table:style-name="ro1">
          <table:table-cell office:value-type="float" office:value="99.7852635130003" calcext:value-type="float">
            <text:p>99.7852635130003</text:p>
          </table:table-cell>
          <table:table-cell office:value-type="float" office:value="76778" calcext:value-type="float">
            <text:p>76778</text:p>
          </table:table-cell>
          <table:table-cell office:value-type="float" office:value="101140.875499172" calcext:value-type="float">
            <text:p>101140.875499172</text:p>
          </table:table-cell>
          <table:table-cell office:value-type="float" office:value="0.105334717000005" calcext:value-type="float">
            <text:p>0.105334717000005</text:p>
          </table:table-cell>
          <table:table-cell office:value-type="float" office:value="102204.267844305" calcext:value-type="float">
            <text:p>102204.267844305</text:p>
          </table:table-cell>
          <table:table-cell office:value-type="float" office:value="75490.4370330992" calcext:value-type="float">
            <text:p>75490.4370330992</text:p>
          </table:table-cell>
        </table:table-row>
        <table:table-row table:style-name="ro1">
          <table:table-cell office:value-type="float" office:value="100.004239481001" calcext:value-type="float">
            <text:p>100.004239481001</text:p>
          </table:table-cell>
          <table:table-cell office:value-type="float" office:value="77528" calcext:value-type="float">
            <text:p>77528</text:p>
          </table:table-cell>
          <table:table-cell office:value-type="float" office:value="62846.7287048971" calcext:value-type="float">
            <text:p>62846.7287048971</text:p>
          </table:table-cell>
          <table:table-cell office:value-type="float" office:value="0.131953229998544" calcext:value-type="float">
            <text:p>0.131953229998544</text:p>
          </table:table-cell>
          <table:table-cell office:value-type="float" office:value="103204.267844305" calcext:value-type="float">
            <text:p>103204.267844305</text:p>
          </table:table-cell>
          <table:table-cell office:value-type="float" office:value="63234.5725186456" calcext:value-type="float">
            <text:p>63234.5725186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4T16:13:30.036268067</dc:date>
    <meta:editing-duration>PT8M42S</meta:editing-duration>
    <meta:editing-cycles>1</meta:editing-cycles>
    <meta:document-statistic meta:table-count="1" meta:cell-count="2958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311cm" svg:height="21.091cm" xlink:href=".." xlink:type="simple" chart:class="chart:scatter" chart:style-name="ch1">
        <chart:legend chart:legend-position="end" svg:x="45.723cm" svg:y="9.499cm" style:legend-expansion="high" chart:style-name="ch2"/>
        <chart:plot-area chart:style-name="ch3" table:cell-range-address="data.A1:data.C493 data.E1:data.F493" chart:data-source-has-labels="row" svg:x="0.966cm" svg:y="0.421cm" svg:width="43.791cm" svg:height="20.249cm">
          <chart:coordinate-region svg:x="2.355cm" svg:y="0.62cm" svg:width="42.122cm" svg:height="19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1:data.E493" loext:label-string="base" chart:class="chart:scatter">
            <chart:domain table:cell-range-address="data.A1:data.A493"/>
            <chart:data-point chart:repeated="493"/>
          </chart:series>
          <chart:series chart:style-name="ch8" chart:values-cell-range-address="data.C1:data.C493" loext:label-string="acks" chart:class="chart:scatter">
            <chart:data-point chart:repeated="493"/>
          </chart:series>
          <chart:series chart:style-name="ch9" chart:values-cell-range-address="data.F1:data.F493" loext:label-string="sent" chart:class="chart:scatter">
            <chart:data-point chart:repeated="493"/>
          </chart:series>
          <chart:series chart:style-name="ch10" chart:values-cell-range-address="data.B1:data.B493" loext:label-string="congwin" chart:class="chart:scatter">
            <chart:data-point chart:repeated="4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</table:table-cell>
              <table:table-cell office:value-type="string">
                <text:p>acks</text:p>
              </table:table-cell>
              <table:table-cell office:value-type="string">
                <text:p>sent</text:p>
              </table:table-cell>
              <table:table-cell office:value-type="string">
                <text:p>congw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0291400121932">
                <text:p>0.00100291400121932</text:p>
                <draw:g>
                  <svg:desc>data.A1:data.A493</svg:desc>
                </draw:g>
              </table:table-cell>
              <table:table-cell office:value-type="float" office:value="30000">
                <text:p>30000</text:p>
                <draw:g>
                  <svg:desc>data.E1:data.E493</svg:desc>
                </draw:g>
              </table:table-cell>
              <table:table-cell office:value-type="float" office:value="0">
                <text:p>0</text:p>
                <draw:g>
                  <svg:desc>data.C1:data.C493</svg:desc>
                </draw:g>
              </table:table-cell>
              <table:table-cell office:value-type="float" office:value="0">
                <text:p>0</text:p>
                <draw:g>
                  <svg:desc>data.F1:data.F493</svg:desc>
                </draw:g>
              </table:table-cell>
              <table:table-cell office:value-type="float" office:value="37500">
                <text:p>37500</text:p>
                <draw:g>
                  <svg:desc>data.B1:data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6805540999994">
                <text:p>0.206805540999994</text:p>
              </table:table-cell>
              <table:table-cell office:value-type="float" office:value="30000">
                <text:p>30000</text:p>
              </table:table-cell>
              <table:table-cell office:value-type="float" office:value="251.5">
                <text:p>251.5</text:p>
              </table:table-cell>
              <table:table-cell office:value-type="float" office:value="19001.5">
                <text:p>19001.5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7349135001132">
                <text:p>0.417349135001132</text:p>
              </table:table-cell>
              <table:table-cell office:value-type="float" office:value="30000">
                <text:p>30000</text:p>
              </table:table-cell>
              <table:table-cell office:value-type="float" office:value="30861.5">
                <text:p>30861.5</text:p>
              </table:table-cell>
              <table:table-cell office:value-type="float" office:value="30914">
                <text:p>3091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983433001427">
                <text:p>0.617983433001427</text:p>
              </table:table-cell>
              <table:table-cell office:value-type="float" office:value="30000">
                <text:p>30000</text:p>
              </table:table-cell>
              <table:table-cell office:value-type="float" office:value="36900">
                <text:p>36900</text:p>
              </table:table-cell>
              <table:table-cell office:value-type="float" office:value="27600">
                <text:p>276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427838001298">
                <text:p>0.818427838001298</text:p>
              </table:table-cell>
              <table:table-cell office:value-type="float" office:value="30000">
                <text:p>30000</text:p>
              </table:table-cell>
              <table:table-cell office:value-type="float" office:value="18900">
                <text:p>18900</text:p>
              </table:table-cell>
              <table:table-cell office:value-type="float" office:value="20700">
                <text:p>207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175280600022">
                <text:p>1.02175280600022</text:p>
              </table:table-cell>
              <table:table-cell office:value-type="float" office:value="31000">
                <text:p>31000</text:p>
              </table:table-cell>
              <table:table-cell office:value-type="float" office:value="21550">
                <text:p>21550</text:p>
              </table:table-cell>
              <table:table-cell office:value-type="float" office:value="21987.5">
                <text:p>21987.5</text:p>
              </table:table-cell>
              <table:table-cell office:value-type="float" office:value="23375">
                <text:p>2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85910800019">
                <text:p>1.22285910800019</text:p>
              </table:table-cell>
              <table:table-cell office:value-type="float" office:value="32000">
                <text:p>32000</text:p>
              </table:table-cell>
              <table:table-cell office:value-type="float" office:value="28312.5">
                <text:p>28312.5</text:p>
              </table:table-cell>
              <table:table-cell office:value-type="float" office:value="36562.5">
                <text:p>36562.5</text:p>
              </table:table-cell>
              <table:table-cell office:value-type="float" office:value="39875">
                <text:p>39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236115520016">
                <text:p>1.4236115520016</text:p>
              </table:table-cell>
              <table:table-cell office:value-type="float" office:value="33000">
                <text:p>33000</text:p>
              </table:table-cell>
              <table:table-cell office:value-type="float" office:value="39137.5">
                <text:p>39137.5</text:p>
              </table:table-cell>
              <table:table-cell office:value-type="float" office:value="39762.5">
                <text:p>39762.5</text:p>
              </table:table-cell>
              <table:table-cell office:value-type="float" office:value="41125">
                <text:p>41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445565800044">
                <text:p>1.62445565800044</text:p>
              </table:table-cell>
              <table:table-cell office:value-type="float" office:value="34000">
                <text:p>34000</text:p>
              </table:table-cell>
              <table:table-cell office:value-type="float" office:value="41437.5">
                <text:p>41437.5</text:p>
              </table:table-cell>
              <table:table-cell office:value-type="float" office:value="31912.5">
                <text:p>31912.5</text:p>
              </table:table-cell>
              <table:table-cell office:value-type="float" office:value="25625">
                <text:p>2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557295100014">
                <text:p>1.82557295100014</text:p>
              </table:table-cell>
              <table:table-cell office:value-type="float" office:value="35000">
                <text:p>35000</text:p>
              </table:table-cell>
              <table:table-cell office:value-type="float" office:value="22837.5">
                <text:p>22837.5</text:p>
              </table:table-cell>
              <table:table-cell office:value-type="float" office:value="24987.5">
                <text:p>24987.5</text:p>
              </table:table-cell>
              <table:table-cell office:value-type="float" office:value="26375">
                <text:p>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700572300091">
                <text:p>2.02700572300091</text:p>
              </table:table-cell>
              <table:table-cell office:value-type="float" office:value="36000">
                <text:p>36000</text:p>
              </table:table-cell>
              <table:table-cell office:value-type="float" office:value="24762.5">
                <text:p>24762.5</text:p>
              </table:table-cell>
              <table:table-cell office:value-type="float" office:value="24537.5">
                <text:p>24537.5</text:p>
              </table:table-cell>
              <table:table-cell office:value-type="float" office:value="27125">
                <text:p>2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2940678000123">
                <text:p>2.22940678000123</text:p>
              </table:table-cell>
              <table:table-cell office:value-type="float" office:value="37000">
                <text:p>37000</text:p>
              </table:table-cell>
              <table:table-cell office:value-type="float" office:value="32712.5">
                <text:p>32712.5</text:p>
              </table:table-cell>
              <table:table-cell office:value-type="float" office:value="42812.5">
                <text:p>42812.5</text:p>
              </table:table-cell>
              <table:table-cell office:value-type="float" office:value="46125">
                <text:p>46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311931709999">
                <text:p>2.4311931709999</text:p>
              </table:table-cell>
              <table:table-cell office:value-type="float" office:value="38000">
                <text:p>38000</text:p>
              </table:table-cell>
              <table:table-cell office:value-type="float" office:value="44062.5">
                <text:p>44062.5</text:p>
              </table:table-cell>
              <table:table-cell office:value-type="float" office:value="44687.5">
                <text:p>44687.5</text:p>
              </table:table-cell>
              <table:table-cell office:value-type="float" office:value="47375">
                <text:p>47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18307240017">
                <text:p>2.6318307240017</text:p>
              </table:table-cell>
              <table:table-cell office:value-type="float" office:value="39000">
                <text:p>39000</text:p>
              </table:table-cell>
              <table:table-cell office:value-type="float" office:value="47687.5">
                <text:p>47687.5</text:p>
              </table:table-cell>
              <table:table-cell office:value-type="float" office:value="38687.5">
                <text:p>38687.5</text:p>
              </table:table-cell>
              <table:table-cell office:value-type="float" office:value="29375">
                <text:p>2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242669600077">
                <text:p>2.83242669600077</text:p>
              </table:table-cell>
              <table:table-cell office:value-type="float" office:value="40000">
                <text:p>40000</text:p>
              </table:table-cell>
              <table:table-cell office:value-type="float" office:value="28962.5">
                <text:p>28962.5</text:p>
              </table:table-cell>
              <table:table-cell office:value-type="float" office:value="29337.5">
                <text:p>29337.5</text:p>
              </table:table-cell>
              <table:table-cell office:value-type="float" office:value="30125">
                <text:p>30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330858920006">
                <text:p>3.0330858920006</text:p>
              </table:table-cell>
              <table:table-cell office:value-type="float" office:value="41000">
                <text:p>41000</text:p>
              </table:table-cell>
              <table:table-cell office:value-type="float" office:value="27312.5">
                <text:p>27312.5</text:p>
              </table:table-cell>
              <table:table-cell office:value-type="float" office:value="27687.5">
                <text:p>27687.5</text:p>
              </table:table-cell>
              <table:table-cell office:value-type="float" office:value="30875">
                <text:p>30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3372356600157">
                <text:p>3.23372356600157</text:p>
              </table:table-cell>
              <table:table-cell office:value-type="float" office:value="42000">
                <text:p>42000</text:p>
              </table:table-cell>
              <table:table-cell office:value-type="float" office:value="39914.4830068563">
                <text:p>39914.4830068563</text:p>
              </table:table-cell>
              <table:table-cell office:value-type="float" office:value="50969.5114620409">
                <text:p>50969.5114620409</text:p>
              </table:table-cell>
              <table:table-cell office:value-type="float" office:value="52375">
                <text:p>52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3474810100088">
                <text:p>3.43474810100088</text:p>
              </table:table-cell>
              <table:table-cell office:value-type="float" office:value="43000">
                <text:p>43000</text:p>
              </table:table-cell>
              <table:table-cell office:value-type="float" office:value="53244.102164389">
                <text:p>53244.102164389</text:p>
              </table:table-cell>
              <table:table-cell office:value-type="float" office:value="53886.8363768997">
                <text:p>53886.8363768997</text:p>
              </table:table-cell>
              <table:table-cell office:value-type="float" office:value="53625">
                <text:p>53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3543314700109">
                <text:p>3.63543314700109</text:p>
              </table:table-cell>
              <table:table-cell office:value-type="float" office:value="44000">
                <text:p>44000</text:p>
              </table:table-cell>
              <table:table-cell office:value-type="float" office:value="49516.2437318268">
                <text:p>49516.2437318268</text:p>
              </table:table-cell>
              <table:table-cell office:value-type="float" office:value="38975.4026466508">
                <text:p>38975.4026466508</text:p>
              </table:table-cell>
              <table:table-cell office:value-type="float" office:value="33125">
                <text:p>3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3594169900061">
                <text:p>3.83594169900061</text:p>
              </table:table-cell>
              <table:table-cell office:value-type="float" office:value="45000">
                <text:p>45000</text:p>
              </table:table-cell>
              <table:table-cell office:value-type="float" office:value="31789.6341507808">
                <text:p>31789.6341507808</text:p>
              </table:table-cell>
              <table:table-cell office:value-type="float" office:value="32175.2746782872">
                <text:p>32175.2746782872</text:p>
              </table:table-cell>
              <table:table-cell office:value-type="float" office:value="33875">
                <text:p>33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3669184899991">
                <text:p>4.03669184899991</text:p>
              </table:table-cell>
              <table:table-cell office:value-type="float" office:value="46000">
                <text:p>46000</text:p>
              </table:table-cell>
              <table:table-cell office:value-type="float" office:value="33458.0379942563">
                <text:p>33458.0379942563</text:p>
              </table:table-cell>
              <table:table-cell office:value-type="float" office:value="33842.6896655083">
                <text:p>33842.6896655083</text:p>
              </table:table-cell>
              <table:table-cell office:value-type="float" office:value="34625">
                <text:p>34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778321600003">
                <text:p>4.23778321600003</text:p>
              </table:table-cell>
              <table:table-cell office:value-type="float" office:value="47000">
                <text:p>47000</text:p>
              </table:table-cell>
              <table:table-cell office:value-type="float" office:value="47504.4813996169">
                <text:p>47504.4813996169</text:p>
              </table:table-cell>
              <table:table-cell office:value-type="float" office:value="59813.3348796796">
                <text:p>59813.3348796796</text:p>
              </table:table-cell>
              <table:table-cell office:value-type="float" office:value="58625">
                <text:p>58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3934599600107">
                <text:p>4.43934599600107</text:p>
              </table:table-cell>
              <table:table-cell office:value-type="float" office:value="48000">
                <text:p>48000</text:p>
              </table:table-cell>
              <table:table-cell office:value-type="float" office:value="59390.2180413024">
                <text:p>59390.2180413024</text:p>
              </table:table-cell>
              <table:table-cell office:value-type="float" office:value="59415.8614860526">
                <text:p>59415.8614860526</text:p>
              </table:table-cell>
              <table:table-cell office:value-type="float" office:value="59875">
                <text:p>5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4033459200073">
                <text:p>4.64033459200073</text:p>
              </table:table-cell>
              <table:table-cell office:value-type="float" office:value="49000">
                <text:p>49000</text:p>
              </table:table-cell>
              <table:table-cell office:value-type="float" office:value="58043.9371919206">
                <text:p>58043.9371919206</text:p>
              </table:table-cell>
              <table:table-cell office:value-type="float" office:value="46863.3952808636">
                <text:p>46863.3952808636</text:p>
              </table:table-cell>
              <table:table-cell office:value-type="float" office:value="36875">
                <text:p>3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4093465800106">
                <text:p>4.84093465800106</text:p>
              </table:table-cell>
              <table:table-cell office:value-type="float" office:value="50000">
                <text:p>50000</text:p>
              </table:table-cell>
              <table:table-cell office:value-type="float" office:value="34323.7507980498">
                <text:p>34323.7507980498</text:p>
              </table:table-cell>
              <table:table-cell office:value-type="float" office:value="34708.4024693017">
                <text:p>34708.4024693017</text:p>
              </table:table-cell>
              <table:table-cell office:value-type="float" office:value="37625">
                <text:p>37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416139480003">
                <text:p>5.0416139480003</text:p>
              </table:table-cell>
              <table:table-cell office:value-type="float" office:value="51000">
                <text:p>51000</text:p>
              </table:table-cell>
              <table:table-cell office:value-type="float" office:value="35708.4968145568">
                <text:p>35708.4968145568</text:p>
              </table:table-cell>
              <table:table-cell office:value-type="float" office:value="30143.8693037785">
                <text:p>30143.8693037785</text:p>
              </table:table-cell>
              <table:table-cell office:value-type="float" office:value="38375">
                <text:p>38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4333050300083">
                <text:p>5.24333050300083</text:p>
              </table:table-cell>
              <table:table-cell office:value-type="float" office:value="52000">
                <text:p>52000</text:p>
              </table:table-cell>
              <table:table-cell office:value-type="float" office:value="30759.3119777816">
                <text:p>30759.3119777816</text:p>
              </table:table-cell>
              <table:table-cell office:value-type="float" office:value="50299.6168773811">
                <text:p>50299.6168773811</text:p>
              </table:table-cell>
              <table:table-cell office:value-type="float" office:value="64875">
                <text:p>64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4669001900002">
                <text:p>5.44669001900002</text:p>
              </table:table-cell>
              <table:table-cell office:value-type="float" office:value="53000">
                <text:p>53000</text:p>
              </table:table-cell>
              <table:table-cell office:value-type="float" office:value="58249.0847499216">
                <text:p>58249.0847499216</text:p>
              </table:table-cell>
              <table:table-cell office:value-type="float" office:value="58890.1708686749">
                <text:p>58890.1708686749</text:p>
              </table:table-cell>
              <table:table-cell office:value-type="float" office:value="66125">
                <text:p>66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4755571400019">
                <text:p>5.64755571400019</text:p>
              </table:table-cell>
              <table:table-cell office:value-type="float" office:value="54000">
                <text:p>54000</text:p>
              </table:table-cell>
              <table:table-cell office:value-type="float" office:value="63454.7040341981">
                <text:p>63454.7040341981</text:p>
              </table:table-cell>
              <table:table-cell office:value-type="float" office:value="50376.5472116315">
                <text:p>50376.5472116315</text:p>
              </table:table-cell>
              <table:table-cell office:value-type="float" office:value="40625">
                <text:p>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5166848900008">
                <text:p>5.85166848900008</text:p>
              </table:table-cell>
              <table:table-cell office:value-type="float" office:value="55000">
                <text:p>55000</text:p>
              </table:table-cell>
              <table:table-cell office:value-type="float" office:value="41862.9235545882">
                <text:p>41862.9235545882</text:p>
              </table:table-cell>
              <table:table-cell office:value-type="float" office:value="41247.4808805851">
                <text:p>41247.4808805851</text:p>
              </table:table-cell>
              <table:table-cell office:value-type="float" office:value="41375">
                <text:p>41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5192851100037">
                <text:p>6.05192851100037</text:p>
              </table:table-cell>
              <table:table-cell office:value-type="float" office:value="56000">
                <text:p>56000</text:p>
              </table:table-cell>
              <table:table-cell office:value-type="float" office:value="38554.9191818213">
                <text:p>38554.9191818213</text:p>
              </table:table-cell>
              <table:table-cell office:value-type="float" office:value="51671.5411715131">
                <text:p>51671.5411715131</text:p>
              </table:table-cell>
              <table:table-cell office:value-type="float" office:value="69875">
                <text:p>69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5394347500151">
                <text:p>6.25394347500151</text:p>
              </table:table-cell>
              <table:table-cell office:value-type="float" office:value="57000">
                <text:p>57000</text:p>
              </table:table-cell>
              <table:table-cell office:value-type="float" office:value="56569.4391187881">
                <text:p>56569.4391187881</text:p>
              </table:table-cell>
              <table:table-cell office:value-type="float" office:value="59710.7611006791">
                <text:p>59710.7611006791</text:p>
              </table:table-cell>
              <table:table-cell office:value-type="float" office:value="71125">
                <text:p>7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5465361800052">
                <text:p>6.45465361800052</text:p>
              </table:table-cell>
              <table:table-cell office:value-type="float" office:value="58000">
                <text:p>58000</text:p>
              </table:table-cell>
              <table:table-cell office:value-type="float" office:value="68352.6019814731">
                <text:p>68352.6019814731</text:p>
              </table:table-cell>
              <table:table-cell office:value-type="float" office:value="68993.6881002263">
                <text:p>68993.6881002263</text:p>
              </table:table-cell>
              <table:table-cell office:value-type="float" office:value="72375">
                <text:p>72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495502000158">
                <text:p>6.65495502000158</text:p>
              </table:table-cell>
              <table:table-cell office:value-type="float" office:value="59000">
                <text:p>59000</text:p>
              </table:table-cell>
              <table:table-cell office:value-type="float" office:value="63108.5175300714">
                <text:p>63108.5175300714</text:p>
              </table:table-cell>
              <table:table-cell office:value-type="float" office:value="48555.8626343723">
                <text:p>48555.8626343723</text:p>
              </table:table-cell>
              <table:table-cell office:value-type="float" office:value="44375">
                <text:p>4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5550888000034">
                <text:p>6.85550888000034</text:p>
              </table:table-cell>
              <table:table-cell office:value-type="float" office:value="60000">
                <text:p>60000</text:p>
              </table:table-cell>
              <table:table-cell office:value-type="float" office:value="45517.1144314818">
                <text:p>45517.1144314818</text:p>
              </table:table-cell>
              <table:table-cell office:value-type="float" office:value="46094.0919383597">
                <text:p>46094.0919383597</text:p>
              </table:table-cell>
              <table:table-cell office:value-type="float" office:value="45125">
                <text:p>45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5644974999996">
                <text:p>7.05644974999996</text:p>
              </table:table-cell>
              <table:table-cell office:value-type="float" office:value="61000">
                <text:p>61000</text:p>
              </table:table-cell>
              <table:table-cell office:value-type="float" office:value="46761.0600743931">
                <text:p>46761.0600743931</text:p>
              </table:table-cell>
              <table:table-cell office:value-type="float" office:value="56789.6226886633">
                <text:p>56789.6226886633</text:p>
              </table:table-cell>
              <table:table-cell office:value-type="float" office:value="76125">
                <text:p>76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764743600121">
                <text:p>7.25764743600121</text:p>
              </table:table-cell>
              <table:table-cell office:value-type="float" office:value="62000">
                <text:p>62000</text:p>
              </table:table-cell>
              <table:table-cell office:value-type="float" office:value="68743.4813777245">
                <text:p>68743.4813777245</text:p>
              </table:table-cell>
              <table:table-cell office:value-type="float" office:value="75404.2516752427">
                <text:p>75404.2516752427</text:p>
              </table:table-cell>
              <table:table-cell office:value-type="float" office:value="77375">
                <text:p>77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5944993800003">
                <text:p>7.45944993800003</text:p>
              </table:table-cell>
              <table:table-cell office:value-type="float" office:value="63000">
                <text:p>63000</text:p>
              </table:table-cell>
              <table:table-cell office:value-type="float" office:value="76055.7580527139">
                <text:p>76055.7580527139</text:p>
              </table:table-cell>
              <table:table-cell office:value-type="float" office:value="76702.6006964688">
                <text:p>76702.6006964688</text:p>
              </table:table-cell>
              <table:table-cell office:value-type="float" office:value="78625">
                <text:p>78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5994528700139">
                <text:p>7.65994528700139</text:p>
              </table:table-cell>
              <table:table-cell office:value-type="float" office:value="64000">
                <text:p>64000</text:p>
              </table:table-cell>
              <table:table-cell office:value-type="float" office:value="67038.771598769">
                <text:p>67038.771598769</text:p>
              </table:table-cell>
              <table:table-cell office:value-type="float" office:value="51255.8110911468">
                <text:p>51255.8110911468</text:p>
              </table:table-cell>
              <table:table-cell office:value-type="float" office:value="48125">
                <text:p>4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6111128300036">
                <text:p>7.86111128300036</text:p>
              </table:table-cell>
              <table:table-cell office:value-type="float" office:value="65000">
                <text:p>65000</text:p>
              </table:table-cell>
              <table:table-cell office:value-type="float" office:value="50000.9363622621">
                <text:p>50000.9363622621</text:p>
              </table:table-cell>
              <table:table-cell office:value-type="float" office:value="50389.0419485151">
                <text:p>50389.0419485151</text:p>
              </table:table-cell>
              <table:table-cell office:value-type="float" office:value="48875">
                <text:p>48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6196517300123">
                <text:p>8.06196517300123</text:p>
              </table:table-cell>
              <table:table-cell office:value-type="float" office:value="66000">
                <text:p>66000</text:p>
              </table:table-cell>
              <table:table-cell office:value-type="float" office:value="48526.1351345007">
                <text:p>48526.1351345007</text:p>
              </table:table-cell>
              <table:table-cell office:value-type="float" office:value="57025.6474734415">
                <text:p>57025.6474734415</text:p>
              </table:table-cell>
              <table:table-cell office:value-type="float" office:value="82375">
                <text:p>82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6702629700048">
                <text:p>8.26702629700048</text:p>
              </table:table-cell>
              <table:table-cell office:value-type="float" office:value="67000">
                <text:p>67000</text:p>
              </table:table-cell>
              <table:table-cell office:value-type="float" office:value="61938.3754639639">
                <text:p>61938.3754639639</text:p>
              </table:table-cell>
              <table:table-cell office:value-type="float" office:value="71422.4820963982">
                <text:p>71422.4820963982</text:p>
              </table:table-cell>
              <table:table-cell office:value-type="float" office:value="83625">
                <text:p>83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6790948800117">
                <text:p>8.46790948800117</text:p>
              </table:table-cell>
              <table:table-cell office:value-type="float" office:value="68000">
                <text:p>68000</text:p>
              </table:table-cell>
              <table:table-cell office:value-type="float" office:value="82974.2231988348">
                <text:p>82974.2231988348</text:p>
              </table:table-cell>
              <table:table-cell office:value-type="float" office:value="83622.4593175757">
                <text:p>83622.4593175757</text:p>
              </table:table-cell>
              <table:table-cell office:value-type="float" office:value="84875">
                <text:p>84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6862904500158">
                <text:p>8.66862904500158</text:p>
              </table:table-cell>
              <table:table-cell office:value-type="float" office:value="69000">
                <text:p>69000</text:p>
              </table:table-cell>
              <table:table-cell office:value-type="float" office:value="86189.4743477897">
                <text:p>86189.4743477897</text:p>
              </table:table-cell>
              <table:table-cell office:value-type="float" office:value="68751.9227536595">
                <text:p>68751.9227536595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6907285500092">
                <text:p>8.86907285500092</text:p>
              </table:table-cell>
              <table:table-cell office:value-type="float" office:value="70000">
                <text:p>70000</text:p>
              </table:table-cell>
              <table:table-cell office:value-type="float" office:value="50343.5979959522">
                <text:p>50343.5979959522</text:p>
              </table:table-cell>
              <table:table-cell office:value-type="float" office:value="50435.7527418233">
                <text:p>50435.7527418233</text:p>
              </table:table-cell>
              <table:table-cell office:value-type="float" office:value="52625">
                <text:p>52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707288370013">
                <text:p>9.0707288370013</text:p>
              </table:table-cell>
              <table:table-cell office:value-type="float" office:value="71000">
                <text:p>71000</text:p>
              </table:table-cell>
              <table:table-cell office:value-type="float" office:value="49954.0903679483">
                <text:p>49954.0903679483</text:p>
              </table:table-cell>
              <table:table-cell office:value-type="float" office:value="54456.8076441947">
                <text:p>54456.8076441947</text:p>
              </table:table-cell>
              <table:table-cell office:value-type="float" office:value="88625">
                <text:p>88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7267595600097">
                <text:p>9.27267595600097</text:p>
              </table:table-cell>
              <table:table-cell office:value-type="float" office:value="72000">
                <text:p>72000</text:p>
              </table:table-cell>
              <table:table-cell office:value-type="float" office:value="69863.396037465">
                <text:p>69863.396037465</text:p>
              </table:table-cell>
              <table:table-cell office:value-type="float" office:value="85079.5155047074">
                <text:p>85079.5155047074</text:p>
              </table:table-cell>
              <table:table-cell office:value-type="float" office:value="89875">
                <text:p>89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7412825300125">
                <text:p>9.47412825300125</text:p>
              </table:table-cell>
              <table:table-cell office:value-type="float" office:value="73000">
                <text:p>73000</text:p>
              </table:table-cell>
              <table:table-cell office:value-type="float" office:value="87861.232374456">
                <text:p>87861.232374456</text:p>
              </table:table-cell>
              <table:table-cell office:value-type="float" office:value="88502.1809619557">
                <text:p>88502.1809619557</text:p>
              </table:table-cell>
              <table:table-cell office:value-type="float" office:value="91125">
                <text:p>91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7456531400057">
                <text:p>9.67456531400057</text:p>
              </table:table-cell>
              <table:table-cell office:value-type="float" office:value="74000">
                <text:p>74000</text:p>
              </table:table-cell>
              <table:table-cell office:value-type="float" office:value="85105.1534482074">
                <text:p>85105.1534482074</text:p>
              </table:table-cell>
              <table:table-cell office:value-type="float" office:value="66902.2135632165">
                <text:p>66902.2135632165</text:p>
              </table:table-cell>
              <table:table-cell office:value-type="float" office:value="55625">
                <text:p>5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8073601900032">
                <text:p>9.88073601900032</text:p>
              </table:table-cell>
              <table:table-cell office:value-type="float" office:value="75000">
                <text:p>75000</text:p>
              </table:table-cell>
              <table:table-cell office:value-type="float" office:value="57031.6053157214">
                <text:p>57031.6053157214</text:p>
              </table:table-cell>
              <table:table-cell office:value-type="float" office:value="57416.1744682212">
                <text:p>57416.1744682212</text:p>
              </table:table-cell>
              <table:table-cell office:value-type="float" office:value="56375">
                <text:p>56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826969100017">
                <text:p>10.0826969100017</text:p>
              </table:table-cell>
              <table:table-cell office:value-type="float" office:value="76000">
                <text:p>76000</text:p>
              </table:table-cell>
              <table:table-cell office:value-type="float" office:value="52891.0774404735">
                <text:p>52891.0774404735</text:p>
              </table:table-cell>
              <table:table-cell office:value-type="float" office:value="58339.1404342208">
                <text:p>58339.1404342208</text:p>
              </table:table-cell>
              <table:table-cell office:value-type="float" office:value="94875">
                <text:p>94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855206029999">
                <text:p>10.2855206029999</text:p>
              </table:table-cell>
              <table:table-cell office:value-type="float" office:value="77000">
                <text:p>77000</text:p>
              </table:table-cell>
              <table:table-cell office:value-type="float" office:value="76554.8992909617">
                <text:p>76554.8992909617</text:p>
              </table:table-cell>
              <table:table-cell office:value-type="float" office:value="91489.0013797042">
                <text:p>91489.0013797042</text:p>
              </table:table-cell>
              <table:table-cell office:value-type="float" office:value="96125">
                <text:p>96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870600940012">
                <text:p>10.4870600940012</text:p>
              </table:table-cell>
              <table:table-cell office:value-type="float" office:value="78000">
                <text:p>78000</text:p>
              </table:table-cell>
              <table:table-cell office:value-type="float" office:value="96091.0122379519">
                <text:p>96091.0122379519</text:p>
              </table:table-cell>
              <table:table-cell office:value-type="float" office:value="96731.9608254516">
                <text:p>96731.9608254516</text:p>
              </table:table-cell>
              <table:table-cell office:value-type="float" office:value="97375">
                <text:p>97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883773990012">
                <text:p>10.6883773990012</text:p>
              </table:table-cell>
              <table:table-cell office:value-type="float" office:value="79000">
                <text:p>79000</text:p>
              </table:table-cell>
              <table:table-cell office:value-type="float" office:value="97078.0730627014">
                <text:p>97078.0730627014</text:p>
              </table:table-cell>
              <table:table-cell office:value-type="float" office:value="76170.3301384619">
                <text:p>76170.3301384619</text:p>
              </table:table-cell>
              <table:table-cell office:value-type="float" office:value="59375">
                <text:p>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888523250007">
                <text:p>10.8888523250007</text:p>
              </table:table-cell>
              <table:table-cell office:value-type="float" office:value="80000">
                <text:p>80000</text:p>
              </table:table-cell>
              <table:table-cell office:value-type="float" office:value="55775.3460842221">
                <text:p>55775.3460842221</text:p>
              </table:table-cell>
              <table:table-cell office:value-type="float" office:value="56159.9152367219">
                <text:p>56159.9152367219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903285460008">
                <text:p>11.0903285460008</text:p>
              </table:table-cell>
              <table:table-cell office:value-type="float" office:value="81000">
                <text:p>81000</text:p>
              </table:table-cell>
              <table:table-cell office:value-type="float" office:value="55929.173745222">
                <text:p>55929.173745222</text:p>
              </table:table-cell>
              <table:table-cell office:value-type="float" office:value="59390.2961177203">
                <text:p>59390.2961177203</text:p>
              </table:table-cell>
              <table:table-cell office:value-type="float" office:value="101125">
                <text:p>101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938402770014">
                <text:p>11.2938402770014</text:p>
              </table:table-cell>
              <table:table-cell office:value-type="float" office:value="82000">
                <text:p>82000</text:p>
              </table:table-cell>
              <table:table-cell office:value-type="float" office:value="80733.8840814596">
                <text:p>80733.8840814596</text:p>
              </table:table-cell>
              <table:table-cell office:value-type="float" office:value="100359.7298307">
                <text:p>100359.7298307</text:p>
              </table:table-cell>
              <table:table-cell office:value-type="float" office:value="102375">
                <text:p>102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944895180015">
                <text:p>11.4944895180015</text:p>
              </table:table-cell>
              <table:table-cell office:value-type="float" office:value="83000">
                <text:p>83000</text:p>
              </table:table-cell>
              <table:table-cell office:value-type="float" office:value="100936.583559449">
                <text:p>100936.583559449</text:p>
              </table:table-cell>
              <table:table-cell office:value-type="float" office:value="101577.532146949">
                <text:p>101577.532146949</text:p>
              </table:table-cell>
              <table:table-cell office:value-type="float" office:value="103625">
                <text:p>103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952665420013">
                <text:p>11.6952665420013</text:p>
              </table:table-cell>
              <table:table-cell office:value-type="float" office:value="84000">
                <text:p>84000</text:p>
              </table:table-cell>
              <table:table-cell office:value-type="float" office:value="100090.53142395">
                <text:p>100090.53142395</text:p>
              </table:table-cell>
              <table:table-cell office:value-type="float" office:value="79323.7971889603">
                <text:p>79323.7971889603</text:p>
              </table:table-cell>
              <table:table-cell office:value-type="float" office:value="63125">
                <text:p>6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960902480012">
                <text:p>11.8960902480012</text:p>
              </table:table-cell>
              <table:table-cell office:value-type="float" office:value="85000">
                <text:p>85000</text:p>
              </table:table-cell>
              <table:table-cell office:value-type="float" office:value="59005.7269652204">
                <text:p>59005.7269652204</text:p>
              </table:table-cell>
              <table:table-cell office:value-type="float" office:value="59390.2961177203">
                <text:p>59390.2961177203</text:p>
              </table:table-cell>
              <table:table-cell office:value-type="float" office:value="63875">
                <text:p>63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964142730008">
                <text:p>12.0964142730008</text:p>
              </table:table-cell>
              <table:table-cell office:value-type="float" office:value="86000">
                <text:p>86000</text:p>
              </table:table-cell>
              <table:table-cell office:value-type="float" office:value="62828.0480037781">
                <text:p>62828.0480037781</text:p>
              </table:table-cell>
              <table:table-cell office:value-type="float" office:value="63024.8023974109">
                <text:p>63024.8023974109</text:p>
              </table:table-cell>
              <table:table-cell office:value-type="float" office:value="107375">
                <text:p>107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97042405">
                <text:p>12.297042405</text:p>
              </table:table-cell>
              <table:table-cell office:value-type="float" office:value="86500">
                <text:p>86500</text:p>
              </table:table-cell>
              <table:table-cell office:value-type="float" office:value="81489.0062567836">
                <text:p>81489.0062567836</text:p>
              </table:table-cell>
              <table:table-cell office:value-type="float" office:value="103992.676913146">
                <text:p>103992.676913146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990622010009">
                <text:p>12.4990622010009</text:p>
              </table:table-cell>
              <table:table-cell office:value-type="float" office:value="87500">
                <text:p>87500</text:p>
              </table:table-cell>
              <table:table-cell office:value-type="float" office:value="106487.369545909">
                <text:p>106487.369545909</text:p>
              </table:table-cell>
              <table:table-cell office:value-type="float" office:value="107130.331564662">
                <text:p>107130.331564662</text:p>
              </table:table-cell>
              <table:table-cell office:value-type="float" office:value="109250">
                <text:p>1092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996151310013">
                <text:p>12.6996151310013</text:p>
              </table:table-cell>
              <table:table-cell office:value-type="float" office:value="88500">
                <text:p>88500</text:p>
              </table:table-cell>
              <table:table-cell office:value-type="float" office:value="85269.6229270525">
                <text:p>85269.6229270525</text:p>
              </table:table-cell>
              <table:table-cell office:value-type="float" office:value="63280.3218856923">
                <text:p>63280.3218856923</text:p>
              </table:table-cell>
              <table:table-cell office:value-type="float" office:value="66500">
                <text:p>66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901758553">
                <text:p>12.901758553</text:p>
              </table:table-cell>
              <table:table-cell office:value-type="float" office:value="89500">
                <text:p>89500</text:p>
              </table:table-cell>
              <table:table-cell office:value-type="float" office:value="66135.0732489566">
                <text:p>66135.0732489566</text:p>
              </table:table-cell>
              <table:table-cell office:value-type="float" office:value="66520.8504602085">
                <text:p>66520.8504602085</text:p>
              </table:table-cell>
              <table:table-cell office:value-type="float" office:value="67250">
                <text:p>67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10212116">
                <text:p>13.10212116</text:p>
              </table:table-cell>
              <table:table-cell office:value-type="float" office:value="90500">
                <text:p>90500</text:p>
              </table:table-cell>
              <table:table-cell office:value-type="float" office:value="67523.8712094635">
                <text:p>67523.8712094635</text:p>
              </table:table-cell>
              <table:table-cell office:value-type="float" office:value="91056.2810958315">
                <text:p>91056.2810958315</text:p>
              </table:table-cell>
              <table:table-cell office:value-type="float" office:value="113000">
                <text:p>113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3044400360013">
                <text:p>13.3044400360013</text:p>
              </table:table-cell>
              <table:table-cell office:value-type="float" office:value="91500">
                <text:p>91500</text:p>
              </table:table-cell>
              <table:table-cell office:value-type="float" office:value="113187.033781318">
                <text:p>113187.033781318</text:p>
              </table:table-cell>
              <table:table-cell office:value-type="float" office:value="113829.995800071">
                <text:p>113829.995800071</text:p>
              </table:table-cell>
              <table:table-cell office:value-type="float" office:value="114250">
                <text:p>1142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100702440013">
                <text:p>13.5100702440013</text:p>
              </table:table-cell>
              <table:table-cell office:value-type="float" office:value="92500">
                <text:p>92500</text:p>
              </table:table-cell>
              <table:table-cell office:value-type="float" office:value="104892.823739401">
                <text:p>104892.823739401</text:p>
              </table:table-cell>
              <table:table-cell office:value-type="float" office:value="105535.785758154">
                <text:p>105535.785758154</text:p>
              </table:table-cell>
              <table:table-cell office:value-type="float" office:value="115500">
                <text:p>115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7112571820016">
                <text:p>13.7112571820016</text:p>
              </table:table-cell>
              <table:table-cell office:value-type="float" office:value="93500">
                <text:p>93500</text:p>
              </table:table-cell>
              <table:table-cell office:value-type="float" office:value="89796.0755390752">
                <text:p>89796.0755390752</text:p>
              </table:table-cell>
              <table:table-cell office:value-type="float" office:value="66520.8504602085">
                <text:p>66520.8504602085</text:p>
              </table:table-cell>
              <table:table-cell office:value-type="float" office:value="70250">
                <text:p>70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114680370003">
                <text:p>13.9114680370003</text:p>
              </table:table-cell>
              <table:table-cell office:value-type="float" office:value="94500">
                <text:p>94500</text:p>
              </table:table-cell>
              <table:table-cell office:value-type="float" office:value="70802.977505105">
                <text:p>70802.977505105</text:p>
              </table:table-cell>
              <table:table-cell office:value-type="float" office:value="70571.5111783538">
                <text:p>70571.5111783538</text:p>
              </table:table-cell>
              <table:table-cell office:value-type="float" office:value="71000">
                <text:p>7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125053330015">
                <text:p>14.1125053330015</text:p>
              </table:table-cell>
              <table:table-cell office:value-type="float" office:value="95500">
                <text:p>95500</text:p>
              </table:table-cell>
              <table:table-cell office:value-type="float" office:value="65826.451479955">
                <text:p>65826.451479955</text:p>
              </table:table-cell>
              <table:table-cell office:value-type="float" office:value="91262.0289418326">
                <text:p>91262.0289418326</text:p>
              </table:table-cell>
              <table:table-cell office:value-type="float" office:value="119250">
                <text:p>119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3139828300009">
                <text:p>14.3139828300009</text:p>
              </table:table-cell>
              <table:table-cell office:value-type="float" office:value="96500">
                <text:p>96500</text:p>
              </table:table-cell>
              <table:table-cell office:value-type="float" office:value="119295.172959473">
                <text:p>119295.172959473</text:p>
              </table:table-cell>
              <table:table-cell office:value-type="float" office:value="119938.134978226">
                <text:p>119938.134978226</text:p>
              </table:table-cell>
              <table:table-cell office:value-type="float" office:value="120500">
                <text:p>120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154464970001">
                <text:p>14.5154464970001</text:p>
              </table:table-cell>
              <table:table-cell office:value-type="float" office:value="97500">
                <text:p>97500</text:p>
              </table:table-cell>
              <table:table-cell office:value-type="float" office:value="119963.853458976">
                <text:p>119963.853458976</text:p>
              </table:table-cell>
              <table:table-cell office:value-type="float" office:value="120606.81547773">
                <text:p>120606.81547773</text:p>
              </table:table-cell>
              <table:table-cell office:value-type="float" office:value="121750">
                <text:p>1217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7171938600004">
                <text:p>14.7171938600004</text:p>
              </table:table-cell>
              <table:table-cell office:value-type="float" office:value="98500">
                <text:p>98500</text:p>
              </table:table-cell>
              <table:table-cell office:value-type="float" office:value="96471.9853846509">
                <text:p>96471.9853846509</text:p>
              </table:table-cell>
              <table:table-cell office:value-type="float" office:value="70058.8216824046">
                <text:p>70058.8216824046</text:p>
              </table:table-cell>
              <table:table-cell office:value-type="float" office:value="74000">
                <text:p>7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9184586440006">
                <text:p>14.9184586440006</text:p>
              </table:table-cell>
              <table:table-cell office:value-type="float" office:value="99500">
                <text:p>99500</text:p>
              </table:table-cell>
              <table:table-cell office:value-type="float" office:value="66573.2881117833">
                <text:p>66573.2881117833</text:p>
              </table:table-cell>
              <table:table-cell office:value-type="float" office:value="68811.6943207592">
                <text:p>68811.6943207592</text:p>
              </table:table-cell>
              <table:table-cell office:value-type="float" office:value="74750">
                <text:p>74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196422150006">
                <text:p>15.1196422150006</text:p>
              </table:table-cell>
              <table:table-cell office:value-type="float" office:value="100500">
                <text:p>100500</text:p>
              </table:table-cell>
              <table:table-cell office:value-type="float" office:value="73417.1507737096">
                <text:p>73417.1507737096</text:p>
              </table:table-cell>
              <table:table-cell office:value-type="float" office:value="99531.8898784285">
                <text:p>99531.8898784285</text:p>
              </table:table-cell>
              <table:table-cell office:value-type="float" office:value="125500">
                <text:p>125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209163290012">
                <text:p>15.3209163290012</text:p>
              </table:table-cell>
              <table:table-cell office:value-type="float" office:value="101500">
                <text:p>101500</text:p>
              </table:table-cell>
              <table:table-cell office:value-type="float" office:value="116152.69920025">
                <text:p>116152.69920025</text:p>
              </table:table-cell>
              <table:table-cell office:value-type="float" office:value="116795.919375243">
                <text:p>116795.919375243</text:p>
              </table:table-cell>
              <table:table-cell office:value-type="float" office:value="126750">
                <text:p>1267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234635249999">
                <text:p>15.5234635249999</text:p>
              </table:table-cell>
              <table:table-cell office:value-type="float" office:value="102500">
                <text:p>102500</text:p>
              </table:table-cell>
              <table:table-cell office:value-type="float" office:value="121504.291056192">
                <text:p>121504.291056192</text:p>
              </table:table-cell>
              <table:table-cell office:value-type="float" office:value="122147.511231185">
                <text:p>122147.511231185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7263492890015">
                <text:p>15.7263492890015</text:p>
              </table:table-cell>
              <table:table-cell office:value-type="float" office:value="103500">
                <text:p>103500</text:p>
              </table:table-cell>
              <table:table-cell office:value-type="float" office:value="98271.1783354421">
                <text:p>98271.1783354421</text:p>
              </table:table-cell>
              <table:table-cell office:value-type="float" office:value="72413.7273007205">
                <text:p>72413.7273007205</text:p>
              </table:table-cell>
              <table:table-cell office:value-type="float" office:value="77750">
                <text:p>777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9306083380015">
                <text:p>15.9306083380015</text:p>
              </table:table-cell>
              <table:table-cell office:value-type="float" office:value="104500">
                <text:p>104500</text:p>
              </table:table-cell>
              <table:table-cell office:value-type="float" office:value="74034.642141703">
                <text:p>74034.642141703</text:p>
              </table:table-cell>
              <table:table-cell office:value-type="float" office:value="74420.5742466988">
                <text:p>74420.5742466988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317145100002">
                <text:p>16.1317145100002</text:p>
              </table:table-cell>
              <table:table-cell office:value-type="float" office:value="105500">
                <text:p>105500</text:p>
              </table:table-cell>
              <table:table-cell office:value-type="float" office:value="76041.4890876814">
                <text:p>76041.4890876814</text:p>
              </table:table-cell>
              <table:table-cell office:value-type="float" office:value="103442.668542386">
                <text:p>103442.668542386</text:p>
              </table:table-cell>
              <table:table-cell office:value-type="float" office:value="131750">
                <text:p>1317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3341407040007">
                <text:p>16.3341407040007</text:p>
              </table:table-cell>
              <table:table-cell office:value-type="float" office:value="106500">
                <text:p>106500</text:p>
              </table:table-cell>
              <table:table-cell office:value-type="float" office:value="124308.731019162">
                <text:p>124308.731019162</text:p>
              </table:table-cell>
              <table:table-cell office:value-type="float" office:value="124951.951194155">
                <text:p>124951.951194155</text:p>
              </table:table-cell>
              <table:table-cell office:value-type="float" office:value="133000">
                <text:p>133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361539880014">
                <text:p>16.5361539880014</text:p>
              </table:table-cell>
              <table:table-cell office:value-type="float" office:value="107500">
                <text:p>107500</text:p>
              </table:table-cell>
              <table:table-cell office:value-type="float" office:value="122379.070494183">
                <text:p>122379.070494183</text:p>
              </table:table-cell>
              <table:table-cell office:value-type="float" office:value="123022.290669176">
                <text:p>123022.290669176</text:p>
              </table:table-cell>
              <table:table-cell office:value-type="float" office:value="134250">
                <text:p>1342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7376075790016">
                <text:p>16.7376075790016</text:p>
              </table:table-cell>
              <table:table-cell office:value-type="float" office:value="108500">
                <text:p>108500</text:p>
              </table:table-cell>
              <table:table-cell office:value-type="float" office:value="104034.43110338">
                <text:p>104034.43110338</text:p>
              </table:table-cell>
              <table:table-cell office:value-type="float" office:value="76890.5397186722">
                <text:p>76890.5397186722</text:p>
              </table:table-cell>
              <table:table-cell office:value-type="float" office:value="81500">
                <text:p>81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9386978920011">
                <text:p>16.9386978920011</text:p>
              </table:table-cell>
              <table:table-cell office:value-type="float" office:value="109500">
                <text:p>109500</text:p>
              </table:table-cell>
              <table:table-cell office:value-type="float" office:value="79128.9459276482">
                <text:p>79128.9459276482</text:p>
              </table:table-cell>
              <table:table-cell office:value-type="float" office:value="79514.878032644">
                <text:p>79514.878032644</text:p>
              </table:table-cell>
              <table:table-cell office:value-type="float" office:value="82250">
                <text:p>82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140691347">
                <text:p>17.140691347</text:p>
              </table:table-cell>
              <table:table-cell office:value-type="float" office:value="110500">
                <text:p>110500</text:p>
              </table:table-cell>
              <table:table-cell office:value-type="float" office:value="76813.3532976731">
                <text:p>76813.3532976731</text:p>
              </table:table-cell>
              <table:table-cell office:value-type="float" office:value="105500.973102364">
                <text:p>105500.973102364</text:p>
              </table:table-cell>
              <table:table-cell office:value-type="float" office:value="138000">
                <text:p>138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3409805300016">
                <text:p>17.3409805300016</text:p>
              </table:table-cell>
              <table:table-cell office:value-type="float" office:value="111500">
                <text:p>111500</text:p>
              </table:table-cell>
              <table:table-cell office:value-type="float" office:value="112705.039062287">
                <text:p>112705.039062287</text:p>
              </table:table-cell>
              <table:table-cell office:value-type="float" office:value="113348.25923728">
                <text:p>113348.25923728</text:p>
              </table:table-cell>
              <table:table-cell office:value-type="float" office:value="139250">
                <text:p>139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5429733860001">
                <text:p>17.5429733860001</text:p>
              </table:table-cell>
              <table:table-cell office:value-type="float" office:value="112500">
                <text:p>112500</text:p>
              </table:table-cell>
              <table:table-cell office:value-type="float" office:value="125723.815404147">
                <text:p>125723.815404147</text:p>
              </table:table-cell>
              <table:table-cell office:value-type="float" office:value="126367.03557914">
                <text:p>126367.03557914</text:p>
              </table:table-cell>
              <table:table-cell office:value-type="float" office:value="140500">
                <text:p>140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7440228680007">
                <text:p>17.7440228680007</text:p>
              </table:table-cell>
              <table:table-cell office:value-type="float" office:value="113500">
                <text:p>113500</text:p>
              </table:table-cell>
              <table:table-cell office:value-type="float" office:value="103502.088169921">
                <text:p>103502.088169921</text:p>
              </table:table-cell>
              <table:table-cell office:value-type="float" office:value="75072.9147446009">
                <text:p>75072.9147446009</text:p>
              </table:table-cell>
              <table:table-cell office:value-type="float" office:value="85250">
                <text:p>852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466329610004">
                <text:p>17.9466329610004</text:p>
              </table:table-cell>
              <table:table-cell office:value-type="float" office:value="114500">
                <text:p>114500</text:p>
              </table:table-cell>
              <table:table-cell office:value-type="float" office:value="83627.8587539528">
                <text:p>83627.8587539528</text:p>
              </table:table-cell>
              <table:table-cell office:value-type="float" office:value="84015.2405751997">
                <text:p>84015.2405751997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487732620008">
                <text:p>18.1487732620008</text:p>
              </table:table-cell>
              <table:table-cell office:value-type="float" office:value="115500">
                <text:p>115500</text:p>
              </table:table-cell>
              <table:table-cell office:value-type="float" office:value="84505.0450694703">
                <text:p>84505.0450694703</text:p>
              </table:table-cell>
              <table:table-cell office:value-type="float" office:value="114524.370425754">
                <text:p>114524.370425754</text:p>
              </table:table-cell>
              <table:table-cell office:value-type="float" office:value="144250">
                <text:p>1442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3494473170013">
                <text:p>18.3494473170013</text:p>
              </table:table-cell>
              <table:table-cell office:value-type="float" office:value="116500">
                <text:p>116500</text:p>
              </table:table-cell>
              <table:table-cell office:value-type="float" office:value="120450.932513261">
                <text:p>120450.932513261</text:p>
              </table:table-cell>
              <table:table-cell office:value-type="float" office:value="121095.124044512">
                <text:p>121095.124044512</text:p>
              </table:table-cell>
              <table:table-cell office:value-type="float" office:value="145500">
                <text:p>145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5505914730002">
                <text:p>18.5505914730002</text:p>
              </table:table-cell>
              <table:table-cell office:value-type="float" office:value="117500">
                <text:p>117500</text:p>
              </table:table-cell>
              <table:table-cell office:value-type="float" office:value="124316.081700765">
                <text:p>124316.081700765</text:p>
              </table:table-cell>
              <table:table-cell office:value-type="float" office:value="124960.273232016">
                <text:p>124960.273232016</text:p>
              </table:table-cell>
              <table:table-cell office:value-type="float" office:value="146750">
                <text:p>1467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755242407">
                <text:p>18.755242407</text:p>
              </table:table-cell>
              <table:table-cell office:value-type="float" office:value="118500">
                <text:p>118500</text:p>
              </table:table-cell>
              <table:table-cell office:value-type="float" office:value="107025.981001996">
                <text:p>107025.981001996</text:p>
              </table:table-cell>
              <table:table-cell office:value-type="float" office:value="77264.3322582121">
                <text:p>77264.3322582121</text:p>
              </table:table-cell>
              <table:table-cell office:value-type="float" office:value="89000">
                <text:p>89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9554734420017">
                <text:p>18.9554734420017</text:p>
              </table:table-cell>
              <table:table-cell office:value-type="float" office:value="119500">
                <text:p>119500</text:p>
              </table:table-cell>
              <table:table-cell office:value-type="float" office:value="85935.1502688469">
                <text:p>85935.1502688469</text:p>
              </table:table-cell>
              <table:table-cell office:value-type="float" office:value="86321.6651875973">
                <text:p>86321.6651875973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1559601040008">
                <text:p>19.1559601040008</text:p>
              </table:table-cell>
              <table:table-cell office:value-type="float" office:value="120500">
                <text:p>120500</text:p>
              </table:table-cell>
              <table:table-cell office:value-type="float" office:value="89555.506674476">
                <text:p>89555.506674476</text:p>
              </table:table-cell>
              <table:table-cell office:value-type="float" office:value="120863.215093261">
                <text:p>120863.215093261</text:p>
              </table:table-cell>
              <table:table-cell office:value-type="float" office:value="150500">
                <text:p>150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576582860005">
                <text:p>19.3576582860005</text:p>
              </table:table-cell>
              <table:table-cell office:value-type="float" office:value="121500">
                <text:p>121500</text:p>
              </table:table-cell>
              <table:table-cell office:value-type="float" office:value="116109.081592631">
                <text:p>116109.081592631</text:p>
              </table:table-cell>
              <table:table-cell office:value-type="float" office:value="116753.273123882">
                <text:p>116753.273123882</text:p>
              </table:table-cell>
              <table:table-cell office:value-type="float" office:value="151750">
                <text:p>1517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5591133820017">
                <text:p>19.5591133820017</text:p>
              </table:table-cell>
              <table:table-cell office:value-type="float" office:value="122500">
                <text:p>122500</text:p>
              </table:table-cell>
              <table:table-cell office:value-type="float" office:value="125037.576215766">
                <text:p>125037.576215766</text:p>
              </table:table-cell>
              <table:table-cell office:value-type="float" office:value="94245.2210219812">
                <text:p>94245.2210219812</text:p>
              </table:table-cell>
              <table:table-cell office:value-type="float" office:value="92000">
                <text:p>92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7599325120009">
                <text:p>19.7599325120009</text:p>
              </table:table-cell>
              <table:table-cell office:value-type="float" office:value="123500">
                <text:p>123500</text:p>
              </table:table-cell>
              <table:table-cell office:value-type="float" office:value="91050.0310269776">
                <text:p>91050.0310269776</text:p>
              </table:table-cell>
              <table:table-cell office:value-type="float" office:value="91436.5459457281">
                <text:p>91436.5459457281</text:p>
              </table:table-cell>
              <table:table-cell office:value-type="float" office:value="92750">
                <text:p>927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622694820009">
                <text:p>19.9622694820009</text:p>
              </table:table-cell>
              <table:table-cell office:value-type="float" office:value="124500">
                <text:p>124500</text:p>
              </table:table-cell>
              <table:table-cell office:value-type="float" office:value="95598.0232376078">
                <text:p>95598.0232376078</text:p>
              </table:table-cell>
              <table:table-cell office:value-type="float" office:value="95984.5381563582">
                <text:p>95984.5381563582</text:p>
              </table:table-cell>
              <table:table-cell office:value-type="float" office:value="93500">
                <text:p>9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164371756">
                <text:p>20.164371756</text:p>
              </table:table-cell>
              <table:table-cell office:value-type="float" office:value="125500">
                <text:p>125500</text:p>
              </table:table-cell>
              <table:table-cell office:value-type="float" office:value="90818.1220757274">
                <text:p>90818.1220757274</text:p>
              </table:table-cell>
              <table:table-cell office:value-type="float" office:value="123414.213557014">
                <text:p>123414.213557014</text:p>
              </table:table-cell>
              <table:table-cell office:value-type="float" office:value="156750">
                <text:p>1567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3675406270013">
                <text:p>20.3675406270013</text:p>
              </table:table-cell>
              <table:table-cell office:value-type="float" office:value="126500">
                <text:p>126500</text:p>
              </table:table-cell>
              <table:table-cell office:value-type="float" office:value="124947.389401391">
                <text:p>124947.389401391</text:p>
              </table:table-cell>
              <table:table-cell office:value-type="float" office:value="125591.580932642">
                <text:p>125591.580932642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567900207001">
                <text:p>20.567900207001</text:p>
              </table:table-cell>
              <table:table-cell office:value-type="float" office:value="127500">
                <text:p>127500</text:p>
              </table:table-cell>
              <table:table-cell office:value-type="float" office:value="126106.934157642">
                <text:p>126106.934157642</text:p>
              </table:table-cell>
              <table:table-cell office:value-type="float" office:value="94026.195901356">
                <text:p>94026.195901356</text:p>
              </table:table-cell>
              <table:table-cell office:value-type="float" office:value="95750">
                <text:p>957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7687069290005">
                <text:p>20.7687069290005</text:p>
              </table:table-cell>
              <table:table-cell office:value-type="float" office:value="128500">
                <text:p>128500</text:p>
              </table:table-cell>
              <table:table-cell office:value-type="float" office:value="95172.8568269823">
                <text:p>95172.8568269823</text:p>
              </table:table-cell>
              <table:table-cell office:value-type="float" office:value="95559.3717457327">
                <text:p>95559.3717457327</text:p>
              </table:table-cell>
              <table:table-cell office:value-type="float" office:value="96500">
                <text:p>96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9710347110013">
                <text:p>20.9710347110013</text:p>
              </table:table-cell>
              <table:table-cell office:value-type="float" office:value="112684.944093127">
                <text:p>112684.944093127</text:p>
              </table:table-cell>
              <table:table-cell office:value-type="float" office:value="99633.5646160241">
                <text:p>99633.5646160241</text:p>
              </table:table-cell>
              <table:table-cell office:value-type="float" office:value="91334.2914266497">
                <text:p>91334.2914266497</text:p>
              </table:table-cell>
              <table:table-cell office:value-type="float" office:value="80434">
                <text:p>804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1714947060009">
                <text:p>21.1714947060009</text:p>
              </table:table-cell>
              <table:table-cell office:value-type="float" office:value="111383.508292063">
                <text:p>111383.508292063</text:p>
              </table:table-cell>
              <table:table-cell office:value-type="float" office:value="93421.9695032067">
                <text:p>93421.9695032067</text:p>
              </table:table-cell>
              <table:table-cell office:value-type="float" office:value="123960.161337893">
                <text:p>123960.161337893</text:p>
              </table:table-cell>
              <table:table-cell office:value-type="float" office:value="139554">
                <text:p>139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3746794090002">
                <text:p>21.3746794090002</text:p>
              </table:table-cell>
              <table:table-cell office:value-type="float" office:value="106789.343728017">
                <text:p>106789.343728017</text:p>
              </table:table-cell>
              <table:table-cell office:value-type="float" office:value="126648.266045399">
                <text:p>126648.266045399</text:p>
              </table:table-cell>
              <table:table-cell office:value-type="float" office:value="124107.376910845">
                <text:p>124107.376910845</text:p>
              </table:table-cell>
              <table:table-cell office:value-type="float" office:value="134635">
                <text:p>1346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783581740016">
                <text:p>21.5783581740016</text:p>
              </table:table-cell>
              <table:table-cell office:value-type="float" office:value="113104.266331151">
                <text:p>113104.266331151</text:p>
              </table:table-cell>
              <table:table-cell office:value-type="float" office:value="126152.382010194">
                <text:p>126152.382010194</text:p>
              </table:table-cell>
              <table:table-cell office:value-type="float" office:value="101239.89124573">
                <text:p>101239.89124573</text:p>
              </table:table-cell>
              <table:table-cell office:value-type="float" office:value="86406">
                <text:p>86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7811896680014">
                <text:p>21.7811896680014</text:p>
              </table:table-cell>
              <table:table-cell office:value-type="float" office:value="113558.537346602">
                <text:p>113558.537346602</text:p>
              </table:table-cell>
              <table:table-cell office:value-type="float" office:value="84898.9626481267">
                <text:p>84898.9626481267</text:p>
              </table:table-cell>
              <table:table-cell office:value-type="float" office:value="84318.3650902413">
                <text:p>84318.3650902413</text:p>
              </table:table-cell>
              <table:table-cell office:value-type="float" office:value="85282">
                <text:p>852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851382820016">
                <text:p>21.9851382820016</text:p>
              </table:table-cell>
              <table:table-cell office:value-type="float" office:value="114389.052179889">
                <text:p>114389.052179889</text:p>
              </table:table-cell>
              <table:table-cell office:value-type="float" office:value="69865.4116475057">
                <text:p>69865.4116475057</text:p>
              </table:table-cell>
              <table:table-cell office:value-type="float" office:value="70235.7750362991">
                <text:p>70235.7750362991</text:p>
              </table:table-cell>
              <table:table-cell office:value-type="float" office:value="85999">
                <text:p>85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887373170011">
                <text:p>22.1887373170011</text:p>
              </table:table-cell>
              <table:table-cell office:value-type="float" office:value="111991.885341337">
                <text:p>111991.885341337</text:p>
              </table:table-cell>
              <table:table-cell office:value-type="float" office:value="77310.9038177555">
                <text:p>77310.9038177555</text:p>
              </table:table-cell>
              <table:table-cell office:value-type="float" office:value="105509.14286132">
                <text:p>105509.14286132</text:p>
              </table:table-cell>
              <table:table-cell office:value-type="float" office:value="140589">
                <text:p>140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3928453850003">
                <text:p>22.3928453850003</text:p>
              </table:table-cell>
              <table:table-cell office:value-type="float" office:value="114827.128856185">
                <text:p>114827.128856185</text:p>
              </table:table-cell>
              <table:table-cell office:value-type="float" office:value="108262.332348446">
                <text:p>108262.332348446</text:p>
              </table:table-cell>
              <table:table-cell office:value-type="float" office:value="109417.328913777">
                <text:p>109417.328913777</text:p>
              </table:table-cell>
              <table:table-cell office:value-type="float" office:value="142825">
                <text:p>142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5932391810002">
                <text:p>22.5932391810002</text:p>
              </table:table-cell>
              <table:table-cell office:value-type="float" office:value="116142.864746984">
                <text:p>116142.864746984</text:p>
              </table:table-cell>
              <table:table-cell office:value-type="float" office:value="129406.104445354">
                <text:p>129406.104445354</text:p>
              </table:table-cell>
              <table:table-cell office:value-type="float" office:value="107091.322861145">
                <text:p>107091.322861145</text:p>
              </table:table-cell>
              <table:table-cell office:value-type="float" office:value="87436">
                <text:p>87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938522320001">
                <text:p>22.7938522320001</text:p>
              </table:table-cell>
              <table:table-cell office:value-type="float" office:value="116221.710129864">
                <text:p>116221.710129864</text:p>
              </table:table-cell>
              <table:table-cell office:value-type="float" office:value="96455.6433977452">
                <text:p>96455.6433977452</text:p>
              </table:table-cell>
              <table:table-cell office:value-type="float" office:value="90029.8127748849">
                <text:p>90029.8127748849</text:p>
              </table:table-cell>
              <table:table-cell office:value-type="float" office:value="87185">
                <text:p>87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9958024880016">
                <text:p>22.9958024880016</text:p>
              </table:table-cell>
              <table:table-cell office:value-type="float" office:value="116018.025012329">
                <text:p>116018.025012329</text:p>
              </table:table-cell>
              <table:table-cell office:value-type="float" office:value="88214.1540418178">
                <text:p>88214.1540418178</text:p>
              </table:table-cell>
              <table:table-cell office:value-type="float" office:value="88098.9643128068">
                <text:p>88098.9643128068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987181680015">
                <text:p>23.1987181680015</text:p>
              </table:table-cell>
              <table:table-cell office:value-type="float" office:value="111871.102020432">
                <text:p>111871.102020432</text:p>
              </table:table-cell>
              <table:table-cell office:value-type="float" office:value="82535.2487469846">
                <text:p>82535.2487469846</text:p>
              </table:table-cell>
              <table:table-cell office:value-type="float" office:value="110383.786236556">
                <text:p>110383.786236556</text:p>
              </table:table-cell>
              <table:table-cell office:value-type="float" office:value="140875">
                <text:p>140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018464230012">
                <text:p>23.4018464230012</text:p>
              </table:table-cell>
              <table:table-cell office:value-type="float" office:value="112621.96833216">
                <text:p>112621.96833216</text:p>
              </table:table-cell>
              <table:table-cell office:value-type="float" office:value="123194.640358546">
                <text:p>123194.640358546</text:p>
              </table:table-cell>
              <table:table-cell office:value-type="float" office:value="123046.908239725">
                <text:p>123046.908239725</text:p>
              </table:table-cell>
              <table:table-cell office:value-type="float" office:value="140589">
                <text:p>1405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041289570003">
                <text:p>23.6041289570003</text:p>
              </table:table-cell>
              <table:table-cell office:value-type="float" office:value="112227.287735765">
                <text:p>112227.287735765</text:p>
              </table:table-cell>
              <table:table-cell office:value-type="float" office:value="82932.4725210183">
                <text:p>82932.4725210183</text:p>
              </table:table-cell>
              <table:table-cell office:value-type="float" office:value="77140.9602265239">
                <text:p>77140.9602265239</text:p>
              </table:table-cell>
              <table:table-cell office:value-type="float" office:value="84071">
                <text:p>840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08370621">
                <text:p>23.808370621</text:p>
              </table:table-cell>
              <table:table-cell office:value-type="float" office:value="110949.462113343">
                <text:p>110949.462113343</text:p>
              </table:table-cell>
              <table:table-cell office:value-type="float" office:value="105846.447314433">
                <text:p>105846.447314433</text:p>
              </table:table-cell>
              <table:table-cell office:value-type="float" office:value="81834.812547258">
                <text:p>81834.812547258</text:p>
              </table:table-cell>
              <table:table-cell office:value-type="float" office:value="82892">
                <text:p>828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0105786750009">
                <text:p>24.0105786750009</text:p>
              </table:table-cell>
              <table:table-cell office:value-type="float" office:value="106262.642301843">
                <text:p>106262.642301843</text:p>
              </table:table-cell>
              <table:table-cell office:value-type="float" office:value="82183.8512725762">
                <text:p>82183.8512725762</text:p>
              </table:table-cell>
              <table:table-cell office:value-type="float" office:value="85290.8080393912">
                <text:p>85290.8080393912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120037000004">
                <text:p>24.2120037000004</text:p>
              </table:table-cell>
              <table:table-cell office:value-type="float" office:value="102063.219664171">
                <text:p>102063.219664171</text:p>
              </table:table-cell>
              <table:table-cell office:value-type="float" office:value="101141.386015922">
                <text:p>101141.386015922</text:p>
              </table:table-cell>
              <table:table-cell office:value-type="float" office:value="121720.591076696">
                <text:p>121720.591076696</text:p>
              </table:table-cell>
              <table:table-cell office:value-type="float" office:value="128628">
                <text:p>1286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150199840005">
                <text:p>24.4150199840005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27231.028509921">
                <text:p>127231.028509921</text:p>
              </table:table-cell>
              <table:table-cell office:value-type="float" office:value="126687.753240423">
                <text:p>126687.753240423</text:p>
              </table:table-cell>
              <table:table-cell office:value-type="float" office:value="126480">
                <text:p>1264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173450410006">
                <text:p>24.6173450410006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25983.41161362">
                <text:p>125983.41161362</text:p>
              </table:table-cell>
              <table:table-cell office:value-type="float" office:value="96931.3911010076">
                <text:p>96931.3911010076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178591040014">
                <text:p>24.8178591040014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0022.9514658497">
                <text:p>70022.9514658497</text:p>
              </table:table-cell>
              <table:table-cell office:value-type="float" office:value="72218.8400670598">
                <text:p>72218.8400670598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0186808160015">
                <text:p>25.0186808160015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3540.7330311459">
                <text:p>73540.7330311459</text:p>
              </table:table-cell>
              <table:table-cell office:value-type="float" office:value="73540.7330311459">
                <text:p>73540.7330311459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254573260016">
                <text:p>25.2254573260016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1858.1558023824">
                <text:p>71858.1558023824</text:p>
              </table:table-cell>
              <table:table-cell office:value-type="float" office:value="98121.2938837727">
                <text:p>98121.2938837727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270036760008">
                <text:p>25.4270036760008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05719.509716717">
                <text:p>105719.509716717</text:p>
              </table:table-cell>
              <table:table-cell office:value-type="float" office:value="105719.509716717">
                <text:p>105719.509716717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271706510015">
                <text:p>25.6271706510015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14977.315313927">
                <text:p>114977.315313927</text:p>
              </table:table-cell>
              <table:table-cell office:value-type="float" office:value="88714.1772325366">
                <text:p>88714.1772325366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294109880007">
                <text:p>25.8294109880007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1297.8491641023">
                <text:p>71297.8491641023</text:p>
              </table:table-cell>
              <table:table-cell office:value-type="float" office:value="71297.8491641023">
                <text:p>71297.8491641023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0314584430016">
                <text:p>26.0314584430016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3795.0375241252">
                <text:p>73795.0375241252</text:p>
              </table:table-cell>
              <table:table-cell office:value-type="float" office:value="73795.0375241252">
                <text:p>73795.0375241252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343768780011">
                <text:p>26.2343768780011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97551.3798519141">
                <text:p>97551.3798519141</text:p>
              </table:table-cell>
              <table:table-cell office:value-type="float" office:value="123814.517933304">
                <text:p>123814.517933304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37461548001">
                <text:p>26.437461548001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21613.163000273">
                <text:p>121613.163000273</text:p>
              </table:table-cell>
              <table:table-cell office:value-type="float" office:value="121613.163000273">
                <text:p>121613.163000273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396730760007">
                <text:p>26.6396730760007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25458.279338596">
                <text:p>125458.279338596</text:p>
              </table:table-cell>
              <table:table-cell office:value-type="float" office:value="99245.0230264774">
                <text:p>99245.0230264774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438361240005">
                <text:p>26.8438361240005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69293.0985663603">
                <text:p>69293.0985663603</text:p>
              </table:table-cell>
              <table:table-cell office:value-type="float" office:value="69293.0985663603">
                <text:p>69293.0985663603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0505670570001">
                <text:p>27.0505670570001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4901.1007883579">
                <text:p>74901.1007883579</text:p>
              </table:table-cell>
              <table:table-cell office:value-type="float" office:value="74901.1007883579">
                <text:p>74901.1007883579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542639740004">
                <text:p>27.2542639740004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79199.011380161">
                <text:p>79199.011380161</text:p>
              </table:table-cell>
              <table:table-cell office:value-type="float" office:value="105412.26769228">
                <text:p>105412.26769228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568593439999">
                <text:p>27.4568593439999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22342.722548598">
                <text:p>122342.722548598</text:p>
              </table:table-cell>
              <table:table-cell office:value-type="float" office:value="122342.722548598">
                <text:p>122342.722548598</text:p>
              </table:table-cell>
              <table:table-cell office:value-type="float" office:value="126205">
                <text:p>1262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627252450016">
                <text:p>27.6627252450016</text:p>
              </table:table-cell>
              <table:table-cell office:value-type="float" office:value="100964.238126301">
                <text:p>100964.238126301</text:p>
              </table:table-cell>
              <table:table-cell office:value-type="float" office:value="119850.277116599">
                <text:p>119850.277116599</text:p>
              </table:table-cell>
              <table:table-cell office:value-type="float" office:value="93637.0208044798">
                <text:p>93637.0208044798</text:p>
              </table:table-cell>
              <table:table-cell office:value-type="float" office:value="75723">
                <text:p>75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680943050003">
                <text:p>27.8680943050003</text:p>
              </table:table-cell>
              <table:table-cell office:value-type="float" office:value="101964.238126301">
                <text:p>101964.238126301</text:p>
              </table:table-cell>
              <table:table-cell office:value-type="float" office:value="76406.9532368572">
                <text:p>76406.9532368572</text:p>
              </table:table-cell>
              <table:table-cell office:value-type="float" office:value="76861.305268732">
                <text:p>76861.305268732</text:p>
              </table:table-cell>
              <table:table-cell office:value-type="float" office:value="76598">
                <text:p>76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0699318679999">
                <text:p>28.0699318679999</text:p>
              </table:table-cell>
              <table:table-cell office:value-type="float" office:value="102964.238126301">
                <text:p>102964.238126301</text:p>
              </table:table-cell>
              <table:table-cell office:value-type="float" office:value="76004.5271514824">
                <text:p>76004.5271514824</text:p>
              </table:table-cell>
              <table:table-cell office:value-type="float" office:value="76393.9717502322">
                <text:p>76393.9717502322</text:p>
              </table:table-cell>
              <table:table-cell office:value-type="float" office:value="77348">
                <text:p>77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73504924">
                <text:p>28.273504924</text:p>
              </table:table-cell>
              <table:table-cell office:value-type="float" office:value="103964.238126301">
                <text:p>103964.238126301</text:p>
              </table:table-cell>
              <table:table-cell office:value-type="float" office:value="97489.9260347782">
                <text:p>97489.9260347782</text:p>
              </table:table-cell>
              <table:table-cell office:value-type="float" office:value="124741.701276896">
                <text:p>124741.701276896</text:p>
              </table:table-cell>
              <table:table-cell office:value-type="float" office:value="129830">
                <text:p>1298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800826850005">
                <text:p>28.4800826850005</text:p>
              </table:table-cell>
              <table:table-cell office:value-type="float" office:value="104964.238126301">
                <text:p>104964.238126301</text:p>
              </table:table-cell>
              <table:table-cell office:value-type="float" office:value="126431.890835471">
                <text:p>126431.890835471</text:p>
              </table:table-cell>
              <table:table-cell office:value-type="float" office:value="127080.96516672">
                <text:p>127080.96516672</text:p>
              </table:table-cell>
              <table:table-cell office:value-type="float" office:value="131080">
                <text:p>1310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859673690014">
                <text:p>28.6859673690014</text:p>
              </table:table-cell>
              <table:table-cell office:value-type="float" office:value="105964.238126301">
                <text:p>105964.238126301</text:p>
              </table:table-cell>
              <table:table-cell office:value-type="float" office:value="101724.486971851">
                <text:p>101724.486971851</text:p>
              </table:table-cell>
              <table:table-cell office:value-type="float" office:value="74991.9711947328">
                <text:p>74991.9711947328</text:p>
              </table:table-cell>
              <table:table-cell office:value-type="float" office:value="79598">
                <text:p>795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864666090012">
                <text:p>28.8864666090012</text:p>
              </table:table-cell>
              <table:table-cell office:value-type="float" office:value="106964.238126301">
                <text:p>106964.238126301</text:p>
              </table:table-cell>
              <table:table-cell office:value-type="float" office:value="72265.859003484">
                <text:p>72265.859003484</text:p>
              </table:table-cell>
              <table:table-cell office:value-type="float" office:value="72655.3036022338">
                <text:p>72655.3036022338</text:p>
              </table:table-cell>
              <table:table-cell office:value-type="float" office:value="80348">
                <text:p>80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0922477820004">
                <text:p>29.0922477820004</text:p>
              </table:table-cell>
              <table:table-cell office:value-type="float" office:value="107964.238126301">
                <text:p>107964.238126301</text:p>
              </table:table-cell>
              <table:table-cell office:value-type="float" office:value="80110.3117412356">
                <text:p>80110.3117412356</text:p>
              </table:table-cell>
              <table:table-cell office:value-type="float" office:value="108400.605913354">
                <text:p>108400.605913354</text:p>
              </table:table-cell>
              <table:table-cell office:value-type="float" office:value="134830">
                <text:p>1348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963039620008">
                <text:p>29.2963039620008</text:p>
              </table:table-cell>
              <table:table-cell office:value-type="float" office:value="108964.238126301">
                <text:p>108964.238126301</text:p>
              </table:table-cell>
              <table:table-cell office:value-type="float" office:value="113134.49028727">
                <text:p>113134.49028727</text:p>
              </table:table-cell>
              <table:table-cell office:value-type="float" office:value="113783.56461852">
                <text:p>113783.56461852</text:p>
              </table:table-cell>
              <table:table-cell office:value-type="float" office:value="136080">
                <text:p>1360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991815520007">
                <text:p>29.4991815520007</text:p>
              </table:table-cell>
              <table:table-cell office:value-type="float" office:value="109964.238126301">
                <text:p>109964.238126301</text:p>
              </table:table-cell>
              <table:table-cell office:value-type="float" office:value="130723.774732139">
                <text:p>130723.774732139</text:p>
              </table:table-cell>
              <table:table-cell office:value-type="float" office:value="131380.585707138">
                <text:p>131380.585707138</text:p>
              </table:table-cell>
              <table:table-cell office:value-type="float" office:value="137330">
                <text:p>1373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7026299970003">
                <text:p>29.7026299970003</text:p>
              </table:table-cell>
              <table:table-cell office:value-type="float" office:value="110964.238126301">
                <text:p>110964.238126301</text:p>
              </table:table-cell>
              <table:table-cell office:value-type="float" office:value="105038.78746821">
                <text:p>105038.78746821</text:p>
              </table:table-cell>
              <table:table-cell office:value-type="float" office:value="76674.0114262853">
                <text:p>76674.0114262853</text:p>
              </table:table-cell>
              <table:table-cell office:value-type="float" office:value="83348">
                <text:p>83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9042230470004">
                <text:p>29.9042230470004</text:p>
              </table:table-cell>
              <table:table-cell office:value-type="float" office:value="111964.238126301">
                <text:p>111964.238126301</text:p>
              </table:table-cell>
              <table:table-cell office:value-type="float" office:value="84114.3618188255">
                <text:p>84114.3618188255</text:p>
              </table:table-cell>
              <table:table-cell office:value-type="float" office:value="84507.5518725764">
                <text:p>84507.5518725764</text:p>
              </table:table-cell>
              <table:table-cell office:value-type="float" office:value="84098">
                <text:p>84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1066071969999">
                <text:p>30.1066071969999</text:p>
              </table:table-cell>
              <table:table-cell office:value-type="float" office:value="112964.238126301">
                <text:p>112964.238126301</text:p>
              </table:table-cell>
              <table:table-cell office:value-type="float" office:value="84535.714430222">
                <text:p>84535.714430222</text:p>
              </table:table-cell>
              <table:table-cell office:value-type="float" office:value="114386.270475998">
                <text:p>114386.270475998</text:p>
              </table:table-cell>
              <table:table-cell office:value-type="float" office:value="141080">
                <text:p>1410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312257439">
                <text:p>30.312257439</text:p>
              </table:table-cell>
              <table:table-cell office:value-type="float" office:value="113964.238126301">
                <text:p>113964.238126301</text:p>
              </table:table-cell>
              <table:table-cell office:value-type="float" office:value="118875.701988202">
                <text:p>118875.701988202</text:p>
              </table:table-cell>
              <table:table-cell office:value-type="float" office:value="119525.352788207">
                <text:p>119525.352788207</text:p>
              </table:table-cell>
              <table:table-cell office:value-type="float" office:value="142330">
                <text:p>1423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5149627970004">
                <text:p>30.5149627970004</text:p>
              </table:table-cell>
              <table:table-cell office:value-type="float" office:value="114964.238126301">
                <text:p>114964.238126301</text:p>
              </table:table-cell>
              <table:table-cell office:value-type="float" office:value="79253.7851694426">
                <text:p>79253.7851694426</text:p>
              </table:table-cell>
              <table:table-cell office:value-type="float" office:value="79900.7337194445">
                <text:p>79900.7337194445</text:p>
              </table:table-cell>
              <table:table-cell office:value-type="float" office:value="143580">
                <text:p>1435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7165632770011">
                <text:p>30.7165632770011</text:p>
              </table:table-cell>
              <table:table-cell office:value-type="float" office:value="115964.238126301">
                <text:p>115964.238126301</text:p>
              </table:table-cell>
              <table:table-cell office:value-type="float" office:value="112196.405335543">
                <text:p>112196.405335543</text:p>
              </table:table-cell>
              <table:table-cell office:value-type="float" office:value="82963.6469345739">
                <text:p>82963.6469345739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9185312480004">
                <text:p>30.9185312480004</text:p>
              </table:table-cell>
              <table:table-cell office:value-type="float" office:value="116964.238126301">
                <text:p>116964.238126301</text:p>
              </table:table-cell>
              <table:table-cell office:value-type="float" office:value="90350.7642579165">
                <text:p>90350.7642579165</text:p>
              </table:table-cell>
              <table:table-cell office:value-type="float" office:value="90738.9333879177">
                <text:p>90738.9333879177</text:p>
              </table:table-cell>
              <table:table-cell office:value-type="float" office:value="87848">
                <text:p>878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1218174130008">
                <text:p>31.1218174130008</text:p>
              </table:table-cell>
              <table:table-cell office:value-type="float" office:value="117964.238126301">
                <text:p>117964.238126301</text:p>
              </table:table-cell>
              <table:table-cell office:value-type="float" office:value="91127.1025179189">
                <text:p>91127.1025179189</text:p>
              </table:table-cell>
              <table:table-cell office:value-type="float" office:value="119735.167399006">
                <text:p>119735.167399006</text:p>
              </table:table-cell>
              <table:table-cell office:value-type="float" office:value="147330">
                <text:p>1473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324276976">
                <text:p>31.324276976</text:p>
              </table:table-cell>
              <table:table-cell office:value-type="float" office:value="118964.238126301">
                <text:p>118964.238126301</text:p>
              </table:table-cell>
              <table:table-cell office:value-type="float" office:value="109659.331901856">
                <text:p>109659.331901856</text:p>
              </table:table-cell>
              <table:table-cell office:value-type="float" office:value="112483.650491744">
                <text:p>112483.650491744</text:p>
              </table:table-cell>
              <table:table-cell office:value-type="float" office:value="148580">
                <text:p>1485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5275056290011">
                <text:p>31.5275056290011</text:p>
              </table:table-cell>
              <table:table-cell office:value-type="float" office:value="119964.238126301">
                <text:p>119964.238126301</text:p>
              </table:table-cell>
              <table:table-cell office:value-type="float" office:value="127091.748750789">
                <text:p>127091.748750789</text:p>
              </table:table-cell>
              <table:table-cell office:value-type="float" office:value="127738.697300791">
                <text:p>127738.697300791</text:p>
              </table:table-cell>
              <table:table-cell office:value-type="float" office:value="149830">
                <text:p>1498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7292125439999">
                <text:p>31.7292125439999</text:p>
              </table:table-cell>
              <table:table-cell office:value-type="float" office:value="120964.238126301">
                <text:p>120964.238126301</text:p>
              </table:table-cell>
              <table:table-cell office:value-type="float" office:value="110164.986888537">
                <text:p>110164.986888537</text:p>
              </table:table-cell>
              <table:table-cell office:value-type="float" office:value="79638.3313875637">
                <text:p>79638.3313875637</text:p>
              </table:table-cell>
              <table:table-cell office:value-type="float" office:value="90848">
                <text:p>90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9323230059999">
                <text:p>31.9323230059999</text:p>
              </table:table-cell>
              <table:table-cell office:value-type="float" office:value="121964.238126301">
                <text:p>121964.238126301</text:p>
              </table:table-cell>
              <table:table-cell office:value-type="float" office:value="94232.4555579284">
                <text:p>94232.4555579284</text:p>
              </table:table-cell>
              <table:table-cell office:value-type="float" office:value="94620.6246879296">
                <text:p>94620.6246879296</text:p>
              </table:table-cell>
              <table:table-cell office:value-type="float" office:value="91598">
                <text:p>91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1355753510015">
                <text:p>32.1355753510015</text:p>
              </table:table-cell>
              <table:table-cell office:value-type="float" office:value="122964.238126301">
                <text:p>122964.238126301</text:p>
              </table:table-cell>
              <table:table-cell office:value-type="float" office:value="95008.7938179308">
                <text:p>95008.7938179308</text:p>
              </table:table-cell>
              <table:table-cell office:value-type="float" office:value="127088.125838909">
                <text:p>127088.125838909</text:p>
              </table:table-cell>
              <table:table-cell office:value-type="float" office:value="153580">
                <text:p>1535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3447051840012">
                <text:p>32.3447051840012</text:p>
              </table:table-cell>
              <table:table-cell office:value-type="float" office:value="123964.238126301">
                <text:p>123964.238126301</text:p>
              </table:table-cell>
              <table:table-cell office:value-type="float" office:value="99820.3939851833">
                <text:p>99820.3939851833</text:p>
              </table:table-cell>
              <table:table-cell office:value-type="float" office:value="100466.805347688">
                <text:p>100466.805347688</text:p>
              </table:table-cell>
              <table:table-cell office:value-type="float" office:value="154830">
                <text:p>1548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5480492620009">
                <text:p>32.5480492620009</text:p>
              </table:table-cell>
              <table:table-cell office:value-type="float" office:value="124964.238126301">
                <text:p>124964.238126301</text:p>
              </table:table-cell>
              <table:table-cell office:value-type="float" office:value="141230.540125389">
                <text:p>141230.540125389</text:p>
              </table:table-cell>
              <table:table-cell office:value-type="float" office:value="141876.951487893">
                <text:p>141876.951487893</text:p>
              </table:table-cell>
              <table:table-cell office:value-type="float" office:value="156080">
                <text:p>1560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7506095200006">
                <text:p>32.7506095200006</text:p>
              </table:table-cell>
              <table:table-cell office:value-type="float" office:value="125964.238126301">
                <text:p>125964.238126301</text:p>
              </table:table-cell>
              <table:table-cell office:value-type="float" office:value="113295.226683403">
                <text:p>113295.226683403</text:p>
              </table:table-cell>
              <table:table-cell office:value-type="float" office:value="81501.0959718116">
                <text:p>81501.0959718116</text:p>
              </table:table-cell>
              <table:table-cell office:value-type="float" office:value="94598">
                <text:p>945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9522203360011">
                <text:p>32.9522203360011</text:p>
              </table:table-cell>
              <table:table-cell office:value-type="float" office:value="126964.238126301">
                <text:p>126964.238126301</text:p>
              </table:table-cell>
              <table:table-cell office:value-type="float" office:value="98032.6787210415">
                <text:p>98032.6787210415</text:p>
              </table:table-cell>
              <table:table-cell office:value-type="float" office:value="98420.525538544">
                <text:p>98420.525538544</text:p>
              </table:table-cell>
              <table:table-cell office:value-type="float" office:value="95348">
                <text:p>953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1553703910013">
                <text:p>33.1553703910013</text:p>
              </table:table-cell>
              <table:table-cell office:value-type="float" office:value="127964.238126301">
                <text:p>127964.238126301</text:p>
              </table:table-cell>
              <table:table-cell office:value-type="float" office:value="95043.6725808216">
                <text:p>95043.6725808216</text:p>
              </table:table-cell>
              <table:table-cell office:value-type="float" office:value="128389.190562423">
                <text:p>128389.190562423</text:p>
              </table:table-cell>
              <table:table-cell office:value-type="float" office:value="159830">
                <text:p>1598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3572605340014">
                <text:p>33.3572605340014</text:p>
              </table:table-cell>
              <table:table-cell office:value-type="float" office:value="128964.238126301">
                <text:p>128964.238126301</text:p>
              </table:table-cell>
              <table:table-cell office:value-type="float" office:value="129481.36720051">
                <text:p>129481.36720051</text:p>
              </table:table-cell>
              <table:table-cell office:value-type="float" office:value="130127.778563015">
                <text:p>130127.778563015</text:p>
              </table:table-cell>
              <table:table-cell office:value-type="float" office:value="161080">
                <text:p>1610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558527262001">
                <text:p>33.558527262001</text:p>
              </table:table-cell>
              <table:table-cell office:value-type="float" office:value="105849.326088866">
                <text:p>105849.326088866</text:p>
              </table:table-cell>
              <table:table-cell office:value-type="float" office:value="126174.326669938">
                <text:p>126174.326669938</text:p>
              </table:table-cell>
              <table:table-cell office:value-type="float" office:value="87079.3674656787">
                <text:p>87079.3674656787</text:p>
              </table:table-cell>
              <table:table-cell office:value-type="float" office:value="79386">
                <text:p>79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7597541890009">
                <text:p>33.7597541890009</text:p>
              </table:table-cell>
              <table:table-cell office:value-type="float" office:value="108631.915837424">
                <text:p>108631.915837424</text:p>
              </table:table-cell>
              <table:table-cell office:value-type="float" office:value="86696.1748099861">
                <text:p>86696.1748099861</text:p>
              </table:table-cell>
              <table:table-cell office:value-type="float" office:value="84624.0385463423">
                <text:p>84624.0385463423</text:p>
              </table:table-cell>
              <table:table-cell office:value-type="float" office:value="81473">
                <text:p>814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9611479110008">
                <text:p>33.9611479110008</text:p>
              </table:table-cell>
              <table:table-cell office:value-type="float" office:value="112606.770095238">
                <text:p>112606.770095238</text:p>
              </table:table-cell>
              <table:table-cell office:value-type="float" office:value="86319.7048324636">
                <text:p>86319.7048324636</text:p>
              </table:table-cell>
              <table:table-cell office:value-type="float" office:value="84765.7319170033">
                <text:p>84765.7319170033</text:p>
              </table:table-cell>
              <table:table-cell office:value-type="float" office:value="84455">
                <text:p>84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.1654299660004">
                <text:p>34.1654299660004</text:p>
              </table:table-cell>
              <table:table-cell office:value-type="float" office:value="113669.206160822">
                <text:p>113669.206160822</text:p>
              </table:table-cell>
              <table:table-cell office:value-type="float" office:value="76838.1429672506">
                <text:p>76838.1429672506</text:p>
              </table:table-cell>
              <table:table-cell office:value-type="float" office:value="109736.861415089">
                <text:p>109736.861415089</text:p>
              </table:table-cell>
              <table:table-cell office:value-type="float" office:value="142086">
                <text:p>1420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3682439840013">
                <text:p>34.3682439840013</text:p>
              </table:table-cell>
              <table:table-cell office:value-type="float" office:value="113716.383528563">
                <text:p>113716.383528563</text:p>
              </table:table-cell>
              <table:table-cell office:value-type="float" office:value="127603.154345618">
                <text:p>127603.154345618</text:p>
              </table:table-cell>
              <table:table-cell office:value-type="float" office:value="127633.664961928">
                <text:p>127633.664961928</text:p>
              </table:table-cell>
              <table:table-cell office:value-type="float" office:value="142145">
                <text:p>1421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5709220690005">
                <text:p>34.5709220690005</text:p>
              </table:table-cell>
              <table:table-cell office:value-type="float" office:value="115743.116121184">
                <text:p>115743.116121184</text:p>
              </table:table-cell>
              <table:table-cell office:value-type="float" office:value="127440.258682267">
                <text:p>127440.258682267</text:p>
              </table:table-cell>
              <table:table-cell office:value-type="float" office:value="108823.611442143">
                <text:p>108823.611442143</text:p>
              </table:table-cell>
              <table:table-cell office:value-type="float" office:value="86807">
                <text:p>86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7731058520003">
                <text:p>34.7731058520003</text:p>
              </table:table-cell>
              <table:table-cell office:value-type="float" office:value="116751.953788875">
                <text:p>116751.953788875</text:p>
              </table:table-cell>
              <table:table-cell office:value-type="float" office:value="100302.875426157">
                <text:p>100302.875426157</text:p>
              </table:table-cell>
              <table:table-cell office:value-type="float" office:value="90693.5826757127">
                <text:p>90693.5826757127</text:p>
              </table:table-cell>
              <table:table-cell office:value-type="float" office:value="87563">
                <text:p>875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9761885890002">
                <text:p>34.9761885890002</text:p>
              </table:table-cell>
              <table:table-cell office:value-type="float" office:value="116859.772810275">
                <text:p>116859.772810275</text:p>
              </table:table-cell>
              <table:table-cell office:value-type="float" office:value="88855.7058898405">
                <text:p>88855.7058898405</text:p>
              </table:table-cell>
              <table:table-cell office:value-type="float" office:value="88897.5933461307">
                <text:p>88897.5933461307</text:p>
              </table:table-cell>
              <table:table-cell office:value-type="float" office:value="87644">
                <text:p>876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.1775205720005">
                <text:p>35.1775205720005</text:p>
              </table:table-cell>
              <table:table-cell office:value-type="float" office:value="116552.407410617">
                <text:p>116552.407410617</text:p>
              </table:table-cell>
              <table:table-cell office:value-type="float" office:value="81427.1465119411">
                <text:p>81427.1465119411</text:p>
              </table:table-cell>
              <table:table-cell office:value-type="float" office:value="111444.421670281">
                <text:p>111444.421670281</text:p>
              </table:table-cell>
              <table:table-cell office:value-type="float" office:value="145690">
                <text:p>14569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3804571150013">
                <text:p>35.3804571150013</text:p>
              </table:table-cell>
              <table:table-cell office:value-type="float" office:value="115986.886813425">
                <text:p>115986.886813425</text:p>
              </table:table-cell>
              <table:table-cell office:value-type="float" office:value="127250.796015322">
                <text:p>127250.796015322</text:p>
              </table:table-cell>
              <table:table-cell office:value-type="float" office:value="126881.816982069">
                <text:p>126881.816982069</text:p>
              </table:table-cell>
              <table:table-cell office:value-type="float" office:value="144983">
                <text:p>1449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5840352240011">
                <text:p>35.5840352240011</text:p>
              </table:table-cell>
              <table:table-cell office:value-type="float" office:value="120169.356451972">
                <text:p>120169.356451972</text:p>
              </table:table-cell>
              <table:table-cell office:value-type="float" office:value="127423.021023771">
                <text:p>127423.021023771</text:p>
              </table:table-cell>
              <table:table-cell office:value-type="float" office:value="111139.929315874">
                <text:p>111139.929315874</text:p>
              </table:table-cell>
              <table:table-cell office:value-type="float" office:value="90127">
                <text:p>901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7853991880002">
                <text:p>35.7853991880002</text:p>
              </table:table-cell>
              <table:table-cell office:value-type="float" office:value="117385.226550014">
                <text:p>117385.226550014</text:p>
              </table:table-cell>
              <table:table-cell office:value-type="float" office:value="98805.4873471416">
                <text:p>98805.4873471416</text:p>
              </table:table-cell>
              <table:table-cell office:value-type="float" office:value="85369.3272183013">
                <text:p>85369.3272183013</text:p>
              </table:table-cell>
              <table:table-cell office:value-type="float" office:value="88038">
                <text:p>88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9876859570013">
                <text:p>35.9876859570013</text:p>
              </table:table-cell>
              <table:table-cell office:value-type="float" office:value="117674.995777411">
                <text:p>117674.995777411</text:p>
              </table:table-cell>
              <table:table-cell office:value-type="float" office:value="87034.1689666408">
                <text:p>87034.1689666408</text:p>
              </table:table-cell>
              <table:table-cell office:value-type="float" office:value="87147.9418510101">
                <text:p>87147.9418510101</text:p>
              </table:table-cell>
              <table:table-cell office:value-type="float" office:value="88256">
                <text:p>88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1914507130005">
                <text:p>36.1914507130005</text:p>
              </table:table-cell>
              <table:table-cell office:value-type="float" office:value="116883.426873753">
                <text:p>116883.426873753</text:p>
              </table:table-cell>
              <table:table-cell office:value-type="float" office:value="85380.8088855313">
                <text:p>85380.8088855313</text:p>
              </table:table-cell>
              <table:table-cell office:value-type="float" office:value="115571.330972661">
                <text:p>115571.330972661</text:p>
              </table:table-cell>
              <table:table-cell office:value-type="float" office:value="146104">
                <text:p>146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3979065760013">
                <text:p>36.3979065760013</text:p>
              </table:table-cell>
              <table:table-cell office:value-type="float" office:value="116433.059340218">
                <text:p>116433.059340218</text:p>
              </table:table-cell>
              <table:table-cell office:value-type="float" office:value="111720.923782376">
                <text:p>111720.923782376</text:p>
              </table:table-cell>
              <table:table-cell office:value-type="float" office:value="111427.694378312">
                <text:p>111427.694378312</text:p>
              </table:table-cell>
              <table:table-cell office:value-type="float" office:value="145541">
                <text:p>1455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5986992369999">
                <text:p>36.5986992369999</text:p>
              </table:table-cell>
              <table:table-cell office:value-type="float" office:value="116774.911892175">
                <text:p>116774.911892175</text:p>
              </table:table-cell>
              <table:table-cell office:value-type="float" office:value="119163.638141317">
                <text:p>119163.638141317</text:p>
              </table:table-cell>
              <table:table-cell office:value-type="float" office:value="97707.8916041194">
                <text:p>97707.8916041194</text:p>
              </table:table-cell>
              <table:table-cell office:value-type="float" office:value="87581">
                <text:p>87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7996635030013">
                <text:p>36.7996635030013</text:p>
              </table:table-cell>
              <table:table-cell office:value-type="float" office:value="116940.346058221">
                <text:p>116940.346058221</text:p>
              </table:table-cell>
              <table:table-cell office:value-type="float" office:value="100047.997665331">
                <text:p>100047.997665331</text:p>
              </table:table-cell>
              <table:table-cell office:value-type="float" office:value="91380.8031483875">
                <text:p>91380.8031483875</text:p>
              </table:table-cell>
              <table:table-cell office:value-type="float" office:value="87705">
                <text:p>877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0009093380013">
                <text:p>37.0009093380013</text:p>
              </table:table-cell>
              <table:table-cell office:value-type="float" office:value="117100.58222975">
                <text:p>117100.58222975</text:p>
              </table:table-cell>
              <table:table-cell office:value-type="float" office:value="91442.7823652324">
                <text:p>91442.7823652324</text:p>
              </table:table-cell>
              <table:table-cell office:value-type="float" office:value="91505.2824158323">
                <text:p>91505.2824158323</text:p>
              </table:table-cell>
              <table:table-cell office:value-type="float" office:value="87825">
                <text:p>87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.2036484100008">
                <text:p>37.2036484100008</text:p>
              </table:table-cell>
              <table:table-cell office:value-type="float" office:value="113627.787398719">
                <text:p>113627.787398719</text:p>
              </table:table-cell>
              <table:table-cell office:value-type="float" office:value="89179.0008076379">
                <text:p>89179.0008076379</text:p>
              </table:table-cell>
              <table:table-cell office:value-type="float" office:value="117148.987065261">
                <text:p>117148.987065261</text:p>
              </table:table-cell>
              <table:table-cell office:value-type="float" office:value="142034">
                <text:p>142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4090718490006">
                <text:p>37.4090718490006</text:p>
              </table:table-cell>
              <table:table-cell office:value-type="float" office:value="111568.634422756">
                <text:p>111568.634422756</text:p>
              </table:table-cell>
              <table:table-cell office:value-type="float" office:value="105010.377301258">
                <text:p>105010.377301258</text:p>
              </table:table-cell>
              <table:table-cell office:value-type="float" office:value="103682.281512235">
                <text:p>103682.281512235</text:p>
              </table:table-cell>
              <table:table-cell office:value-type="float" office:value="139460">
                <text:p>1394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6163004540013">
                <text:p>37.6163004540013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121121.407220538">
                <text:p>121121.407220538</text:p>
              </table:table-cell>
              <table:table-cell office:value-type="float" office:value="91193.3310175617">
                <text:p>91193.3310175617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8180477710012">
                <text:p>37.8180477710012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72424.5616230463">
                <text:p>72424.5616230463</text:p>
              </table:table-cell>
              <table:table-cell office:value-type="float" office:value="73175.2917601978">
                <text:p>73175.2917601978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0213827100015">
                <text:p>38.0213827100015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83529.6920298572">
                <text:p>83529.6920298572</text:p>
              </table:table-cell>
              <table:table-cell office:value-type="float" office:value="86858.1869540935">
                <text:p>86858.1869540935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2285542950012">
                <text:p>38.2285542950012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101308.323188501">
                <text:p>101308.323188501</text:p>
              </table:table-cell>
              <table:table-cell office:value-type="float" office:value="126499.318024338">
                <text:p>126499.318024338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434591321">
                <text:p>38.434591321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96065.0794402308">
                <text:p>96065.0794402308</text:p>
              </table:table-cell>
              <table:table-cell office:value-type="float" office:value="96065.0794402308">
                <text:p>96065.0794402308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6420233330009">
                <text:p>38.6420233330009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112082.719562381">
                <text:p>112082.719562381</text:p>
              </table:table-cell>
              <table:table-cell office:value-type="float" office:value="83563.2298023073">
                <text:p>83563.2298023073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8532402600013">
                <text:p>38.8532402600013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74494.1001660802">
                <text:p>74494.1001660802</text:p>
              </table:table-cell>
              <table:table-cell office:value-type="float" office:value="74494.1001660802">
                <text:p>74494.1001660802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0698760440009">
                <text:p>39.0698760440009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68222.0207521884">
                <text:p>68222.0207521884</text:p>
              </table:table-cell>
              <table:table-cell office:value-type="float" office:value="74413.6095122001">
                <text:p>74413.6095122001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2795140530016">
                <text:p>39.2795140530016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77490.3131601959">
                <text:p>77490.3131601959</text:p>
              </table:table-cell>
              <table:table-cell office:value-type="float" office:value="99818.2141602579">
                <text:p>99818.2141602579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4878046880003">
                <text:p>39.4878046880003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85539.378548211">
                <text:p>85539.378548211</text:p>
              </table:table-cell>
              <table:table-cell office:value-type="float" office:value="85539.378548211">
                <text:p>85539.378548211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68959378">
                <text:p>39.68959378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98598.9871402656">
                <text:p>98598.9871402656</text:p>
              </table:table-cell>
              <table:table-cell office:value-type="float" office:value="63830.6364241502">
                <text:p>63830.6364241502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8922541350003">
                <text:p>39.8922541350003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65688.1130521536">
                <text:p>65688.1130521536</text:p>
              </table:table-cell>
              <table:table-cell office:value-type="float" office:value="71936.9740081954">
                <text:p>71936.9740081954</text:p>
              </table:table-cell>
              <table:table-cell office:value-type="float" office:value="82911">
                <text:p>829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1032672199999">
                <text:p>40.1032672199999</text:p>
              </table:table-cell>
              <table:table-cell office:value-type="float" office:value="110548.511204627">
                <text:p>110548.511204627</text:p>
              </table:table-cell>
              <table:table-cell office:value-type="float" office:value="80616.7867322063">
                <text:p>80616.7867322063</text:p>
              </table:table-cell>
              <table:table-cell office:value-type="float" office:value="94284.63584421">
                <text:p>94284.63584421</text:p>
              </table:table-cell>
              <table:table-cell office:value-type="float" office:value="138185">
                <text:p>13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.3042916440008">
                <text:p>40.3042916440008</text:p>
              </table:table-cell>
              <table:table-cell office:value-type="float" office:value="95323.8373313938">
                <text:p>95323.8373313938</text:p>
              </table:table-cell>
              <table:table-cell office:value-type="float" office:value="106419.320679225">
                <text:p>106419.320679225</text:p>
              </table:table-cell>
              <table:table-cell office:value-type="float" office:value="111545.498531177">
                <text:p>111545.498531177</text:p>
              </table:table-cell>
              <table:table-cell office:value-type="float" office:value="119154">
                <text:p>119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5067583050004">
                <text:p>40.5067583050004</text:p>
              </table:table-cell>
              <table:table-cell office:value-type="float" office:value="89647.9741802614">
                <text:p>89647.9741802614</text:p>
              </table:table-cell>
              <table:table-cell office:value-type="float" office:value="116075.672618321">
                <text:p>116075.672618321</text:p>
              </table:table-cell>
              <table:table-cell office:value-type="float" office:value="106517.371480998">
                <text:p>106517.371480998</text:p>
              </table:table-cell>
              <table:table-cell office:value-type="float" office:value="112059">
                <text:p>1120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7080964870002">
                <text:p>40.7080964870002</text:p>
              </table:table-cell>
              <table:table-cell office:value-type="float" office:value="94600.0050068166">
                <text:p>94600.0050068166</text:p>
              </table:table-cell>
              <table:table-cell office:value-type="float" office:value="97463.6603404763">
                <text:p>97463.6603404763</text:p>
              </table:table-cell>
              <table:table-cell office:value-type="float" office:value="81669.895632377">
                <text:p>81669.895632377</text:p>
              </table:table-cell>
              <table:table-cell office:value-type="float" office:value="70950">
                <text:p>709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9131609350006">
                <text:p>40.9131609350006</text:p>
              </table:table-cell>
              <table:table-cell office:value-type="float" office:value="93253.1169001798">
                <text:p>93253.1169001798</text:p>
              </table:table-cell>
              <table:table-cell office:value-type="float" office:value="69656.3521751257">
                <text:p>69656.3521751257</text:p>
              </table:table-cell>
              <table:table-cell office:value-type="float" office:value="66874.9762566439">
                <text:p>66874.9762566439</text:p>
              </table:table-cell>
              <table:table-cell office:value-type="float" office:value="71260">
                <text:p>712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1152361470013">
                <text:p>41.1152361470013</text:p>
              </table:table-cell>
              <table:table-cell office:value-type="float" office:value="92202.8097008683">
                <text:p>92202.8097008683</text:p>
              </table:table-cell>
              <table:table-cell office:value-type="float" office:value="67014.352500164">
                <text:p>67014.352500164</text:p>
              </table:table-cell>
              <table:table-cell office:value-type="float" office:value="92631.9110242208">
                <text:p>92631.9110242208</text:p>
              </table:table-cell>
              <table:table-cell office:value-type="float" office:value="115516">
                <text:p>115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3207045550007">
                <text:p>41.3207045550007</text:p>
              </table:table-cell>
              <table:table-cell office:value-type="float" office:value="90827.912238461">
                <text:p>90827.912238461</text:p>
              </table:table-cell>
              <table:table-cell office:value-type="float" office:value="107238.74631019">
                <text:p>107238.74631019</text:p>
              </table:table-cell>
              <table:table-cell office:value-type="float" office:value="107103.98178061">
                <text:p>107103.98178061</text:p>
              </table:table-cell>
              <table:table-cell office:value-type="float" office:value="113878">
                <text:p>1138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5227920080015">
                <text:p>41.5227920080015</text:p>
              </table:table-cell>
              <table:table-cell office:value-type="float" office:value="90827.912238461">
                <text:p>90827.912238461</text:p>
              </table:table-cell>
              <table:table-cell office:value-type="float" office:value="113528.099299035">
                <text:p>113528.099299035</text:p>
              </table:table-cell>
              <table:table-cell office:value-type="float" office:value="112647.261936494">
                <text:p>112647.261936494</text:p>
              </table:table-cell>
              <table:table-cell office:value-type="float" office:value="113534">
                <text:p>113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7232526309999">
                <text:p>41.7232526309999</text:p>
              </table:table-cell>
              <table:table-cell office:value-type="float" office:value="94076.7397368211">
                <text:p>94076.7397368211</text:p>
              </table:table-cell>
              <table:table-cell office:value-type="float" office:value="89934.5707819791">
                <text:p>89934.5707819791</text:p>
              </table:table-cell>
              <table:table-cell office:value-type="float" office:value="66682.8215091438">
                <text:p>66682.8215091438</text:p>
              </table:table-cell>
              <table:table-cell office:value-type="float" office:value="70557">
                <text:p>70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9276417830006">
                <text:p>41.9276417830006</text:p>
              </table:table-cell>
              <table:table-cell office:value-type="float" office:value="91069.3685462239">
                <text:p>91069.3685462239</text:p>
              </table:table-cell>
              <table:table-cell office:value-type="float" office:value="62159.2425466608">
                <text:p>62159.2425466608</text:p>
              </table:table-cell>
              <table:table-cell office:value-type="float" office:value="62233.5423823609">
                <text:p>62233.5423823609</text:p>
              </table:table-cell>
              <table:table-cell office:value-type="float" office:value="68302">
                <text:p>683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.1366318910004">
                <text:p>42.1366318910004</text:p>
              </table:table-cell>
              <table:table-cell office:value-type="float" office:value="94992.5348066457">
                <text:p>94992.5348066457</text:p>
              </table:table-cell>
              <table:table-cell office:value-type="float" office:value="64014.176375862">
                <text:p>64014.176375862</text:p>
              </table:table-cell>
              <table:table-cell office:value-type="float" office:value="89859.246120959">
                <text:p>89859.246120959</text:p>
              </table:table-cell>
              <table:table-cell office:value-type="float" office:value="118740">
                <text:p>1187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.3427436370002">
                <text:p>42.3427436370002</text:p>
              </table:table-cell>
              <table:table-cell office:value-type="float" office:value="93365.1686686442">
                <text:p>93365.1686686442</text:p>
              </table:table-cell>
              <table:table-cell office:value-type="float" office:value="100593.266522646">
                <text:p>100593.266522646</text:p>
              </table:table-cell>
              <table:table-cell office:value-type="float" office:value="99551.0191722054">
                <text:p>99551.0191722054</text:p>
              </table:table-cell>
              <table:table-cell office:value-type="float" office:value="116706">
                <text:p>116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5473803160003">
                <text:p>42.5473803160003</text:p>
              </table:table-cell>
              <table:table-cell office:value-type="float" office:value="91666.1404826736">
                <text:p>91666.1404826736</text:p>
              </table:table-cell>
              <table:table-cell office:value-type="float" office:value="97211.3429666438">
                <text:p>97211.3429666438</text:p>
              </table:table-cell>
              <table:table-cell office:value-type="float" office:value="96122.9784768031">
                <text:p>96122.9784768031</text:p>
              </table:table-cell>
              <table:table-cell office:value-type="float" office:value="114582">
                <text:p>114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7490214790014">
                <text:p>42.7490214790014</text:p>
              </table:table-cell>
              <table:table-cell office:value-type="float" office:value="96231.590388771">
                <text:p>96231.590388771</text:p>
              </table:table-cell>
              <table:table-cell office:value-type="float" office:value="93821.2208080816">
                <text:p>93821.2208080816</text:p>
              </table:table-cell>
              <table:table-cell office:value-type="float" office:value="69234.6365559455">
                <text:p>69234.6365559455</text:p>
              </table:table-cell>
              <table:table-cell office:value-type="float" office:value="72173">
                <text:p>721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9519458470004">
                <text:p>42.9519458470004</text:p>
              </table:table-cell>
              <table:table-cell office:value-type="float" office:value="100219.693086296">
                <text:p>100219.693086296</text:p>
              </table:table-cell>
              <table:table-cell office:value-type="float" office:value="66388.6966423036">
                <text:p>66388.6966423036</text:p>
              </table:table-cell>
              <table:table-cell office:value-type="float" office:value="70776.9986625465">
                <text:p>70776.9986625465</text:p>
              </table:table-cell>
              <table:table-cell office:value-type="float" office:value="75164">
                <text:p>751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.1535592220007">
                <text:p>43.1535592220007</text:p>
              </table:table-cell>
              <table:table-cell office:value-type="float" office:value="96265.4911228678">
                <text:p>96265.4911228678</text:p>
              </table:table-cell>
              <table:table-cell office:value-type="float" office:value="65780.4628148832">
                <text:p>65780.4628148832</text:p>
              </table:table-cell>
              <table:table-cell office:value-type="float" office:value="88924.6054291184">
                <text:p>88924.6054291184</text:p>
              </table:table-cell>
              <table:table-cell office:value-type="float" office:value="120331">
                <text:p>1203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.3583005050004">
                <text:p>43.3583005050004</text:p>
              </table:table-cell>
              <table:table-cell office:value-type="float" office:value="95712.3032967384">
                <text:p>95712.3032967384</text:p>
              </table:table-cell>
              <table:table-cell office:value-type="float" office:value="119960.415420019">
                <text:p>119960.415420019</text:p>
              </table:table-cell>
              <table:table-cell office:value-type="float" office:value="119606.338271959">
                <text:p>119606.338271959</text:p>
              </table:table-cell>
              <table:table-cell office:value-type="float" office:value="119640">
                <text:p>1196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5631344810008">
                <text:p>43.5631344810008</text:p>
              </table:table-cell>
              <table:table-cell office:value-type="float" office:value="97815.3004448522">
                <text:p>97815.3004448522</text:p>
              </table:table-cell>
              <table:table-cell office:value-type="float" office:value="111835.087870393">
                <text:p>111835.087870393</text:p>
              </table:table-cell>
              <table:table-cell office:value-type="float" office:value="113182.220753534">
                <text:p>113182.220753534</text:p>
              </table:table-cell>
              <table:table-cell office:value-type="float" office:value="122269">
                <text:p>1222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7646989940004">
                <text:p>43.7646989940004</text:p>
              </table:table-cell>
              <table:table-cell office:value-type="float" office:value="94773.7208563277">
                <text:p>94773.7208563277</text:p>
              </table:table-cell>
              <table:table-cell office:value-type="float" office:value="93774.0183881172">
                <text:p>93774.0183881172</text:p>
              </table:table-cell>
              <table:table-cell office:value-type="float" office:value="67544.12673536">
                <text:p>67544.12673536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9741007960001">
                <text:p>43.9741007960001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59595.4454140111">
                <text:p>59595.4454140111</text:p>
              </table:table-cell>
              <table:table-cell office:value-type="float" office:value="59647.8953297306">
                <text:p>59647.8953297306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1778358060001">
                <text:p>44.1778358060001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70120.3951683941">
                <text:p>70120.3951683941</text:p>
              </table:table-cell>
              <table:table-cell office:value-type="float" office:value="94522.4613494693">
                <text:p>94522.4613494693</text:p>
              </table:table-cell>
              <table:table-cell office:value-type="float" office:value="118637">
                <text:p>1186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3806274320014">
                <text:p>44.3806274320014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110369.534904803">
                <text:p>110369.534904803</text:p>
              </table:table-cell>
              <table:table-cell office:value-type="float" office:value="110369.534904803">
                <text:p>110369.534904803</text:p>
              </table:table-cell>
              <table:table-cell office:value-type="float" office:value="118637">
                <text:p>1186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583557072001">
                <text:p>44.583557072001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117073.354034562">
                <text:p>117073.354034562</text:p>
              </table:table-cell>
              <table:table-cell office:value-type="float" office:value="92671.2878534864">
                <text:p>92671.2878534864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7881162230005">
                <text:p>44.7881162230005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67035.1060084225">
                <text:p>67035.1060084225</text:p>
              </table:table-cell>
              <table:table-cell office:value-type="float" office:value="67035.1060084225">
                <text:p>67035.1060084225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9897892530007">
                <text:p>44.9897892530007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70120.3951683941">
                <text:p>70120.3951683941</text:p>
              </table:table-cell>
              <table:table-cell office:value-type="float" office:value="70120.3951683941">
                <text:p>70120.3951683941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.1950255320007">
                <text:p>45.1950255320007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94503.1237230385">
                <text:p>94503.1237230385</text:p>
              </table:table-cell>
              <table:table-cell office:value-type="float" office:value="119060.512254773">
                <text:p>119060.512254773</text:p>
              </table:table-cell>
              <table:table-cell office:value-type="float" office:value="118637">
                <text:p>1186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.4001315880014">
                <text:p>45.4001315880014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118248.011852603">
                <text:p>118248.011852603</text:p>
              </table:table-cell>
              <table:table-cell office:value-type="float" office:value="118248.011852603">
                <text:p>118248.011852603</text:p>
              </table:table-cell>
              <table:table-cell office:value-type="float" office:value="118637">
                <text:p>1186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6052646550015">
                <text:p>45.6052646550015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117489.694969738">
                <text:p>117489.694969738</text:p>
              </table:table-cell>
              <table:table-cell office:value-type="float" office:value="93059.3299484696">
                <text:p>93059.3299484696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8072721740009">
                <text:p>45.8072721740009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58464.0179807262">
                <text:p>58464.0179807262</text:p>
              </table:table-cell>
              <table:table-cell office:value-type="float" office:value="58464.0179807262">
                <text:p>58464.0179807262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0100412430002">
                <text:p>46.0100412430002</text:p>
              </table:table-cell>
              <table:table-cell office:value-type="float" office:value="94910.0443640897">
                <text:p>94910.0443640897</text:p>
              </table:table-cell>
              <table:table-cell office:value-type="float" office:value="70819.4865406346">
                <text:p>70819.4865406346</text:p>
              </table:table-cell>
              <table:table-cell office:value-type="float" office:value="70819.4865406346">
                <text:p>70819.4865406346</text:p>
              </table:table-cell>
              <table:table-cell office:value-type="float" office:value="71182">
                <text:p>711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.2125266150015">
                <text:p>46.2125266150015</text:p>
              </table:table-cell>
              <table:table-cell office:value-type="float" office:value="95910.0443640897">
                <text:p>95910.0443640897</text:p>
              </table:table-cell>
              <table:table-cell office:value-type="float" office:value="84213.8440819552">
                <text:p>84213.8440819552</text:p>
              </table:table-cell>
              <table:table-cell office:value-type="float" office:value="109223.37169197">
                <text:p>109223.37169197</text:p>
              </table:table-cell>
              <table:table-cell office:value-type="float" office:value="119762">
                <text:p>1197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.4159769320013">
                <text:p>46.4159769320013</text:p>
              </table:table-cell>
              <table:table-cell office:value-type="float" office:value="96910.0443640897">
                <text:p>96910.0443640897</text:p>
              </table:table-cell>
              <table:table-cell office:value-type="float" office:value="108804.830194503">
                <text:p>108804.830194503</text:p>
              </table:table-cell>
              <table:table-cell office:value-type="float" office:value="109448.344181998">
                <text:p>109448.344181998</text:p>
              </table:table-cell>
              <table:table-cell office:value-type="float" office:value="121012">
                <text:p>1210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6215722820016">
                <text:p>46.6215722820016</text:p>
              </table:table-cell>
              <table:table-cell office:value-type="float" office:value="97910.0443640897">
                <text:p>97910.0443640897</text:p>
              </table:table-cell>
              <table:table-cell office:value-type="float" office:value="119976.23301742">
                <text:p>119976.23301742</text:p>
              </table:table-cell>
              <table:table-cell office:value-type="float" office:value="95545.8679961511">
                <text:p>95545.8679961511</text:p>
              </table:table-cell>
              <table:table-cell office:value-type="float" office:value="73557">
                <text:p>735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8261759180004">
                <text:p>46.8261759180004</text:p>
              </table:table-cell>
              <table:table-cell office:value-type="float" office:value="98910.0443640897">
                <text:p>98910.0443640897</text:p>
              </table:table-cell>
              <table:table-cell office:value-type="float" office:value="73457.893889365">
                <text:p>73457.893889365</text:p>
              </table:table-cell>
              <table:table-cell office:value-type="float" office:value="73844.0022818621">
                <text:p>73844.0022818621</text:p>
              </table:table-cell>
              <table:table-cell office:value-type="float" office:value="74307">
                <text:p>74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0323718950003">
                <text:p>47.0323718950003</text:p>
              </table:table-cell>
              <table:table-cell office:value-type="float" office:value="99910.0443640897">
                <text:p>99910.0443640897</text:p>
              </table:table-cell>
              <table:table-cell office:value-type="float" office:value="72376.790390373">
                <text:p>72376.790390373</text:p>
              </table:table-cell>
              <table:table-cell office:value-type="float" office:value="72762.8987828702">
                <text:p>72762.8987828702</text:p>
              </table:table-cell>
              <table:table-cell office:value-type="float" office:value="75057">
                <text:p>750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2358460240012">
                <text:p>47.2358460240012</text:p>
              </table:table-cell>
              <table:table-cell office:value-type="float" office:value="100910.04436409">
                <text:p>100910.04436409</text:p>
              </table:table-cell>
              <table:table-cell office:value-type="float" office:value="96710.8857191125">
                <text:p>96710.8857191125</text:p>
              </table:table-cell>
              <table:table-cell office:value-type="float" office:value="122943.089905368">
                <text:p>122943.089905368</text:p>
              </table:table-cell>
              <table:table-cell office:value-type="float" office:value="126012">
                <text:p>1260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4405875850007">
                <text:p>47.4405875850007</text:p>
              </table:table-cell>
              <table:table-cell office:value-type="float" office:value="101910.04436409">
                <text:p>101910.04436409</text:p>
              </table:table-cell>
              <table:table-cell office:value-type="float" office:value="122035.477777405">
                <text:p>122035.477777405</text:p>
              </table:table-cell>
              <table:table-cell office:value-type="float" office:value="122678.9917649">
                <text:p>122678.9917649</text:p>
              </table:table-cell>
              <table:table-cell office:value-type="float" office:value="127262">
                <text:p>1272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6498104680013">
                <text:p>47.6498104680013</text:p>
              </table:table-cell>
              <table:table-cell office:value-type="float" office:value="102910.04436409">
                <text:p>102910.04436409</text:p>
              </table:table-cell>
              <table:table-cell office:value-type="float" office:value="98289.8116388308">
                <text:p>98289.8116388308</text:p>
              </table:table-cell>
              <table:table-cell office:value-type="float" office:value="65751.1703751222">
                <text:p>65751.1703751222</text:p>
              </table:table-cell>
              <table:table-cell office:value-type="float" office:value="77307">
                <text:p>77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8525473100017">
                <text:p>47.8525473100017</text:p>
              </table:table-cell>
              <table:table-cell office:value-type="float" office:value="103910.04436409">
                <text:p>103910.04436409</text:p>
              </table:table-cell>
              <table:table-cell office:value-type="float" office:value="63998.2382731852">
                <text:p>63998.2382731852</text:p>
              </table:table-cell>
              <table:table-cell office:value-type="float" office:value="71205.5949331317">
                <text:p>71205.5949331317</text:p>
              </table:table-cell>
              <table:table-cell office:value-type="float" office:value="78057">
                <text:p>780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0552406200004">
                <text:p>48.0552406200004</text:p>
              </table:table-cell>
              <table:table-cell office:value-type="float" office:value="104910.04436409">
                <text:p>104910.04436409</text:p>
              </table:table-cell>
              <table:table-cell office:value-type="float" office:value="78406.7738587983">
                <text:p>78406.7738587983</text:p>
              </table:table-cell>
              <table:table-cell office:value-type="float" office:value="78792.8822512954">
                <text:p>78792.8822512954</text:p>
              </table:table-cell>
              <table:table-cell office:value-type="float" office:value="78807">
                <text:p>788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.2585949480017">
                <text:p>48.2585949480017</text:p>
              </table:table-cell>
              <table:table-cell office:value-type="float" office:value="105910.04436409">
                <text:p>105910.04436409</text:p>
              </table:table-cell>
              <table:table-cell office:value-type="float" office:value="97346.6513348521">
                <text:p>97346.6513348521</text:p>
              </table:table-cell>
              <table:table-cell office:value-type="float" office:value="124865.883496098">
                <text:p>124865.883496098</text:p>
              </table:table-cell>
              <table:table-cell office:value-type="float" office:value="132262">
                <text:p>132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.4590550230005">
                <text:p>48.4590550230005</text:p>
              </table:table-cell>
              <table:table-cell office:value-type="float" office:value="106910.04436409">
                <text:p>106910.04436409</text:p>
              </table:table-cell>
              <table:table-cell office:value-type="float" office:value="125783.370012454">
                <text:p>125783.370012454</text:p>
              </table:table-cell>
              <table:table-cell office:value-type="float" office:value="126431.533249951">
                <text:p>126431.533249951</text:p>
              </table:table-cell>
              <table:table-cell office:value-type="float" office:value="133512">
                <text:p>1335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6605744840017">
                <text:p>48.6605744840017</text:p>
              </table:table-cell>
              <table:table-cell office:value-type="float" office:value="107910.04436409">
                <text:p>107910.04436409</text:p>
              </table:table-cell>
              <table:table-cell office:value-type="float" office:value="126910.904342908">
                <text:p>126910.904342908</text:p>
              </table:table-cell>
              <table:table-cell office:value-type="float" office:value="99588.3563853659">
                <text:p>99588.3563853659</text:p>
              </table:table-cell>
              <table:table-cell office:value-type="float" office:value="81057">
                <text:p>810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8611257920002">
                <text:p>48.8611257920002</text:p>
              </table:table-cell>
              <table:table-cell office:value-type="float" office:value="108910.04436409">
                <text:p>108910.04436409</text:p>
              </table:table-cell>
              <table:table-cell office:value-type="float" office:value="78386.100840389">
                <text:p>78386.100840389</text:p>
              </table:table-cell>
              <table:table-cell office:value-type="float" office:value="78776.7578028931">
                <text:p>78776.7578028931</text:p>
              </table:table-cell>
              <table:table-cell office:value-type="float" office:value="81807">
                <text:p>81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0628287400014">
                <text:p>49.0628287400014</text:p>
              </table:table-cell>
              <table:table-cell office:value-type="float" office:value="109910.04436409">
                <text:p>109910.04436409</text:p>
              </table:table-cell>
              <table:table-cell office:value-type="float" office:value="80417.5170454107">
                <text:p>80417.5170454107</text:p>
              </table:table-cell>
              <table:table-cell office:value-type="float" office:value="80808.1740079149">
                <text:p>80808.1740079149</text:p>
              </table:table-cell>
              <table:table-cell office:value-type="float" office:value="82557">
                <text:p>825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2648287060001">
                <text:p>49.2648287060001</text:p>
              </table:table-cell>
              <table:table-cell office:value-type="float" office:value="110910.04436409">
                <text:p>110910.04436409</text:p>
              </table:table-cell>
              <table:table-cell office:value-type="float" office:value="100506.660685226">
                <text:p>100506.660685226</text:p>
              </table:table-cell>
              <table:table-cell office:value-type="float" office:value="129652.274467788">
                <text:p>129652.274467788</text:p>
              </table:table-cell>
              <table:table-cell office:value-type="float" office:value="138512">
                <text:p>1385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4691082280006">
                <text:p>49.4691082280006</text:p>
              </table:table-cell>
              <table:table-cell office:value-type="float" office:value="111910.04436409">
                <text:p>111910.04436409</text:p>
              </table:table-cell>
              <table:table-cell office:value-type="float" office:value="127594.71220256">
                <text:p>127594.71220256</text:p>
              </table:table-cell>
              <table:table-cell office:value-type="float" office:value="128248.242396305">
                <text:p>128248.242396305</text:p>
              </table:table-cell>
              <table:table-cell office:value-type="float" office:value="139762">
                <text:p>139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6740680780003">
                <text:p>49.6740680780003</text:p>
              </table:table-cell>
              <table:table-cell office:value-type="float" office:value="112910.04436409">
                <text:p>112910.04436409</text:p>
              </table:table-cell>
              <table:table-cell office:value-type="float" office:value="101529.313955247">
                <text:p>101529.313955247</text:p>
              </table:table-cell>
              <table:table-cell office:value-type="float" office:value="72797.5125174547">
                <text:p>72797.5125174547</text:p>
              </table:table-cell>
              <table:table-cell office:value-type="float" office:value="84807">
                <text:p>848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8754290180004">
                <text:p>49.8754290180004</text:p>
              </table:table-cell>
              <table:table-cell office:value-type="float" office:value="113910.04436409">
                <text:p>113910.04436409</text:p>
              </table:table-cell>
              <table:table-cell office:value-type="float" office:value="84783.2562707324">
                <text:p>84783.2562707324</text:p>
              </table:table-cell>
              <table:table-cell office:value-type="float" office:value="85175.3743869793">
                <text:p>85175.3743869793</text:p>
              </table:table-cell>
              <table:table-cell office:value-type="float" office:value="85557">
                <text:p>85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0774900870001">
                <text:p>50.0774900870001</text:p>
              </table:table-cell>
              <table:table-cell office:value-type="float" office:value="114910.04436409">
                <text:p>114910.04436409</text:p>
              </table:table-cell>
              <table:table-cell office:value-type="float" office:value="85266.8686141036">
                <text:p>85266.8686141036</text:p>
              </table:table-cell>
              <table:table-cell office:value-type="float" office:value="115567.142516883">
                <text:p>115567.142516883</text:p>
              </table:table-cell>
              <table:table-cell office:value-type="float" office:value="143512">
                <text:p>143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2787132350004">
                <text:p>50.2787132350004</text:p>
              </table:table-cell>
              <table:table-cell office:value-type="float" office:value="115910.04436409">
                <text:p>115910.04436409</text:p>
              </table:table-cell>
              <table:table-cell office:value-type="float" office:value="124621.411233099">
                <text:p>124621.411233099</text:p>
              </table:table-cell>
              <table:table-cell office:value-type="float" office:value="125274.941426844">
                <text:p>125274.941426844</text:p>
              </table:table-cell>
              <table:table-cell office:value-type="float" office:value="144762">
                <text:p>1447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481151203001">
                <text:p>50.481151203001</text:p>
              </table:table-cell>
              <table:table-cell office:value-type="float" office:value="116910.04436409">
                <text:p>116910.04436409</text:p>
              </table:table-cell>
              <table:table-cell office:value-type="float" office:value="127766.142476273">
                <text:p>127766.142476273</text:p>
              </table:table-cell>
              <table:table-cell office:value-type="float" office:value="128419.212732522">
                <text:p>128419.212732522</text:p>
              </table:table-cell>
              <table:table-cell office:value-type="float" office:value="146012">
                <text:p>1460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6841109440011">
                <text:p>50.6841109440011</text:p>
              </table:table-cell>
              <table:table-cell office:value-type="float" office:value="117910.04436409">
                <text:p>117910.04436409</text:p>
              </table:table-cell>
              <table:table-cell office:value-type="float" office:value="107283.246959292">
                <text:p>107283.246959292</text:p>
              </table:table-cell>
              <table:table-cell office:value-type="float" office:value="77265.5257010807">
                <text:p>77265.5257010807</text:p>
              </table:table-cell>
              <table:table-cell office:value-type="float" office:value="88557">
                <text:p>885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8885495640006">
                <text:p>50.8885495640006</text:p>
              </table:table-cell>
              <table:table-cell office:value-type="float" office:value="118910.04436409">
                <text:p>118910.04436409</text:p>
              </table:table-cell>
              <table:table-cell office:value-type="float" office:value="90522.8519029275">
                <text:p>90522.8519029275</text:p>
              </table:table-cell>
              <table:table-cell office:value-type="float" office:value="90914.6940566767">
                <text:p>90914.6940566767</text:p>
              </table:table-cell>
              <table:table-cell office:value-type="float" office:value="89307">
                <text:p>893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0894802060011">
                <text:p>51.0894802060011</text:p>
              </table:table-cell>
              <table:table-cell office:value-type="float" office:value="119910.04436409">
                <text:p>119910.04436409</text:p>
              </table:table-cell>
              <table:table-cell office:value-type="float" office:value="89800.817427619">
                <text:p>89800.817427619</text:p>
              </table:table-cell>
              <table:table-cell office:value-type="float" office:value="121385.907300827">
                <text:p>121385.907300827</text:p>
              </table:table-cell>
              <table:table-cell office:value-type="float" office:value="149762">
                <text:p>1497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2940162990017">
                <text:p>51.2940162990017</text:p>
              </table:table-cell>
              <table:table-cell office:value-type="float" office:value="120910.04436409">
                <text:p>120910.04436409</text:p>
              </table:table-cell>
              <table:table-cell office:value-type="float" office:value="114911.107552276">
                <text:p>114911.107552276</text:p>
              </table:table-cell>
              <table:table-cell office:value-type="float" office:value="115564.177808524">
                <text:p>115564.177808524</text:p>
              </table:table-cell>
              <table:table-cell office:value-type="float" office:value="151012">
                <text:p>1510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5023260970011">
                <text:p>51.5023260970011</text:p>
              </table:table-cell>
              <table:table-cell office:value-type="float" office:value="121910.04436409">
                <text:p>121910.04436409</text:p>
              </table:table-cell>
              <table:table-cell office:value-type="float" office:value="102721.159377242">
                <text:p>102721.159377242</text:p>
              </table:table-cell>
              <table:table-cell office:value-type="float" office:value="103374.22963349">
                <text:p>103374.22963349</text:p>
              </table:table-cell>
              <table:table-cell office:value-type="float" office:value="152262">
                <text:p>1522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705033323">
                <text:p>51.705033323</text:p>
              </table:table-cell>
              <table:table-cell office:value-type="float" office:value="122910.04436409">
                <text:p>122910.04436409</text:p>
              </table:table-cell>
              <table:table-cell office:value-type="float" office:value="123192.038401508">
                <text:p>123192.038401508</text:p>
              </table:table-cell>
              <table:table-cell office:value-type="float" office:value="91868.1766307996">
                <text:p>91868.1766307996</text:p>
              </table:table-cell>
              <table:table-cell office:value-type="float" office:value="92307">
                <text:p>923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9095062160013">
                <text:p>51.9095062160013</text:p>
              </table:table-cell>
              <table:table-cell office:value-type="float" office:value="123910.04436409">
                <text:p>123910.04436409</text:p>
              </table:table-cell>
              <table:table-cell office:value-type="float" office:value="69438.0868377873">
                <text:p>69438.0868377873</text:p>
              </table:table-cell>
              <table:table-cell office:value-type="float" office:value="69829.9289915365">
                <text:p>69829.9289915365</text:p>
              </table:table-cell>
              <table:table-cell office:value-type="float" office:value="93057">
                <text:p>930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1122783360006">
                <text:p>52.1122783360006</text:p>
              </table:table-cell>
              <table:table-cell office:value-type="float" office:value="124910.04436409">
                <text:p>124910.04436409</text:p>
              </table:table-cell>
              <table:table-cell office:value-type="float" office:value="92135.2141140823">
                <text:p>92135.2141140823</text:p>
              </table:table-cell>
              <table:table-cell office:value-type="float" office:value="124705.290899016">
                <text:p>124705.290899016</text:p>
              </table:table-cell>
              <table:table-cell office:value-type="float" office:value="156012">
                <text:p>1560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314999825001">
                <text:p>52.314999825001</text:p>
              </table:table-cell>
              <table:table-cell office:value-type="float" office:value="125910.04436409">
                <text:p>125910.04436409</text:p>
              </table:table-cell>
              <table:table-cell office:value-type="float" office:value="126357.205046809">
                <text:p>126357.205046809</text:p>
              </table:table-cell>
              <table:table-cell office:value-type="float" office:value="127003.898653054">
                <text:p>127003.898653054</text:p>
              </table:table-cell>
              <table:table-cell office:value-type="float" office:value="157262">
                <text:p>157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518189886001">
                <text:p>52.518189886001</text:p>
              </table:table-cell>
              <table:table-cell office:value-type="float" office:value="126910.04436409">
                <text:p>126910.04436409</text:p>
              </table:table-cell>
              <table:table-cell office:value-type="float" office:value="126712.627852801">
                <text:p>126712.627852801</text:p>
              </table:table-cell>
              <table:table-cell office:value-type="float" office:value="127359.321459046">
                <text:p>127359.321459046</text:p>
              </table:table-cell>
              <table:table-cell office:value-type="float" office:value="158512">
                <text:p>158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7208347030009">
                <text:p>52.7208347030009</text:p>
              </table:table-cell>
              <table:table-cell office:value-type="float" office:value="127910.04436409">
                <text:p>127910.04436409</text:p>
              </table:table-cell>
              <table:table-cell office:value-type="float" office:value="110051.2137815">
                <text:p>110051.2137815</text:p>
              </table:table-cell>
              <table:table-cell office:value-type="float" office:value="77739.8144390639">
                <text:p>77739.8144390639</text:p>
              </table:table-cell>
              <table:table-cell office:value-type="float" office:value="96057">
                <text:p>96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9211464730015">
                <text:p>52.9211464730015</text:p>
              </table:table-cell>
              <table:table-cell office:value-type="float" office:value="128910.04436409">
                <text:p>128910.04436409</text:p>
              </table:table-cell>
              <table:table-cell office:value-type="float" office:value="95556.4819685619">
                <text:p>95556.4819685619</text:p>
              </table:table-cell>
              <table:table-cell office:value-type="float" office:value="95944.498132309">
                <text:p>95944.498132309</text:p>
              </table:table-cell>
              <table:table-cell office:value-type="float" office:value="96807">
                <text:p>968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1237290400004">
                <text:p>53.1237290400004</text:p>
              </table:table-cell>
              <table:table-cell office:value-type="float" office:value="129910.04436409">
                <text:p>129910.04436409</text:p>
              </table:table-cell>
              <table:table-cell office:value-type="float" office:value="100260.272582947">
                <text:p>100260.272582947</text:p>
              </table:table-cell>
              <table:table-cell office:value-type="float" office:value="134123.736580371">
                <text:p>134123.736580371</text:p>
              </table:table-cell>
              <table:table-cell office:value-type="float" office:value="162262">
                <text:p>1622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3264930820005">
                <text:p>53.3264930820005</text:p>
              </table:table-cell>
              <table:table-cell office:value-type="float" office:value="130910.04436409">
                <text:p>130910.04436409</text:p>
              </table:table-cell>
              <table:table-cell office:value-type="float" office:value="112637.98820648">
                <text:p>112637.98820648</text:p>
              </table:table-cell>
              <table:table-cell office:value-type="float" office:value="113284.681812726">
                <text:p>113284.681812726</text:p>
              </table:table-cell>
              <table:table-cell office:value-type="float" office:value="163512">
                <text:p>1635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5305108450011">
                <text:p>53.5305108450011</text:p>
              </table:table-cell>
              <table:table-cell office:value-type="float" office:value="131910.04436409">
                <text:p>131910.04436409</text:p>
              </table:table-cell>
              <table:table-cell office:value-type="float" office:value="126512.411512308">
                <text:p>126512.411512308</text:p>
              </table:table-cell>
              <table:table-cell office:value-type="float" office:value="127159.105118553">
                <text:p>127159.105118553</text:p>
              </table:table-cell>
              <table:table-cell office:value-type="float" office:value="164762">
                <text:p>1647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732565499">
                <text:p>53.732565499</text:p>
              </table:table-cell>
              <table:table-cell office:value-type="float" office:value="132910.04436409">
                <text:p>132910.04436409</text:p>
              </table:table-cell>
              <table:table-cell office:value-type="float" office:value="113388.152789725">
                <text:p>113388.152789725</text:p>
              </table:table-cell>
              <table:table-cell office:value-type="float" office:value="79783.3662347988">
                <text:p>79783.3662347988</text:p>
              </table:table-cell>
              <table:table-cell office:value-type="float" office:value="99807">
                <text:p>99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9352508000011">
                <text:p>53.9352508000011</text:p>
              </table:table-cell>
              <table:table-cell office:value-type="float" office:value="108809.784149365">
                <text:p>108809.784149365</text:p>
              </table:table-cell>
              <table:table-cell office:value-type="float" office:value="90663.3394662681">
                <text:p>90663.3394662681</text:p>
              </table:table-cell>
              <table:table-cell office:value-type="float" office:value="81247.4805593379">
                <text:p>81247.4805593379</text:p>
              </table:table-cell>
              <table:table-cell office:value-type="float" office:value="81607">
                <text:p>816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1364113330001">
                <text:p>54.1364113330001</text:p>
              </table:table-cell>
              <table:table-cell office:value-type="float" office:value="110330.381245217">
                <text:p>110330.381245217</text:p>
              </table:table-cell>
              <table:table-cell office:value-type="float" office:value="84369.675342109">
                <text:p>84369.675342109</text:p>
              </table:table-cell>
              <table:table-cell office:value-type="float" office:value="113464.894180228">
                <text:p>113464.894180228</text:p>
              </table:table-cell>
              <table:table-cell office:value-type="float" office:value="137912">
                <text:p>1379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3386371830002">
                <text:p>54.3386371830002</text:p>
              </table:table-cell>
              <table:table-cell office:value-type="float" office:value="109455.501670053">
                <text:p>109455.501670053</text:p>
              </table:table-cell>
              <table:table-cell office:value-type="float" office:value="114133.042976209">
                <text:p>114133.042976209</text:p>
              </table:table-cell>
              <table:table-cell office:value-type="float" office:value="113568.242795229">
                <text:p>113568.242795229</text:p>
              </table:table-cell>
              <table:table-cell office:value-type="float" office:value="136819">
                <text:p>1368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5423082200014">
                <text:p>54.5423082200014</text:p>
              </table:table-cell>
              <table:table-cell office:value-type="float" office:value="112404.383040074">
                <text:p>112404.383040074</text:p>
              </table:table-cell>
              <table:table-cell office:value-type="float" office:value="116389.143241678">
                <text:p>116389.143241678</text:p>
              </table:table-cell>
              <table:table-cell office:value-type="float" office:value="118293.858216144">
                <text:p>118293.858216144</text:p>
              </table:table-cell>
              <table:table-cell office:value-type="float" office:value="140505">
                <text:p>140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747262289">
                <text:p>54.747262289</text:p>
              </table:table-cell>
              <table:table-cell office:value-type="float" office:value="112059.448567205">
                <text:p>112059.448567205</text:p>
              </table:table-cell>
              <table:table-cell office:value-type="float" office:value="107928.508874632">
                <text:p>107928.508874632</text:p>
              </table:table-cell>
              <table:table-cell office:value-type="float" office:value="78752.6781168118">
                <text:p>78752.6781168118</text:p>
              </table:table-cell>
              <table:table-cell office:value-type="float" office:value="84044">
                <text:p>840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9490289190017">
                <text:p>54.9490289190017</text:p>
              </table:table-cell>
              <table:table-cell office:value-type="float" office:value="112896.781238163">
                <text:p>112896.781238163</text:p>
              </table:table-cell>
              <table:table-cell office:value-type="float" office:value="83768.1864028039">
                <text:p>83768.1864028039</text:p>
              </table:table-cell>
              <table:table-cell office:value-type="float" office:value="84092.7010539066">
                <text:p>84092.7010539066</text:p>
              </table:table-cell>
              <table:table-cell office:value-type="float" office:value="84672">
                <text:p>846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1538009350006">
                <text:p>55.1538009350006</text:p>
              </table:table-cell>
              <table:table-cell office:value-type="float" office:value="110225.002426995">
                <text:p>110225.002426995</text:p>
              </table:table-cell>
              <table:table-cell office:value-type="float" office:value="102335.79857386">
                <text:p>102335.79857386</text:p>
              </table:table-cell>
              <table:table-cell office:value-type="float" office:value="129779.506544266">
                <text:p>129779.506544266</text:p>
              </table:table-cell>
              <table:table-cell office:value-type="float" office:value="137781">
                <text:p>1377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3582053420014">
                <text:p>55.3582053420014</text:p>
              </table:table-cell>
              <table:table-cell office:value-type="float" office:value="108966.689779528">
                <text:p>108966.689779528</text:p>
              </table:table-cell>
              <table:table-cell office:value-type="float" office:value="110464.683886753">
                <text:p>110464.683886753</text:p>
              </table:table-cell>
              <table:table-cell office:value-type="float" office:value="109651.847029771">
                <text:p>109651.847029771</text:p>
              </table:table-cell>
              <table:table-cell office:value-type="float" office:value="136208">
                <text:p>1362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5611107210007">
                <text:p>55.5611107210007</text:p>
              </table:table-cell>
              <table:table-cell office:value-type="float" office:value="109290.184500772">
                <text:p>109290.184500772</text:p>
              </table:table-cell>
              <table:table-cell office:value-type="float" office:value="130553.587670622">
                <text:p>130553.587670622</text:p>
              </table:table-cell>
              <table:table-cell office:value-type="float" office:value="103071.123969591">
                <text:p>103071.123969591</text:p>
              </table:table-cell>
              <table:table-cell office:value-type="float" office:value="81967">
                <text:p>819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762784849001">
                <text:p>55.762784849001</text:p>
              </table:table-cell>
              <table:table-cell office:value-type="float" office:value="107059.023789643">
                <text:p>107059.023789643</text:p>
              </table:table-cell>
              <table:table-cell office:value-type="float" office:value="84105.1028877067">
                <text:p>84105.1028877067</text:p>
              </table:table-cell>
              <table:table-cell office:value-type="float" office:value="82694.3942929449">
                <text:p>82694.3942929449</text:p>
              </table:table-cell>
              <table:table-cell office:value-type="float" office:value="80294">
                <text:p>802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9656130970016">
                <text:p>55.9656130970016</text:p>
              </table:table-cell>
              <table:table-cell office:value-type="float" office:value="107176.685657543">
                <text:p>107176.685657543</text:p>
              </table:table-cell>
              <table:table-cell office:value-type="float" office:value="83043.1958685728">
                <text:p>83043.1958685728</text:p>
              </table:table-cell>
              <table:table-cell office:value-type="float" office:value="83088.6692591732">
                <text:p>83088.6692591732</text:p>
              </table:table-cell>
              <table:table-cell office:value-type="float" office:value="80382">
                <text:p>80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1667819740014">
                <text:p>56.1667819740014</text:p>
              </table:table-cell>
              <table:table-cell office:value-type="float" office:value="110234.494306137">
                <text:p>110234.494306137</text:p>
              </table:table-cell>
              <table:table-cell office:value-type="float" office:value="75556.6221979099">
                <text:p>75556.6221979099</text:p>
              </table:table-cell>
              <table:table-cell office:value-type="float" office:value="105223.358876984">
                <text:p>105223.358876984</text:p>
              </table:table-cell>
              <table:table-cell office:value-type="float" office:value="137793">
                <text:p>1377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3684817450012">
                <text:p>56.3684817450012</text:p>
              </table:table-cell>
              <table:table-cell office:value-type="float" office:value="107736.632188858">
                <text:p>107736.632188858</text:p>
              </table:table-cell>
              <table:table-cell office:value-type="float" office:value="126234.132306661">
                <text:p>126234.132306661</text:p>
              </table:table-cell>
              <table:table-cell office:value-type="float" office:value="124620.343683422">
                <text:p>124620.343683422</text:p>
              </table:table-cell>
              <table:table-cell office:value-type="float" office:value="134670">
                <text:p>1346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571094768">
                <text:p>56.571094768</text:p>
              </table:table-cell>
              <table:table-cell office:value-type="float" office:value="109181.89129274">
                <text:p>109181.89129274</text:p>
              </table:table-cell>
              <table:table-cell office:value-type="float" office:value="126341.098123187">
                <text:p>126341.098123187</text:p>
              </table:table-cell>
              <table:table-cell office:value-type="float" office:value="101961.676587557">
                <text:p>101961.676587557</text:p>
              </table:table-cell>
              <table:table-cell office:value-type="float" office:value="81886">
                <text:p>818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773202249">
                <text:p>56.773202249</text:p>
              </table:table-cell>
              <table:table-cell office:value-type="float" office:value="107290.285113013">
                <text:p>107290.285113013</text:p>
              </table:table-cell>
              <table:table-cell office:value-type="float" office:value="86546.7139171023">
                <text:p>86546.7139171023</text:p>
              </table:table-cell>
              <table:table-cell office:value-type="float" office:value="82917.1105582718">
                <text:p>82917.1105582718</text:p>
              </table:table-cell>
              <table:table-cell office:value-type="float" office:value="80467">
                <text:p>80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9752836100015">
                <text:p>56.9752836100015</text:p>
              </table:table-cell>
              <table:table-cell office:value-type="float" office:value="107456.528104548">
                <text:p>107456.528104548</text:p>
              </table:table-cell>
              <table:table-cell office:value-type="float" office:value="83247.3093831996">
                <text:p>83247.3093831996</text:p>
              </table:table-cell>
              <table:table-cell office:value-type="float" office:value="83311.9022675751">
                <text:p>83311.9022675751</text:p>
              </table:table-cell>
              <table:table-cell office:value-type="float" office:value="80592">
                <text:p>805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.1816580909999">
                <text:p>57.1816580909999</text:p>
              </table:table-cell>
              <table:table-cell office:value-type="float" office:value="109910.044572431">
                <text:p>109910.044572431</text:p>
              </table:table-cell>
              <table:table-cell office:value-type="float" office:value="80667.1640093174">
                <text:p>80667.1640093174</text:p>
              </table:table-cell>
              <table:table-cell office:value-type="float" office:value="110172.255393217">
                <text:p>110172.255393217</text:p>
              </table:table-cell>
              <table:table-cell office:value-type="float" office:value="137387">
                <text:p>1373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.3859400280016">
                <text:p>57.3859400280016</text:p>
              </table:table-cell>
              <table:table-cell office:value-type="float" office:value="108837.441699133">
                <text:p>108837.441699133</text:p>
              </table:table-cell>
              <table:table-cell office:value-type="float" office:value="108819.992819535">
                <text:p>108819.992819535</text:p>
              </table:table-cell>
              <table:table-cell office:value-type="float" office:value="108123.341220876">
                <text:p>108123.341220876</text:p>
              </table:table-cell>
              <table:table-cell office:value-type="float" office:value="136046">
                <text:p>1360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.5933502140015">
                <text:p>57.5933502140015</text:p>
              </table:table-cell>
              <table:table-cell office:value-type="float" office:value="109758.123482329">
                <text:p>109758.123482329</text:p>
              </table:table-cell>
              <table:table-cell office:value-type="float" office:value="86588.9623486971">
                <text:p>86588.9623486971</text:p>
              </table:table-cell>
              <table:table-cell office:value-type="float" office:value="62383.8259308779">
                <text:p>62383.8259308779</text:p>
              </table:table-cell>
              <table:table-cell office:value-type="float" office:value="82318">
                <text:p>823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7951803200012">
                <text:p>57.7951803200012</text:p>
              </table:table-cell>
              <table:table-cell office:value-type="float" office:value="112680.899037434">
                <text:p>112680.899037434</text:p>
              </table:table-cell>
              <table:table-cell office:value-type="float" office:value="90753.8063952632">
                <text:p>90753.8063952632</text:p>
              </table:table-cell>
              <table:table-cell office:value-type="float" office:value="88185.9101594922">
                <text:p>88185.9101594922</text:p>
              </table:table-cell>
              <table:table-cell office:value-type="float" office:value="84510">
                <text:p>845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9970657880003">
                <text:p>57.9970657880003</text:p>
              </table:table-cell>
              <table:table-cell office:value-type="float" office:value="107397.153788111">
                <text:p>107397.153788111</text:p>
              </table:table-cell>
              <table:table-cell office:value-type="float" office:value="78071.2146890366">
                <text:p>78071.2146890366</text:p>
              </table:table-cell>
              <table:table-cell office:value-type="float" office:value="76012.4299869608">
                <text:p>76012.4299869608</text:p>
              </table:table-cell>
              <table:table-cell office:value-type="float" office:value="80547">
                <text:p>805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2031086420011">
                <text:p>58.2031086420011</text:p>
              </table:table-cell>
              <table:table-cell office:value-type="float" office:value="105141.90739505">
                <text:p>105141.90739505</text:p>
              </table:table-cell>
              <table:table-cell office:value-type="float" office:value="79893.1066774746">
                <text:p>79893.1066774746</text:p>
              </table:table-cell>
              <table:table-cell office:value-type="float" office:value="106325.346304428">
                <text:p>106325.346304428</text:p>
              </table:table-cell>
              <table:table-cell office:value-type="float" office:value="131427">
                <text:p>1314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410053298001">
                <text:p>58.41005329800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6953.0185703504">
                <text:p>96953.0185703504</text:p>
              </table:table-cell>
              <table:table-cell office:value-type="float" office:value="91333.5701417978">
                <text:p>91333.5701417978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6135032860002">
                <text:p>58.6135032860002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0903.9423475468">
                <text:p>90903.9423475468</text:p>
              </table:table-cell>
              <table:table-cell office:value-type="float" office:value="78865.5325819142">
                <text:p>78865.5325819142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8160979430013">
                <text:p>58.8160979430013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84472.5129729068">
                <text:p>84472.5129729068</text:p>
              </table:table-cell>
              <table:table-cell office:value-type="float" office:value="71448.0892369134">
                <text:p>71448.0892369134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.0737331820001">
                <text:p>59.073733182000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2694.8929929017">
                <text:p>72694.8929929017</text:p>
              </table:table-cell>
              <table:table-cell office:value-type="float" office:value="82045.9211628145">
                <text:p>82045.9211628145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2760952540011">
                <text:p>59.276095254001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9004.5302505163">
                <text:p>99004.5302505163</text:p>
              </table:table-cell>
              <table:table-cell office:value-type="float" office:value="114716.33558223">
                <text:p>114716.33558223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.4789027780007">
                <text:p>59.4789027780007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23001.682970518">
                <text:p>123001.682970518</text:p>
              </table:table-cell>
              <table:table-cell office:value-type="float" office:value="123001.682970518">
                <text:p>123001.682970518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6804789900016">
                <text:p>59.6804789900016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9534.2909309791">
                <text:p>99534.2909309791</text:p>
              </table:table-cell>
              <table:table-cell office:value-type="float" office:value="74369.5685136531">
                <text:p>74369.5685136531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8824205630008">
                <text:p>59.8824205630008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5494.1672519781">
                <text:p>75494.1672519781</text:p>
              </table:table-cell>
              <table:table-cell office:value-type="float" office:value="75494.1672519781">
                <text:p>75494.1672519781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0864819500002">
                <text:p>60.0864819500002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5233.2610477056">
                <text:p>75233.2610477056</text:p>
              </table:table-cell>
              <table:table-cell office:value-type="float" office:value="94570.2239237431">
                <text:p>94570.2239237431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.291028130001">
                <text:p>60.29102813000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8439.6957422706">
                <text:p>98439.6957422706</text:p>
              </table:table-cell>
              <table:table-cell office:value-type="float" office:value="104180.486548802">
                <text:p>104180.486548802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.4941212820013">
                <text:p>60.4941212820013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20398.584444833">
                <text:p>120398.584444833</text:p>
              </table:table-cell>
              <table:table-cell office:value-type="float" office:value="120398.584444833">
                <text:p>120398.584444833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.6955394430006">
                <text:p>60.6955394430006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02932.940556799">
                <text:p>102932.940556799</text:p>
              </table:table-cell>
              <table:table-cell office:value-type="float" office:value="77855.1868742307">
                <text:p>77855.1868742307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9024539430011">
                <text:p>60.902453943001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2611.6393688423">
                <text:p>72611.6393688423</text:p>
              </table:table-cell>
              <table:table-cell office:value-type="float" office:value="72611.6393688423">
                <text:p>72611.6393688423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.1059650280004">
                <text:p>61.1059650280004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1066.6229179461">
                <text:p>71066.6229179461</text:p>
              </table:table-cell>
              <table:table-cell office:value-type="float" office:value="86568.4602179081">
                <text:p>86568.4602179081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.3122868740011">
                <text:p>61.312286874001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95375.5707159266">
                <text:p>95375.5707159266</text:p>
              </table:table-cell>
              <table:table-cell office:value-type="float" office:value="104802.754705944">
                <text:p>104802.754705944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.5175439430004">
                <text:p>61.5175439430004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17204.224545913">
                <text:p>117204.224545913</text:p>
              </table:table-cell>
              <table:table-cell office:value-type="float" office:value="117204.224545913">
                <text:p>117204.224545913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.7200287320011">
                <text:p>61.720028732001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04487.550680844">
                <text:p>104487.550680844</text:p>
              </table:table-cell>
              <table:table-cell office:value-type="float" office:value="79558.5293908653">
                <text:p>79558.5293908653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922774179">
                <text:p>61.922774179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1256180190012">
                <text:p>62.1256180190012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64245.8145059628">
                <text:p>64245.8145059628</text:p>
              </table:table-cell>
              <table:table-cell office:value-type="float" office:value="76027.2108539339">
                <text:p>76027.2108539339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3295059550001">
                <text:p>62.3295059550001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89794.9092879403">
                <text:p>89794.9092879403</text:p>
              </table:table-cell>
              <table:table-cell office:value-type="float" office:value="102942.534229948">
                <text:p>102942.534229948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2.5317178590012">
                <text:p>62.5317178590012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20924.665497904">
                <text:p>120924.665497904</text:p>
              </table:table-cell>
              <table:table-cell office:value-type="float" office:value="102007.25671285">
                <text:p>102007.25671285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7346017300006">
                <text:p>62.7346017300006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80798.6763748623">
                <text:p>80798.6763748623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9409968610016">
                <text:p>62.9409968610016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1480011080002">
                <text:p>63.1480011080002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59905.3000619734">
                <text:p>59905.3000619734</text:p>
              </table:table-cell>
              <table:table-cell office:value-type="float" office:value="84834.3213519524">
                <text:p>84834.3213519524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3511241570013">
                <text:p>63.3511241570013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20924.665497904">
                <text:p>120924.665497904</text:p>
              </table:table-cell>
              <table:table-cell office:value-type="float" office:value="120924.665497904">
                <text:p>120924.665497904</text:p>
              </table:table-cell>
              <table:table-cell office:value-type="float" office:value="120610">
                <text:p>1206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5530976860009">
                <text:p>63.5530976860009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114103.857085921">
                <text:p>114103.857085921</text:p>
              </table:table-cell>
              <table:table-cell office:value-type="float" office:value="99526.9627448564">
                <text:p>99526.9627448564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7562027750009">
                <text:p>63.7562027750009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85139.1908188516">
                <text:p>85139.1908188516</text:p>
              </table:table-cell>
              <table:table-cell office:value-type="float" office:value="74787.063869937">
                <text:p>74787.063869937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9578667980004">
                <text:p>63.9578667980004</text:p>
              </table:table-cell>
              <table:table-cell office:value-type="float" office:value="96488.3488345807">
                <text:p>96488.3488345807</text:p>
              </table:table-cell>
              <table:table-cell office:value-type="float" office:value="75050.824190658">
                <text:p>75050.824190658</text:p>
              </table:table-cell>
              <table:table-cell office:value-type="float" office:value="75050.824190658">
                <text:p>75050.824190658</text:p>
              </table:table-cell>
              <table:table-cell office:value-type="float" office:value="72366">
                <text:p>723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4.1621564380002">
                <text:p>64.1621564380002</text:p>
              </table:table-cell>
              <table:table-cell office:value-type="float" office:value="97488.3488345807">
                <text:p>97488.3488345807</text:p>
              </table:table-cell>
              <table:table-cell office:value-type="float" office:value="69450.4807886522">
                <text:p>69450.4807886522</text:p>
              </table:table-cell>
              <table:table-cell office:value-type="float" office:value="95050.7912899138">
                <text:p>95050.7912899138</text:p>
              </table:table-cell>
              <table:table-cell office:value-type="float" office:value="121735">
                <text:p>1217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3680413480015">
                <text:p>64.3680413480015</text:p>
              </table:table-cell>
              <table:table-cell office:value-type="float" office:value="98488.3488345807">
                <text:p>98488.3488345807</text:p>
              </table:table-cell>
              <table:table-cell office:value-type="float" office:value="117863.893848047">
                <text:p>117863.893848047</text:p>
              </table:table-cell>
              <table:table-cell office:value-type="float" office:value="118512.081741798">
                <text:p>118512.081741798</text:p>
              </table:table-cell>
              <table:table-cell office:value-type="float" office:value="122985">
                <text:p>122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.5699310880009">
                <text:p>64.5699310880009</text:p>
              </table:table-cell>
              <table:table-cell office:value-type="float" office:value="99488.3488345807">
                <text:p>99488.3488345807</text:p>
              </table:table-cell>
              <table:table-cell office:value-type="float" office:value="122245.644009802">
                <text:p>122245.644009802</text:p>
              </table:table-cell>
              <table:table-cell office:value-type="float" office:value="105552.99081962">
                <text:p>105552.99081962</text:p>
              </table:table-cell>
              <table:table-cell office:value-type="float" office:value="74741">
                <text:p>747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.7709478050001">
                <text:p>64.7709478050001</text:p>
              </table:table-cell>
              <table:table-cell office:value-type="float" office:value="100488.348834581">
                <text:p>100488.348834581</text:p>
              </table:table-cell>
              <table:table-cell office:value-type="float" office:value="86032.6827617394">
                <text:p>86032.6827617394</text:p>
              </table:table-cell>
              <table:table-cell office:value-type="float" office:value="78097.3072912862">
                <text:p>78097.3072912862</text:p>
              </table:table-cell>
              <table:table-cell office:value-type="float" office:value="75491">
                <text:p>754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9723231930002">
                <text:p>64.9723231930002</text:p>
              </table:table-cell>
              <table:table-cell office:value-type="float" office:value="101488.348834581">
                <text:p>101488.348834581</text:p>
              </table:table-cell>
              <table:table-cell office:value-type="float" office:value="78486.2200275366">
                <text:p>78486.2200275366</text:p>
              </table:table-cell>
              <table:table-cell office:value-type="float" office:value="78875.132763787">
                <text:p>78875.132763787</text:p>
              </table:table-cell>
              <table:table-cell office:value-type="float" office:value="76241">
                <text:p>762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1800440610004">
                <text:p>65.1800440610004</text:p>
              </table:table-cell>
              <table:table-cell office:value-type="float" office:value="102488.348834581">
                <text:p>102488.348834581</text:p>
              </table:table-cell>
              <table:table-cell office:value-type="float" office:value="39534.7945659561">
                <text:p>39534.7945659561</text:p>
              </table:table-cell>
              <table:table-cell office:value-type="float" office:value="66366.662065344">
                <text:p>66366.662065344</text:p>
              </table:table-cell>
              <table:table-cell office:value-type="float" office:value="127985">
                <text:p>1279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5.3833736290017">
                <text:p>65.3833736290017</text:p>
              </table:table-cell>
              <table:table-cell office:value-type="float" office:value="103488.348834581">
                <text:p>103488.348834581</text:p>
              </table:table-cell>
              <table:table-cell office:value-type="float" office:value="121778.834330398">
                <text:p>121778.834330398</text:p>
              </table:table-cell>
              <table:table-cell office:value-type="float" office:value="122424.993811653">
                <text:p>122424.993811653</text:p>
              </table:table-cell>
              <table:table-cell office:value-type="float" office:value="129235">
                <text:p>1292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5856754300003">
                <text:p>65.5856754300003</text:p>
              </table:table-cell>
              <table:table-cell office:value-type="float" office:value="104488.348834581">
                <text:p>104488.348834581</text:p>
              </table:table-cell>
              <table:table-cell office:value-type="float" office:value="125223.12282928">
                <text:p>125223.12282928</text:p>
              </table:table-cell>
              <table:table-cell office:value-type="float" office:value="120583.697753869">
                <text:p>120583.697753869</text:p>
              </table:table-cell>
              <table:table-cell office:value-type="float" office:value="78491">
                <text:p>78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.7885251560001">
                <text:p>65.7885251560001</text:p>
              </table:table-cell>
              <table:table-cell office:value-type="float" office:value="105488.348834581">
                <text:p>105488.348834581</text:p>
              </table:table-cell>
              <table:table-cell office:value-type="float" office:value="100258.622039099">
                <text:p>100258.622039099</text:p>
              </table:table-cell>
              <table:table-cell office:value-type="float" office:value="78860.9215854463">
                <text:p>78860.9215854463</text:p>
              </table:table-cell>
              <table:table-cell office:value-type="float" office:value="79241">
                <text:p>792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9905300910014">
                <text:p>65.9905300910014</text:p>
              </table:table-cell>
              <table:table-cell office:value-type="float" office:value="106488.348834581">
                <text:p>106488.348834581</text:p>
              </table:table-cell>
              <table:table-cell office:value-type="float" office:value="76767.3648661803">
                <text:p>76767.3648661803</text:p>
              </table:table-cell>
              <table:table-cell office:value-type="float" office:value="75294.1212489191">
                <text:p>75294.1212489191</text:p>
              </table:table-cell>
              <table:table-cell office:value-type="float" office:value="79991">
                <text:p>79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.1956249250015">
                <text:p>66.1956249250015</text:p>
              </table:table-cell>
              <table:table-cell office:value-type="float" office:value="107488.348834581">
                <text:p>107488.348834581</text:p>
              </table:table-cell>
              <table:table-cell office:value-type="float" office:value="72580.2514276484">
                <text:p>72580.2514276484</text:p>
              </table:table-cell>
              <table:table-cell office:value-type="float" office:value="102675.258498993">
                <text:p>102675.258498993</text:p>
              </table:table-cell>
              <table:table-cell office:value-type="float" office:value="134235">
                <text:p>1342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.4009356040006">
                <text:p>66.4009356040006</text:p>
              </table:table-cell>
              <table:table-cell office:value-type="float" office:value="108488.348834581">
                <text:p>108488.348834581</text:p>
              </table:table-cell>
              <table:table-cell office:value-type="float" office:value="115393.557925777">
                <text:p>115393.557925777</text:p>
              </table:table-cell>
              <table:table-cell office:value-type="float" office:value="116037.05278827">
                <text:p>116037.05278827</text:p>
              </table:table-cell>
              <table:table-cell office:value-type="float" office:value="135485">
                <text:p>1354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6.6062618840006">
                <text:p>66.6062618840006</text:p>
              </table:table-cell>
              <table:table-cell office:value-type="float" office:value="109488.348834581">
                <text:p>109488.348834581</text:p>
              </table:table-cell>
              <table:table-cell office:value-type="float" office:value="127476.847055722">
                <text:p>127476.847055722</text:p>
              </table:table-cell>
              <table:table-cell office:value-type="float" office:value="127798.594486969">
                <text:p>127798.594486969</text:p>
              </table:table-cell>
              <table:table-cell office:value-type="float" office:value="82241">
                <text:p>822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.8137969400013">
                <text:p>66.8137969400013</text:p>
              </table:table-cell>
              <table:table-cell office:value-type="float" office:value="110488.348834581">
                <text:p>110488.348834581</text:p>
              </table:table-cell>
              <table:table-cell office:value-type="float" office:value="91402.5250643735">
                <text:p>91402.5250643735</text:p>
              </table:table-cell>
              <table:table-cell office:value-type="float" office:value="63864.0337250198">
                <text:p>63864.0337250198</text:p>
              </table:table-cell>
              <table:table-cell office:value-type="float" office:value="82991">
                <text:p>82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.0157047749999">
                <text:p>67.0157047749999</text:p>
              </table:table-cell>
              <table:table-cell office:value-type="float" office:value="110988.348834581">
                <text:p>110988.348834581</text:p>
              </table:table-cell>
              <table:table-cell office:value-type="float" office:value="82165.0276143163">
                <text:p>82165.0276143163</text:p>
              </table:table-cell>
              <table:table-cell office:value-type="float" office:value="82551.124531812">
                <text:p>82551.124531812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2174619360012">
                <text:p>67.2174619360012</text:p>
              </table:table-cell>
              <table:table-cell office:value-type="float" office:value="111988.348834581">
                <text:p>111988.348834581</text:p>
              </table:table-cell>
              <table:table-cell office:value-type="float" office:value="100673.48424728">
                <text:p>100673.48424728</text:p>
              </table:table-cell>
              <table:table-cell office:value-type="float" office:value="129756.363256617">
                <text:p>129756.363256617</text:p>
              </table:table-cell>
              <table:table-cell office:value-type="float" office:value="139860">
                <text:p>1398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.4200747790001">
                <text:p>67.4200747790001</text:p>
              </table:table-cell>
              <table:table-cell office:value-type="float" office:value="112988.348834581">
                <text:p>112988.348834581</text:p>
              </table:table-cell>
              <table:table-cell office:value-type="float" office:value="126099.768049988">
                <text:p>126099.768049988</text:p>
              </table:table-cell>
              <table:table-cell office:value-type="float" office:value="126743.262912481">
                <text:p>126743.262912481</text:p>
              </table:table-cell>
              <table:table-cell office:value-type="float" office:value="141110">
                <text:p>1411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.6228347760007">
                <text:p>67.6228347760007</text:p>
              </table:table-cell>
              <table:table-cell office:value-type="float" office:value="113988.348834581">
                <text:p>113988.348834581</text:p>
              </table:table-cell>
              <table:table-cell office:value-type="float" office:value="125839.281329651">
                <text:p>125839.281329651</text:p>
              </table:table-cell>
              <table:table-cell office:value-type="float" office:value="96035.688074322">
                <text:p>96035.688074322</text:p>
              </table:table-cell>
              <table:table-cell office:value-type="float" office:value="85616">
                <text:p>856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.8250778400015">
                <text:p>67.8250778400015</text:p>
              </table:table-cell>
              <table:table-cell office:value-type="float" office:value="114988.348834581">
                <text:p>114988.348834581</text:p>
              </table:table-cell>
              <table:table-cell office:value-type="float" office:value="83400.5377503025">
                <text:p>83400.5377503025</text:p>
              </table:table-cell>
              <table:table-cell office:value-type="float" office:value="85022.1448037845">
                <text:p>85022.1448037845</text:p>
              </table:table-cell>
              <table:table-cell office:value-type="float" office:value="86366">
                <text:p>863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.0264077020001">
                <text:p>68.0264077020001</text:p>
              </table:table-cell>
              <table:table-cell office:value-type="float" office:value="115988.348834581">
                <text:p>115988.348834581</text:p>
              </table:table-cell>
              <table:table-cell office:value-type="float" office:value="79230.6910413489">
                <text:p>79230.6910413489</text:p>
              </table:table-cell>
              <table:table-cell office:value-type="float" office:value="79616.7879588446">
                <text:p>79616.7879588446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.2283986500006">
                <text:p>68.2283986500006</text:p>
              </table:table-cell>
              <table:table-cell office:value-type="float" office:value="116988.348834581">
                <text:p>116988.348834581</text:p>
              </table:table-cell>
              <table:table-cell office:value-type="float" office:value="103942.438148744">
                <text:p>103942.438148744</text:p>
              </table:table-cell>
              <table:table-cell office:value-type="float" office:value="134312.306883066">
                <text:p>134312.306883066</text:p>
              </table:table-cell>
              <table:table-cell office:value-type="float" office:value="146110">
                <text:p>1461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.4299907889999">
                <text:p>68.4299907889999</text:p>
              </table:table-cell>
              <table:table-cell office:value-type="float" office:value="117988.348834581">
                <text:p>117988.348834581</text:p>
              </table:table-cell>
              <table:table-cell office:value-type="float" office:value="125018.696681">
                <text:p>125018.696681</text:p>
              </table:table-cell>
              <table:table-cell office:value-type="float" office:value="125662.191543493">
                <text:p>125662.191543493</text:p>
              </table:table-cell>
              <table:table-cell office:value-type="float" office:value="147360">
                <text:p>1473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.6356491710012">
                <text:p>68.6356491710012</text:p>
              </table:table-cell>
              <table:table-cell office:value-type="float" office:value="118988.348834581">
                <text:p>118988.348834581</text:p>
              </table:table-cell>
              <table:table-cell office:value-type="float" office:value="119893.388800217">
                <text:p>119893.388800217</text:p>
              </table:table-cell>
              <table:table-cell office:value-type="float" office:value="90038.3159558887">
                <text:p>90038.3159558887</text:p>
              </table:table-cell>
              <table:table-cell office:value-type="float" office:value="89366">
                <text:p>89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837494667001">
                <text:p>68.837494667001</text:p>
              </table:table-cell>
              <table:table-cell office:value-type="float" office:value="119988.348834581">
                <text:p>119988.348834581</text:p>
              </table:table-cell>
              <table:table-cell office:value-type="float" office:value="86313.7676917801">
                <text:p>86313.7676917801</text:p>
              </table:table-cell>
              <table:table-cell office:value-type="float" office:value="86699.8646092758">
                <text:p>86699.8646092758</text:p>
              </table:table-cell>
              <table:table-cell office:value-type="float" office:value="90116">
                <text:p>90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.0398407560006">
                <text:p>69.0398407560006</text:p>
              </table:table-cell>
              <table:table-cell office:value-type="float" office:value="120988.348834581">
                <text:p>120988.348834581</text:p>
              </table:table-cell>
              <table:table-cell office:value-type="float" office:value="89886.9659642304">
                <text:p>89886.9659642304</text:p>
              </table:table-cell>
              <table:table-cell office:value-type="float" office:value="90273.0628817261">
                <text:p>90273.0628817261</text:p>
              </table:table-cell>
              <table:table-cell office:value-type="float" office:value="90866">
                <text:p>908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.2426518880002">
                <text:p>69.2426518880002</text:p>
              </table:table-cell>
              <table:table-cell office:value-type="float" office:value="121988.348834581">
                <text:p>121988.348834581</text:p>
              </table:table-cell>
              <table:table-cell office:value-type="float" office:value="105464.174799567">
                <text:p>105464.174799567</text:p>
              </table:table-cell>
              <table:table-cell office:value-type="float" office:value="137121.033258875">
                <text:p>137121.033258875</text:p>
              </table:table-cell>
              <table:table-cell office:value-type="float" office:value="152360">
                <text:p>1523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.4485673770014">
                <text:p>69.4485673770014</text:p>
              </table:table-cell>
              <table:table-cell office:value-type="float" office:value="122988.348834581">
                <text:p>122988.348834581</text:p>
              </table:table-cell>
              <table:table-cell office:value-type="float" office:value="104040.836096657">
                <text:p>104040.836096657</text:p>
              </table:table-cell>
              <table:table-cell office:value-type="float" office:value="104688.033315402">
                <text:p>104688.033315402</text:p>
              </table:table-cell>
              <table:table-cell office:value-type="float" office:value="153610">
                <text:p>1536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.651747068001">
                <text:p>69.651747068001</text:p>
              </table:table-cell>
              <table:table-cell office:value-type="float" office:value="123988.348834581">
                <text:p>123988.348834581</text:p>
              </table:table-cell>
              <table:table-cell office:value-type="float" office:value="122429.003475655">
                <text:p>122429.003475655</text:p>
              </table:table-cell>
              <table:table-cell office:value-type="float" office:value="91107.7646350211">
                <text:p>91107.7646350211</text:p>
              </table:table-cell>
              <table:table-cell office:value-type="float" office:value="93116">
                <text:p>93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.8536524270003">
                <text:p>69.8536524270003</text:p>
              </table:table-cell>
              <table:table-cell office:value-type="float" office:value="124988.348834581">
                <text:p>124988.348834581</text:p>
              </table:table-cell>
              <table:table-cell office:value-type="float" office:value="92565.770529411">
                <text:p>92565.770529411</text:p>
              </table:table-cell>
              <table:table-cell office:value-type="float" office:value="92954.0888606583">
                <text:p>92954.0888606583</text:p>
              </table:table-cell>
              <table:table-cell office:value-type="float" office:value="93866">
                <text:p>938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.0569480030008">
                <text:p>70.0569480030008</text:p>
              </table:table-cell>
              <table:table-cell office:value-type="float" office:value="125988.348834581">
                <text:p>125988.348834581</text:p>
              </table:table-cell>
              <table:table-cell office:value-type="float" office:value="94908.6244612698">
                <text:p>94908.6244612698</text:p>
              </table:table-cell>
              <table:table-cell office:value-type="float" office:value="95296.9427925171">
                <text:p>95296.9427925171</text:p>
              </table:table-cell>
              <table:table-cell office:value-type="float" office:value="94616">
                <text:p>94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.2602781090009">
                <text:p>70.2602781090009</text:p>
              </table:table-cell>
              <table:table-cell office:value-type="float" office:value="126988.348834581">
                <text:p>126988.348834581</text:p>
              </table:table-cell>
              <table:table-cell office:value-type="float" office:value="106148.627998667">
                <text:p>106148.627998667</text:p>
              </table:table-cell>
              <table:table-cell office:value-type="float" office:value="139282.019051789">
                <text:p>139282.019051789</text:p>
              </table:table-cell>
              <table:table-cell office:value-type="float" office:value="158610">
                <text:p>1586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.4622733710003">
                <text:p>70.4622733710003</text:p>
              </table:table-cell>
              <table:table-cell office:value-type="float" office:value="127988.348834581">
                <text:p>127988.348834581</text:p>
              </table:table-cell>
              <table:table-cell office:value-type="float" office:value="127909.469523992">
                <text:p>127909.469523992</text:p>
              </table:table-cell>
              <table:table-cell office:value-type="float" office:value="128556.666742738">
                <text:p>128556.666742738</text:p>
              </table:table-cell>
              <table:table-cell office:value-type="float" office:value="159860">
                <text:p>1598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.664481019001">
                <text:p>70.664481019001</text:p>
              </table:table-cell>
              <table:table-cell office:value-type="float" office:value="128988.348834581">
                <text:p>128988.348834581</text:p>
              </table:table-cell>
              <table:table-cell office:value-type="float" office:value="126286.298899378">
                <text:p>126286.298899378</text:p>
              </table:table-cell>
              <table:table-cell office:value-type="float" office:value="93670.6656212534">
                <text:p>93670.6656212534</text:p>
              </table:table-cell>
              <table:table-cell office:value-type="float" office:value="96866">
                <text:p>968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.866359009">
                <text:p>70.866359009</text:p>
              </table:table-cell>
              <table:table-cell office:value-type="float" office:value="129988.348834581">
                <text:p>129988.348834581</text:p>
              </table:table-cell>
              <table:table-cell office:value-type="float" office:value="94908.6244612698">
                <text:p>94908.6244612698</text:p>
              </table:table-cell>
              <table:table-cell office:value-type="float" office:value="95296.9427925171">
                <text:p>95296.9427925171</text:p>
              </table:table-cell>
              <table:table-cell office:value-type="float" office:value="97616">
                <text:p>976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0724884980009">
                <text:p>71.0724884980009</text:p>
              </table:table-cell>
              <table:table-cell office:value-type="float" office:value="130988.348834581">
                <text:p>130988.348834581</text:p>
              </table:table-cell>
              <table:table-cell office:value-type="float" office:value="95685.2611237645">
                <text:p>95685.2611237645</text:p>
              </table:table-cell>
              <table:table-cell office:value-type="float" office:value="96073.5794550118">
                <text:p>96073.5794550118</text:p>
              </table:table-cell>
              <table:table-cell office:value-type="float" office:value="98366">
                <text:p>983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2793015650004">
                <text:p>71.2793015650004</text:p>
              </table:table-cell>
              <table:table-cell office:value-type="float" office:value="131988.348834581">
                <text:p>131988.348834581</text:p>
              </table:table-cell>
              <table:table-cell office:value-type="float" office:value="93178.7957350068">
                <text:p>93178.7957350068</text:p>
              </table:table-cell>
              <table:table-cell office:value-type="float" office:value="127606.581225619">
                <text:p>127606.581225619</text:p>
              </table:table-cell>
              <table:table-cell office:value-type="float" office:value="164860">
                <text:p>1648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484846239">
                <text:p>71.484846239</text:p>
              </table:table-cell>
              <table:table-cell office:value-type="float" office:value="110145.263057856">
                <text:p>110145.263057856</text:p>
              </table:table-cell>
              <table:table-cell office:value-type="float" office:value="127162.345054672">
                <text:p>127162.345054672</text:p>
              </table:table-cell>
              <table:table-cell office:value-type="float" office:value="113090.206488044">
                <text:p>113090.206488044</text:p>
              </table:table-cell>
              <table:table-cell office:value-type="float" office:value="137681">
                <text:p>1376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.6899106610017">
                <text:p>71.6899106610017</text:p>
              </table:table-cell>
              <table:table-cell office:value-type="float" office:value="109115.337928233">
                <text:p>109115.337928233</text:p>
              </table:table-cell>
              <table:table-cell office:value-type="float" office:value="123053.419352301">
                <text:p>123053.419352301</text:p>
              </table:table-cell>
              <table:table-cell office:value-type="float" office:value="94139.2364076251">
                <text:p>94139.2364076251</text:p>
              </table:table-cell>
              <table:table-cell office:value-type="float" office:value="81836">
                <text:p>818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.8911342160009">
                <text:p>71.8911342160009</text:p>
              </table:table-cell>
              <table:table-cell office:value-type="float" office:value="109403.035128027">
                <text:p>109403.035128027</text:p>
              </table:table-cell>
              <table:table-cell office:value-type="float" office:value="78224.91567756">
                <text:p>78224.91567756</text:p>
              </table:table-cell>
              <table:table-cell office:value-type="float" office:value="78336.7513569592">
                <text:p>78336.7513569592</text:p>
              </table:table-cell>
              <table:table-cell office:value-type="float" office:value="82052">
                <text:p>820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.0944695760009">
                <text:p>72.0944695760009</text:p>
              </table:table-cell>
              <table:table-cell office:value-type="float" office:value="109496.868317666">
                <text:p>109496.868317666</text:p>
              </table:table-cell>
              <table:table-cell office:value-type="float" office:value="82529.5538188803">
                <text:p>82529.5538188803</text:p>
              </table:table-cell>
              <table:table-cell office:value-type="float" office:value="110912.517286409">
                <text:p>110912.517286409</text:p>
              </table:table-cell>
              <table:table-cell office:value-type="float" office:value="136871">
                <text:p>136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3016644540003">
                <text:p>72.3016644540003</text:p>
              </table:table-cell>
              <table:table-cell office:value-type="float" office:value="110800.638866601">
                <text:p>110800.638866601</text:p>
              </table:table-cell>
              <table:table-cell office:value-type="float" office:value="100742.201312155">
                <text:p>100742.201312155</text:p>
              </table:table-cell>
              <table:table-cell office:value-type="float" office:value="101585.628727624">
                <text:p>101585.628727624</text:p>
              </table:table-cell>
              <table:table-cell office:value-type="float" office:value="138500">
                <text:p>1385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.5048200090005">
                <text:p>72.5048200090005</text:p>
              </table:table-cell>
              <table:table-cell office:value-type="float" office:value="109042.123193693">
                <text:p>109042.123193693</text:p>
              </table:table-cell>
              <table:table-cell office:value-type="float" office:value="128344.789175362">
                <text:p>128344.789175362</text:p>
              </table:table-cell>
              <table:table-cell office:value-type="float" office:value="127200.09043648">
                <text:p>127200.09043648</text:p>
              </table:table-cell>
              <table:table-cell office:value-type="float" office:value="136302">
                <text:p>1363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7075603840003">
                <text:p>72.7075603840003</text:p>
              </table:table-cell>
              <table:table-cell office:value-type="float" office:value="113475.520479888">
                <text:p>113475.520479888</text:p>
              </table:table-cell>
              <table:table-cell office:value-type="float" office:value="107081.411190924">
                <text:p>107081.411190924</text:p>
              </table:table-cell>
              <table:table-cell office:value-type="float" office:value="80418.9923393409">
                <text:p>80418.9923393409</text:p>
              </table:table-cell>
              <table:table-cell office:value-type="float" office:value="85106">
                <text:p>851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.9110705090006">
                <text:p>72.9110705090006</text:p>
              </table:table-cell>
              <table:table-cell office:value-type="float" office:value="115476.455710441">
                <text:p>115476.455710441</text:p>
              </table:table-cell>
              <table:table-cell office:value-type="float" office:value="80937.7002301171">
                <text:p>80937.7002301171</text:p>
              </table:table-cell>
              <table:table-cell office:value-type="float" office:value="81719.4076036663">
                <text:p>81719.4076036663</text:p>
              </table:table-cell>
              <table:table-cell office:value-type="float" office:value="86607">
                <text:p>86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.1150707380002">
                <text:p>73.1150707380002</text:p>
              </table:table-cell>
              <table:table-cell office:value-type="float" office:value="114721.924779683">
                <text:p>114721.924779683</text:p>
              </table:table-cell>
              <table:table-cell office:value-type="float" office:value="85804.8758658767">
                <text:p>85804.8758658767</text:p>
              </table:table-cell>
              <table:table-cell office:value-type="float" office:value="115351.952101697">
                <text:p>115351.952101697</text:p>
              </table:table-cell>
              <table:table-cell office:value-type="float" office:value="143402">
                <text:p>1434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.3210166060017">
                <text:p>73.3210166060017</text:p>
              </table:table-cell>
              <table:table-cell office:value-type="float" office:value="113173.683923325">
                <text:p>113173.683923325</text:p>
              </table:table-cell>
              <table:table-cell office:value-type="float" office:value="125159.531663237">
                <text:p>125159.531663237</text:p>
              </table:table-cell>
              <table:table-cell office:value-type="float" office:value="124152.865715243">
                <text:p>124152.865715243</text:p>
              </table:table-cell>
              <table:table-cell office:value-type="float" office:value="141467">
                <text:p>1414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.5236456190014">
                <text:p>73.5236456190014</text:p>
              </table:table-cell>
              <table:table-cell office:value-type="float" office:value="112664.314669846">
                <text:p>112664.314669846</text:p>
              </table:table-cell>
              <table:table-cell office:value-type="float" office:value="127575.529938422">
                <text:p>127575.529938422</text:p>
              </table:table-cell>
              <table:table-cell office:value-type="float" office:value="127244.136548824">
                <text:p>127244.136548824</text:p>
              </table:table-cell>
              <table:table-cell office:value-type="float" office:value="140830">
                <text:p>1408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.7294390730003">
                <text:p>73.7294390730003</text:p>
              </table:table-cell>
              <table:table-cell office:value-type="float" office:value="111638.2168573">
                <text:p>111638.2168573</text:p>
              </table:table-cell>
              <table:table-cell office:value-type="float" office:value="104205.272720965">
                <text:p>104205.272720965</text:p>
              </table:table-cell>
              <table:table-cell office:value-type="float" office:value="74498.4825595457">
                <text:p>74498.4825595457</text:p>
              </table:table-cell>
              <table:table-cell office:value-type="float" office:value="83728">
                <text:p>837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.9320436180005">
                <text:p>73.9320436180005</text:p>
              </table:table-cell>
              <table:table-cell office:value-type="float" office:value="111753.596195853">
                <text:p>111753.596195853</text:p>
              </table:table-cell>
              <table:table-cell office:value-type="float" office:value="81740.2344955015">
                <text:p>81740.2344955015</text:p>
              </table:table-cell>
              <table:table-cell office:value-type="float" office:value="81785.4954451012">
                <text:p>81785.4954451012</text:p>
              </table:table-cell>
              <table:table-cell office:value-type="float" office:value="83815">
                <text:p>83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.1357351900006">
                <text:p>74.1357351900006</text:p>
              </table:table-cell>
              <table:table-cell office:value-type="float" office:value="113070.53439813">
                <text:p>113070.53439813</text:p>
              </table:table-cell>
              <table:table-cell office:value-type="float" office:value="85395.9665970792">
                <text:p>85395.9665970792</text:p>
              </table:table-cell>
              <table:table-cell office:value-type="float" office:value="115321.778135297">
                <text:p>115321.778135297</text:p>
              </table:table-cell>
              <table:table-cell office:value-type="float" office:value="141338">
                <text:p>1413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.3401056800012">
                <text:p>74.3401056800012</text:p>
              </table:table-cell>
              <table:table-cell office:value-type="float" office:value="111816.773109705">
                <text:p>111816.773109705</text:p>
              </table:table-cell>
              <table:table-cell office:value-type="float" office:value="111402.283948121">
                <text:p>111402.283948121</text:p>
              </table:table-cell>
              <table:table-cell office:value-type="float" office:value="110586.546373726">
                <text:p>110586.546373726</text:p>
              </table:table-cell>
              <table:table-cell office:value-type="float" office:value="139770">
                <text:p>1397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.5465968330009">
                <text:p>74.5465968330009</text:p>
              </table:table-cell>
              <table:table-cell office:value-type="float" office:value="111630.630464698">
                <text:p>111630.630464698</text:p>
              </table:table-cell>
              <table:table-cell office:value-type="float" office:value="97588.8502266049">
                <text:p>97588.8502266049</text:p>
              </table:table-cell>
              <table:table-cell office:value-type="float" office:value="97468.1543610056">
                <text:p>97468.1543610056</text:p>
              </table:table-cell>
              <table:table-cell office:value-type="float" office:value="139538">
                <text:p>1395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.7540992920003">
                <text:p>74.7540992920003</text:p>
              </table:table-cell>
              <table:table-cell office:value-type="float" office:value="110983.970920499">
                <text:p>110983.970920499</text:p>
              </table:table-cell>
              <table:table-cell office:value-type="float" office:value="107072.840010547">
                <text:p>107072.840010547</text:p>
              </table:table-cell>
              <table:table-cell office:value-type="float" office:value="77782.7627299256">
                <text:p>77782.7627299256</text:p>
              </table:table-cell>
              <table:table-cell office:value-type="float" office:value="83237">
                <text:p>832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.9588935840002">
                <text:p>74.9588935840002</text:p>
              </table:table-cell>
              <table:table-cell office:value-type="float" office:value="106744.58659753">
                <text:p>106744.58659753</text:p>
              </table:table-cell>
              <table:table-cell office:value-type="float" office:value="82000.8751362999">
                <text:p>82000.8751362999</text:p>
              </table:table-cell>
              <table:table-cell office:value-type="float" office:value="80347.02963311">
                <text:p>80347.02963311</text:p>
              </table:table-cell>
              <table:table-cell office:value-type="float" office:value="80058">
                <text:p>800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.1624755950015">
                <text:p>75.1624755950015</text:p>
              </table:table-cell>
              <table:table-cell office:value-type="float" office:value="105477.301767455">
                <text:p>105477.301767455</text:p>
              </table:table-cell>
              <table:table-cell office:value-type="float" office:value="77645.4191587265">
                <text:p>77645.4191587265</text:p>
              </table:table-cell>
              <table:table-cell office:value-type="float" office:value="104571.002003362">
                <text:p>104571.002003362</text:p>
              </table:table-cell>
              <table:table-cell office:value-type="float" office:value="131846">
                <text:p>131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.3690816030012">
                <text:p>75.3690816030012</text:p>
              </table:table-cell>
              <table:table-cell office:value-type="float" office:value="102878.766745392">
                <text:p>102878.766745392</text:p>
              </table:table-cell>
              <table:table-cell office:value-type="float" office:value="92114.8765290382">
                <text:p>92114.8765290382</text:p>
              </table:table-cell>
              <table:table-cell office:value-type="float" office:value="90441.7821162484">
                <text:p>90441.7821162484</text:p>
              </table:table-cell>
              <table:table-cell office:value-type="float" office:value="128598">
                <text:p>1285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.5696014969999">
                <text:p>75.5696014969999</text:p>
              </table:table-cell>
              <table:table-cell office:value-type="float" office:value="108083.997916643">
                <text:p>108083.997916643</text:p>
              </table:table-cell>
              <table:table-cell office:value-type="float" office:value="117966.162121681">
                <text:p>117966.162121681</text:p>
              </table:table-cell>
              <table:table-cell office:value-type="float" office:value="93235.9954530314">
                <text:p>93235.9954530314</text:p>
              </table:table-cell>
              <table:table-cell office:value-type="float" office:value="81062">
                <text:p>8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.7770749570009">
                <text:p>75.7770749570009</text:p>
              </table:table-cell>
              <table:table-cell office:value-type="float" office:value="104775.702818125">
                <text:p>104775.702818125</text:p>
              </table:table-cell>
              <table:table-cell office:value-type="float" office:value="77628.2512123266">
                <text:p>77628.2512123266</text:p>
              </table:table-cell>
              <table:table-cell office:value-type="float" office:value="76337.5337875344">
                <text:p>76337.5337875344</text:p>
              </table:table-cell>
              <table:table-cell office:value-type="float" office:value="78581">
                <text:p>785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.9784335640015">
                <text:p>75.9784335640015</text:p>
              </table:table-cell>
              <table:table-cell office:value-type="float" office:value="104959.746170688">
                <text:p>104959.746170688</text:p>
              </table:table-cell>
              <table:table-cell office:value-type="float" office:value="79366.8340772517">
                <text:p>79366.8340772517</text:p>
              </table:table-cell>
              <table:table-cell office:value-type="float" office:value="79438.6273076513">
                <text:p>79438.6273076513</text:p>
              </table:table-cell>
              <table:table-cell office:value-type="float" office:value="78719">
                <text:p>787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.1828191870009">
                <text:p>76.1828191870009</text:p>
              </table:table-cell>
              <table:table-cell office:value-type="float" office:value="104400.939629768">
                <text:p>104400.939629768</text:p>
              </table:table-cell>
              <table:table-cell office:value-type="float" office:value="96220.7346455827">
                <text:p>96220.7346455827</text:p>
              </table:table-cell>
              <table:table-cell office:value-type="float" office:value="123304.407703346">
                <text:p>123304.407703346</text:p>
              </table:table-cell>
              <table:table-cell office:value-type="float" office:value="130501">
                <text:p>1305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6.3875662700011">
                <text:p>76.387566270001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23118.711236781">
                <text:p>123118.711236781</text:p>
              </table:table-cell>
              <table:table-cell office:value-type="float" office:value="119708.538815155">
                <text:p>119708.538815155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6.5953772900011">
                <text:p>76.595377290001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94129.1620322106">
                <text:p>94129.1620322106</text:p>
              </table:table-cell>
              <table:table-cell office:value-type="float" office:value="68209.8343123478">
                <text:p>68209.8343123478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.7962205240001">
                <text:p>76.796220524000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8178.8468790435">
                <text:p>78178.8468790435</text:p>
              </table:table-cell>
              <table:table-cell office:value-type="float" office:value="78073.8933330447">
                <text:p>78073.893333044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.9973115450011">
                <text:p>76.997311545001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8073.8933330447">
                <text:p>78073.8933330447</text:p>
              </table:table-cell>
              <table:table-cell office:value-type="float" office:value="78073.8933330447">
                <text:p>78073.893333044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.2002123330003">
                <text:p>77.2002123330003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5956.8733973945">
                <text:p>75956.8733973945</text:p>
              </table:table-cell>
              <table:table-cell office:value-type="float" office:value="101655.850484527">
                <text:p>101655.850484527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.4040463840011">
                <text:p>77.404046384001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18546.325947868">
                <text:p>118546.325947868</text:p>
              </table:table-cell>
              <table:table-cell office:value-type="float" office:value="118546.325947868">
                <text:p>118546.325947868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.6065626920008">
                <text:p>77.6065626920008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20411.875179875">
                <text:p>120411.875179875</text:p>
              </table:table-cell>
              <table:table-cell office:value-type="float" office:value="94712.8980927423">
                <text:p>94712.8980927423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.8078283480008">
                <text:p>77.8078283480008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6481.8182229564">
                <text:p>76481.8182229564</text:p>
              </table:table-cell>
              <table:table-cell office:value-type="float" office:value="76481.8182229564">
                <text:p>76481.8182229564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.0082393440007">
                <text:p>78.0082393440007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.2128637270016">
                <text:p>78.2128637270016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82694.6153736589">
                <text:p>82694.6153736589</text:p>
              </table:table-cell>
              <table:table-cell office:value-type="float" office:value="108393.592460792">
                <text:p>108393.592460792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.4210102790003">
                <text:p>78.4210102790003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95537.8854197853">
                <text:p>95537.8854197853</text:p>
              </table:table-cell>
              <table:table-cell office:value-type="float" office:value="95537.8854197853">
                <text:p>95537.8854197853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6229445340014">
                <text:p>78.6229445340014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12130.391214125">
                <text:p>112130.391214125</text:p>
              </table:table-cell>
              <table:table-cell office:value-type="float" office:value="92853.0491500556">
                <text:p>92853.0491500556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.823659488">
                <text:p>78.823659488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83519.6027007019">
                <text:p>83519.6027007019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.0257111870014">
                <text:p>79.0257111870014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2281695370002">
                <text:p>79.2281695370002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1501.3199816184">
                <text:p>71501.3199816184</text:p>
              </table:table-cell>
              <table:table-cell office:value-type="float" office:value="97200.2970687513">
                <text:p>97200.2970687513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.4309421440012">
                <text:p>79.4309421440012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22899.274155884">
                <text:p>122899.274155884</text:p>
              </table:table-cell>
              <table:table-cell office:value-type="float" office:value="122899.274155884">
                <text:p>122899.274155884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.6331728180012">
                <text:p>79.6331728180012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23521.123899886">
                <text:p>123521.123899886</text:p>
              </table:table-cell>
              <table:table-cell office:value-type="float" office:value="101558.945566087">
                <text:p>101558.94556608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.8349189200017">
                <text:p>79.8349189200017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80834.7664309721">
                <text:p>80834.7664309721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.0385794720005">
                <text:p>80.0385794720005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77097.9676776387">
                <text:p>77097.9676776387</text:p>
              </table:table-cell>
              <table:table-cell office:value-type="float" office:value="99484.5584617196">
                <text:p>99484.5584617196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2454661860011">
                <text:p>80.2454661860011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01201.606769985">
                <text:p>101201.606769985</text:p>
              </table:table-cell>
              <table:table-cell office:value-type="float" office:value="104522.860918333">
                <text:p>104522.860918333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.449361854">
                <text:p>80.449361854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105769.890010328">
                <text:p>105769.890010328</text:p>
              </table:table-cell>
              <table:table-cell office:value-type="float" office:value="99960.2932279943">
                <text:p>99960.2932279943</text:p>
              </table:table-cell>
              <table:table-cell office:value-type="float" office:value="123981">
                <text:p>1239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.6517024920013">
                <text:p>80.6517024920013</text:p>
              </table:table-cell>
              <table:table-cell office:value-type="float" office:value="99185.587211157">
                <text:p>99185.587211157</text:p>
              </table:table-cell>
              <table:table-cell office:value-type="float" office:value="91854.6041300236">
                <text:p>91854.6041300236</text:p>
              </table:table-cell>
              <table:table-cell office:value-type="float" office:value="71896.4231080906">
                <text:p>71896.4231080906</text:p>
              </table:table-cell>
              <table:table-cell office:value-type="float" office:value="74389">
                <text:p>743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8540097300011">
                <text:p>80.8540097300011</text:p>
              </table:table-cell>
              <table:table-cell office:value-type="float" office:value="100185.587211157">
                <text:p>100185.587211157</text:p>
              </table:table-cell>
              <table:table-cell office:value-type="float" office:value="77564.1703312101">
                <text:p>77564.1703312101</text:p>
              </table:table-cell>
              <table:table-cell office:value-type="float" office:value="78018.8163543335">
                <text:p>78018.8163543335</text:p>
              </table:table-cell>
              <table:table-cell office:value-type="float" office:value="75264">
                <text:p>752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.0597492670004">
                <text:p>81.0597492670004</text:p>
              </table:table-cell>
              <table:table-cell office:value-type="float" office:value="101185.587211157">
                <text:p>101185.587211157</text:p>
              </table:table-cell>
              <table:table-cell office:value-type="float" office:value="78871.3166012637">
                <text:p>78871.3166012637</text:p>
              </table:table-cell>
              <table:table-cell office:value-type="float" office:value="93466.6627248682">
                <text:p>93466.6627248682</text:p>
              </table:table-cell>
              <table:table-cell office:value-type="float" office:value="126356">
                <text:p>1263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.2659842860012">
                <text:p>81.2659842860012</text:p>
              </table:table-cell>
              <table:table-cell office:value-type="float" office:value="102185.587211157">
                <text:p>102185.587211157</text:p>
              </table:table-cell>
              <table:table-cell office:value-type="float" office:value="101481.287962505">
                <text:p>101481.287962505</text:p>
              </table:table-cell>
              <table:table-cell office:value-type="float" office:value="114243.134562328">
                <text:p>114243.134562328</text:p>
              </table:table-cell>
              <table:table-cell office:value-type="float" office:value="127606">
                <text:p>1276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4713051420004">
                <text:p>81.4713051420004</text:p>
              </table:table-cell>
              <table:table-cell office:value-type="float" office:value="103185.587211157">
                <text:p>103185.587211157</text:p>
              </table:table-cell>
              <table:table-cell office:value-type="float" office:value="117429.867507209">
                <text:p>117429.867507209</text:p>
              </table:table-cell>
              <table:table-cell office:value-type="float" office:value="118081.080582211">
                <text:p>118081.080582211</text:p>
              </table:table-cell>
              <table:table-cell office:value-type="float" office:value="128856">
                <text:p>1288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.6722170350004">
                <text:p>81.6722170350004</text:p>
              </table:table-cell>
              <table:table-cell office:value-type="float" office:value="104185.587211157">
                <text:p>104185.587211157</text:p>
              </table:table-cell>
              <table:table-cell office:value-type="float" office:value="114242.049262456">
                <text:p>114242.049262456</text:p>
              </table:table-cell>
              <table:table-cell office:value-type="float" office:value="87885.1117500358">
                <text:p>87885.1117500358</text:p>
              </table:table-cell>
              <table:table-cell office:value-type="float" office:value="78264">
                <text:p>782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1.873300614001">
                <text:p>81.873300614001</text:p>
              </table:table-cell>
              <table:table-cell office:value-type="float" office:value="105185.587211157">
                <text:p>105185.587211157</text:p>
              </table:table-cell>
              <table:table-cell office:value-type="float" office:value="81741.8280856923">
                <text:p>81741.8280856923</text:p>
              </table:table-cell>
              <table:table-cell office:value-type="float" office:value="82132.5559306938">
                <text:p>82132.5559306938</text:p>
              </table:table-cell>
              <table:table-cell office:value-type="float" office:value="79014">
                <text:p>790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2.0758240310006">
                <text:p>82.0758240310006</text:p>
              </table:table-cell>
              <table:table-cell office:value-type="float" office:value="106185.587211157">
                <text:p>106185.587211157</text:p>
              </table:table-cell>
              <table:table-cell office:value-type="float" office:value="80061.6983521859">
                <text:p>80061.6983521859</text:p>
              </table:table-cell>
              <table:table-cell office:value-type="float" office:value="88188.8375282169">
                <text:p>88188.8375282169</text:p>
              </table:table-cell>
              <table:table-cell office:value-type="float" office:value="132606">
                <text:p>1326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2.282604516">
                <text:p>82.282604516</text:p>
              </table:table-cell>
              <table:table-cell office:value-type="float" office:value="107185.587211157">
                <text:p>107185.587211157</text:p>
              </table:table-cell>
              <table:table-cell office:value-type="float" office:value="88992.17397754">
                <text:p>88992.17397754</text:p>
              </table:table-cell>
              <table:table-cell office:value-type="float" office:value="109436.096768938">
                <text:p>109436.096768938</text:p>
              </table:table-cell>
              <table:table-cell office:value-type="float" office:value="133856">
                <text:p>1338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.4843384020005">
                <text:p>82.4843384020005</text:p>
              </table:table-cell>
              <table:table-cell office:value-type="float" office:value="108185.587211157">
                <text:p>108185.587211157</text:p>
              </table:table-cell>
              <table:table-cell office:value-type="float" office:value="110396.766297182">
                <text:p>110396.766297182</text:p>
              </table:table-cell>
              <table:table-cell office:value-type="float" office:value="96968.7526906305">
                <text:p>96968.7526906305</text:p>
              </table:table-cell>
              <table:table-cell office:value-type="float" office:value="135106">
                <text:p>135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.6871791260001">
                <text:p>82.6871791260001</text:p>
              </table:table-cell>
              <table:table-cell office:value-type="float" office:value="109185.587211157">
                <text:p>109185.587211157</text:p>
              </table:table-cell>
              <table:table-cell office:value-type="float" office:value="106362.371054926">
                <text:p>106362.371054926</text:p>
              </table:table-cell>
              <table:table-cell office:value-type="float" office:value="91919.5069922912">
                <text:p>91919.5069922912</text:p>
              </table:table-cell>
              <table:table-cell office:value-type="float" office:value="82014">
                <text:p>820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.8884267310004">
                <text:p>82.8884267310004</text:p>
              </table:table-cell>
              <table:table-cell office:value-type="float" office:value="110185.587211157">
                <text:p>110185.587211157</text:p>
              </table:table-cell>
              <table:table-cell office:value-type="float" office:value="80840.0282194289">
                <text:p>80840.0282194289</text:p>
              </table:table-cell>
              <table:table-cell office:value-type="float" office:value="82093.4831461936">
                <text:p>82093.4831461936</text:p>
              </table:table-cell>
              <table:table-cell office:value-type="float" office:value="82764">
                <text:p>827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.091427841">
                <text:p>83.091427841</text:p>
              </table:table-cell>
              <table:table-cell office:value-type="float" office:value="111185.587211157">
                <text:p>111185.587211157</text:p>
              </table:table-cell>
              <table:table-cell office:value-type="float" office:value="80608.717335188">
                <text:p>80608.717335188</text:p>
              </table:table-cell>
              <table:table-cell office:value-type="float" office:value="87485.5274072143">
                <text:p>87485.5274072143</text:p>
              </table:table-cell>
              <table:table-cell office:value-type="float" office:value="138856">
                <text:p>1388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.294342399">
                <text:p>83.294342399</text:p>
              </table:table-cell>
              <table:table-cell office:value-type="float" office:value="112185.587211157">
                <text:p>112185.587211157</text:p>
              </table:table-cell>
              <table:table-cell office:value-type="float" office:value="103579.346857596">
                <text:p>103579.346857596</text:p>
              </table:table-cell>
              <table:table-cell office:value-type="float" office:value="126576.024903004">
                <text:p>126576.024903004</text:p>
              </table:table-cell>
              <table:table-cell office:value-type="float" office:value="140106">
                <text:p>140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3.4969597800009">
                <text:p>83.4969597800009</text:p>
              </table:table-cell>
              <table:table-cell office:value-type="float" office:value="113185.587211157">
                <text:p>113185.587211157</text:p>
              </table:table-cell>
              <table:table-cell office:value-type="float" office:value="127526.795992507">
                <text:p>127526.795992507</text:p>
              </table:table-cell>
              <table:table-cell office:value-type="float" office:value="128178.00906751">
                <text:p>128178.00906751</text:p>
              </table:table-cell>
              <table:table-cell office:value-type="float" office:value="141356">
                <text:p>1413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.7002968780016">
                <text:p>83.7002968780016</text:p>
              </table:table-cell>
              <table:table-cell office:value-type="float" office:value="114185.587211157">
                <text:p>114185.587211157</text:p>
              </table:table-cell>
              <table:table-cell office:value-type="float" office:value="128383.271428751">
                <text:p>128383.271428751</text:p>
              </table:table-cell>
              <table:table-cell office:value-type="float" office:value="97350.6240378119">
                <text:p>97350.6240378119</text:p>
              </table:table-cell>
              <table:table-cell office:value-type="float" office:value="85764">
                <text:p>857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.904212513">
                <text:p>83.904212513</text:p>
              </table:table-cell>
              <table:table-cell office:value-type="float" office:value="115185.587211157">
                <text:p>115185.587211157</text:p>
              </table:table-cell>
              <table:table-cell office:value-type="float" office:value="84359.7046472023">
                <text:p>84359.7046472023</text:p>
              </table:table-cell>
              <table:table-cell office:value-type="float" office:value="86430.5622257102">
                <text:p>86430.5622257102</text:p>
              </table:table-cell>
              <table:table-cell office:value-type="float" office:value="86514">
                <text:p>86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.1054357400008">
                <text:p>84.1054357400008</text:p>
              </table:table-cell>
              <table:table-cell office:value-type="float" office:value="116185.587211157">
                <text:p>116185.587211157</text:p>
              </table:table-cell>
              <table:table-cell office:value-type="float" office:value="82445.138206695">
                <text:p>82445.138206695</text:p>
              </table:table-cell>
              <table:table-cell office:value-type="float" office:value="90963.0052277275">
                <text:p>90963.0052277275</text:p>
              </table:table-cell>
              <table:table-cell office:value-type="float" office:value="145106">
                <text:p>1451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.3111355609999">
                <text:p>84.3111355609999</text:p>
              </table:table-cell>
              <table:table-cell office:value-type="float" office:value="117185.587211157">
                <text:p>117185.587211157</text:p>
              </table:table-cell>
              <table:table-cell office:value-type="float" office:value="105577.589125517">
                <text:p>105577.589125517</text:p>
              </table:table-cell>
              <table:table-cell office:value-type="float" office:value="128542.576947691">
                <text:p>128542.576947691</text:p>
              </table:table-cell>
              <table:table-cell office:value-type="float" office:value="146356">
                <text:p>1463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4.5131609880009">
                <text:p>84.5131609880009</text:p>
              </table:table-cell>
              <table:table-cell office:value-type="float" office:value="118185.587211157">
                <text:p>118185.587211157</text:p>
              </table:table-cell>
              <table:table-cell office:value-type="float" office:value="127606.993680031">
                <text:p>127606.993680031</text:p>
              </table:table-cell>
              <table:table-cell office:value-type="float" office:value="120461.695037143">
                <text:p>120461.695037143</text:p>
              </table:table-cell>
              <table:table-cell office:value-type="float" office:value="88764">
                <text:p>887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.7144761670006">
                <text:p>84.7144761670006</text:p>
              </table:table-cell>
              <table:table-cell office:value-type="float" office:value="119185.587211157">
                <text:p>119185.587211157</text:p>
              </table:table-cell>
              <table:table-cell office:value-type="float" office:value="104855.636600123">
                <text:p>104855.636600123</text:p>
              </table:table-cell>
              <table:table-cell office:value-type="float" office:value="82516.1392024261">
                <text:p>82516.1392024261</text:p>
              </table:table-cell>
              <table:table-cell office:value-type="float" office:value="89514">
                <text:p>895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.9167409110014">
                <text:p>84.9167409110014</text:p>
              </table:table-cell>
              <table:table-cell office:value-type="float" office:value="120185.587211157">
                <text:p>120185.587211157</text:p>
              </table:table-cell>
              <table:table-cell office:value-type="float" office:value="83955.5732303039">
                <text:p>83955.5732303039</text:p>
              </table:table-cell>
              <table:table-cell office:value-type="float" office:value="84344.6094540546">
                <text:p>84344.6094540546</text:p>
              </table:table-cell>
              <table:table-cell office:value-type="float" office:value="90264">
                <text:p>902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.1192008310009">
                <text:p>85.1192008310009</text:p>
              </table:table-cell>
              <table:table-cell office:value-type="float" office:value="121185.587211157">
                <text:p>121185.587211157</text:p>
              </table:table-cell>
              <table:table-cell office:value-type="float" office:value="87223.47750981">
                <text:p>87223.47750981</text:p>
              </table:table-cell>
              <table:table-cell office:value-type="float" office:value="118912.81215165">
                <text:p>118912.81215165</text:p>
              </table:table-cell>
              <table:table-cell office:value-type="float" office:value="151356">
                <text:p>151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.3222956370009">
                <text:p>85.3222956370009</text:p>
              </table:table-cell>
              <table:table-cell office:value-type="float" office:value="122185.587211157">
                <text:p>122185.587211157</text:p>
              </table:table-cell>
              <table:table-cell office:value-type="float" office:value="127062.34296678">
                <text:p>127062.34296678</text:p>
              </table:table-cell>
              <table:table-cell office:value-type="float" office:value="127710.736673032">
                <text:p>127710.736673032</text:p>
              </table:table-cell>
              <table:table-cell office:value-type="float" office:value="152606">
                <text:p>1526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.5259487870007">
                <text:p>85.5259487870007</text:p>
              </table:table-cell>
              <table:table-cell office:value-type="float" office:value="123185.587211157">
                <text:p>123185.587211157</text:p>
              </table:table-cell>
              <table:table-cell office:value-type="float" office:value="126248.479186694">
                <text:p>126248.479186694</text:p>
              </table:table-cell>
              <table:table-cell office:value-type="float" office:value="120348.096459808">
                <text:p>120348.096459808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.7274971340012">
                <text:p>85.7274971340012</text:p>
              </table:table-cell>
              <table:table-cell office:value-type="float" office:value="124185.587211157">
                <text:p>124185.587211157</text:p>
              </table:table-cell>
              <table:table-cell office:value-type="float" office:value="94325.7228106035">
                <text:p>94325.7228106035</text:p>
              </table:table-cell>
              <table:table-cell office:value-type="float" office:value="68822.0641264002">
                <text:p>68822.0641264002</text:p>
              </table:table-cell>
              <table:table-cell office:value-type="float" office:value="93264">
                <text:p>93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.9293512690001">
                <text:p>85.9293512690001</text:p>
              </table:table-cell>
              <table:table-cell office:value-type="float" office:value="125185.587211157">
                <text:p>125185.587211157</text:p>
              </table:table-cell>
              <table:table-cell office:value-type="float" office:value="90708.7233596516">
                <text:p>90708.7233596516</text:p>
              </table:table-cell>
              <table:table-cell office:value-type="float" office:value="91720.2175414035">
                <text:p>91720.2175414035</text:p>
              </table:table-cell>
              <table:table-cell office:value-type="float" office:value="94014">
                <text:p>940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6.130750114">
                <text:p>86.130750114</text:p>
              </table:table-cell>
              <table:table-cell office:value-type="float" office:value="126185.587211157">
                <text:p>126185.587211157</text:p>
              </table:table-cell>
              <table:table-cell office:value-type="float" office:value="93603.6715793221">
                <text:p>93603.6715793221</text:p>
              </table:table-cell>
              <table:table-cell office:value-type="float" office:value="126589.793633665">
                <text:p>126589.793633665</text:p>
              </table:table-cell>
              <table:table-cell office:value-type="float" office:value="157606">
                <text:p>1576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6.3331228530005">
                <text:p>86.3331228530005</text:p>
              </table:table-cell>
              <table:table-cell office:value-type="float" office:value="127185.587211157">
                <text:p>127185.587211157</text:p>
              </table:table-cell>
              <table:table-cell office:value-type="float" office:value="122834.816002022">
                <text:p>122834.816002022</text:p>
              </table:table-cell>
              <table:table-cell office:value-type="float" office:value="123483.209708274">
                <text:p>123483.209708274</text:p>
              </table:table-cell>
              <table:table-cell office:value-type="float" office:value="158856">
                <text:p>1588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6.5344536060002">
                <text:p>86.5344536060002</text:p>
              </table:table-cell>
              <table:table-cell office:value-type="float" office:value="128185.587211157">
                <text:p>128185.587211157</text:p>
              </table:table-cell>
              <table:table-cell office:value-type="float" office:value="126507.836669194">
                <text:p>126507.836669194</text:p>
              </table:table-cell>
              <table:table-cell office:value-type="float" office:value="124640.462795191">
                <text:p>124640.462795191</text:p>
              </table:table-cell>
              <table:table-cell office:value-type="float" office:value="96264">
                <text:p>962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.7360080340004">
                <text:p>86.7360080340004</text:p>
              </table:table-cell>
              <table:table-cell office:value-type="float" office:value="129185.587211157">
                <text:p>129185.587211157</text:p>
              </table:table-cell>
              <table:table-cell office:value-type="float" office:value="109093.019149216">
                <text:p>109093.019149216</text:p>
              </table:table-cell>
              <table:table-cell office:value-type="float" office:value="78687.5040457539">
                <text:p>78687.5040457539</text:p>
              </table:table-cell>
              <table:table-cell office:value-type="float" office:value="97014">
                <text:p>970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.9393340189999">
                <text:p>86.9393340189999</text:p>
              </table:table-cell>
              <table:table-cell office:value-type="float" office:value="129685.587211157">
                <text:p>129685.587211157</text:p>
              </table:table-cell>
              <table:table-cell office:value-type="float" office:value="92981.2136213209">
                <text:p>92981.2136213209</text:p>
              </table:table-cell>
              <table:table-cell office:value-type="float" office:value="93370.2498450717">
                <text:p>93370.2498450717</text:p>
              </table:table-cell>
              <table:table-cell office:value-type="float" office:value="97389">
                <text:p>973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.1411182350003">
                <text:p>87.1411182350003</text:p>
              </table:table-cell>
              <table:table-cell office:value-type="float" office:value="130685.587211157">
                <text:p>130685.587211157</text:p>
              </table:table-cell>
              <table:table-cell office:value-type="float" office:value="96249.1179008271">
                <text:p>96249.1179008271</text:p>
              </table:table-cell>
              <table:table-cell office:value-type="float" office:value="130402.348626422">
                <text:p>130402.348626422</text:p>
              </table:table-cell>
              <table:table-cell office:value-type="float" office:value="163231">
                <text:p>1632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.3531485120002">
                <text:p>87.3531485120002</text:p>
              </table:table-cell>
              <table:table-cell office:value-type="float" office:value="131685.587211157">
                <text:p>131685.587211157</text:p>
              </table:table-cell>
              <table:table-cell office:value-type="float" office:value="109892.877625248">
                <text:p>109892.877625248</text:p>
              </table:table-cell>
              <table:table-cell office:value-type="float" office:value="110541.271331499">
                <text:p>110541.271331499</text:p>
              </table:table-cell>
              <table:table-cell office:value-type="float" office:value="164481">
                <text:p>1644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.5586005820005">
                <text:p>87.5586005820005</text:p>
              </table:table-cell>
              <table:table-cell office:value-type="float" office:value="132685.587211157">
                <text:p>132685.587211157</text:p>
              </table:table-cell>
              <table:table-cell office:value-type="float" office:value="137648.394687856">
                <text:p>137648.394687856</text:p>
              </table:table-cell>
              <table:table-cell office:value-type="float" office:value="138299.815737865">
                <text:p>138299.815737865</text:p>
              </table:table-cell>
              <table:table-cell office:value-type="float" office:value="165731">
                <text:p>1657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.7614430850008">
                <text:p>87.7614430850008</text:p>
              </table:table-cell>
              <table:table-cell office:value-type="float" office:value="133685.587211157">
                <text:p>133685.587211157</text:p>
              </table:table-cell>
              <table:table-cell office:value-type="float" office:value="116276.051742334">
                <text:p>116276.051742334</text:p>
              </table:table-cell>
              <table:table-cell office:value-type="float" office:value="82223.9283426047">
                <text:p>82223.9283426047</text:p>
              </table:table-cell>
              <table:table-cell office:value-type="float" office:value="100389">
                <text:p>100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.9621518250006">
                <text:p>87.9621518250006</text:p>
              </table:table-cell>
              <table:table-cell office:value-type="float" office:value="115210.837839011">
                <text:p>115210.837839011</text:p>
              </table:table-cell>
              <table:table-cell office:value-type="float" office:value="87431.1226866471">
                <text:p>87431.1226866471</text:p>
              </table:table-cell>
              <table:table-cell office:value-type="float" office:value="80145.108526511">
                <text:p>80145.108526511</text:p>
              </table:table-cell>
              <table:table-cell office:value-type="float" office:value="86408">
                <text:p>864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1634072490015">
                <text:p>88.1634072490015</text:p>
              </table:table-cell>
              <table:table-cell office:value-type="float" office:value="117366.336072917">
                <text:p>117366.336072917</text:p>
              </table:table-cell>
              <table:table-cell office:value-type="float" office:value="86516.5859574639">
                <text:p>86516.5859574639</text:p>
              </table:table-cell>
              <table:table-cell office:value-type="float" office:value="117835.744854565">
                <text:p>117835.744854565</text:p>
              </table:table-cell>
              <table:table-cell office:value-type="float" office:value="146707">
                <text:p>1467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3682216440011">
                <text:p>88.3682216440011</text:p>
              </table:table-cell>
              <table:table-cell office:value-type="float" office:value="114700.575802711">
                <text:p>114700.575802711</text:p>
              </table:table-cell>
              <table:table-cell office:value-type="float" office:value="117197.924540371">
                <text:p>117197.924540371</text:p>
              </table:table-cell>
              <table:table-cell office:value-type="float" office:value="115467.291570584">
                <text:p>115467.291570584</text:p>
              </table:table-cell>
              <table:table-cell office:value-type="float" office:value="143375">
                <text:p>143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5720679540009">
                <text:p>88.5720679540009</text:p>
              </table:table-cell>
              <table:table-cell office:value-type="float" office:value="115310.386392384">
                <text:p>115310.386392384</text:p>
              </table:table-cell>
              <table:table-cell office:value-type="float" office:value="130035.105928328">
                <text:p>130035.105928328</text:p>
              </table:table-cell>
              <table:table-cell office:value-type="float" office:value="130425.580198179">
                <text:p>130425.580198179</text:p>
              </table:table-cell>
              <table:table-cell office:value-type="float" office:value="144137">
                <text:p>1441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7745716100017">
                <text:p>88.7745716100017</text:p>
              </table:table-cell>
              <table:table-cell office:value-type="float" office:value="115504.438964102">
                <text:p>115504.438964102</text:p>
              </table:table-cell>
              <table:table-cell office:value-type="float" office:value="105977.893924792">
                <text:p>105977.893924792</text:p>
              </table:table-cell>
              <table:table-cell office:value-type="float" office:value="76508.3600863927">
                <text:p>76508.3600863927</text:p>
              </table:table-cell>
              <table:table-cell office:value-type="float" office:value="86628">
                <text:p>866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9764481620005">
                <text:p>88.9764481620005</text:p>
              </table:table-cell>
              <table:table-cell office:value-type="float" office:value="115586.685988549">
                <text:p>115586.685988549</text:p>
              </table:table-cell>
              <table:table-cell office:value-type="float" office:value="81580.9385604805">
                <text:p>81580.9385604805</text:p>
              </table:table-cell>
              <table:table-cell office:value-type="float" office:value="81612.7094328306">
                <text:p>81612.7094328306</text:p>
              </table:table-cell>
              <table:table-cell office:value-type="float" office:value="86690">
                <text:p>866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.1812967990009">
                <text:p>89.1812967990009</text:p>
              </table:table-cell>
              <table:table-cell office:value-type="float" office:value="115864.101601096">
                <text:p>115864.101601096</text:p>
              </table:table-cell>
              <table:table-cell office:value-type="float" office:value="80631.9118573781">
                <text:p>80631.9118573781</text:p>
              </table:table-cell>
              <table:table-cell office:value-type="float" office:value="110424.791186953">
                <text:p>110424.791186953</text:p>
              </table:table-cell>
              <table:table-cell office:value-type="float" office:value="144830">
                <text:p>1448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.3861426370004">
                <text:p>89.3861426370004</text:p>
              </table:table-cell>
              <table:table-cell office:value-type="float" office:value="112394.974008292">
                <text:p>112394.974008292</text:p>
              </table:table-cell>
              <table:table-cell office:value-type="float" office:value="118782.580348724">
                <text:p>118782.580348724</text:p>
              </table:table-cell>
              <table:table-cell office:value-type="float" office:value="116560.156584494">
                <text:p>116560.156584494</text:p>
              </table:table-cell>
              <table:table-cell office:value-type="float" office:value="140493">
                <text:p>1404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.5896166290004">
                <text:p>89.5896166290004</text:p>
              </table:table-cell>
              <table:table-cell office:value-type="float" office:value="113698.645852214">
                <text:p>113698.645852214</text:p>
              </table:table-cell>
              <table:table-cell office:value-type="float" office:value="119443.107033551">
                <text:p>119443.107033551</text:p>
              </table:table-cell>
              <table:table-cell office:value-type="float" office:value="90531.613194978">
                <text:p>90531.613194978</text:p>
              </table:table-cell>
              <table:table-cell office:value-type="float" office:value="85273">
                <text:p>852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9.7934179500007">
                <text:p>89.7934179500007</text:p>
              </table:table-cell>
              <table:table-cell office:value-type="float" office:value="113719.737789166">
                <text:p>113719.737789166</text:p>
              </table:table-cell>
              <table:table-cell office:value-type="float" office:value="81870.4634456062">
                <text:p>81870.4634456062</text:p>
              </table:table-cell>
              <table:table-cell office:value-type="float" office:value="82493.5824904078">
                <text:p>82493.5824904078</text:p>
              </table:table-cell>
              <table:table-cell office:value-type="float" office:value="85289">
                <text:p>852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.9965770160015">
                <text:p>89.9965770160015</text:p>
              </table:table-cell>
              <table:table-cell office:value-type="float" office:value="113824.129781376">
                <text:p>113824.129781376</text:p>
              </table:table-cell>
              <table:table-cell office:value-type="float" office:value="83228.4120218596">
                <text:p>83228.4120218596</text:p>
              </table:table-cell>
              <table:table-cell office:value-type="float" office:value="83268.8942624348">
                <text:p>83268.8942624348</text:p>
              </table:table-cell>
              <table:table-cell office:value-type="float" office:value="85368">
                <text:p>853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.2010786370011">
                <text:p>90.2010786370011</text:p>
              </table:table-cell>
              <table:table-cell office:value-type="float" office:value="112190.976217185">
                <text:p>112190.976217185</text:p>
              </table:table-cell>
              <table:table-cell office:value-type="float" office:value="103798.514568261">
                <text:p>103798.514568261</text:p>
              </table:table-cell>
              <table:table-cell office:value-type="float" office:value="131915.736598082">
                <text:p>131915.736598082</text:p>
              </table:table-cell>
              <table:table-cell office:value-type="float" office:value="140238">
                <text:p>1402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.4064162580016">
                <text:p>90.4064162580016</text:p>
              </table:table-cell>
              <table:table-cell office:value-type="float" office:value="111256.790193092">
                <text:p>111256.790193092</text:p>
              </table:table-cell>
              <table:table-cell office:value-type="float" office:value="123709.115296687">
                <text:p>123709.115296687</text:p>
              </table:table-cell>
              <table:table-cell office:value-type="float" office:value="123110.593056285">
                <text:p>123110.593056285</text:p>
              </table:table-cell>
              <table:table-cell office:value-type="float" office:value="139070">
                <text:p>13907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.6127446750015">
                <text:p>90.6127446750015</text:p>
              </table:table-cell>
              <table:table-cell office:value-type="float" office:value="114592.37307792">
                <text:p>114592.37307792</text:p>
              </table:table-cell>
              <table:table-cell office:value-type="float" office:value="124560.267215614">
                <text:p>124560.267215614</text:p>
              </table:table-cell>
              <table:table-cell office:value-type="float" office:value="97336.7290789952">
                <text:p>97336.7290789952</text:p>
              </table:table-cell>
              <table:table-cell office:value-type="float" office:value="85944">
                <text:p>859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.8140675250015">
                <text:p>90.8140675250015</text:p>
              </table:table-cell>
              <table:table-cell office:value-type="float" office:value="110880.463339091">
                <text:p>110880.463339091</text:p>
              </table:table-cell>
              <table:table-cell office:value-type="float" office:value="67648.3861681204">
                <text:p>67648.3861681204</text:p>
              </table:table-cell>
              <table:table-cell office:value-type="float" office:value="66221.7715129168">
                <text:p>66221.7715129168</text:p>
              </table:table-cell>
              <table:table-cell office:value-type="float" office:value="83160">
                <text:p>8316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.0215818140005">
                <text:p>91.0215818140005</text:p>
              </table:table-cell>
              <table:table-cell office:value-type="float" office:value="111194.446070995">
                <text:p>111194.446070995</text:p>
              </table:table-cell>
              <table:table-cell office:value-type="float" office:value="77096.6336582942">
                <text:p>77096.6336582942</text:p>
              </table:table-cell>
              <table:table-cell office:value-type="float" office:value="77217.0555131695">
                <text:p>77217.0555131695</text:p>
              </table:table-cell>
              <table:table-cell office:value-type="float" office:value="83395">
                <text:p>833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.2294720120008">
                <text:p>91.2294720120008</text:p>
              </table:table-cell>
              <table:table-cell office:value-type="float" office:value="111831.756635551">
                <text:p>111831.756635551</text:p>
              </table:table-cell>
              <table:table-cell office:value-type="float" office:value="66263.2786203419">
                <text:p>66263.2786203419</text:p>
              </table:table-cell>
              <table:table-cell office:value-type="float" office:value="95161.4491898647">
                <text:p>95161.4491898647</text:p>
              </table:table-cell>
              <table:table-cell office:value-type="float" office:value="139789">
                <text:p>1397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1.4397837430006">
                <text:p>91.4397837430006</text:p>
              </table:table-cell>
              <table:table-cell office:value-type="float" office:value="110210.990023201">
                <text:p>110210.990023201</text:p>
              </table:table-cell>
              <table:table-cell office:value-type="float" office:value="79011.597367524">
                <text:p>79011.597367524</text:p>
              </table:table-cell>
              <table:table-cell office:value-type="float" office:value="77973.4072484714">
                <text:p>77973.4072484714</text:p>
              </table:table-cell>
              <table:table-cell office:value-type="float" office:value="137763">
                <text:p>1377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1.6454391140014">
                <text:p>91.6454391140014</text:p>
              </table:table-cell>
              <table:table-cell office:value-type="float" office:value="113357.757185165">
                <text:p>113357.757185165</text:p>
              </table:table-cell>
              <table:table-cell office:value-type="float" office:value="91942.3879619483">
                <text:p>91942.3879619483</text:p>
              </table:table-cell>
              <table:table-cell office:value-type="float" office:value="64684.982723194">
                <text:p>64684.982723194</text:p>
              </table:table-cell>
              <table:table-cell office:value-type="float" office:value="85018">
                <text:p>850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1.8506292740003">
                <text:p>91.8506292740003</text:p>
              </table:table-cell>
              <table:table-cell office:value-type="float" office:value="111952.229916315">
                <text:p>111952.229916315</text:p>
              </table:table-cell>
              <table:table-cell office:value-type="float" office:value="80825.9969468598">
                <text:p>80825.9969468598</text:p>
              </table:table-cell>
              <table:table-cell office:value-type="float" office:value="80281.3139414252">
                <text:p>80281.3139414252</text:p>
              </table:table-cell>
              <table:table-cell office:value-type="float" office:value="83964">
                <text:p>839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2.0531883080002">
                <text:p>92.0531883080002</text:p>
              </table:table-cell>
              <table:table-cell office:value-type="float" office:value="112162.0829932">
                <text:p>112162.0829932</text:p>
              </table:table-cell>
              <table:table-cell office:value-type="float" office:value="83169.0640689095">
                <text:p>83169.0640689095</text:p>
              </table:table-cell>
              <table:table-cell office:value-type="float" office:value="83250.1980649752">
                <text:p>83250.1980649752</text:p>
              </table:table-cell>
              <table:table-cell office:value-type="float" office:value="84121">
                <text:p>841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.2579588890003">
                <text:p>92.2579588890003</text:p>
              </table:table-cell>
              <table:table-cell office:value-type="float" office:value="101692.329066421">
                <text:p>101692.329066421</text:p>
              </table:table-cell>
              <table:table-cell office:value-type="float" office:value="83277.0704713154">
                <text:p>83277.0704713154</text:p>
              </table:table-cell>
              <table:table-cell office:value-type="float" office:value="105495.382744232">
                <text:p>105495.382744232</text:p>
              </table:table-cell>
              <table:table-cell office:value-type="float" office:value="127115">
                <text:p>1271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2.4652552340012">
                <text:p>92.4652552340012</text:p>
              </table:table-cell>
              <table:table-cell office:value-type="float" office:value="99639.435816265">
                <text:p>99639.435816265</text:p>
              </table:table-cell>
              <table:table-cell office:value-type="float" office:value="92100.5217377196">
                <text:p>92100.5217377196</text:p>
              </table:table-cell>
              <table:table-cell office:value-type="float" office:value="90774.4718402385">
                <text:p>90774.4718402385</text:p>
              </table:table-cell>
              <table:table-cell office:value-type="float" office:value="124549">
                <text:p>1245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.6674050680012">
                <text:p>92.667405068001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87406.1190609001">
                <text:p>87406.1190609001</text:p>
              </table:table-cell>
              <table:table-cell office:value-type="float" office:value="61879.4001458654">
                <text:p>61879.4001458654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.8684234330012">
                <text:p>92.868423433001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5814.2931644076">
                <text:p>75814.2931644076</text:p>
              </table:table-cell>
              <table:table-cell office:value-type="float" office:value="75814.2931644076">
                <text:p>75814.2931644076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.0719275230003">
                <text:p>93.0719275230003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5194.1607104024">
                <text:p>75194.1607104024</text:p>
              </table:table-cell>
              <table:table-cell office:value-type="float" office:value="100361.202802114">
                <text:p>100361.202802114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.276622763">
                <text:p>93.276622763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10749.454960791">
                <text:p>110749.454960791</text:p>
              </table:table-cell>
              <table:table-cell office:value-type="float" office:value="111473.976377888">
                <text:p>111473.97637788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.4804951130009">
                <text:p>93.4804951130009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16211.097538196">
                <text:p>116211.097538196</text:p>
              </table:table-cell>
              <table:table-cell office:value-type="float" office:value="116211.097538196">
                <text:p>116211.097538196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.6824379230002">
                <text:p>93.682437923000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03530.082008784">
                <text:p>103530.082008784</text:p>
              </table:table-cell>
              <table:table-cell office:value-type="float" office:value="77549.9454291637">
                <text:p>77549.9454291637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.8842661110011">
                <text:p>93.884266111001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940.409738861">
                <text:p>77940.409738861</text:p>
              </table:table-cell>
              <table:table-cell office:value-type="float" office:value="77940.409738861">
                <text:p>77940.409738861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4.0892742410015">
                <text:p>94.0892742410015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940.409738861">
                <text:p>77940.409738861</text:p>
              </table:table-cell>
              <table:table-cell office:value-type="float" office:value="102819.705808695">
                <text:p>102819.705808695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4.2992327170014">
                <text:p>94.2992327170014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88468.8105374677">
                <text:p>88468.8105374677</text:p>
              </table:table-cell>
              <table:table-cell office:value-type="float" office:value="89552.4513919137">
                <text:p>89552.4513919137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4.4999885180005">
                <text:p>94.4999885180005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04165.106015734">
                <text:p>104165.106015734</text:p>
              </table:table-cell>
              <table:table-cell office:value-type="float" office:value="96741.4959757617">
                <text:p>96741.4959757617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4.7010307970013">
                <text:p>94.7010307970013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91408.3539019067">
                <text:p>91408.3539019067</text:p>
              </table:table-cell>
              <table:table-cell office:value-type="float" office:value="73002.9562875258">
                <text:p>73002.9562875258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4.9021083480002">
                <text:p>94.902108348000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.1037683340001">
                <text:p>95.103768334000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92334.2430430032">
                <text:p>92334.2430430032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.307920614001">
                <text:p>95.30792061400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02697.396447414">
                <text:p>102697.396447414</text:p>
              </table:table-cell>
              <table:table-cell office:value-type="float" office:value="113679.184021823">
                <text:p>113679.184021823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5.5122122770008">
                <text:p>95.5122122770008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22958.696571788">
                <text:p>122958.696571788</text:p>
              </table:table-cell>
              <table:table-cell office:value-type="float" office:value="122958.696571788">
                <text:p>122958.69657178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5.7128357360016">
                <text:p>95.7128357360016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84368.8125758081">
                <text:p>84368.8125758081</text:p>
              </table:table-cell>
              <table:table-cell office:value-type="float" office:value="58539.8049214551">
                <text:p>58539.8049214551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5.9143110090008">
                <text:p>95.9143110090008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6.1171313970008">
                <text:p>96.1171313970008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86378.3425713506">
                <text:p>86378.3425713506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6.3259337970012">
                <text:p>96.325933797001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90555.1542757849">
                <text:p>90555.1542757849</text:p>
              </table:table-cell>
              <table:table-cell office:value-type="float" office:value="107492.842321846">
                <text:p>107492.842321846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6.528595490001">
                <text:p>96.52859549000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87461.9834257965">
                <text:p>87461.9834257965</text:p>
              </table:table-cell>
              <table:table-cell office:value-type="float" office:value="70758.8608358592">
                <text:p>70758.8608358592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7298174870011">
                <text:p>96.729817487001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86612.9080274747">
                <text:p>86612.9080274747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.930740957001">
                <text:p>96.93074095700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7487.022963059">
                <text:p>77487.022963059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.1347559760015">
                <text:p>97.1347559760015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6263.7568470648">
                <text:p>76263.7568470648</text:p>
              </table:table-cell>
              <table:table-cell office:value-type="float" office:value="102092.764501418">
                <text:p>102092.76450141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.3410418140011">
                <text:p>97.341041814001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22473.320078509">
                <text:p>122473.320078509</text:p>
              </table:table-cell>
              <table:table-cell office:value-type="float" office:value="122473.320078509">
                <text:p>122473.320078509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.5423402340002">
                <text:p>97.542340234000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23724.590642505">
                <text:p>123724.590642505</text:p>
              </table:table-cell>
              <table:table-cell office:value-type="float" office:value="113714.426130533">
                <text:p>113714.426130533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.7436842450006">
                <text:p>97.7436842450006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92831.2417801663">
                <text:p>92831.2417801663</text:p>
              </table:table-cell>
              <table:table-cell office:value-type="float" office:value="76720.0905432412">
                <text:p>76720.0905432412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.945822099">
                <text:p>97.945822099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5235.7708367004">
                <text:p>75235.7708367004</text:p>
              </table:table-cell>
              <table:table-cell office:value-type="float" office:value="74765.5016497317">
                <text:p>74765.5016497317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8.1537011590008">
                <text:p>98.1537011590008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0298.9413197449">
                <text:p>70298.9413197449</text:p>
              </table:table-cell>
              <table:table-cell office:value-type="float" office:value="96857.6151595738">
                <text:p>96857.615159573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.3605790930014">
                <text:p>98.3605790930014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7719.6859847006">
                <text:p>77719.6859847006</text:p>
              </table:table-cell>
              <table:table-cell office:value-type="float" office:value="77719.6859847006">
                <text:p>77719.6859847006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.5640945120013">
                <text:p>98.5640945120013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20835.092500618">
                <text:p>120835.092500618</text:p>
              </table:table-cell>
              <table:table-cell office:value-type="float" office:value="120835.092500618">
                <text:p>120835.09250061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.7667549080015">
                <text:p>98.7667549080015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99981.9199795678">
                <text:p>99981.9199795678</text:p>
              </table:table-cell>
              <table:table-cell office:value-type="float" office:value="73892.933297678">
                <text:p>73892.933297678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.9683773400011">
                <text:p>98.9683773400011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3268.0723336792">
                <text:p>73268.0723336792</text:p>
              </table:table-cell>
              <table:table-cell office:value-type="float" office:value="73268.0723336792">
                <text:p>73268.0723336792</text:p>
              </table:table-cell>
              <table:table-cell office:value-type="float" office:value="75153">
                <text:p>751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1732812560003">
                <text:p>99.1732812560003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74003.7024137299">
                <text:p>74003.7024137299</text:p>
              </table:table-cell>
              <table:table-cell office:value-type="float" office:value="99912.7034223018">
                <text:p>99912.7034223018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3752908770002">
                <text:p>99.3752908770002</text:p>
              </table:table-cell>
              <table:table-cell office:value-type="float" office:value="100204.267844305">
                <text:p>100204.267844305</text:p>
              </table:table-cell>
              <table:table-cell office:value-type="float" office:value="123339.504022883">
                <text:p>123339.504022883</text:p>
              </table:table-cell>
              <table:table-cell office:value-type="float" office:value="123339.504022883">
                <text:p>123339.504022883</text:p>
              </table:table-cell>
              <table:table-cell office:value-type="float" office:value="125255">
                <text:p>1252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5810559050005">
                <text:p>99.5810559050005</text:p>
              </table:table-cell>
              <table:table-cell office:value-type="float" office:value="101204.267844305">
                <text:p>101204.267844305</text:p>
              </table:table-cell>
              <table:table-cell office:value-type="float" office:value="115916.173427736">
                <text:p>115916.173427736</text:p>
              </table:table-cell>
              <table:table-cell office:value-type="float" office:value="116497.939148359">
                <text:p>116497.939148359</text:p>
              </table:table-cell>
              <table:table-cell office:value-type="float" office:value="126380">
                <text:p>1263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7852635130003">
                <text:p>99.7852635130003</text:p>
              </table:table-cell>
              <table:table-cell office:value-type="float" office:value="102204.267844305">
                <text:p>102204.267844305</text:p>
              </table:table-cell>
              <table:table-cell office:value-type="float" office:value="101140.875499172">
                <text:p>101140.875499172</text:p>
              </table:table-cell>
              <table:table-cell office:value-type="float" office:value="75490.4370330992">
                <text:p>75490.4370330992</text:p>
              </table:table-cell>
              <table:table-cell office:value-type="float" office:value="76778">
                <text:p>767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.004239481001">
                <text:p>100.004239481001</text:p>
              </table:table-cell>
              <table:table-cell office:value-type="float" office:value="103204.267844305">
                <text:p>103204.267844305</text:p>
              </table:table-cell>
              <table:table-cell office:value-type="float" office:value="62846.7287048971">
                <text:p>62846.7287048971</text:p>
              </table:table-cell>
              <table:table-cell office:value-type="float" office:value="63234.5725186456">
                <text:p>63234.5725186456</text:p>
              </table:table-cell>
              <table:table-cell office:value-type="float" office:value="77528">
                <text:p>77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